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all-results">
        <table:table-row>
          <table:table-cell table:style-name="pd1" office:value-type="string" office:value="">
            <text:p/>
          </table:table-cell>
          <table:table-cell table:style-name="pd1" table:number-rows-spanned="1" table:number-columns-spanned="2" office:value-type="string" office:value="header (head)">
            <text:p>header (head)</text:p>
          </table:table-cell>
          <table:table-cell/>
          <table:table-cell table:style-name="pd1" table:number-rows-spanned="1" table:number-columns-spanned="6" office:value-type="string" office:value="header (sample)">
            <text:p>header (sample)</text:p>
          </table:table-cell>
          <table:table-cell/>
          <table:table-cell/>
          <table:table-cell/>
          <table:table-cell table:style-name="pd1" office:value-type="string" office:value="header (tail)">
            <text:p>header (tail)</text:p>
          </table:table-cell>
          <table:table-cell table:style-name="pd1" table:number-rows-spanned="1" table:number-columns-spanned="10" office:value-type="string" office:value="sample stats">
            <text:p>sample stats</text:p>
          </table:table-cell>
          <table:table-cell/>
          <table:table-cell/>
          <table:table-cell table:style-name="pd1" table:number-rows-spanned="1" table:number-columns-spanned="18" office:value-type="string" office:value="parameters">
            <text:p>parameters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pd1" table:number-rows-spanned="1" table:number-columns-spanned="22" office:value-type="string" office:value="run output">
            <text:p>run output</text:p>
          </table:table-cell>
          <table:table-cell/>
          <table:table-cell/>
          <table:table-cell/>
          <table:table-cell table:style-name="pd1" table:number-rows-spanned="1" table:number-columns-spanned="33" office:value-type="string" office:value="encounter rate">
            <text:p>encounter ra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pd1" table:number-rows-spanned="1" table:number-columns-spanned="71" office:value-type="string" office:value="detection probability">
            <text:p>detection probabilit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pd1" table:number-rows-spanned="1" table:number-columns-spanned="87" office:value-type="string" office:value="density/abundance">
            <text:p>density/abund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pd1" table:number-rows-spanned="1" table:number-columns-spanned="93" office:value-type="string" office:value="combined quality">
            <text:p>combined quality</text:p>
          </table:table-cell>
          <table:table-cell/>
          <table:table-cell/>
          <table:table-cell/>
          <table:table-cell/>
          <table:table-cell/>
          <table:table-cell table:style-name="pd1" table:number-rows-spanned="1" table:number-columns-spanned="112" office:value-type="string" office:value="auto filter sort">
            <text:p>auto filter sort</text:p>
          </table:table-cell>
        </table:table-row>
        <table:table-row>
          <table:table-cell table:style-name="pd1" office:value-type="string" office:value="">
            <text:p/>
          </table:table-cell>
          <table:table-cell table:style-name="pd1" office:value-type="string" office:value="NumAnlys">
            <text:p>NumAnlys</text:p>
          </table:table-cell>
          <table:table-cell table:style-name="pd1" office:value-type="string" office:value="NumEchant">
            <text:p>NumEchant</text:p>
          </table:table-cell>
          <table:table-cell table:style-name="pd1" office:value-type="string" office:value="Espèce">
            <text:p>Espèce</text:p>
          </table:table-cell>
          <table:table-cell table:style-name="pd1" office:value-type="string" office:value="Passage">
            <text:p>Passage</text:p>
          </table:table-cell>
          <table:table-cell table:style-name="pd1" office:value-type="string" office:value="Adulte">
            <text:p>Adulte</text:p>
          </table:table-cell>
          <table:table-cell table:style-name="pd1" office:value-type="string" office:value="Durée">
            <text:p>Durée</text:p>
          </table:table-cell>
          <table:table-cell table:style-name="pd1" office:value-type="string" office:value="AbrevAnlys">
            <text:p>AbrevAnlys</text:p>
          </table:table-cell>
          <table:table-cell table:style-name="pd1" office:value-type="string" office:value="total number of observations">
            <text:p>total number of observations</text:p>
          </table:table-cell>
          <table:table-cell table:style-name="pd1" office:value-type="string" office:value="minimal observation distance">
            <text:p>minimal observation distance</text:p>
          </table:table-cell>
          <table:table-cell table:style-name="pd1" office:value-type="string" office:value="maximal observation distance">
            <text:p>maximal observation distance</text:p>
          </table:table-cell>
          <table:table-cell table:style-name="pd1" office:value-type="string" office:value="estimator key function">
            <text:p>estimator key function</text:p>
          </table:table-cell>
          <table:table-cell table:style-name="pd1" office:value-type="string" office:value="estimator adjustment series">
            <text:p>estimator adjustment series</text:p>
          </table:table-cell>
          <table:table-cell table:style-name="pd1" office:value-type="string" office:value="estimator selection criterion">
            <text:p>estimator selection criterion</text:p>
          </table:table-cell>
          <table:table-cell table:style-name="pd1" office:value-type="string" office:value="CV interval">
            <text:p>CV interval</text:p>
          </table:table-cell>
          <table:table-cell table:style-name="pd1" office:value-type="string" office:value="left truncation distance">
            <text:p>left truncation distance</text:p>
          </table:table-cell>
          <table:table-cell table:style-name="pd1" office:value-type="string" office:value="right truncation distance">
            <text:p>right truncation distance</text:p>
          </table:table-cell>
          <table:table-cell table:style-name="pd1" office:value-type="string" office:value="model fitting distance cut points">
            <text:p>model fitting distance cut points</text:p>
          </table:table-cell>
          <table:table-cell table:style-name="pd1" office:value-type="string" office:value="distance discretisation cut points">
            <text:p>distance discretisation cut points</text:p>
          </table:table-cell>
          <table:table-cell table:style-name="pd1" office:value-type="string" office:value="run status">
            <text:p>run status</text:p>
          </table:table-cell>
          <table:table-cell table:style-name="pd1" office:value-type="string" office:value="start time">
            <text:p>start time</text:p>
          </table:table-cell>
          <table:table-cell table:style-name="pd1" office:value-type="string" office:value="elapsed time">
            <text:p>elapsed time</text:p>
          </table:table-cell>
          <table:table-cell table:style-name="pd1" office:value-type="string" office:value="run folder">
            <text:p>run folder</text:p>
          </table:table-cell>
          <table:table-cell table:style-name="pd1" office:value-type="string" office:value="number of observations (n)">
            <text:p>number of observations (n)</text:p>
          </table:table-cell>
          <table:table-cell table:style-name="pd1" office:value-type="string" office:value="number of samples (k)">
            <text:p>number of samples (k)</text:p>
          </table:table-cell>
          <table:table-cell table:style-name="pd1" office:value-type="string" office:value="effort (L or K or T)">
            <text:p>effort (L or K or T)</text:p>
          </table:table-cell>
          <table:table-cell table:style-name="pd1" table:number-rows-spanned="1" table:number-columns-spanned="30" office:value-type="string" office:value="encounter rate (n/L or n/K or n/T)">
            <text:p>encounter rate (n/L or n/K or n/T)</text:p>
          </table:table-cell>
          <table:table-cell/>
          <table:table-cell/>
          <table:table-cell/>
          <table:table-cell/>
          <table:table-cell table:style-name="pd1" office:value-type="string" office:value="left truncation distance">
            <text:p>left truncation distance</text:p>
          </table:table-cell>
          <table:table-cell table:style-name="pd1" office:value-type="string" office:value="right truncation distance (w)">
            <text:p>right truncation distance (w)</text:p>
          </table:table-cell>
          <table:table-cell table:style-name="pd1" office:value-type="string" office:value="observation rate">
            <text:p>observation rate</text:p>
          </table:table-cell>
          <table:table-cell table:style-name="pd1" office:value-type="string" office:value="total number of parameters (m)">
            <text:p>total number of parameters (m)</text:p>
          </table:table-cell>
          <table:table-cell table:style-name="pd1" office:value-type="string" office:value="Delta AIC">
            <text:p>Delta AIC</text:p>
          </table:table-cell>
          <table:table-cell table:style-name="pd1" office:value-type="string" office:value="AIC value">
            <text:p>AIC value</text:p>
          </table:table-cell>
          <table:table-cell table:style-name="pd1" office:value-type="string" office:value="chi-square test probability determined">
            <text:p>chi-square test probability determined</text:p>
          </table:table-cell>
          <table:table-cell table:style-name="pd1" office:value-type="string" office:value="chi-square test probability (distance set 1)">
            <text:p>chi-square test probability (distance set 1)</text:p>
          </table:table-cell>
          <table:table-cell table:style-name="pd1" office:value-type="string" office:value="chi-square test probability (distance set 2)">
            <text:p>chi-square test probability (distance set 2)</text:p>
          </table:table-cell>
          <table:table-cell table:style-name="pd1" office:value-type="string" office:value="chi-square test probability (distance set 3)">
            <text:p>chi-square test probability (distance set 3)</text:p>
          </table:table-cell>
          <table:table-cell table:style-name="pd1" table:number-rows-spanned="1" table:number-columns-spanned="45" office:value-type="string" office:value="f(0) or h(0)">
            <text:p>f(0) or h(0)</text:p>
          </table:table-cell>
          <table:table-cell/>
          <table:table-cell/>
          <table:table-cell/>
          <table:table-cell/>
          <table:table-cell table:style-name="pd1" table:number-rows-spanned="1" table:number-columns-spanned="50" office:value-type="string" office:value="probability of detection (Pw)">
            <text:p>probability of detection (Pw)</text:p>
          </table:table-cell>
          <table:table-cell/>
          <table:table-cell/>
          <table:table-cell/>
          <table:table-cell/>
          <table:table-cell table:style-name="pd1" table:number-rows-spanned="1" table:number-columns-spanned="55" office:value-type="string" office:value="effective strip width (ESW) or effective detection radius (EDR)">
            <text:p>effective strip width (ESW) or effective detection radius (EDR)</text:p>
          </table:table-cell>
          <table:table-cell/>
          <table:table-cell/>
          <table:table-cell/>
          <table:table-cell/>
          <table:table-cell table:style-name="pd1" office:value-type="string" office:value="AICc">
            <text:p>AICc</text:p>
          </table:table-cell>
          <table:table-cell table:style-name="pd1" office:value-type="string" office:value="BIC">
            <text:p>BIC</text:p>
          </table:table-cell>
          <table:table-cell table:style-name="pd1" office:value-type="string" office:value="Log likelihood">
            <text:p>Log likelihood</text:p>
          </table:table-cell>
          <table:table-cell table:style-name="pd1" office:value-type="string" office:value="Kolmogorov-Smirnov test probability">
            <text:p>Kolmogorov-Smirnov test probability</text:p>
          </table:table-cell>
          <table:table-cell table:style-name="pd1" office:value-type="string" office:value="Cramér-von Mises (uniform weighting) test probability">
            <text:p>Cramér-von Mises (uniform weighting) test probability</text:p>
          </table:table-cell>
          <table:table-cell table:style-name="pd1" office:value-type="string" office:value="Cramér-von Mises (cosine weighting) test probability">
            <text:p>Cramér-von Mises (cosine weighting) test probability</text:p>
          </table:table-cell>
          <table:table-cell table:style-name="pd1" office:value-type="string" office:value="key function type">
            <text:p>key function type</text:p>
          </table:table-cell>
          <table:table-cell table:style-name="pd1" office:value-type="string" office:value="adjustment series type">
            <text:p>adjustment series type</text:p>
          </table:table-cell>
          <table:table-cell table:style-name="pd1" office:value-type="string" office:value="number of key function parameters (NKP)">
            <text:p>number of key function parameters (NKP)</text:p>
          </table:table-cell>
          <table:table-cell table:style-name="pd1" office:value-type="string" office:value="number of adjustment term parameters (NAP)">
            <text:p>number of adjustment term parameters (NAP)</text:p>
          </table:table-cell>
          <table:table-cell table:style-name="pd1" office:value-type="string" office:value="number of covariate parameters (NCP)">
            <text:p>number of covariate parameters (NCP)</text:p>
          </table:table-cell>
          <table:table-cell table:style-name="pd1" office:value-type="string" office:value="estimated value of A(1) adjustment term parameter">
            <text:p>estimated value of A(1) adjustment term parameter</text:p>
          </table:table-cell>
          <table:table-cell table:style-name="pd1" office:value-type="string" office:value="estimated value of A(2) adjustment term parameter">
            <text:p>estimated value of A(2) adjustment term parameter</text:p>
          </table:table-cell>
          <table:table-cell table:style-name="pd1" office:value-type="string" office:value="estimated value of A(3) adjustment term parameter">
            <text:p>estimated value of A(3) adjustment term parameter</text:p>
          </table:table-cell>
          <table:table-cell table:style-name="pd1" office:value-type="string" office:value="estimated value of A(4) adjustment term parameter">
            <text:p>estimated value of A(4) adjustment term parameter</text:p>
          </table:table-cell>
          <table:table-cell table:style-name="pd1" office:value-type="string" office:value="estimated value of A(5) adjustment term parameter">
            <text:p>estimated value of A(5) adjustment term parameter</text:p>
          </table:table-cell>
          <table:table-cell table:style-name="pd1" table:number-rows-spanned="1" table:number-columns-spanned="76" office:value-type="string" office:value="density of clusters (or animal density if non-clustered)">
            <text:p>density of clusters (or animal density if non-clustered)</text:p>
          </table:table-cell>
          <table:table-cell/>
          <table:table-cell/>
          <table:table-cell/>
          <table:table-cell/>
          <table:table-cell table:style-name="pd1" table:number-rows-spanned="1" table:number-columns-spanned="82" office:value-type="string" office:value="density of animals">
            <text:p>density of animals</text:p>
          </table:table-cell>
          <table:table-cell/>
          <table:table-cell/>
          <table:table-cell/>
          <table:table-cell/>
          <table:table-cell/>
          <table:table-cell table:style-name="pd1" table:number-rows-spanned="1" table:number-columns-spanned="87" office:value-type="string" office:value="number of animals, if survey area is specified">
            <text:p>number of animals, if survey area is specified</text:p>
          </table:table-cell>
          <table:table-cell/>
          <table:table-cell/>
          <table:table-cell/>
          <table:table-cell/>
          <table:table-cell table:style-name="pd1" office:value-type="string" office:value="balanced 1">
            <text:p>balanced 1</text:p>
          </table:table-cell>
          <table:table-cell table:style-name="pd1" office:value-type="string" office:value="balanced 2">
            <text:p>balanced 2</text:p>
          </table:table-cell>
          <table:table-cell table:style-name="pd1" office:value-type="string" office:value="balanced 3">
            <text:p>balanced 3</text:p>
          </table:table-cell>
          <table:table-cell table:style-name="pd1" office:value-type="string" office:value="more Chi2">
            <text:p>more Chi2</text:p>
          </table:table-cell>
          <table:table-cell table:style-name="pd1" office:value-type="string" office:value="more KS">
            <text:p>more KS</text:p>
          </table:table-cell>
          <table:table-cell table:style-name="pd1" office:value-type="string" office:value="more DCv">
            <text:p>more DCv</text:p>
          </table:table-cell>
          <table:table-cell table:style-name="pd1" office:value-type="string" office:value="left truncation distance">
            <text:p>left truncation distance</text:p>
          </table:table-cell>
          <table:table-cell table:style-name="pd1" office:value-type="string" office:value="right truncation distance">
            <text:p>right truncation distance</text:p>
          </table:table-cell>
          <table:table-cell table:style-name="pd1" office:value-type="string" office:value="AIC (same trunc)">
            <text:p>AIC (same trunc)</text:p>
          </table:table-cell>
          <table:table-cell table:style-name="pd1" office:value-type="string" office:value="Chi2 KS DCv (close trunc)">
            <text:p>Chi2 KS DCv (close trunc)</text:p>
          </table:table-cell>
          <table:table-cell table:style-name="pd1" office:value-type="string" office:value="DCv (close trunc)">
            <text:p>DCv (close trunc)</text:p>
          </table:table-cell>
          <table:table-cell table:style-name="pd1" office:value-type="string" office:value="Bal. quality 1 (close trunc)">
            <text:p>Bal. quality 1 (close trunc)</text:p>
          </table:table-cell>
          <table:table-cell table:style-name="pd1" office:value-type="string" office:value="Bal. quality 2 (close trunc)">
            <text:p>Bal. quality 2 (close trunc)</text:p>
          </table:table-cell>
          <table:table-cell table:style-name="pd1" office:value-type="string" office:value="Bal. quality 3 (close trunc)">
            <text:p>Bal. quality 3 (close trunc)</text:p>
          </table:table-cell>
          <table:table-cell table:style-name="pd1" office:value-type="string" office:value="Bal. quality Chi2+ (close trunc)">
            <text:p>Bal. quality Chi2+ (close trunc)</text:p>
          </table:table-cell>
          <table:table-cell table:style-name="pd1" office:value-type="string" office:value="Bal. quality KS+ (close trunc)">
            <text:p>Bal. quality KS+ (close trunc)</text:p>
          </table:table-cell>
          <table:table-cell table:style-name="pd1" office:value-type="string" office:value="Bal. quality DCv+ (close trunc)">
            <text:p>Bal. quality DCv+ (close trunc)</text:p>
          </table:table-cell>
          <table:table-cell table:style-name="pd1" office:value-type="string" office:value="Chi2 KS DCv (global)">
            <text:p>Chi2 KS DCv (global)</text:p>
          </table:table-cell>
          <table:table-cell table:style-name="pd1" office:value-type="string" office:value="Bal. quality 1 (global)">
            <text:p>Bal. quality 1 (global)</text:p>
          </table:table-cell>
          <table:table-cell table:style-name="pd1" office:value-type="string" office:value="Bal. quality 2 (global)">
            <text:p>Bal. quality 2 (global)</text:p>
          </table:table-cell>
          <table:table-cell table:style-name="pd1" office:value-type="string" office:value="Bal. quality 3 (global)">
            <text:p>Bal. quality 3 (global)</text:p>
          </table:table-cell>
          <table:table-cell table:style-name="pd1" office:value-type="string" office:value="Bal. quality Chi2+ (global)">
            <text:p>Bal. quality Chi2+ (global)</text:p>
          </table:table-cell>
          <table:table-cell table:style-name="pd1" office:value-type="string" office:value="Bal. quality KS+ (global)">
            <text:p>Bal. quality KS+ (global)</text:p>
          </table:table-cell>
          <table:table-cell table:style-name="pd1" office:value-type="string" office:value="Bal. quality DCv+ (global)">
            <text:p>Bal. quality DCv+ (global)</text:p>
          </table:table-cell>
          <table:table-cell table:style-name="pd1" office:value-type="string" office:value="DeltaAIC Chi2 KS DCv (global)">
            <text:p>DeltaAIC Chi2 KS DCv (global)</text:p>
          </table:table-cell>
        </table:table-row>
        <table:table-row>
          <table:table-cell table:style-name="pd1" office:value-type="string" office:value="">
            <text:p/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Delta Cv">
            <text:p>Delta Cv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Group">
            <text:p>Group</text:p>
          </table:table-cell>
          <table:table-cell table:style-name="pd1" office:value-type="string" office:value="Group">
            <text:p>Group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</table:table-row>
        <table:table-row/>
        <table:table-row>
          <table:table-cell table:style-name="pd1"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SylvAtri-ab-m-5mn-hno-cos">
            <text:p>SylvAtri-ab-m-5mn-hno-cos</text:p>
          </table:table-cell>
          <table:table-cell office:value-type="float" office:value="261.0">
            <text:p>261.0</text:p>
          </table:table-cell>
          <table:table-cell office:value-type="float" office:value="10.843323181859">
            <text:p>10.843323181859</text:p>
          </table:table-cell>
          <table:table-cell office:value-type="float" office:value="488.187599344441">
            <text:p>488.187599344441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1.237816">
            <text:p>Sat Apr 20 16:57:31 2024</text:p>
          </table:table-cell>
          <table:table-cell office:value-type="float" office:value="1.146853">
            <text:p>1.146853</text:p>
          </table:table-cell>
          <table:table-cell office:value-type="string" office:value="C:\git\pyaudisam\tests\tmp\val-anlr\SylvAtri-ab-m-5mn-hno-cos-3g8juntl">
            <text:p>C:\git\pyaudisam\tests\tmp\val-anlr\SylvAtri-ab-m-5mn-hno-cos-3g8juntl</text:p>
          </table:table-cell>
          <table:table-cell office:value-type="float" office:value="261.0">
            <text:p>261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373684">
            <text:p>1.373684</text:p>
          </table:table-cell>
          <table:table-cell office:value-type="float" office:value="0.08385102">
            <text:p>0.08385102</text:p>
          </table:table-cell>
          <table:table-cell office:value-type="float" office:value="1.163372">
            <text:p>1.163372</text:p>
          </table:table-cell>
          <table:table-cell office:value-type="float" office:value="1.622017">
            <text:p>1.622017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488.1876">
            <text:p>488.1876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16.016000000000076">
            <text:p>16.016000000000076</text:p>
          </table:table-cell>
          <table:table-cell office:value-type="float" office:value="2886.089">
            <text:p>2886.089</text:p>
          </table:table-cell>
          <table:table-cell office:value-type="float" office:value="6.556511e-07">
            <text:p>6.556511e-07</text:p>
          </table:table-cell>
          <table:table-cell office:value-type="float" office:value="3.117323e-05">
            <text:p>3.117323e-05</text:p>
          </table:table-cell>
          <table:table-cell office:value-type="float" office:value="7.510185e-06">
            <text:p>7.510185e-06</text:p>
          </table:table-cell>
          <table:table-cell office:value-type="float" office:value="6.556511e-07">
            <text:p>6.556511e-07</text:p>
          </table:table-cell>
          <table:table-cell office:value-type="float" office:value="0.0001421544">
            <text:p>0.0001421544</text:p>
          </table:table-cell>
          <table:table-cell office:value-type="float" office:value="0.04541967">
            <text:p>0.04541967</text:p>
          </table:table-cell>
          <table:table-cell office:value-type="float" office:value="0.0001299982">
            <text:p>0.0001299982</text:p>
          </table:table-cell>
          <table:table-cell office:value-type="float" office:value="0.0001554473">
            <text:p>0.0001554473</text:p>
          </table:table-cell>
          <table:table-cell office:value-type="float" office:value="259.0">
            <text:p>259.0</text:p>
          </table:table-cell>
          <table:table-cell office:value-type="float" office:value="0.05903319">
            <text:p>0.05903319</text:p>
          </table:table-cell>
          <table:table-cell office:value-type="float" office:value="0.04541968">
            <text:p>0.04541968</text:p>
          </table:table-cell>
          <table:table-cell office:value-type="float" office:value="0.05398504">
            <text:p>0.05398504</text:p>
          </table:table-cell>
          <table:table-cell office:value-type="float" office:value="0.06455339">
            <text:p>0.06455339</text:p>
          </table:table-cell>
          <table:table-cell office:value-type="float" office:value="259.0">
            <text:p>259.0</text:p>
          </table:table-cell>
          <table:table-cell office:value-type="float" office:value="118.6137">
            <text:p>118.6137</text:p>
          </table:table-cell>
          <table:table-cell office:value-type="float" office:value="0.02270984">
            <text:p>0.02270984</text:p>
          </table:table-cell>
          <table:table-cell office:value-type="float" office:value="113.4269">
            <text:p>113.4269</text:p>
          </table:table-cell>
          <table:table-cell office:value-type="float" office:value="124.0377">
            <text:p>124.0377</text:p>
          </table:table-cell>
          <table:table-cell office:value-type="float" office:value="259.0">
            <text:p>259.0</text:p>
          </table:table-cell>
          <table:table-cell office:value-type="float" office:value="2886.136">
            <text:p>2886.136</text:p>
          </table:table-cell>
          <table:table-cell office:value-type="float" office:value="2893.218">
            <text:p>2893.218</text:p>
          </table:table-cell>
          <table:table-cell office:value-type="float" office:value="-1441.045">
            <text:p>-1441.045</text:p>
          </table:table-cell>
          <table:table-cell office:value-type="float" office:value="0.002342608">
            <text:p>0.002342608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18.868">
            <text:p>118.868</text:p>
          </table:table-cell>
          <table:table-cell office:value-type="float" office:value="0.7813929">
            <text:p>0.781392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3107902">
            <text:p>0.3107902</text:p>
          </table:table-cell>
          <table:table-cell office:value-type="float" office:value="0.09536216">
            <text:p>0.09536216</text:p>
          </table:table-cell>
          <table:table-cell office:value-type="float" office:value="0.2575356">
            <text:p>0.2575356</text:p>
          </table:table-cell>
          <table:table-cell office:value-type="float" office:value="0.375057">
            <text:p>0.375057</text:p>
          </table:table-cell>
          <table:table-cell office:value-type="float" office:value="154.0611">
            <text:p>154.0611</text:p>
          </table:table-cell>
          <table:table-cell office:value-type="float" office:value="0.3107902">
            <text:p>0.3107902</text:p>
          </table:table-cell>
          <table:table-cell office:value-type="float" office:value="0.0">
            <text:p/>
          </table:table-cell>
          <table:table-cell office:value-type="float" office:value="0.09536216">
            <text:p>0.09536216</text:p>
          </table:table-cell>
          <table:table-cell office:value-type="float" office:value="0.2575356">
            <text:p>0.2575356</text:p>
          </table:table-cell>
          <table:table-cell office:value-type="float" office:value="0.375057">
            <text:p>0.375057</text:p>
          </table:table-cell>
          <table:table-cell office:value-type="float" office:value="154.0611">
            <text:p>154.0611</text:p>
          </table:table-cell>
          <table:table-cell office:value-type="float" office:value="746.0">
            <text:p>746.0</text:p>
          </table:table-cell>
          <table:table-cell office:value-type="float" office:value="0.09536216">
            <text:p>0.09536216</text:p>
          </table:table-cell>
          <table:table-cell office:value-type="float" office:value="618.0">
            <text:p>618.0</text:p>
          </table:table-cell>
          <table:table-cell office:value-type="float" office:value="900.0">
            <text:p>900.0</text:p>
          </table:table-cell>
          <table:table-cell office:value-type="float" office:value="154.0611">
            <text:p>154.0611</text:p>
          </table:table-cell>
          <table:table-cell office:value-type="float" office:value="0.023036527036689274">
            <text:p>0.023036527036689274</text:p>
          </table:table-cell>
          <table:table-cell office:value-type="float" office:value="0.03589404558147751">
            <text:p>0.03589404558147751</text:p>
          </table:table-cell>
          <table:table-cell office:value-type="float" office:value="0.03622969940156518">
            <text:p>0.03622969940156518</text:p>
          </table:table-cell>
          <table:table-cell office:value-type="float" office:value="0.010767931727518337">
            <text:p>0.010767931727518337</text:p>
          </table:table-cell>
          <table:table-cell office:value-type="float" office:value="0.026724713123070645">
            <text:p>0.026724713123070645</text:p>
          </table:table-cell>
          <table:table-cell office:value-type="float" office:value="0.0518740755014167">
            <text:p>0.051874075501416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SylvAtri-ab-m-5mn-hno-cos-l10.0">
            <text:p>SylvAtri-ab-m-5mn-hno-cos-l10.0</text:p>
          </table:table-cell>
          <table:table-cell office:value-type="float" office:value="261.0">
            <text:p>261.0</text:p>
          </table:table-cell>
          <table:table-cell office:value-type="float" office:value="10.843323181859">
            <text:p>10.843323181859</text:p>
          </table:table-cell>
          <table:table-cell office:value-type="float" office:value="488.187599344441">
            <text:p>488.187599344441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1.242541">
            <text:p>Sat Apr 20 16:57:31 2024</text:p>
          </table:table-cell>
          <table:table-cell office:value-type="float" office:value="0.920719">
            <text:p>0.920719</text:p>
          </table:table-cell>
          <table:table-cell office:value-type="string" office:value="C:\git\pyaudisam\tests\tmp\val-anlr\SylvAtri-ab-m-5mn-hno-cos-l100-gqqmkksf">
            <text:p>C:\git\pyaudisam\tests\tmp\val-anlr\SylvAtri-ab-m-5mn-hno-cos-l100-gqqmkksf</text:p>
          </table:table-cell>
          <table:table-cell office:value-type="float" office:value="261.0">
            <text:p>261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373684">
            <text:p>1.373684</text:p>
          </table:table-cell>
          <table:table-cell office:value-type="float" office:value="0.08385102">
            <text:p>0.08385102</text:p>
          </table:table-cell>
          <table:table-cell office:value-type="float" office:value="1.163372">
            <text:p>1.163372</text:p>
          </table:table-cell>
          <table:table-cell office:value-type="float" office:value="1.622017">
            <text:p>1.622017</text:p>
          </table:table-cell>
          <table:table-cell office:value-type="float" office:value="95.0">
            <text:p>95.0</text:p>
          </table:table-cell>
          <table:table-cell office:value-type="float" office:value="10.0">
            <text:p>10.0</text:p>
          </table:table-cell>
          <table:table-cell office:value-type="float" office:value="488.1876">
            <text:p>488.1876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15.812000000000353">
            <text:p>15.812000000000353</text:p>
          </table:table-cell>
          <table:table-cell office:value-type="float" office:value="2882.367">
            <text:p>2882.367</text:p>
          </table:table-cell>
          <table:table-cell office:value-type="float" office:value="0.001609504">
            <text:p>0.001609504</text:p>
          </table:table-cell>
          <table:table-cell office:value-type="float" office:value="0.0003635883">
            <text:p>0.0003635883</text:p>
          </table:table-cell>
          <table:table-cell office:value-type="float" office:value="0.0007719398">
            <text:p>0.0007719398</text:p>
          </table:table-cell>
          <table:table-cell office:value-type="float" office:value="0.001609504">
            <text:p>0.001609504</text:p>
          </table:table-cell>
          <table:table-cell office:value-type="float" office:value="0.0001437778">
            <text:p>0.0001437778</text:p>
          </table:table-cell>
          <table:table-cell office:value-type="float" office:value="0.04532543">
            <text:p>0.04532543</text:p>
          </table:table-cell>
          <table:table-cell office:value-type="float" office:value="0.0001315072">
            <text:p>0.0001315072</text:p>
          </table:table-cell>
          <table:table-cell office:value-type="float" office:value="0.0001571934">
            <text:p>0.0001571934</text:p>
          </table:table-cell>
          <table:table-cell office:value-type="float" office:value="259.0">
            <text:p>259.0</text:p>
          </table:table-cell>
          <table:table-cell office:value-type="float" office:value="0.05836663">
            <text:p>0.05836663</text:p>
          </table:table-cell>
          <table:table-cell office:value-type="float" office:value="0.04532543">
            <text:p>0.04532543</text:p>
          </table:table-cell>
          <table:table-cell office:value-type="float" office:value="0.05338537">
            <text:p>0.05338537</text:p>
          </table:table-cell>
          <table:table-cell office:value-type="float" office:value="0.06381267">
            <text:p>0.06381267</text:p>
          </table:table-cell>
          <table:table-cell office:value-type="float" office:value="259.0">
            <text:p>259.0</text:p>
          </table:table-cell>
          <table:table-cell office:value-type="float" office:value="117.9421">
            <text:p>117.9421</text:p>
          </table:table-cell>
          <table:table-cell office:value-type="float" office:value="0.02266272">
            <text:p>0.02266272</text:p>
          </table:table-cell>
          <table:table-cell office:value-type="float" office:value="112.7951">
            <text:p>112.7951</text:p>
          </table:table-cell>
          <table:table-cell office:value-type="float" office:value="123.324">
            <text:p>123.324</text:p>
          </table:table-cell>
          <table:table-cell office:value-type="float" office:value="259.0">
            <text:p>259.0</text:p>
          </table:table-cell>
          <table:table-cell office:value-type="float" office:value="2882.413">
            <text:p>2882.413</text:p>
          </table:table-cell>
          <table:table-cell office:value-type="float" office:value="2889.496">
            <text:p>2889.496</text:p>
          </table:table-cell>
          <table:table-cell office:value-type="float" office:value="-1439.183">
            <text:p>-1439.183</text:p>
          </table:table-cell>
          <table:table-cell office:value-type="float" office:value="0.001805437">
            <text:p>0.001805437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18.6407">
            <text:p>118.6407</text:p>
          </table:table-cell>
          <table:table-cell office:value-type="float" office:value="0.7838258">
            <text:p>0.783825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3143395">
            <text:p>0.3143395</text:p>
          </table:table-cell>
          <table:table-cell office:value-type="float" office:value="0.0953173">
            <text:p>0.0953173</text:p>
          </table:table-cell>
          <table:table-cell office:value-type="float" office:value="0.260499">
            <text:p>0.260499</text:p>
          </table:table-cell>
          <table:table-cell office:value-type="float" office:value="0.3793078">
            <text:p>0.3793078</text:p>
          </table:table-cell>
          <table:table-cell office:value-type="float" office:value="153.8104">
            <text:p>153.8104</text:p>
          </table:table-cell>
          <table:table-cell office:value-type="float" office:value="0.3143395">
            <text:p>0.3143395</text:p>
          </table:table-cell>
          <table:table-cell office:value-type="float" office:value="0.0">
            <text:p/>
          </table:table-cell>
          <table:table-cell office:value-type="float" office:value="0.0953173">
            <text:p>0.0953173</text:p>
          </table:table-cell>
          <table:table-cell office:value-type="float" office:value="0.260499">
            <text:p>0.260499</text:p>
          </table:table-cell>
          <table:table-cell office:value-type="float" office:value="0.3793078">
            <text:p>0.3793078</text:p>
          </table:table-cell>
          <table:table-cell office:value-type="float" office:value="153.8104">
            <text:p>153.8104</text:p>
          </table:table-cell>
          <table:table-cell office:value-type="float" office:value="754.0">
            <text:p>754.0</text:p>
          </table:table-cell>
          <table:table-cell office:value-type="float" office:value="0.0953173">
            <text:p>0.0953173</text:p>
          </table:table-cell>
          <table:table-cell office:value-type="float" office:value="625.0">
            <text:p>625.0</text:p>
          </table:table-cell>
          <table:table-cell office:value-type="float" office:value="910.0">
            <text:p>910.0</text:p>
          </table:table-cell>
          <table:table-cell office:value-type="float" office:value="153.8104">
            <text:p>153.8104</text:p>
          </table:table-cell>
          <table:table-cell office:value-type="float" office:value="0.06769431983079134">
            <text:p>0.06769431983079134</text:p>
          </table:table-cell>
          <table:table-cell office:value-type="float" office:value="0.09218164311856859">
            <text:p>0.09218164311856859</text:p>
          </table:table-cell>
          <table:table-cell office:value-type="float" office:value="0.09304300463099133">
            <text:p>0.09304300463099133</text:p>
          </table:table-cell>
          <table:table-cell office:value-type="float" office:value="0.059279819798168217">
            <text:p>0.059279819798168217</text:p>
          </table:table-cell>
          <table:table-cell office:value-type="float" office:value="0.06004132102883288">
            <text:p>0.06004132102883288</text:p>
          </table:table-cell>
          <table:table-cell office:value-type="float" office:value="0.11996697213218134">
            <text:p>0.1199669721321813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SylvAtri-ab-m-5mn-hno-cos-r280.0">
            <text:p>SylvAtri-ab-m-5mn-hno-cos-r280.0</text:p>
          </table:table-cell>
          <table:table-cell office:value-type="float" office:value="261.0">
            <text:p>261.0</text:p>
          </table:table-cell>
          <table:table-cell office:value-type="float" office:value="10.843323181859">
            <text:p>10.843323181859</text:p>
          </table:table-cell>
          <table:table-cell office:value-type="float" office:value="488.187599344441">
            <text:p>488.187599344441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280.0">
            <text:p>2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1.243896">
            <text:p>Sat Apr 20 16:57:31 2024</text:p>
          </table:table-cell>
          <table:table-cell office:value-type="float" office:value="1.058247">
            <text:p>1.058247</text:p>
          </table:table-cell>
          <table:table-cell office:value-type="string" office:value="C:\git\pyaudisam\tests\tmp\val-anlr\SylvAtri-ab-m-5mn-hno-cos-r2800-xmda5x10">
            <text:p>C:\git\pyaudisam\tests\tmp\val-anlr\SylvAtri-ab-m-5mn-hno-cos-r2800-xmda5x10</text:p>
          </table:table-cell>
          <table:table-cell office:value-type="float" office:value="251.0">
            <text:p>251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321053">
            <text:p>1.321053</text:p>
          </table:table-cell>
          <table:table-cell office:value-type="float" office:value="0.08536738">
            <text:p>0.08536738</text:p>
          </table:table-cell>
          <table:table-cell office:value-type="float" office:value="1.115453">
            <text:p>1.115453</text:p>
          </table:table-cell>
          <table:table-cell office:value-type="float" office:value="1.564548">
            <text:p>1.564548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280.0">
            <text:p>280.0</text:p>
          </table:table-cell>
          <table:table-cell office:value-type="float" office:value="96.16858237547893">
            <text:p>96.16858237547893</text:p>
          </table:table-cell>
          <table:table-cell office:value-type="float" office:value="2.0">
            <text:p>2.0</text:p>
          </table:table-cell>
          <table:table-cell office:value-type="float" office:value="1.4600000000000364">
            <text:p>1.4600000000000364</text:p>
          </table:table-cell>
          <table:table-cell office:value-type="float" office:value="2680.05">
            <text:p>2680.05</text:p>
          </table:table-cell>
          <table:table-cell office:value-type="float" office:value="0.002364695">
            <text:p>0.002364695</text:p>
          </table:table-cell>
          <table:table-cell office:value-type="float" office:value="0.06866175">
            <text:p>0.06866175</text:p>
          </table:table-cell>
          <table:table-cell office:value-type="float" office:value="0.003217161">
            <text:p>0.003217161</text:p>
          </table:table-cell>
          <table:table-cell office:value-type="float" office:value="0.002364695">
            <text:p>0.002364695</text:p>
          </table:table-cell>
          <table:table-cell office:value-type="float" office:value="0.0002017681">
            <text:p>0.0002017681</text:p>
          </table:table-cell>
          <table:table-cell office:value-type="float" office:value="0.1056455">
            <text:p>0.1056455</text:p>
          </table:table-cell>
          <table:table-cell office:value-type="float" office:value="0.0001639601">
            <text:p>0.0001639601</text:p>
          </table:table-cell>
          <table:table-cell office:value-type="float" office:value="0.0002482943">
            <text:p>0.0002482943</text:p>
          </table:table-cell>
          <table:table-cell office:value-type="float" office:value="249.0">
            <text:p>249.0</text:p>
          </table:table-cell>
          <table:table-cell office:value-type="float" office:value="0.1264333">
            <text:p>0.1264333</text:p>
          </table:table-cell>
          <table:table-cell office:value-type="float" office:value="0.1056455">
            <text:p>0.1056455</text:p>
          </table:table-cell>
          <table:table-cell office:value-type="float" office:value="0.1027418">
            <text:p>0.1027418</text:p>
          </table:table-cell>
          <table:table-cell office:value-type="float" office:value="0.1555879">
            <text:p>0.1555879</text:p>
          </table:table-cell>
          <table:table-cell office:value-type="float" office:value="249.0">
            <text:p>249.0</text:p>
          </table:table-cell>
          <table:table-cell office:value-type="float" office:value="99.56088">
            <text:p>99.56088</text:p>
          </table:table-cell>
          <table:table-cell office:value-type="float" office:value="0.05282277">
            <text:p>0.05282277</text:p>
          </table:table-cell>
          <table:table-cell office:value-type="float" office:value="89.73002">
            <text:p>89.73002</text:p>
          </table:table-cell>
          <table:table-cell office:value-type="float" office:value="110.4688">
            <text:p>110.4688</text:p>
          </table:table-cell>
          <table:table-cell office:value-type="float" office:value="249.0">
            <text:p>249.0</text:p>
          </table:table-cell>
          <table:table-cell office:value-type="float" office:value="2680.099">
            <text:p>2680.099</text:p>
          </table:table-cell>
          <table:table-cell office:value-type="float" office:value="2687.101">
            <text:p>2687.101</text:p>
          </table:table-cell>
          <table:table-cell office:value-type="float" office:value="-1338.025">
            <text:p>-1338.025</text:p>
          </table:table-cell>
          <table:table-cell office:value-type="float" office:value="0.3187885">
            <text:p>0.3187885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84.17319">
            <text:p>84.17319</text:p>
          </table:table-cell>
          <table:table-cell office:value-type="float" office:value="0.3060798">
            <text:p>0.30607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4242216">
            <text:p>0.4242216</text:p>
          </table:table-cell>
          <table:table-cell office:value-type="float" office:value="0.1358255">
            <text:p>0.1358255</text:p>
          </table:table-cell>
          <table:table-cell office:value-type="float" office:value="0.3251402">
            <text:p>0.3251402</text:p>
          </table:table-cell>
          <table:table-cell office:value-type="float" office:value="0.5534965">
            <text:p>0.5534965</text:p>
          </table:table-cell>
          <table:table-cell office:value-type="float" office:value="321.293">
            <text:p>321.293</text:p>
          </table:table-cell>
          <table:table-cell office:value-type="float" office:value="0.4242216">
            <text:p>0.4242216</text:p>
          </table:table-cell>
          <table:table-cell office:value-type="float" office:value="0.0">
            <text:p/>
          </table:table-cell>
          <table:table-cell office:value-type="float" office:value="0.1358255">
            <text:p>0.1358255</text:p>
          </table:table-cell>
          <table:table-cell office:value-type="float" office:value="0.3251402">
            <text:p>0.3251402</text:p>
          </table:table-cell>
          <table:table-cell office:value-type="float" office:value="0.5534965">
            <text:p>0.5534965</text:p>
          </table:table-cell>
          <table:table-cell office:value-type="float" office:value="321.293">
            <text:p>321.293</text:p>
          </table:table-cell>
          <table:table-cell office:value-type="float" office:value="1018.0">
            <text:p>1018.0</text:p>
          </table:table-cell>
          <table:table-cell office:value-type="float" office:value="0.1358255">
            <text:p>0.1358255</text:p>
          </table:table-cell>
          <table:table-cell office:value-type="float" office:value="780.0">
            <text:p>780.0</text:p>
          </table:table-cell>
          <table:table-cell office:value-type="float" office:value="1328.0">
            <text:p>1328.0</text:p>
          </table:table-cell>
          <table:table-cell office:value-type="float" office:value="321.293">
            <text:p>321.293</text:p>
          </table:table-cell>
          <table:table-cell office:value-type="float" office:value="0.23077466591992993">
            <text:p>0.23077466591992993</text:p>
          </table:table-cell>
          <table:table-cell office:value-type="float" office:value="0.26707576585007503">
            <text:p>0.26707576585007503</text:p>
          </table:table-cell>
          <table:table-cell office:value-type="float" office:value="0.27089649514849956">
            <text:p>0.27089649514849956</text:p>
          </table:table-cell>
          <table:table-cell office:value-type="float" office:value="0.15996407873653043">
            <text:p>0.15996407873653043</text:p>
          </table:table-cell>
          <table:table-cell office:value-type="float" office:value="0.2758410259988928">
            <text:p>0.2758410259988928</text:p>
          </table:table-cell>
          <table:table-cell office:value-type="float" office:value="0.30511890053734914">
            <text:p>0.305118900537349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SylvAtri-ab-m-5mn-hno-cos-l15.0-r300.0">
            <text:p>SylvAtri-ab-m-5mn-hno-cos-l15.0-r300.0</text:p>
          </table:table-cell>
          <table:table-cell office:value-type="float" office:value="261.0">
            <text:p>261.0</text:p>
          </table:table-cell>
          <table:table-cell office:value-type="float" office:value="10.843323181859">
            <text:p>10.843323181859</text:p>
          </table:table-cell>
          <table:table-cell office:value-type="float" office:value="488.187599344441">
            <text:p>488.187599344441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1.243896">
            <text:p>Sat Apr 20 16:57:31 2024</text:p>
          </table:table-cell>
          <table:table-cell office:value-type="float" office:value="1.1095460000000001">
            <text:p>1.1095460000000001</text:p>
          </table:table-cell>
          <table:table-cell office:value-type="string" office:value="C:\git\pyaudisam\tests\tmp\val-anlr\SylvAtri-ab-m-5mn-hno-cos-l150-r3000-p4hz8zd6">
            <text:p>C:\git\pyaudisam\tests\tmp\val-anlr\SylvAtri-ab-m-5mn-hno-cos-l150-r3000-p4hz8zd6</text:p>
          </table:table-cell>
          <table:table-cell office:value-type="float" office:value="249.0">
            <text:p>249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310526">
            <text:p>1.310526</text:p>
          </table:table-cell>
          <table:table-cell office:value-type="float" office:value="0.08441848">
            <text:p>0.08441848</text:p>
          </table:table-cell>
          <table:table-cell office:value-type="float" office:value="1.10864">
            <text:p>1.10864</text:p>
          </table:table-cell>
          <table:table-cell office:value-type="float" office:value="1.549176">
            <text:p>1.549176</text:p>
          </table:table-cell>
          <table:table-cell office:value-type="float" office:value="95.0">
            <text:p>95.0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float" office:value="95.40229885057471">
            <text:p>95.40229885057471</text:p>
          </table:table-cell>
          <table:table-cell office:value-type="float" office:value="2.0">
            <text:p>2.0</text:p>
          </table:table-cell>
          <table:table-cell office:value-type="float" office:value="3.494000000000142">
            <text:p>3.494000000000142</text:p>
          </table:table-cell>
          <table:table-cell office:value-type="float" office:value="2657.012">
            <text:p>2657.012</text:p>
          </table:table-cell>
          <table:table-cell office:value-type="float" office:value="0.02126873">
            <text:p>0.02126873</text:p>
          </table:table-cell>
          <table:table-cell office:value-type="float" office:value="0.003201842">
            <text:p>0.003201842</text:p>
          </table:table-cell>
          <table:table-cell office:value-type="float" office:value="0.007594347">
            <text:p>0.007594347</text:p>
          </table:table-cell>
          <table:table-cell office:value-type="float" office:value="0.02126873">
            <text:p>0.02126873</text:p>
          </table:table-cell>
          <table:table-cell office:value-type="float" office:value="0.0002047945">
            <text:p>0.0002047945</text:p>
          </table:table-cell>
          <table:table-cell office:value-type="float" office:value="0.09747453">
            <text:p>0.09747453</text:p>
          </table:table-cell>
          <table:table-cell office:value-type="float" office:value="0.0001690971">
            <text:p>0.0001690971</text:p>
          </table:table-cell>
          <table:table-cell office:value-type="float" office:value="0.0002480277">
            <text:p>0.0002480277</text:p>
          </table:table-cell>
          <table:table-cell office:value-type="float" office:value="247.0">
            <text:p>247.0</text:p>
          </table:table-cell>
          <table:table-cell office:value-type="float" office:value="0.1085099">
            <text:p>0.1085099</text:p>
          </table:table-cell>
          <table:table-cell office:value-type="float" office:value="0.09747452">
            <text:p>0.09747452</text:p>
          </table:table-cell>
          <table:table-cell office:value-type="float" office:value="0.08959573">
            <text:p>0.08959573</text:p>
          </table:table-cell>
          <table:table-cell office:value-type="float" office:value="0.1314169">
            <text:p>0.1314169</text:p>
          </table:table-cell>
          <table:table-cell office:value-type="float" office:value="247.0">
            <text:p>247.0</text:p>
          </table:table-cell>
          <table:table-cell office:value-type="float" office:value="98.82251">
            <text:p>98.82251</text:p>
          </table:table-cell>
          <table:table-cell office:value-type="float" office:value="0.04873726">
            <text:p>0.04873726</text:p>
          </table:table-cell>
          <table:table-cell office:value-type="float" office:value="89.78237">
            <text:p>89.78237</text:p>
          </table:table-cell>
          <table:table-cell office:value-type="float" office:value="108.7729">
            <text:p>108.7729</text:p>
          </table:table-cell>
          <table:table-cell office:value-type="float" office:value="247.0">
            <text:p>247.0</text:p>
          </table:table-cell>
          <table:table-cell office:value-type="float" office:value="2657.061">
            <text:p>2657.061</text:p>
          </table:table-cell>
          <table:table-cell office:value-type="float" office:value="2664.047">
            <text:p>2664.047</text:p>
          </table:table-cell>
          <table:table-cell office:value-type="float" office:value="-1326.506">
            <text:p>-1326.506</text:p>
          </table:table-cell>
          <table:table-cell office:value-type="float" office:value="0.3614916">
            <text:p>0.3614916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86.89742">
            <text:p>86.89742</text:p>
          </table:table-cell>
          <table:table-cell office:value-type="float" office:value="0.366885">
            <text:p>0.36688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4271536">
            <text:p>0.4271536</text:p>
          </table:table-cell>
          <table:table-cell office:value-type="float" office:value="0.1289487">
            <text:p>0.1289487</text:p>
          </table:table-cell>
          <table:table-cell office:value-type="float" office:value="0.3317742">
            <text:p>0.3317742</text:p>
          </table:table-cell>
          <table:table-cell office:value-type="float" office:value="0.549953">
            <text:p>0.549953</text:p>
          </table:table-cell>
          <table:table-cell office:value-type="float" office:value="307.1754">
            <text:p>307.1754</text:p>
          </table:table-cell>
          <table:table-cell office:value-type="float" office:value="0.4271536">
            <text:p>0.4271536</text:p>
          </table:table-cell>
          <table:table-cell office:value-type="float" office:value="0.0">
            <text:p/>
          </table:table-cell>
          <table:table-cell office:value-type="float" office:value="0.1289487">
            <text:p>0.1289487</text:p>
          </table:table-cell>
          <table:table-cell office:value-type="float" office:value="0.3317742">
            <text:p>0.3317742</text:p>
          </table:table-cell>
          <table:table-cell office:value-type="float" office:value="0.549953">
            <text:p>0.549953</text:p>
          </table:table-cell>
          <table:table-cell office:value-type="float" office:value="307.1754">
            <text:p>307.1754</text:p>
          </table:table-cell>
          <table:table-cell office:value-type="float" office:value="1025.0">
            <text:p>1025.0</text:p>
          </table:table-cell>
          <table:table-cell office:value-type="float" office:value="0.1289487">
            <text:p>0.1289487</text:p>
          </table:table-cell>
          <table:table-cell office:value-type="float" office:value="796.0">
            <text:p>796.0</text:p>
          </table:table-cell>
          <table:table-cell office:value-type="float" office:value="1320.0">
            <text:p>1320.0</text:p>
          </table:table-cell>
          <table:table-cell office:value-type="float" office:value="307.1754">
            <text:p>307.1754</text:p>
          </table:table-cell>
          <table:table-cell office:value-type="float" office:value="0.3222015828825701">
            <text:p>0.3222015828825701</text:p>
          </table:table-cell>
          <table:table-cell office:value-type="float" office:value="0.3583004403011643">
            <text:p>0.3583004403011643</text:p>
          </table:table-cell>
          <table:table-cell office:value-type="float" office:value="0.3632194044914485">
            <text:p>0.3632194044914485</text:p>
          </table:table-cell>
          <table:table-cell office:value-type="float" office:value="0.26499193408660937">
            <text:p>0.26499193408660937</text:p>
          </table:table-cell>
          <table:table-cell office:value-type="float" office:value="0.36302701911714547">
            <text:p>0.36302701911714547</text:p>
          </table:table-cell>
          <table:table-cell office:value-type="float" office:value="0.3973933010460458">
            <text:p>0.397393301046045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SylvAtri-ab-m-5mn-hno-cos-l20.0-r300.0-m14.0">
            <text:p>SylvAtri-ab-m-5mn-hno-cos-l20.0-r300.0-m14.0</text:p>
          </table:table-cell>
          <table:table-cell office:value-type="float" office:value="261.0">
            <text:p>261.0</text:p>
          </table:table-cell>
          <table:table-cell office:value-type="float" office:value="10.843323181859">
            <text:p>10.843323181859</text:p>
          </table:table-cell>
          <table:table-cell office:value-type="float" office:value="488.187599344441">
            <text:p>488.187599344441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20.0">
            <text:p>20.0</text:p>
          </table:table-cell>
          <table:table-cell office:value-type="float" office:value="300.0">
            <text:p>300.0</text:p>
          </table:table-cell>
          <table:table-cell office:value-type="float" office:value="14.0">
            <text:p>14.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1.259524">
            <text:p>Sat Apr 20 16:57:31 2024</text:p>
          </table:table-cell>
          <table:table-cell office:value-type="float" office:value="1.172454">
            <text:p>1.172454</text:p>
          </table:table-cell>
          <table:table-cell office:value-type="string" office:value="C:\git\pyaudisam\tests\tmp\val-anlr\SylvAtri-ab-m-5mn-hno-cos-l200-r3000-m140-mpsi2r09">
            <text:p>C:\git\pyaudisam\tests\tmp\val-anlr\SylvAtri-ab-m-5mn-hno-cos-l200-r3000-m140-mpsi2r09</text:p>
          </table:table-cell>
          <table:table-cell office:value-type="float" office:value="248.0">
            <text:p>248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305263">
            <text:p>1.305263</text:p>
          </table:table-cell>
          <table:table-cell office:value-type="float" office:value="0.0834426">
            <text:p>0.0834426</text:p>
          </table:table-cell>
          <table:table-cell office:value-type="float" office:value="1.106318">
            <text:p>1.106318</text:p>
          </table:table-cell>
          <table:table-cell office:value-type="float" office:value="1.539984">
            <text:p>1.539984</text:p>
          </table:table-cell>
          <table:table-cell office:value-type="float" office:value="95.0">
            <text:p>95.0</text:p>
          </table:table-cell>
          <table:table-cell office:value-type="float" office:value="20.0">
            <text:p>20.0</text:p>
          </table:table-cell>
          <table:table-cell office:value-type="float" office:value="300.0">
            <text:p>300.0</text:p>
          </table:table-cell>
          <table:table-cell office:value-type="float" office:value="95.01915708812261">
            <text:p>95.01915708812261</text:p>
          </table:table-cell>
          <table:table-cell office:value-type="float" office:value="2.0">
            <text:p>2.0</text:p>
          </table:table-cell>
          <table:table-cell office:value-type="float" office:value="1.9670000000000982">
            <text:p>1.9670000000000982</text:p>
          </table:table-cell>
          <table:table-cell office:value-type="float" office:value="2637.177">
            <text:p>2637.177</text:p>
          </table:table-cell>
          <table:table-cell office:value-type="float" office:value="0.00530839">
            <text:p>0.00530839</text:p>
          </table:table-cell>
          <table:table-cell office:value-type="float" office:value="0.00530839">
            <text:p>0.0053083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002149213">
            <text:p>0.0002149213</text:p>
          </table:table-cell>
          <table:table-cell office:value-type="float" office:value="0.09653716">
            <text:p>0.09653716</text:p>
          </table:table-cell>
          <table:table-cell office:value-type="float" office:value="0.0001777837">
            <text:p>0.0001777837</text:p>
          </table:table-cell>
          <table:table-cell office:value-type="float" office:value="0.0002598166">
            <text:p>0.0002598166</text:p>
          </table:table-cell>
          <table:table-cell office:value-type="float" office:value="246.0">
            <text:p>246.0</text:p>
          </table:table-cell>
          <table:table-cell office:value-type="float" office:value="0.103397">
            <text:p>0.103397</text:p>
          </table:table-cell>
          <table:table-cell office:value-type="float" office:value="0.09653716">
            <text:p>0.09653716</text:p>
          </table:table-cell>
          <table:table-cell office:value-type="float" office:value="0.08553043">
            <text:p>0.08553043</text:p>
          </table:table-cell>
          <table:table-cell office:value-type="float" office:value="0.1249958">
            <text:p>0.1249958</text:p>
          </table:table-cell>
          <table:table-cell office:value-type="float" office:value="246.0">
            <text:p>246.0</text:p>
          </table:table-cell>
          <table:table-cell office:value-type="float" office:value="96.46622">
            <text:p>96.46622</text:p>
          </table:table-cell>
          <table:table-cell office:value-type="float" office:value="0.04826858">
            <text:p>0.04826858</text:p>
          </table:table-cell>
          <table:table-cell office:value-type="float" office:value="87.72227">
            <text:p>87.72227</text:p>
          </table:table-cell>
          <table:table-cell office:value-type="float" office:value="106.0818">
            <text:p>106.0818</text:p>
          </table:table-cell>
          <table:table-cell office:value-type="float" office:value="246.0">
            <text:p>246.0</text:p>
          </table:table-cell>
          <table:table-cell office:value-type="float" office:value="2637.226">
            <text:p>2637.226</text:p>
          </table:table-cell>
          <table:table-cell office:value-type="float" office:value="2644.204">
            <text:p>2644.204</text:p>
          </table:table-cell>
          <table:table-cell office:value-type="float" office:value="-1316.588">
            <text:p>-1316.588</text:p>
          </table:table-cell>
          <table:table-cell office:value-type="float" office:value="0.3890333">
            <text:p>0.389033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86.65221">
            <text:p>86.65221</text:p>
          </table:table-cell>
          <table:table-cell office:value-type="float" office:value="0.3913544">
            <text:p>0.39135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4464754">
            <text:p>0.4464754</text:p>
          </table:table-cell>
          <table:table-cell office:value-type="float" office:value="0.1276013">
            <text:p>0.1276013</text:p>
          </table:table-cell>
          <table:table-cell office:value-type="float" office:value="0.3476909">
            <text:p>0.3476909</text:p>
          </table:table-cell>
          <table:table-cell office:value-type="float" office:value="0.5733262">
            <text:p>0.5733262</text:p>
          </table:table-cell>
          <table:table-cell office:value-type="float" office:value="307.0644">
            <text:p>307.0644</text:p>
          </table:table-cell>
          <table:table-cell office:value-type="float" office:value="0.4464754">
            <text:p>0.4464754</text:p>
          </table:table-cell>
          <table:table-cell office:value-type="float" office:value="0.0">
            <text:p/>
          </table:table-cell>
          <table:table-cell office:value-type="float" office:value="0.1276013">
            <text:p>0.1276013</text:p>
          </table:table-cell>
          <table:table-cell office:value-type="float" office:value="0.3476909">
            <text:p>0.3476909</text:p>
          </table:table-cell>
          <table:table-cell office:value-type="float" office:value="0.5733262">
            <text:p>0.5733262</text:p>
          </table:table-cell>
          <table:table-cell office:value-type="float" office:value="307.0644">
            <text:p>307.0644</text:p>
          </table:table-cell>
          <table:table-cell office:value-type="float" office:value="1072.0">
            <text:p>1072.0</text:p>
          </table:table-cell>
          <table:table-cell office:value-type="float" office:value="0.1276013">
            <text:p>0.1276013</text:p>
          </table:table-cell>
          <table:table-cell office:value-type="float" office:value="834.0">
            <text:p>834.0</text:p>
          </table:table-cell>
          <table:table-cell office:value-type="float" office:value="1376.0">
            <text:p>1376.0</text:p>
          </table:table-cell>
          <table:table-cell office:value-type="float" office:value="307.0644">
            <text:p>307.0644</text:p>
          </table:table-cell>
          <table:table-cell office:value-type="float" office:value="0.28296682109658594">
            <text:p>0.28296682109658594</text:p>
          </table:table-cell>
          <table:table-cell office:value-type="float" office:value="0.3199295331334321">
            <text:p>0.3199295331334321</text:p>
          </table:table-cell>
          <table:table-cell office:value-type="float" office:value="0.3242805239056583">
            <text:p>0.3242805239056583</text:p>
          </table:table-cell>
          <table:table-cell office:value-type="float" office:value="0.20534355826851622">
            <text:p>0.20534355826851622</text:p>
          </table:table-cell>
          <table:table-cell office:value-type="float" office:value="0.3309070098391801">
            <text:p>0.3309070098391801</text:p>
          </table:table-cell>
          <table:table-cell office:value-type="float" office:value="0.3595248878499191">
            <text:p>0.35952488784991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SylvAtri-ab-m-5mn-haz-cos">
            <text:p>SylvAtri-ab-m-5mn-haz-cos</text:p>
          </table:table-cell>
          <table:table-cell office:value-type="float" office:value="261.0">
            <text:p>261.0</text:p>
          </table:table-cell>
          <table:table-cell office:value-type="float" office:value="10.843323181859">
            <text:p>10.843323181859</text:p>
          </table:table-cell>
          <table:table-cell office:value-type="float" office:value="488.187599344441">
            <text:p>488.187599344441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1.259524">
            <text:p>Sat Apr 20 16:57:31 2024</text:p>
          </table:table-cell>
          <table:table-cell office:value-type="float" office:value="1.0782669999999999">
            <text:p>1.0782669999999999</text:p>
          </table:table-cell>
          <table:table-cell office:value-type="string" office:value="C:\git\pyaudisam\tests\tmp\val-anlr\SylvAtri-ab-m-5mn-haz-cos-8w947cr1">
            <text:p>C:\git\pyaudisam\tests\tmp\val-anlr\SylvAtri-ab-m-5mn-haz-cos-8w947cr1</text:p>
          </table:table-cell>
          <table:table-cell office:value-type="float" office:value="261.0">
            <text:p>261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373684">
            <text:p>1.373684</text:p>
          </table:table-cell>
          <table:table-cell office:value-type="float" office:value="0.08385102">
            <text:p>0.08385102</text:p>
          </table:table-cell>
          <table:table-cell office:value-type="float" office:value="1.163372">
            <text:p>1.163372</text:p>
          </table:table-cell>
          <table:table-cell office:value-type="float" office:value="1.622017">
            <text:p>1.622017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488.1876">
            <text:p>488.1876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2870.073">
            <text:p>2870.073</text:p>
          </table:table-cell>
          <table:table-cell office:value-type="float" office:value="2.139807e-05">
            <text:p>2.139807e-05</text:p>
          </table:table-cell>
          <table:table-cell office:value-type="float" office:value="0.004318774">
            <text:p>0.004318774</text:p>
          </table:table-cell>
          <table:table-cell office:value-type="float" office:value="0.0002317429">
            <text:p>0.0002317429</text:p>
          </table:table-cell>
          <table:table-cell office:value-type="float" office:value="2.139807e-05">
            <text:p>2.139807e-05</text:p>
          </table:table-cell>
          <table:table-cell office:value-type="float" office:value="0.0001334272">
            <text:p>0.0001334272</text:p>
          </table:table-cell>
          <table:table-cell office:value-type="float" office:value="0.08775254">
            <text:p>0.08775254</text:p>
          </table:table-cell>
          <table:table-cell office:value-type="float" office:value="0.0001122903">
            <text:p>0.0001122903</text:p>
          </table:table-cell>
          <table:table-cell office:value-type="float" office:value="0.0001585427">
            <text:p>0.0001585427</text:p>
          </table:table-cell>
          <table:table-cell office:value-type="float" office:value="259.0">
            <text:p>259.0</text:p>
          </table:table-cell>
          <table:table-cell office:value-type="float" office:value="0.06289443">
            <text:p>0.06289443</text:p>
          </table:table-cell>
          <table:table-cell office:value-type="float" office:value="0.08775254">
            <text:p>0.08775254</text:p>
          </table:table-cell>
          <table:table-cell office:value-type="float" office:value="0.05293102">
            <text:p>0.05293102</text:p>
          </table:table-cell>
          <table:table-cell office:value-type="float" office:value="0.07473329">
            <text:p>0.07473329</text:p>
          </table:table-cell>
          <table:table-cell office:value-type="float" office:value="259.0">
            <text:p>259.0</text:p>
          </table:table-cell>
          <table:table-cell office:value-type="float" office:value="122.4314">
            <text:p>122.4314</text:p>
          </table:table-cell>
          <table:table-cell office:value-type="float" office:value="0.04387628">
            <text:p>0.04387628</text:p>
          </table:table-cell>
          <table:table-cell office:value-type="float" office:value="112.3021">
            <text:p>112.3021</text:p>
          </table:table-cell>
          <table:table-cell office:value-type="float" office:value="133.4743">
            <text:p>133.4743</text:p>
          </table:table-cell>
          <table:table-cell office:value-type="float" office:value="259.0">
            <text:p>259.0</text:p>
          </table:table-cell>
          <table:table-cell office:value-type="float" office:value="2870.12">
            <text:p>2870.12</text:p>
          </table:table-cell>
          <table:table-cell office:value-type="float" office:value="2877.202">
            <text:p>2877.202</text:p>
          </table:table-cell>
          <table:table-cell office:value-type="float" office:value="-1433.036">
            <text:p>-1433.036</text:p>
          </table:table-cell>
          <table:table-cell office:value-type="float" office:value="0.6021008">
            <text:p>0.6021008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2.10918">
            <text:p>92.10918</text:p>
          </table:table-cell>
          <table:table-cell office:value-type="float" office:value="3.919727">
            <text:p>3.9197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29171">
            <text:p>0.29171</text:p>
          </table:table-cell>
          <table:table-cell office:value-type="float" office:value="0.1213734">
            <text:p>0.1213734</text:p>
          </table:table-cell>
          <table:table-cell office:value-type="float" office:value="0.2299236">
            <text:p>0.2299236</text:p>
          </table:table-cell>
          <table:table-cell office:value-type="float" office:value="0.3700999">
            <text:p>0.3700999</text:p>
          </table:table-cell>
          <table:table-cell office:value-type="float" office:value="289.6202">
            <text:p>289.6202</text:p>
          </table:table-cell>
          <table:table-cell office:value-type="float" office:value="0.29171">
            <text:p>0.29171</text:p>
          </table:table-cell>
          <table:table-cell office:value-type="float" office:value="0.026011240000000005">
            <text:p>0.026011240000000005</text:p>
          </table:table-cell>
          <table:table-cell office:value-type="float" office:value="0.1213734">
            <text:p>0.1213734</text:p>
          </table:table-cell>
          <table:table-cell office:value-type="float" office:value="0.2299236">
            <text:p>0.2299236</text:p>
          </table:table-cell>
          <table:table-cell office:value-type="float" office:value="0.3700999">
            <text:p>0.3700999</text:p>
          </table:table-cell>
          <table:table-cell office:value-type="float" office:value="289.6202">
            <text:p>289.6202</text:p>
          </table:table-cell>
          <table:table-cell office:value-type="float" office:value="700.0">
            <text:p>700.0</text:p>
          </table:table-cell>
          <table:table-cell office:value-type="float" office:value="0.1213734">
            <text:p>0.1213734</text:p>
          </table:table-cell>
          <table:table-cell office:value-type="float" office:value="552.0">
            <text:p>552.0</text:p>
          </table:table-cell>
          <table:table-cell office:value-type="float" office:value="888.0">
            <text:p>888.0</text:p>
          </table:table-cell>
          <table:table-cell office:value-type="float" office:value="289.6202">
            <text:p>289.6202</text:p>
          </table:table-cell>
          <table:table-cell office:value-type="float" office:value="0.1796776323776616">
            <text:p>0.1796776323776616</text:p>
          </table:table-cell>
          <table:table-cell office:value-type="float" office:value="0.2058511797763182">
            <text:p>0.2058511797763182</text:p>
          </table:table-cell>
          <table:table-cell office:value-type="float" office:value="0.20903756997491277">
            <text:p>0.20903756997491277</text:p>
          </table:table-cell>
          <table:table-cell office:value-type="float" office:value="0.07531954883124284">
            <text:p>0.07531954883124284</text:p>
          </table:table-cell>
          <table:table-cell office:value-type="float" office:value="0.23511144820889035">
            <text:p>0.23511144820889035</text:p>
          </table:table-cell>
          <table:table-cell office:value-type="float" office:value="0.24404357997443601">
            <text:p>0.244043579974436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SylvAtri-ab-m-5mn-haz-cos-l10.0">
            <text:p>SylvAtri-ab-m-5mn-haz-cos-l10.0</text:p>
          </table:table-cell>
          <table:table-cell office:value-type="float" office:value="261.0">
            <text:p>261.0</text:p>
          </table:table-cell>
          <table:table-cell office:value-type="float" office:value="10.843323181859">
            <text:p>10.843323181859</text:p>
          </table:table-cell>
          <table:table-cell office:value-type="float" office:value="488.187599344441">
            <text:p>488.187599344441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1.840150">
            <text:p>Sat Apr 20 16:57:31 2024</text:p>
          </table:table-cell>
          <table:table-cell office:value-type="float" office:value="0.41910099999999995">
            <text:p>0.41910099999999995</text:p>
          </table:table-cell>
          <table:table-cell office:value-type="string" office:value="C:\git\pyaudisam\tests\tmp\val-anlr\SylvAtri-ab-m-5mn-haz-cos-l100-pyxwpkes">
            <text:p>C:\git\pyaudisam\tests\tmp\val-anlr\SylvAtri-ab-m-5mn-haz-cos-l100-pyxwpkes</text:p>
          </table:table-cell>
          <table:table-cell office:value-type="float" office:value="261.0">
            <text:p>261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373684">
            <text:p>1.373684</text:p>
          </table:table-cell>
          <table:table-cell office:value-type="float" office:value="0.08385102">
            <text:p>0.08385102</text:p>
          </table:table-cell>
          <table:table-cell office:value-type="float" office:value="1.163372">
            <text:p>1.163372</text:p>
          </table:table-cell>
          <table:table-cell office:value-type="float" office:value="1.622017">
            <text:p>1.622017</text:p>
          </table:table-cell>
          <table:table-cell office:value-type="float" office:value="95.0">
            <text:p>95.0</text:p>
          </table:table-cell>
          <table:table-cell office:value-type="float" office:value="10.0">
            <text:p>10.0</text:p>
          </table:table-cell>
          <table:table-cell office:value-type="float" office:value="488.1876">
            <text:p>488.1876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2866.555">
            <text:p>2866.555</text:p>
          </table:table-cell>
          <table:table-cell office:value-type="float" office:value="0.04122204">
            <text:p>0.04122204</text:p>
          </table:table-cell>
          <table:table-cell office:value-type="float" office:value="0.03346765">
            <text:p>0.03346765</text:p>
          </table:table-cell>
          <table:table-cell office:value-type="float" office:value="0.08475578">
            <text:p>0.08475578</text:p>
          </table:table-cell>
          <table:table-cell office:value-type="float" office:value="0.04122204">
            <text:p>0.04122204</text:p>
          </table:table-cell>
          <table:table-cell office:value-type="float" office:value="0.0001359788">
            <text:p>0.0001359788</text:p>
          </table:table-cell>
          <table:table-cell office:value-type="float" office:value="0.08870411">
            <text:p>0.08870411</text:p>
          </table:table-cell>
          <table:table-cell office:value-type="float" office:value="0.0001142248">
            <text:p>0.0001142248</text:p>
          </table:table-cell>
          <table:table-cell office:value-type="float" office:value="0.0001618759">
            <text:p>0.0001618759</text:p>
          </table:table-cell>
          <table:table-cell office:value-type="float" office:value="259.0">
            <text:p>259.0</text:p>
          </table:table-cell>
          <table:table-cell office:value-type="float" office:value="0.06171423">
            <text:p>0.06171423</text:p>
          </table:table-cell>
          <table:table-cell office:value-type="float" office:value="0.08870412">
            <text:p>0.08870412</text:p>
          </table:table-cell>
          <table:table-cell office:value-type="float" office:value="0.05184111">
            <text:p>0.05184111</text:p>
          </table:table-cell>
          <table:table-cell office:value-type="float" office:value="0.07346767">
            <text:p>0.07346767</text:p>
          </table:table-cell>
          <table:table-cell office:value-type="float" office:value="259.0">
            <text:p>259.0</text:p>
          </table:table-cell>
          <table:table-cell office:value-type="float" office:value="121.2773">
            <text:p>121.2773</text:p>
          </table:table-cell>
          <table:table-cell office:value-type="float" office:value="0.04435206">
            <text:p>0.04435206</text:p>
          </table:table-cell>
          <table:table-cell office:value-type="float" office:value="111.1395">
            <text:p>111.1395</text:p>
          </table:table-cell>
          <table:table-cell office:value-type="float" office:value="132.3398">
            <text:p>132.3398</text:p>
          </table:table-cell>
          <table:table-cell office:value-type="float" office:value="259.0">
            <text:p>259.0</text:p>
          </table:table-cell>
          <table:table-cell office:value-type="float" office:value="2866.602">
            <text:p>2866.602</text:p>
          </table:table-cell>
          <table:table-cell office:value-type="float" office:value="2873.684">
            <text:p>2873.684</text:p>
          </table:table-cell>
          <table:table-cell office:value-type="float" office:value="-1431.278">
            <text:p>-1431.278</text:p>
          </table:table-cell>
          <table:table-cell office:value-type="float" office:value="0.6164634">
            <text:p>0.616463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1.42216">
            <text:p>91.42216</text:p>
          </table:table-cell>
          <table:table-cell office:value-type="float" office:value="3.908372">
            <text:p>3.90837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2972886">
            <text:p>0.2972886</text:p>
          </table:table-cell>
          <table:table-cell office:value-type="float" office:value="0.1220632">
            <text:p>0.1220632</text:p>
          </table:table-cell>
          <table:table-cell office:value-type="float" office:value="0.2340084">
            <text:p>0.2340084</text:p>
          </table:table-cell>
          <table:table-cell office:value-type="float" office:value="0.3776809">
            <text:p>0.3776809</text:p>
          </table:table-cell>
          <table:table-cell office:value-type="float" office:value="292.3225">
            <text:p>292.3225</text:p>
          </table:table-cell>
          <table:table-cell office:value-type="float" office:value="0.2972886">
            <text:p>0.2972886</text:p>
          </table:table-cell>
          <table:table-cell office:value-type="float" office:value="0.026745900000000003">
            <text:p>0.026745900000000003</text:p>
          </table:table-cell>
          <table:table-cell office:value-type="float" office:value="0.1220632">
            <text:p>0.1220632</text:p>
          </table:table-cell>
          <table:table-cell office:value-type="float" office:value="0.2340084">
            <text:p>0.2340084</text:p>
          </table:table-cell>
          <table:table-cell office:value-type="float" office:value="0.3776809">
            <text:p>0.3776809</text:p>
          </table:table-cell>
          <table:table-cell office:value-type="float" office:value="292.3225">
            <text:p>292.3225</text:p>
          </table:table-cell>
          <table:table-cell office:value-type="float" office:value="713.0">
            <text:p>713.0</text:p>
          </table:table-cell>
          <table:table-cell office:value-type="float" office:value="0.1220632">
            <text:p>0.1220632</text:p>
          </table:table-cell>
          <table:table-cell office:value-type="float" office:value="562.0">
            <text:p>562.0</text:p>
          </table:table-cell>
          <table:table-cell office:value-type="float" office:value="906.0">
            <text:p>906.0</text:p>
          </table:table-cell>
          <table:table-cell office:value-type="float" office:value="292.3225">
            <text:p>292.3225</text:p>
          </table:table-cell>
          <table:table-cell office:value-type="float" office:value="0.5209520058635464">
            <text:p>0.5209520058635464</text:p>
          </table:table-cell>
          <table:table-cell office:value-type="float" office:value="0.5223915803438745">
            <text:p>0.5223915803438745</text:p>
          </table:table-cell>
          <table:table-cell office:value-type="float" office:value="0.5305182746436343">
            <text:p>0.5305182746436343</text:p>
          </table:table-cell>
          <table:table-cell office:value-type="float" office:value="0.3994061028484256">
            <text:p>0.3994061028484256</text:p>
          </table:table-cell>
          <table:table-cell office:value-type="float" office:value="0.5394430039092054">
            <text:p>0.5394430039092054</text:p>
          </table:table-cell>
          <table:table-cell office:value-type="float" office:value="0.5583018308809472">
            <text:p>0.558301830880947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SylvAtri-ab-m-5mn-haz-cos-r280.0">
            <text:p>SylvAtri-ab-m-5mn-haz-cos-r280.0</text:p>
          </table:table-cell>
          <table:table-cell office:value-type="float" office:value="261.0">
            <text:p>261.0</text:p>
          </table:table-cell>
          <table:table-cell office:value-type="float" office:value="10.843323181859">
            <text:p>10.843323181859</text:p>
          </table:table-cell>
          <table:table-cell office:value-type="float" office:value="488.187599344441">
            <text:p>488.187599344441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280.0">
            <text:p>2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1.934495">
            <text:p>Sat Apr 20 16:57:31 2024</text:p>
          </table:table-cell>
          <table:table-cell office:value-type="float" office:value="0.5287">
            <text:p>0.5287</text:p>
          </table:table-cell>
          <table:table-cell office:value-type="string" office:value="C:\git\pyaudisam\tests\tmp\val-anlr\SylvAtri-ab-m-5mn-haz-cos-r2800-5n3p52bn">
            <text:p>C:\git\pyaudisam\tests\tmp\val-anlr\SylvAtri-ab-m-5mn-haz-cos-r2800-5n3p52bn</text:p>
          </table:table-cell>
          <table:table-cell office:value-type="float" office:value="251.0">
            <text:p>251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321053">
            <text:p>1.321053</text:p>
          </table:table-cell>
          <table:table-cell office:value-type="float" office:value="0.08536738">
            <text:p>0.08536738</text:p>
          </table:table-cell>
          <table:table-cell office:value-type="float" office:value="1.115453">
            <text:p>1.115453</text:p>
          </table:table-cell>
          <table:table-cell office:value-type="float" office:value="1.564548">
            <text:p>1.564548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280.0">
            <text:p>280.0</text:p>
          </table:table-cell>
          <table:table-cell office:value-type="float" office:value="96.16858237547893">
            <text:p>96.16858237547893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2678.59">
            <text:p>2678.59</text:p>
          </table:table-cell>
          <table:table-cell office:value-type="float" office:value="0.005165279">
            <text:p>0.005165279</text:p>
          </table:table-cell>
          <table:table-cell office:value-type="float" office:value="0.117941">
            <text:p>0.117941</text:p>
          </table:table-cell>
          <table:table-cell office:value-type="float" office:value="0.02256668">
            <text:p>0.02256668</text:p>
          </table:table-cell>
          <table:table-cell office:value-type="float" office:value="0.005165279">
            <text:p>0.005165279</text:p>
          </table:table-cell>
          <table:table-cell office:value-type="float" office:value="0.0001430961">
            <text:p>0.0001430961</text:p>
          </table:table-cell>
          <table:table-cell office:value-type="float" office:value="0.1398249">
            <text:p>0.1398249</text:p>
          </table:table-cell>
          <table:table-cell office:value-type="float" office:value="0.0001087936">
            <text:p>0.0001087936</text:p>
          </table:table-cell>
          <table:table-cell office:value-type="float" office:value="0.0001882141">
            <text:p>0.0001882141</text:p>
          </table:table-cell>
          <table:table-cell office:value-type="float" office:value="248.0">
            <text:p>248.0</text:p>
          </table:table-cell>
          <table:table-cell office:value-type="float" office:value="0.1782733">
            <text:p>0.1782733</text:p>
          </table:table-cell>
          <table:table-cell office:value-type="float" office:value="0.1398249">
            <text:p>0.1398249</text:p>
          </table:table-cell>
          <table:table-cell office:value-type="float" office:value="0.1355383">
            <text:p>0.1355383</text:p>
          </table:table-cell>
          <table:table-cell office:value-type="float" office:value="0.2344826">
            <text:p>0.2344826</text:p>
          </table:table-cell>
          <table:table-cell office:value-type="float" office:value="248.0">
            <text:p>248.0</text:p>
          </table:table-cell>
          <table:table-cell office:value-type="float" office:value="118.2228">
            <text:p>118.2228</text:p>
          </table:table-cell>
          <table:table-cell office:value-type="float" office:value="0.06991243">
            <text:p>0.06991243</text:p>
          </table:table-cell>
          <table:table-cell office:value-type="float" office:value="103.0321">
            <text:p>103.0321</text:p>
          </table:table-cell>
          <table:table-cell office:value-type="float" office:value="135.6531">
            <text:p>135.6531</text:p>
          </table:table-cell>
          <table:table-cell office:value-type="float" office:value="248.0">
            <text:p>248.0</text:p>
          </table:table-cell>
          <table:table-cell office:value-type="float" office:value="2678.687">
            <text:p>2678.687</text:p>
          </table:table-cell>
          <table:table-cell office:value-type="float" office:value="2689.166">
            <text:p>2689.166</text:p>
          </table:table-cell>
          <table:table-cell office:value-type="float" office:value="-1336.295">
            <text:p>-1336.295</text:p>
          </table:table-cell>
          <table:table-cell office:value-type="float" office:value="0.5692908">
            <text:p>0.5692908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93.59586">
            <text:p>93.59586</text:p>
          </table:table-cell>
          <table:table-cell office:value-type="float" office:value="3.880848">
            <text:p>3.880848</text:p>
          </table:table-cell>
          <table:table-cell office:value-type="float" office:value="0.05117168">
            <text:p>0.051171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3008625">
            <text:p>0.3008625</text:p>
          </table:table-cell>
          <table:table-cell office:value-type="float" office:value="0.1638249">
            <text:p>0.1638249</text:p>
          </table:table-cell>
          <table:table-cell office:value-type="float" office:value="0.2184498">
            <text:p>0.2184498</text:p>
          </table:table-cell>
          <table:table-cell office:value-type="float" office:value="0.4143662">
            <text:p>0.4143662</text:p>
          </table:table-cell>
          <table:table-cell office:value-type="float" office:value="342.9494">
            <text:p>342.9494</text:p>
          </table:table-cell>
          <table:table-cell office:value-type="float" office:value="0.3008625">
            <text:p>0.3008625</text:p>
          </table:table-cell>
          <table:table-cell office:value-type="float" office:value="0.027999400000000008">
            <text:p>0.027999400000000008</text:p>
          </table:table-cell>
          <table:table-cell office:value-type="float" office:value="0.1638249">
            <text:p>0.1638249</text:p>
          </table:table-cell>
          <table:table-cell office:value-type="float" office:value="0.2184498">
            <text:p>0.2184498</text:p>
          </table:table-cell>
          <table:table-cell office:value-type="float" office:value="0.4143662">
            <text:p>0.4143662</text:p>
          </table:table-cell>
          <table:table-cell office:value-type="float" office:value="342.9494">
            <text:p>342.9494</text:p>
          </table:table-cell>
          <table:table-cell office:value-type="float" office:value="722.0">
            <text:p>722.0</text:p>
          </table:table-cell>
          <table:table-cell office:value-type="float" office:value="0.1638249">
            <text:p>0.1638249</text:p>
          </table:table-cell>
          <table:table-cell office:value-type="float" office:value="524.0">
            <text:p>524.0</text:p>
          </table:table-cell>
          <table:table-cell office:value-type="float" office:value="994.0">
            <text:p>994.0</text:p>
          </table:table-cell>
          <table:table-cell office:value-type="float" office:value="342.9494">
            <text:p>342.9494</text:p>
          </table:table-cell>
          <table:table-cell office:value-type="float" office:value="0.36338939459369396">
            <text:p>0.36338939459369396</text:p>
          </table:table-cell>
          <table:table-cell office:value-type="float" office:value="0.3781755114555407">
            <text:p>0.3781755114555407</text:p>
          </table:table-cell>
          <table:table-cell office:value-type="float" office:value="0.38384423122111944">
            <text:p>0.38384423122111944</text:p>
          </table:table-cell>
          <table:table-cell office:value-type="float" office:value="0.23782599665094697">
            <text:p>0.23782599665094697</text:p>
          </table:table-cell>
          <table:table-cell office:value-type="float" office:value="0.4010282095287957">
            <text:p>0.4010282095287957</text:p>
          </table:table-cell>
          <table:table-cell office:value-type="float" office:value="0.40847630863634093">
            <text:p>0.4084763086363409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SylvAtri-ab-m-5mn-haz-cos-l15.0-r300.0">
            <text:p>SylvAtri-ab-m-5mn-haz-cos-l15.0-r300.0</text:p>
          </table:table-cell>
          <table:table-cell office:value-type="float" office:value="261.0">
            <text:p>261.0</text:p>
          </table:table-cell>
          <table:table-cell office:value-type="float" office:value="10.843323181859">
            <text:p>10.843323181859</text:p>
          </table:table-cell>
          <table:table-cell office:value-type="float" office:value="488.187599344441">
            <text:p>488.187599344441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1.961139">
            <text:p>Sat Apr 20 16:57:31 2024</text:p>
          </table:table-cell>
          <table:table-cell office:value-type="float" office:value="0.66625">
            <text:p>0.66625</text:p>
          </table:table-cell>
          <table:table-cell office:value-type="string" office:value="C:\git\pyaudisam\tests\tmp\val-anlr\SylvAtri-ab-m-5mn-haz-cos-l150-r3000-ho6j3mt2">
            <text:p>C:\git\pyaudisam\tests\tmp\val-anlr\SylvAtri-ab-m-5mn-haz-cos-l150-r3000-ho6j3mt2</text:p>
          </table:table-cell>
          <table:table-cell office:value-type="float" office:value="249.0">
            <text:p>249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310526">
            <text:p>1.310526</text:p>
          </table:table-cell>
          <table:table-cell office:value-type="float" office:value="0.08441848">
            <text:p>0.08441848</text:p>
          </table:table-cell>
          <table:table-cell office:value-type="float" office:value="1.10864">
            <text:p>1.10864</text:p>
          </table:table-cell>
          <table:table-cell office:value-type="float" office:value="1.549176">
            <text:p>1.549176</text:p>
          </table:table-cell>
          <table:table-cell office:value-type="float" office:value="95.0">
            <text:p>95.0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float" office:value="95.40229885057471">
            <text:p>95.40229885057471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2653.518">
            <text:p>2653.518</text:p>
          </table:table-cell>
          <table:table-cell office:value-type="float" office:value="0.1192739">
            <text:p>0.1192739</text:p>
          </table:table-cell>
          <table:table-cell office:value-type="float" office:value="0.02286875">
            <text:p>0.02286875</text:p>
          </table:table-cell>
          <table:table-cell office:value-type="float" office:value="0.08795309">
            <text:p>0.08795309</text:p>
          </table:table-cell>
          <table:table-cell office:value-type="float" office:value="0.1192739">
            <text:p>0.1192739</text:p>
          </table:table-cell>
          <table:table-cell office:value-type="float" office:value="0.0001513365">
            <text:p>0.0001513365</text:p>
          </table:table-cell>
          <table:table-cell office:value-type="float" office:value="0.2313867">
            <text:p>0.2313867</text:p>
          </table:table-cell>
          <table:table-cell office:value-type="float" office:value="9.65118e-05">
            <text:p>9.65118e-05</text:p>
          </table:table-cell>
          <table:table-cell office:value-type="float" office:value="0.0002373051">
            <text:p>0.0002373051</text:p>
          </table:table-cell>
          <table:table-cell office:value-type="float" office:value="244.0">
            <text:p>244.0</text:p>
          </table:table-cell>
          <table:table-cell office:value-type="float" office:value="0.1468398">
            <text:p>0.1468398</text:p>
          </table:table-cell>
          <table:table-cell office:value-type="float" office:value="0.2313867">
            <text:p>0.2313867</text:p>
          </table:table-cell>
          <table:table-cell office:value-type="float" office:value="0.09364411">
            <text:p>0.09364411</text:p>
          </table:table-cell>
          <table:table-cell office:value-type="float" office:value="0.2302539">
            <text:p>0.2302539</text:p>
          </table:table-cell>
          <table:table-cell office:value-type="float" office:value="244.0">
            <text:p>244.0</text:p>
          </table:table-cell>
          <table:table-cell office:value-type="float" office:value="114.959">
            <text:p>114.959</text:p>
          </table:table-cell>
          <table:table-cell office:value-type="float" office:value="0.1156933">
            <text:p>0.1156933</text:p>
          </table:table-cell>
          <table:table-cell office:value-type="float" office:value="91.60152">
            <text:p>91.60152</text:p>
          </table:table-cell>
          <table:table-cell office:value-type="float" office:value="144.2725">
            <text:p>144.2725</text:p>
          </table:table-cell>
          <table:table-cell office:value-type="float" office:value="244.0">
            <text:p>244.0</text:p>
          </table:table-cell>
          <table:table-cell office:value-type="float" office:value="2653.765">
            <text:p>2653.765</text:p>
          </table:table-cell>
          <table:table-cell office:value-type="float" office:value="2671.105">
            <text:p>2671.105</text:p>
          </table:table-cell>
          <table:table-cell office:value-type="float" office:value="-1321.759">
            <text:p>-1321.759</text:p>
          </table:table-cell>
          <table:table-cell office:value-type="float" office:value="0.8021793">
            <text:p>0.8021793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102.6701">
            <text:p>102.6701</text:p>
          </table:table-cell>
          <table:table-cell office:value-type="float" office:value="4.465711">
            <text:p>4.465711</text:p>
          </table:table-cell>
          <table:table-cell office:value-type="float" office:value="-0.005546573">
            <text:p>-0.005546573</text:p>
          </table:table-cell>
          <table:table-cell office:value-type="float" office:value="0.3277911">
            <text:p>0.3277911</text:p>
          </table:table-cell>
          <table:table-cell office:value-type="float" office:value="-0.1840489">
            <text:p>-0.1840489</text:p>
          </table:table-cell>
          <table:table-cell office:value-type="float" office:value="0.3156528">
            <text:p>0.3156528</text:p>
          </table:table-cell>
          <table:table-cell office:value-type="float" office:value="0.2463053">
            <text:p>0.2463053</text:p>
          </table:table-cell>
          <table:table-cell office:value-type="float" office:value="0.1957924">
            <text:p>0.1957924</text:p>
          </table:table-cell>
          <table:table-cell office:value-type="float" office:value="0.5088894">
            <text:p>0.5088894</text:p>
          </table:table-cell>
          <table:table-cell office:value-type="float" office:value="299.6434">
            <text:p>299.6434</text:p>
          </table:table-cell>
          <table:table-cell office:value-type="float" office:value="0.3156528">
            <text:p>0.3156528</text:p>
          </table:table-cell>
          <table:table-cell office:value-type="float" office:value="0.1173566">
            <text:p>0.1173566</text:p>
          </table:table-cell>
          <table:table-cell office:value-type="float" office:value="0.2463053">
            <text:p>0.2463053</text:p>
          </table:table-cell>
          <table:table-cell office:value-type="float" office:value="0.1957924">
            <text:p>0.1957924</text:p>
          </table:table-cell>
          <table:table-cell office:value-type="float" office:value="0.5088894">
            <text:p>0.5088894</text:p>
          </table:table-cell>
          <table:table-cell office:value-type="float" office:value="299.6434">
            <text:p>299.6434</text:p>
          </table:table-cell>
          <table:table-cell office:value-type="float" office:value="758.0">
            <text:p>758.0</text:p>
          </table:table-cell>
          <table:table-cell office:value-type="float" office:value="0.2463053">
            <text:p>0.2463053</text:p>
          </table:table-cell>
          <table:table-cell office:value-type="float" office:value="470.0">
            <text:p>470.0</text:p>
          </table:table-cell>
          <table:table-cell office:value-type="float" office:value="1221.0">
            <text:p>1221.0</text:p>
          </table:table-cell>
          <table:table-cell office:value-type="float" office:value="299.6434">
            <text:p>299.6434</text:p>
          </table:table-cell>
          <table:table-cell office:value-type="float" office:value="0.5510395288767684">
            <text:p>0.5510395288767684</text:p>
          </table:table-cell>
          <table:table-cell office:value-type="float" office:value="0.46955295769230176">
            <text:p>0.46955295769230176</text:p>
          </table:table-cell>
          <table:table-cell office:value-type="float" office:value="0.4572430645898384">
            <text:p>0.4572430645898384</text:p>
          </table:table-cell>
          <table:table-cell office:value-type="float" office:value="0.39382428460682484">
            <text:p>0.39382428460682484</text:p>
          </table:table-cell>
          <table:table-cell office:value-type="float" office:value="0.48671199748773764">
            <text:p>0.48671199748773764</text:p>
          </table:table-cell>
          <table:table-cell office:value-type="float" office:value="0.43430012610041735">
            <text:p>0.4343001261004173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SylvAtri-ab-m-5mn-haz-cos-l20.0-r300.0-m14.0">
            <text:p>SylvAtri-ab-m-5mn-haz-cos-l20.0-r300.0-m14.0</text:p>
          </table:table-cell>
          <table:table-cell office:value-type="float" office:value="261.0">
            <text:p>261.0</text:p>
          </table:table-cell>
          <table:table-cell office:value-type="float" office:value="10.843323181859">
            <text:p>10.843323181859</text:p>
          </table:table-cell>
          <table:table-cell office:value-type="float" office:value="488.187599344441">
            <text:p>488.187599344441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20.0">
            <text:p>20.0</text:p>
          </table:table-cell>
          <table:table-cell office:value-type="float" office:value="300.0">
            <text:p>300.0</text:p>
          </table:table-cell>
          <table:table-cell office:value-type="float" office:value="14.0">
            <text:p>14.0</text:p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1.961139">
            <text:p>Sat Apr 20 16:57:31 2024</text:p>
          </table:table-cell>
          <table:table-cell office:value-type="float" office:value="0.66625">
            <text:p>0.66625</text:p>
          </table:table-cell>
          <table:table-cell office:value-type="string" office:value="C:\git\pyaudisam\tests\tmp\val-anlr\SylvAtri-ab-m-5mn-haz-cos-l200-r3000-m140-joisjlq2">
            <text:p>C:\git\pyaudisam\tests\tmp\val-anlr\SylvAtri-ab-m-5mn-haz-cos-l200-r3000-m140-joisjlq2</text:p>
          </table:table-cell>
          <table:table-cell office:value-type="float" office:value="248.0">
            <text:p>248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305263">
            <text:p>1.305263</text:p>
          </table:table-cell>
          <table:table-cell office:value-type="float" office:value="0.0834426">
            <text:p>0.0834426</text:p>
          </table:table-cell>
          <table:table-cell office:value-type="float" office:value="1.106318">
            <text:p>1.106318</text:p>
          </table:table-cell>
          <table:table-cell office:value-type="float" office:value="1.539984">
            <text:p>1.539984</text:p>
          </table:table-cell>
          <table:table-cell office:value-type="float" office:value="95.0">
            <text:p>95.0</text:p>
          </table:table-cell>
          <table:table-cell office:value-type="float" office:value="20.0">
            <text:p>20.0</text:p>
          </table:table-cell>
          <table:table-cell office:value-type="float" office:value="300.0">
            <text:p>300.0</text:p>
          </table:table-cell>
          <table:table-cell office:value-type="float" office:value="95.01915708812261">
            <text:p>95.01915708812261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2635.21">
            <text:p>2635.21</text:p>
          </table:table-cell>
          <table:table-cell office:value-type="float" office:value="0.007730365">
            <text:p>0.007730365</text:p>
          </table:table-cell>
          <table:table-cell office:value-type="float" office:value="0.007730365">
            <text:p>0.00773036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001621051">
            <text:p>0.0001621051</text:p>
          </table:table-cell>
          <table:table-cell office:value-type="float" office:value="0.2294169">
            <text:p>0.2294169</text:p>
          </table:table-cell>
          <table:table-cell office:value-type="float" office:value="0.0001037649">
            <text:p>0.0001037649</text:p>
          </table:table-cell>
          <table:table-cell office:value-type="float" office:value="0.0002532462">
            <text:p>0.0002532462</text:p>
          </table:table-cell>
          <table:table-cell office:value-type="float" office:value="243.0">
            <text:p>243.0</text:p>
          </table:table-cell>
          <table:table-cell office:value-type="float" office:value="0.1370853">
            <text:p>0.1370853</text:p>
          </table:table-cell>
          <table:table-cell office:value-type="float" office:value="0.2294169">
            <text:p>0.2294169</text:p>
          </table:table-cell>
          <table:table-cell office:value-type="float" office:value="0.08774948">
            <text:p>0.08774948</text:p>
          </table:table-cell>
          <table:table-cell office:value-type="float" office:value="0.2141594">
            <text:p>0.2141594</text:p>
          </table:table-cell>
          <table:table-cell office:value-type="float" office:value="243.0">
            <text:p>243.0</text:p>
          </table:table-cell>
          <table:table-cell office:value-type="float" office:value="111.0751">
            <text:p>111.0751</text:p>
          </table:table-cell>
          <table:table-cell office:value-type="float" office:value="0.1147085">
            <text:p>0.1147085</text:p>
          </table:table-cell>
          <table:table-cell office:value-type="float" office:value="88.67648">
            <text:p>88.67648</text:p>
          </table:table-cell>
          <table:table-cell office:value-type="float" office:value="139.1313">
            <text:p>139.1313</text:p>
          </table:table-cell>
          <table:table-cell office:value-type="float" office:value="243.0">
            <text:p>243.0</text:p>
          </table:table-cell>
          <table:table-cell office:value-type="float" office:value="2635.458">
            <text:p>2635.458</text:p>
          </table:table-cell>
          <table:table-cell office:value-type="float" office:value="2652.777">
            <text:p>2652.777</text:p>
          </table:table-cell>
          <table:table-cell office:value-type="float" office:value="-1312.605">
            <text:p>-1312.605</text:p>
          </table:table-cell>
          <table:table-cell office:value-type="float" office:value="0.7817914">
            <text:p>0.781791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103.2497">
            <text:p>103.2497</text:p>
          </table:table-cell>
          <table:table-cell office:value-type="float" office:value="4.534401">
            <text:p>4.534401</text:p>
          </table:table-cell>
          <table:table-cell office:value-type="float" office:value="0.01808755">
            <text:p>0.01808755</text:p>
          </table:table-cell>
          <table:table-cell office:value-type="float" office:value="0.3444638">
            <text:p>0.3444638</text:p>
          </table:table-cell>
          <table:table-cell office:value-type="float" office:value="-0.1755891">
            <text:p>-0.1755891</text:p>
          </table:table-cell>
          <table:table-cell office:value-type="float" office:value="0.3367557">
            <text:p>0.3367557</text:p>
          </table:table-cell>
          <table:table-cell office:value-type="float" office:value="0.2441205">
            <text:p>0.2441205</text:p>
          </table:table-cell>
          <table:table-cell office:value-type="float" office:value="0.2097415">
            <text:p>0.2097415</text:p>
          </table:table-cell>
          <table:table-cell office:value-type="float" office:value="0.5406864">
            <text:p>0.5406864</text:p>
          </table:table-cell>
          <table:table-cell office:value-type="float" office:value="298.1967">
            <text:p>298.1967</text:p>
          </table:table-cell>
          <table:table-cell office:value-type="float" office:value="0.3367557">
            <text:p>0.3367557</text:p>
          </table:table-cell>
          <table:table-cell office:value-type="float" office:value="0.11651919999999999">
            <text:p>0.11651919999999999</text:p>
          </table:table-cell>
          <table:table-cell office:value-type="float" office:value="0.2441205">
            <text:p>0.2441205</text:p>
          </table:table-cell>
          <table:table-cell office:value-type="float" office:value="0.2097415">
            <text:p>0.2097415</text:p>
          </table:table-cell>
          <table:table-cell office:value-type="float" office:value="0.5406864">
            <text:p>0.5406864</text:p>
          </table:table-cell>
          <table:table-cell office:value-type="float" office:value="298.1967">
            <text:p>298.1967</text:p>
          </table:table-cell>
          <table:table-cell office:value-type="float" office:value="808.0">
            <text:p>808.0</text:p>
          </table:table-cell>
          <table:table-cell office:value-type="float" office:value="0.2441205">
            <text:p>0.2441205</text:p>
          </table:table-cell>
          <table:table-cell office:value-type="float" office:value="503.0">
            <text:p>503.0</text:p>
          </table:table-cell>
          <table:table-cell office:value-type="float" office:value="1298.0">
            <text:p>1298.0</text:p>
          </table:table-cell>
          <table:table-cell office:value-type="float" office:value="298.1967">
            <text:p>298.1967</text:p>
          </table:table-cell>
          <table:table-cell office:value-type="float" office:value="0.37185185872990933">
            <text:p>0.37185185872990933</text:p>
          </table:table-cell>
          <table:table-cell office:value-type="float" office:value="0.33318751665117724">
            <text:p>0.33318751665117724</text:p>
          </table:table-cell>
          <table:table-cell office:value-type="float" office:value="0.32482866066031774">
            <text:p>0.32482866066031774</text:p>
          </table:table-cell>
          <table:table-cell office:value-type="float" office:value="0.21442258418184093">
            <text:p>0.21442258418184093</text:p>
          </table:table-cell>
          <table:table-cell office:value-type="float" office:value="0.3581262704933352">
            <text:p>0.3581262704933352</text:p>
          </table:table-cell>
          <table:table-cell office:value-type="float" office:value="0.3215715590203975">
            <text:p>0.32157155902039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SylvAtri-ab-m-10mn-hno-cos">
            <text:p>SylvAtri-ab-m-10mn-hno-cos</text:p>
          </table:table-cell>
          <table:table-cell office:value-type="float" office:value="388.0">
            <text:p>388.0</text:p>
          </table:table-cell>
          <table:table-cell office:value-type="float" office:value="1.21209447400735">
            <text:p>1.21209447400735</text:p>
          </table:table-cell>
          <table:table-cell office:value-type="float" office:value="511.40974530097">
            <text:p>511.40974530097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1.976766">
            <text:p>Sat Apr 20 16:57:31 2024</text:p>
          </table:table-cell>
          <table:table-cell office:value-type="float" office:value="0.5805939999999999">
            <text:p>0.5805939999999999</text:p>
          </table:table-cell>
          <table:table-cell office:value-type="string" office:value="C:\git\pyaudisam\tests\tmp\val-anlr\SylvAtri-ab-m-10mn-hno-cos-dpiv4u98">
            <text:p>C:\git\pyaudisam\tests\tmp\val-anlr\SylvAtri-ab-m-10mn-hno-cos-dpiv4u98</text:p>
          </table:table-cell>
          <table:table-cell office:value-type="float" office:value="388.0">
            <text:p>388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2.042105">
            <text:p>2.042105</text:p>
          </table:table-cell>
          <table:table-cell office:value-type="float" office:value="0.07074273">
            <text:p>0.07074273</text:p>
          </table:table-cell>
          <table:table-cell office:value-type="float" office:value="1.774847">
            <text:p>1.774847</text:p>
          </table:table-cell>
          <table:table-cell office:value-type="float" office:value="2.349607">
            <text:p>2.349607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511.4098">
            <text:p>511.4098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12.381000000000313">
            <text:p>12.381000000000313</text:p>
          </table:table-cell>
          <table:table-cell office:value-type="float" office:value="4361.247">
            <text:p>4361.247</text:p>
          </table:table-cell>
          <table:table-cell office:value-type="float" office:value="0.0001157522">
            <text:p>0.0001157522</text:p>
          </table:table-cell>
          <table:table-cell office:value-type="float" office:value="0.04806817">
            <text:p>0.04806817</text:p>
          </table:table-cell>
          <table:table-cell office:value-type="float" office:value="0.002500296">
            <text:p>0.002500296</text:p>
          </table:table-cell>
          <table:table-cell office:value-type="float" office:value="0.0001157522">
            <text:p>0.0001157522</text:p>
          </table:table-cell>
          <table:table-cell office:value-type="float" office:value="0.0001239454">
            <text:p>0.0001239454</text:p>
          </table:table-cell>
          <table:table-cell office:value-type="float" office:value="0.04041545">
            <text:p>0.04041545</text:p>
          </table:table-cell>
          <table:table-cell office:value-type="float" office:value="0.0001144813">
            <text:p>0.0001144813</text:p>
          </table:table-cell>
          <table:table-cell office:value-type="float" office:value="0.0001341919">
            <text:p>0.0001341919</text:p>
          </table:table-cell>
          <table:table-cell office:value-type="float" office:value="386.0">
            <text:p>386.0</text:p>
          </table:table-cell>
          <table:table-cell office:value-type="float" office:value="0.06169665">
            <text:p>0.06169665</text:p>
          </table:table-cell>
          <table:table-cell office:value-type="float" office:value="0.04041545">
            <text:p>0.04041545</text:p>
          </table:table-cell>
          <table:table-cell office:value-type="float" office:value="0.05698568">
            <text:p>0.05698568</text:p>
          </table:table-cell>
          <table:table-cell office:value-type="float" office:value="0.06679706">
            <text:p>0.06679706</text:p>
          </table:table-cell>
          <table:table-cell office:value-type="float" office:value="386.0">
            <text:p>386.0</text:p>
          </table:table-cell>
          <table:table-cell office:value-type="float" office:value="127.0281">
            <text:p>127.0281</text:p>
          </table:table-cell>
          <table:table-cell office:value-type="float" office:value="0.02020773">
            <text:p>0.02020773</text:p>
          </table:table-cell>
          <table:table-cell office:value-type="float" office:value="122.0806">
            <text:p>122.0806</text:p>
          </table:table-cell>
          <table:table-cell office:value-type="float" office:value="132.1761">
            <text:p>132.1761</text:p>
          </table:table-cell>
          <table:table-cell office:value-type="float" office:value="386.0">
            <text:p>386.0</text:p>
          </table:table-cell>
          <table:table-cell office:value-type="float" office:value="4361.278">
            <text:p>4361.278</text:p>
          </table:table-cell>
          <table:table-cell office:value-type="float" office:value="4369.169">
            <text:p>4369.169</text:p>
          </table:table-cell>
          <table:table-cell office:value-type="float" office:value="-2178.624">
            <text:p>-2178.624</text:p>
          </table:table-cell>
          <table:table-cell office:value-type="float" office:value="0.005765465">
            <text:p>0.005765465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25.3032">
            <text:p>125.3032</text:p>
          </table:table-cell>
          <table:table-cell office:value-type="float" office:value="0.7324798">
            <text:p>0.73247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4028364">
            <text:p>0.4028364</text:p>
          </table:table-cell>
          <table:table-cell office:value-type="float" office:value="0.08147357">
            <text:p>0.08147357</text:p>
          </table:table-cell>
          <table:table-cell office:value-type="float" office:value="0.3430635">
            <text:p>0.3430635</text:p>
          </table:table-cell>
          <table:table-cell office:value-type="float" office:value="0.4730235">
            <text:p>0.4730235</text:p>
          </table:table-cell>
          <table:table-cell office:value-type="float" office:value="162.8635">
            <text:p>162.8635</text:p>
          </table:table-cell>
          <table:table-cell office:value-type="float" office:value="0.4028364">
            <text:p>0.4028364</text:p>
          </table:table-cell>
          <table:table-cell office:value-type="float" office:value="0.0">
            <text:p/>
          </table:table-cell>
          <table:table-cell office:value-type="float" office:value="0.08147357">
            <text:p>0.08147357</text:p>
          </table:table-cell>
          <table:table-cell office:value-type="float" office:value="0.3430635">
            <text:p>0.3430635</text:p>
          </table:table-cell>
          <table:table-cell office:value-type="float" office:value="0.4730235">
            <text:p>0.4730235</text:p>
          </table:table-cell>
          <table:table-cell office:value-type="float" office:value="162.8635">
            <text:p>162.8635</text:p>
          </table:table-cell>
          <table:table-cell office:value-type="float" office:value="967.0">
            <text:p>967.0</text:p>
          </table:table-cell>
          <table:table-cell office:value-type="float" office:value="0.08147357">
            <text:p>0.08147357</text:p>
          </table:table-cell>
          <table:table-cell office:value-type="float" office:value="823.0">
            <text:p>823.0</text:p>
          </table:table-cell>
          <table:table-cell office:value-type="float" office:value="1135.0">
            <text:p>1135.0</text:p>
          </table:table-cell>
          <table:table-cell office:value-type="float" office:value="162.8635">
            <text:p>162.8635</text:p>
          </table:table-cell>
          <table:table-cell office:value-type="float" office:value="0.0671598877666771">
            <text:p>0.0671598877666771</text:p>
          </table:table-cell>
          <table:table-cell office:value-type="float" office:value="0.09176886769122958">
            <text:p>0.09176886769122958</text:p>
          </table:table-cell>
          <table:table-cell office:value-type="float" office:value="0.09241928451097815">
            <text:p>0.09241928451097815</text:p>
          </table:table-cell>
          <table:table-cell office:value-type="float" office:value="0.043983747567157255">
            <text:p>0.043983747567157255</text:p>
          </table:table-cell>
          <table:table-cell office:value-type="float" office:value="0.0679018620558154">
            <text:p>0.0679018620558154</text:p>
          </table:table-cell>
          <table:table-cell office:value-type="float" office:value="0.11966389152243799">
            <text:p>0.119663891522437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SylvAtri-ab-m-10mn-hno-cos-l10.0">
            <text:p>SylvAtri-ab-m-10mn-hno-cos-l10.0</text:p>
          </table:table-cell>
          <table:table-cell office:value-type="float" office:value="388.0">
            <text:p>388.0</text:p>
          </table:table-cell>
          <table:table-cell office:value-type="float" office:value="1.21209447400735">
            <text:p>1.21209447400735</text:p>
          </table:table-cell>
          <table:table-cell office:value-type="float" office:value="511.40974530097">
            <text:p>511.40974530097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2.008017">
            <text:p>Sat Apr 20 16:57:32 2024</text:p>
          </table:table-cell>
          <table:table-cell office:value-type="float" office:value="0.5962259999999999">
            <text:p>0.5962259999999999</text:p>
          </table:table-cell>
          <table:table-cell office:value-type="string" office:value="C:\git\pyaudisam\tests\tmp\val-anlr\SylvAtri-ab-m-10mn-hno-cos-l100-a5xho0cj">
            <text:p>C:\git\pyaudisam\tests\tmp\val-anlr\SylvAtri-ab-m-10mn-hno-cos-l100-a5xho0cj</text:p>
          </table:table-cell>
          <table:table-cell office:value-type="float" office:value="386.0">
            <text:p>386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2.031579">
            <text:p>2.031579</text:p>
          </table:table-cell>
          <table:table-cell office:value-type="float" office:value="0.07121622">
            <text:p>0.07121622</text:p>
          </table:table-cell>
          <table:table-cell office:value-type="float" office:value="1.764046">
            <text:p>1.764046</text:p>
          </table:table-cell>
          <table:table-cell office:value-type="float" office:value="2.339686">
            <text:p>2.339686</text:p>
          </table:table-cell>
          <table:table-cell office:value-type="float" office:value="95.0">
            <text:p>95.0</text:p>
          </table:table-cell>
          <table:table-cell office:value-type="float" office:value="10.0">
            <text:p>10.0</text:p>
          </table:table-cell>
          <table:table-cell office:value-type="float" office:value="511.4098">
            <text:p>511.4098</text:p>
          </table:table-cell>
          <table:table-cell office:value-type="float" office:value="99.48453608247422">
            <text:p>99.48453608247422</text:p>
          </table:table-cell>
          <table:table-cell office:value-type="float" office:value="2.0">
            <text:p>2.0</text:p>
          </table:table-cell>
          <table:table-cell office:value-type="float" office:value="12.327000000000226">
            <text:p>12.327000000000226</text:p>
          </table:table-cell>
          <table:table-cell office:value-type="float" office:value="4325.1">
            <text:p>4325.1</text:p>
          </table:table-cell>
          <table:table-cell office:value-type="float" office:value="2.753735e-05">
            <text:p>2.753735e-05</text:p>
          </table:table-cell>
          <table:table-cell office:value-type="float" office:value="0.01536965">
            <text:p>0.01536965</text:p>
          </table:table-cell>
          <table:table-cell office:value-type="float" office:value="0.0001756549">
            <text:p>0.0001756549</text:p>
          </table:table-cell>
          <table:table-cell office:value-type="float" office:value="2.753735e-05">
            <text:p>2.753735e-05</text:p>
          </table:table-cell>
          <table:table-cell office:value-type="float" office:value="0.0001248077">
            <text:p>0.0001248077</text:p>
          </table:table-cell>
          <table:table-cell office:value-type="float" office:value="0.04067384">
            <text:p>0.04067384</text:p>
          </table:table-cell>
          <table:table-cell office:value-type="float" office:value="0.0001152192">
            <text:p>0.0001152192</text:p>
          </table:table-cell>
          <table:table-cell office:value-type="float" office:value="0.0001351943">
            <text:p>0.0001351943</text:p>
          </table:table-cell>
          <table:table-cell office:value-type="float" office:value="384.0">
            <text:p>384.0</text:p>
          </table:table-cell>
          <table:table-cell office:value-type="float" office:value="0.06127036">
            <text:p>0.06127036</text:p>
          </table:table-cell>
          <table:table-cell office:value-type="float" office:value="0.04067384">
            <text:p>0.04067384</text:p>
          </table:table-cell>
          <table:table-cell office:value-type="float" office:value="0.05656317">
            <text:p>0.05656317</text:p>
          </table:table-cell>
          <table:table-cell office:value-type="float" office:value="0.0663693">
            <text:p>0.0663693</text:p>
          </table:table-cell>
          <table:table-cell office:value-type="float" office:value="384.0">
            <text:p>384.0</text:p>
          </table:table-cell>
          <table:table-cell office:value-type="float" office:value="126.5885">
            <text:p>126.5885</text:p>
          </table:table-cell>
          <table:table-cell office:value-type="float" office:value="0.02033692">
            <text:p>0.02033692</text:p>
          </table:table-cell>
          <table:table-cell office:value-type="float" office:value="121.6271">
            <text:p>121.6271</text:p>
          </table:table-cell>
          <table:table-cell office:value-type="float" office:value="131.7522">
            <text:p>131.7522</text:p>
          </table:table-cell>
          <table:table-cell office:value-type="float" office:value="384.0">
            <text:p>384.0</text:p>
          </table:table-cell>
          <table:table-cell office:value-type="float" office:value="4325.131">
            <text:p>4325.131</text:p>
          </table:table-cell>
          <table:table-cell office:value-type="float" office:value="4333.012">
            <text:p>4333.012</text:p>
          </table:table-cell>
          <table:table-cell office:value-type="float" office:value="-2160.55">
            <text:p>-2160.55</text:p>
          </table:table-cell>
          <table:table-cell office:value-type="float" office:value="0.005341826">
            <text:p>0.005341826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25.2684">
            <text:p>125.2684</text:p>
          </table:table-cell>
          <table:table-cell office:value-type="float" office:value="0.7329527">
            <text:p>0.73295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4035482">
            <text:p>0.4035482</text:p>
          </table:table-cell>
          <table:table-cell office:value-type="float" office:value="0.08201287">
            <text:p>0.08201287</text:p>
          </table:table-cell>
          <table:table-cell office:value-type="float" office:value="0.3433056">
            <text:p>0.3433056</text:p>
          </table:table-cell>
          <table:table-cell office:value-type="float" office:value="0.474362">
            <text:p>0.474362</text:p>
          </table:table-cell>
          <table:table-cell office:value-type="float" office:value="162.7991">
            <text:p>162.7991</text:p>
          </table:table-cell>
          <table:table-cell office:value-type="float" office:value="0.4035482">
            <text:p>0.4035482</text:p>
          </table:table-cell>
          <table:table-cell office:value-type="float" office:value="0.0">
            <text:p/>
          </table:table-cell>
          <table:table-cell office:value-type="float" office:value="0.08201287">
            <text:p>0.08201287</text:p>
          </table:table-cell>
          <table:table-cell office:value-type="float" office:value="0.3433056">
            <text:p>0.3433056</text:p>
          </table:table-cell>
          <table:table-cell office:value-type="float" office:value="0.474362">
            <text:p>0.474362</text:p>
          </table:table-cell>
          <table:table-cell office:value-type="float" office:value="162.7991">
            <text:p>162.7991</text:p>
          </table:table-cell>
          <table:table-cell office:value-type="float" office:value="969.0">
            <text:p>969.0</text:p>
          </table:table-cell>
          <table:table-cell office:value-type="float" office:value="0.08201287">
            <text:p>0.08201287</text:p>
          </table:table-cell>
          <table:table-cell office:value-type="float" office:value="824.0">
            <text:p>824.0</text:p>
          </table:table-cell>
          <table:table-cell office:value-type="float" office:value="1138.0">
            <text:p>1138.0</text:p>
          </table:table-cell>
          <table:table-cell office:value-type="float" office:value="162.7991">
            <text:p>162.7991</text:p>
          </table:table-cell>
          <table:table-cell office:value-type="float" office:value="0.05406323327684642">
            <text:p>0.05406323327684642</text:p>
          </table:table-cell>
          <table:table-cell office:value-type="float" office:value="0.07589709074919192">
            <text:p>0.07589709074919192</text:p>
          </table:table-cell>
          <table:table-cell office:value-type="float" office:value="0.0764418418486146">
            <text:p>0.0764418418486146</text:p>
          </table:table-cell>
          <table:table-cell office:value-type="float" office:value="0.031675986042646063">
            <text:p>0.031675986042646063</text:p>
          </table:table-cell>
          <table:table-cell office:value-type="float" office:value="0.056875672153401016">
            <text:p>0.056875672153401016</text:p>
          </table:table-cell>
          <table:table-cell office:value-type="float" office:value="0.1010741501235856">
            <text:p>0.101074150123585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SylvAtri-ab-m-10mn-hno-cos-r280.0">
            <text:p>SylvAtri-ab-m-10mn-hno-cos-r280.0</text:p>
          </table:table-cell>
          <table:table-cell office:value-type="float" office:value="388.0">
            <text:p>388.0</text:p>
          </table:table-cell>
          <table:table-cell office:value-type="float" office:value="1.21209447400735">
            <text:p>1.21209447400735</text:p>
          </table:table-cell>
          <table:table-cell office:value-type="float" office:value="511.40974530097">
            <text:p>511.40974530097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280.0">
            <text:p>2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2.117807">
            <text:p>Sat Apr 20 16:57:32 2024</text:p>
          </table:table-cell>
          <table:table-cell office:value-type="float" office:value="0.549338">
            <text:p>0.549338</text:p>
          </table:table-cell>
          <table:table-cell office:value-type="string" office:value="C:\git\pyaudisam\tests\tmp\val-anlr\SylvAtri-ab-m-10mn-hno-cos-r2800-xa9zs5e9">
            <text:p>C:\git\pyaudisam\tests\tmp\val-anlr\SylvAtri-ab-m-10mn-hno-cos-r2800-xa9zs5e9</text:p>
          </table:table-cell>
          <table:table-cell office:value-type="float" office:value="370.0">
            <text:p>370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947368">
            <text:p>1.947368</text:p>
          </table:table-cell>
          <table:table-cell office:value-type="float" office:value="0.07209021">
            <text:p>0.07209021</text:p>
          </table:table-cell>
          <table:table-cell office:value-type="float" office:value="1.688005">
            <text:p>1.688005</text:p>
          </table:table-cell>
          <table:table-cell office:value-type="float" office:value="2.246584">
            <text:p>2.246584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280.0">
            <text:p>280.0</text:p>
          </table:table-cell>
          <table:table-cell office:value-type="float" office:value="95.36082474226804">
            <text:p>95.36082474226804</text:p>
          </table:table-cell>
          <table:table-cell office:value-type="float" office:value="4.0">
            <text:p>4.0</text:p>
          </table:table-cell>
          <table:table-cell office:value-type="float" office:value="2.145999999999731">
            <text:p>2.145999999999731</text:p>
          </table:table-cell>
          <table:table-cell office:value-type="float" office:value="4007.984">
            <text:p>4007.984</text:p>
          </table:table-cell>
          <table:table-cell office:value-type="float" office:value="0.03484571">
            <text:p>0.03484571</text:p>
          </table:table-cell>
          <table:table-cell office:value-type="float" office:value="0.02676785">
            <text:p>0.02676785</text:p>
          </table:table-cell>
          <table:table-cell office:value-type="float" office:value="0.002315223">
            <text:p>0.002315223</text:p>
          </table:table-cell>
          <table:table-cell office:value-type="float" office:value="0.03484571">
            <text:p>0.03484571</text:p>
          </table:table-cell>
          <table:table-cell office:value-type="float" office:value="0.0001381703">
            <text:p>0.0001381703</text:p>
          </table:table-cell>
          <table:table-cell office:value-type="float" office:value="0.1778405">
            <text:p>0.1778405</text:p>
          </table:table-cell>
          <table:table-cell office:value-type="float" office:value="9.76596e-05">
            <text:p>9.76596e-05</text:p>
          </table:table-cell>
          <table:table-cell office:value-type="float" office:value="0.0001954854">
            <text:p>0.0001954854</text:p>
          </table:table-cell>
          <table:table-cell office:value-type="float" office:value="366.0">
            <text:p>366.0</text:p>
          </table:table-cell>
          <table:table-cell office:value-type="float" office:value="0.1846288">
            <text:p>0.1846288</text:p>
          </table:table-cell>
          <table:table-cell office:value-type="float" office:value="0.1778405">
            <text:p>0.1778405</text:p>
          </table:table-cell>
          <table:table-cell office:value-type="float" office:value="0.1304968">
            <text:p>0.1304968</text:p>
          </table:table-cell>
          <table:table-cell office:value-type="float" office:value="0.2612155">
            <text:p>0.2612155</text:p>
          </table:table-cell>
          <table:table-cell office:value-type="float" office:value="366.0">
            <text:p>366.0</text:p>
          </table:table-cell>
          <table:table-cell office:value-type="float" office:value="120.3117">
            <text:p>120.3117</text:p>
          </table:table-cell>
          <table:table-cell office:value-type="float" office:value="0.08892027">
            <text:p>0.08892027</text:p>
          </table:table-cell>
          <table:table-cell office:value-type="float" office:value="101.0455">
            <text:p>101.0455</text:p>
          </table:table-cell>
          <table:table-cell office:value-type="float" office:value="143.2513">
            <text:p>143.2513</text:p>
          </table:table-cell>
          <table:table-cell office:value-type="float" office:value="366.0">
            <text:p>366.0</text:p>
          </table:table-cell>
          <table:table-cell office:value-type="float" office:value="4008.094">
            <text:p>4008.094</text:p>
          </table:table-cell>
          <table:table-cell office:value-type="float" office:value="4023.638">
            <text:p>4023.638</text:p>
          </table:table-cell>
          <table:table-cell office:value-type="float" office:value="-1999.992">
            <text:p>-1999.992</text:p>
          </table:table-cell>
          <table:table-cell office:value-type="float" office:value="0.484616">
            <text:p>0.48461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90.41735">
            <text:p>90.41735</text:p>
          </table:table-cell>
          <table:table-cell office:value-type="float" office:value="0.2161692">
            <text:p>0.2161692</text:p>
          </table:table-cell>
          <table:table-cell office:value-type="float" office:value="-0.06034803">
            <text:p>-0.06034803</text:p>
          </table:table-cell>
          <table:table-cell office:value-type="float" office:value="-0.08640115">
            <text:p>-0.08640115</text:p>
          </table:table-cell>
          <table:table-cell office:value-type="string" office:value="">
            <text:p/>
          </table:table-cell>
          <table:table-cell office:value-type="float" office:value="0.4282357">
            <text:p>0.4282357</text:p>
          </table:table-cell>
          <table:table-cell office:value-type="float" office:value="0.1918965">
            <text:p>0.1918965</text:p>
          </table:table-cell>
          <table:table-cell office:value-type="float" office:value="0.2946983">
            <text:p>0.2946983</text:p>
          </table:table-cell>
          <table:table-cell office:value-type="float" office:value="0.6222832">
            <text:p>0.6222832</text:p>
          </table:table-cell>
          <table:table-cell office:value-type="float" office:value="449.4143">
            <text:p>449.4143</text:p>
          </table:table-cell>
          <table:table-cell office:value-type="float" office:value="0.4282357">
            <text:p>0.4282357</text:p>
          </table:table-cell>
          <table:table-cell office:value-type="float" office:value="0.0845665">
            <text:p>0.0845665</text:p>
          </table:table-cell>
          <table:table-cell office:value-type="float" office:value="0.1918965">
            <text:p>0.1918965</text:p>
          </table:table-cell>
          <table:table-cell office:value-type="float" office:value="0.2946983">
            <text:p>0.2946983</text:p>
          </table:table-cell>
          <table:table-cell office:value-type="float" office:value="0.6222832">
            <text:p>0.6222832</text:p>
          </table:table-cell>
          <table:table-cell office:value-type="float" office:value="449.4143">
            <text:p>449.4143</text:p>
          </table:table-cell>
          <table:table-cell office:value-type="float" office:value="1028.0">
            <text:p>1028.0</text:p>
          </table:table-cell>
          <table:table-cell office:value-type="float" office:value="0.1918965">
            <text:p>0.1918965</text:p>
          </table:table-cell>
          <table:table-cell office:value-type="float" office:value="707.0">
            <text:p>707.0</text:p>
          </table:table-cell>
          <table:table-cell office:value-type="float" office:value="1493.0">
            <text:p>1493.0</text:p>
          </table:table-cell>
          <table:table-cell office:value-type="float" office:value="449.4143">
            <text:p>449.4143</text:p>
          </table:table-cell>
          <table:table-cell office:value-type="float" office:value="0.406954117402468">
            <text:p>0.406954117402468</text:p>
          </table:table-cell>
          <table:table-cell office:value-type="float" office:value="0.386668239266234">
            <text:p>0.386668239266234</text:p>
          </table:table-cell>
          <table:table-cell office:value-type="float" office:value="0.3836422114438403">
            <text:p>0.3836422114438403</text:p>
          </table:table-cell>
          <table:table-cell office:value-type="float" office:value="0.29388226489582686">
            <text:p>0.29388226489582686</text:p>
          </table:table-cell>
          <table:table-cell office:value-type="float" office:value="0.393732243641451">
            <text:p>0.393732243641451</text:p>
          </table:table-cell>
          <table:table-cell office:value-type="float" office:value="0.398355326320959">
            <text:p>0.39835532632095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SylvAtri-ab-m-10mn-hno-cos-l15.0-r300.0">
            <text:p>SylvAtri-ab-m-10mn-hno-cos-l15.0-r300.0</text:p>
          </table:table-cell>
          <table:table-cell office:value-type="float" office:value="388.0">
            <text:p>388.0</text:p>
          </table:table-cell>
          <table:table-cell office:value-type="float" office:value="1.21209447400735">
            <text:p>1.21209447400735</text:p>
          </table:table-cell>
          <table:table-cell office:value-type="float" office:value="511.40974530097">
            <text:p>511.40974530097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2.274872">
            <text:p>Sat Apr 20 16:57:32 2024</text:p>
          </table:table-cell>
          <table:table-cell office:value-type="float" office:value="0.367687">
            <text:p>0.367687</text:p>
          </table:table-cell>
          <table:table-cell office:value-type="string" office:value="C:\git\pyaudisam\tests\tmp\val-anlr\SylvAtri-ab-m-10mn-hno-cos-l150-r3000-bjk1gb6r">
            <text:p>C:\git\pyaudisam\tests\tmp\val-anlr\SylvAtri-ab-m-10mn-hno-cos-l150-r3000-bjk1gb6r</text:p>
          </table:table-cell>
          <table:table-cell office:value-type="float" office:value="368.0">
            <text:p>368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936842">
            <text:p>1.936842</text:p>
          </table:table-cell>
          <table:table-cell office:value-type="float" office:value="0.07255968">
            <text:p>0.07255968</text:p>
          </table:table-cell>
          <table:table-cell office:value-type="float" office:value="1.677322">
            <text:p>1.677322</text:p>
          </table:table-cell>
          <table:table-cell office:value-type="float" office:value="2.236515">
            <text:p>2.236515</text:p>
          </table:table-cell>
          <table:table-cell office:value-type="float" office:value="95.0">
            <text:p>95.0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float" office:value="94.84536082474227">
            <text:p>94.84536082474227</text:p>
          </table:table-cell>
          <table:table-cell office:value-type="float" office:value="2.0">
            <text:p>2.0</text:p>
          </table:table-cell>
          <table:table-cell office:value-type="float" office:value="3.380999999999858">
            <text:p>3.380999999999858</text:p>
          </table:table-cell>
          <table:table-cell office:value-type="float" office:value="3987.252">
            <text:p>3987.252</text:p>
          </table:table-cell>
          <table:table-cell office:value-type="float" office:value="0.04069495">
            <text:p>0.04069495</text:p>
          </table:table-cell>
          <table:table-cell office:value-type="float" office:value="0.08873636">
            <text:p>0.08873636</text:p>
          </table:table-cell>
          <table:table-cell office:value-type="float" office:value="0.001639128">
            <text:p>0.001639128</text:p>
          </table:table-cell>
          <table:table-cell office:value-type="float" office:value="0.04069495">
            <text:p>0.04069495</text:p>
          </table:table-cell>
          <table:table-cell office:value-type="float" office:value="0.0001666321">
            <text:p>0.0001666321</text:p>
          </table:table-cell>
          <table:table-cell office:value-type="float" office:value="0.09145556">
            <text:p>0.09145556</text:p>
          </table:table-cell>
          <table:table-cell office:value-type="float" office:value="0.0001392566">
            <text:p>0.0001392566</text:p>
          </table:table-cell>
          <table:table-cell office:value-type="float" office:value="0.0001993891">
            <text:p>0.0001993891</text:p>
          </table:table-cell>
          <table:table-cell office:value-type="float" office:value="366.0">
            <text:p>366.0</text:p>
          </table:table-cell>
          <table:table-cell office:value-type="float" office:value="0.133361">
            <text:p>0.133361</text:p>
          </table:table-cell>
          <table:table-cell office:value-type="float" office:value="0.09145556">
            <text:p>0.09145556</text:p>
          </table:table-cell>
          <table:table-cell office:value-type="float" office:value="0.1114515">
            <text:p>0.1114515</text:p>
          </table:table-cell>
          <table:table-cell office:value-type="float" office:value="0.1595775">
            <text:p>0.1595775</text:p>
          </table:table-cell>
          <table:table-cell office:value-type="float" office:value="366.0">
            <text:p>366.0</text:p>
          </table:table-cell>
          <table:table-cell office:value-type="float" office:value="109.5559">
            <text:p>109.5559</text:p>
          </table:table-cell>
          <table:table-cell office:value-type="float" office:value="0.04572778">
            <text:p>0.04572778</text:p>
          </table:table-cell>
          <table:table-cell office:value-type="float" office:value="100.139">
            <text:p>100.139</text:p>
          </table:table-cell>
          <table:table-cell office:value-type="float" office:value="119.8583">
            <text:p>119.8583</text:p>
          </table:table-cell>
          <table:table-cell office:value-type="float" office:value="366.0">
            <text:p>366.0</text:p>
          </table:table-cell>
          <table:table-cell office:value-type="float" office:value="3987.285">
            <text:p>3987.285</text:p>
          </table:table-cell>
          <table:table-cell office:value-type="float" office:value="3995.068">
            <text:p>3995.068</text:p>
          </table:table-cell>
          <table:table-cell office:value-type="float" office:value="-1991.626">
            <text:p>-1991.626</text:p>
          </table:table-cell>
          <table:table-cell office:value-type="float" office:value="0.2993144">
            <text:p>0.2993144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92.70172">
            <text:p>92.70172</text:p>
          </table:table-cell>
          <table:table-cell office:value-type="float" office:value="0.2864995">
            <text:p>0.28649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5136568">
            <text:p>0.5136568</text:p>
          </table:table-cell>
          <table:table-cell office:value-type="float" office:value="0.1167434">
            <text:p>0.1167434</text:p>
          </table:table-cell>
          <table:table-cell office:value-type="float" office:value="0.4086244">
            <text:p>0.4086244</text:p>
          </table:table-cell>
          <table:table-cell office:value-type="float" office:value="0.6456866">
            <text:p>0.6456866</text:p>
          </table:table-cell>
          <table:table-cell office:value-type="float" office:value="384.636">
            <text:p>384.636</text:p>
          </table:table-cell>
          <table:table-cell office:value-type="float" office:value="0.5136568">
            <text:p>0.5136568</text:p>
          </table:table-cell>
          <table:table-cell office:value-type="float" office:value="0.0">
            <text:p/>
          </table:table-cell>
          <table:table-cell office:value-type="float" office:value="0.1167434">
            <text:p>0.1167434</text:p>
          </table:table-cell>
          <table:table-cell office:value-type="float" office:value="0.4086244">
            <text:p>0.4086244</text:p>
          </table:table-cell>
          <table:table-cell office:value-type="float" office:value="0.6456866">
            <text:p>0.6456866</text:p>
          </table:table-cell>
          <table:table-cell office:value-type="float" office:value="384.636">
            <text:p>384.636</text:p>
          </table:table-cell>
          <table:table-cell office:value-type="float" office:value="1233.0">
            <text:p>1233.0</text:p>
          </table:table-cell>
          <table:table-cell office:value-type="float" office:value="0.1167434">
            <text:p>0.1167434</text:p>
          </table:table-cell>
          <table:table-cell office:value-type="float" office:value="981.0">
            <text:p>981.0</text:p>
          </table:table-cell>
          <table:table-cell office:value-type="float" office:value="1550.0">
            <text:p>1550.0</text:p>
          </table:table-cell>
          <table:table-cell office:value-type="float" office:value="384.636">
            <text:p>384.636</text:p>
          </table:table-cell>
          <table:table-cell office:value-type="float" office:value="0.3455762676212845">
            <text:p>0.3455762676212845</text:p>
          </table:table-cell>
          <table:table-cell office:value-type="float" office:value="0.3820884332091879">
            <text:p>0.3820884332091879</text:p>
          </table:table-cell>
          <table:table-cell office:value-type="float" office:value="0.38682466039036784">
            <text:p>0.38682466039036784</text:p>
          </table:table-cell>
          <table:table-cell office:value-type="float" office:value="0.3011968432486805">
            <text:p>0.3011968432486805</text:p>
          </table:table-cell>
          <table:table-cell office:value-type="float" office:value="0.3759567360408568">
            <text:p>0.3759567360408568</text:p>
          </table:table-cell>
          <table:table-cell office:value-type="float" office:value="0.42258438791936465">
            <text:p>0.4225843879193646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SylvAtri-ab-m-10mn-hno-cos-l20.0-r300.0-m18.0">
            <text:p>SylvAtri-ab-m-10mn-hno-cos-l20.0-r300.0-m18.0</text:p>
          </table:table-cell>
          <table:table-cell office:value-type="float" office:value="388.0">
            <text:p>388.0</text:p>
          </table:table-cell>
          <table:table-cell office:value-type="float" office:value="1.21209447400735">
            <text:p>1.21209447400735</text:p>
          </table:table-cell>
          <table:table-cell office:value-type="float" office:value="511.40974530097">
            <text:p>511.40974530097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20.0">
            <text:p>20.0</text:p>
          </table:table-cell>
          <table:table-cell office:value-type="float" office:value="300.0">
            <text:p>300.0</text:p>
          </table:table-cell>
          <table:table-cell office:value-type="float" office:value="18.0">
            <text:p>18.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2.369038">
            <text:p>Sat Apr 20 16:57:32 2024</text:p>
          </table:table-cell>
          <table:table-cell office:value-type="float" office:value="0.499749">
            <text:p>0.499749</text:p>
          </table:table-cell>
          <table:table-cell office:value-type="string" office:value="C:\git\pyaudisam\tests\tmp\val-anlr\SylvAtri-ab-m-10mn-hno-cos-l200-r3000-m180-4ew_528c">
            <text:p>C:\git\pyaudisam\tests\tmp\val-anlr\SylvAtri-ab-m-10mn-hno-cos-l200-r3000-m180-4ew_528c</text:p>
          </table:table-cell>
          <table:table-cell office:value-type="float" office:value="365.0">
            <text:p>365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921053">
            <text:p>1.921053</text:p>
          </table:table-cell>
          <table:table-cell office:value-type="float" office:value="0.07193539">
            <text:p>0.07193539</text:p>
          </table:table-cell>
          <table:table-cell office:value-type="float" office:value="1.665704">
            <text:p>1.665704</text:p>
          </table:table-cell>
          <table:table-cell office:value-type="float" office:value="2.215546">
            <text:p>2.215546</text:p>
          </table:table-cell>
          <table:table-cell office:value-type="float" office:value="95.0">
            <text:p>95.0</text:p>
          </table:table-cell>
          <table:table-cell office:value-type="float" office:value="20.0">
            <text:p>20.0</text:p>
          </table:table-cell>
          <table:table-cell office:value-type="float" office:value="300.0">
            <text:p>300.0</text:p>
          </table:table-cell>
          <table:table-cell office:value-type="float" office:value="94.0721649484536">
            <text:p>94.0721649484536</text:p>
          </table:table-cell>
          <table:table-cell office:value-type="float" office:value="2.0">
            <text:p>2.0</text:p>
          </table:table-cell>
          <table:table-cell office:value-type="float" office:value="2.6770000000001346">
            <text:p>2.6770000000001346</text:p>
          </table:table-cell>
          <table:table-cell office:value-type="float" office:value="3942.185">
            <text:p>3942.185</text:p>
          </table:table-cell>
          <table:table-cell office:value-type="float" office:value="0.003010571">
            <text:p>0.003010571</text:p>
          </table:table-cell>
          <table:table-cell office:value-type="float" office:value="0.003010571">
            <text:p>0.00301057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001721288">
            <text:p>0.0001721288</text:p>
          </table:table-cell>
          <table:table-cell office:value-type="float" office:value="0.09244774">
            <text:p>0.09244774</text:p>
          </table:table-cell>
          <table:table-cell office:value-type="float" office:value="0.0001435709">
            <text:p>0.0001435709</text:p>
          </table:table-cell>
          <table:table-cell office:value-type="float" office:value="0.0002063671">
            <text:p>0.0002063671</text:p>
          </table:table-cell>
          <table:table-cell office:value-type="float" office:value="363.0">
            <text:p>363.0</text:p>
          </table:table-cell>
          <table:table-cell office:value-type="float" office:value="0.1291023">
            <text:p>0.1291023</text:p>
          </table:table-cell>
          <table:table-cell office:value-type="float" office:value="0.09244776">
            <text:p>0.09244776</text:p>
          </table:table-cell>
          <table:table-cell office:value-type="float" office:value="0.1076829">
            <text:p>0.1076829</text:p>
          </table:table-cell>
          <table:table-cell office:value-type="float" office:value="0.1547822">
            <text:p>0.1547822</text:p>
          </table:table-cell>
          <table:table-cell office:value-type="float" office:value="363.0">
            <text:p>363.0</text:p>
          </table:table-cell>
          <table:table-cell office:value-type="float" office:value="107.7924">
            <text:p>107.7924</text:p>
          </table:table-cell>
          <table:table-cell office:value-type="float" office:value="0.04622388">
            <text:p>0.04622388</text:p>
          </table:table-cell>
          <table:table-cell office:value-type="float" office:value="98.43098">
            <text:p>98.43098</text:p>
          </table:table-cell>
          <table:table-cell office:value-type="float" office:value="118.0442">
            <text:p>118.0442</text:p>
          </table:table-cell>
          <table:table-cell office:value-type="float" office:value="363.0">
            <text:p>363.0</text:p>
          </table:table-cell>
          <table:table-cell office:value-type="float" office:value="3942.218">
            <text:p>3942.218</text:p>
          </table:table-cell>
          <table:table-cell office:value-type="float" office:value="3949.985">
            <text:p>3949.985</text:p>
          </table:table-cell>
          <table:table-cell office:value-type="float" office:value="-1969.093">
            <text:p>-1969.093</text:p>
          </table:table-cell>
          <table:table-cell office:value-type="float" office:value="0.3002243">
            <text:p>0.3002243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92.52982">
            <text:p>92.52982</text:p>
          </table:table-cell>
          <table:table-cell office:value-type="float" office:value="0.2997142">
            <text:p>0.29971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5262752">
            <text:p>0.5262752</text:p>
          </table:table-cell>
          <table:table-cell office:value-type="float" office:value="0.1171379">
            <text:p>0.1171379</text:p>
          </table:table-cell>
          <table:table-cell office:value-type="float" office:value="0.4183453">
            <text:p>0.4183453</text:p>
          </table:table-cell>
          <table:table-cell office:value-type="float" office:value="0.6620502">
            <text:p>0.6620502</text:p>
          </table:table-cell>
          <table:table-cell office:value-type="float" office:value="389.7262">
            <text:p>389.7262</text:p>
          </table:table-cell>
          <table:table-cell office:value-type="float" office:value="0.5262752">
            <text:p>0.5262752</text:p>
          </table:table-cell>
          <table:table-cell office:value-type="float" office:value="0.0">
            <text:p/>
          </table:table-cell>
          <table:table-cell office:value-type="float" office:value="0.1171379">
            <text:p>0.1171379</text:p>
          </table:table-cell>
          <table:table-cell office:value-type="float" office:value="0.4183453">
            <text:p>0.4183453</text:p>
          </table:table-cell>
          <table:table-cell office:value-type="float" office:value="0.6620502">
            <text:p>0.6620502</text:p>
          </table:table-cell>
          <table:table-cell office:value-type="float" office:value="389.7262">
            <text:p>389.7262</text:p>
          </table:table-cell>
          <table:table-cell office:value-type="float" office:value="1263.0">
            <text:p>1263.0</text:p>
          </table:table-cell>
          <table:table-cell office:value-type="float" office:value="0.1171379">
            <text:p>0.1171379</text:p>
          </table:table-cell>
          <table:table-cell office:value-type="float" office:value="1004.0">
            <text:p>1004.0</text:p>
          </table:table-cell>
          <table:table-cell office:value-type="float" office:value="1589.0">
            <text:p>1589.0</text:p>
          </table:table-cell>
          <table:table-cell office:value-type="float" office:value="389.7262">
            <text:p>389.7262</text:p>
          </table:table-cell>
          <table:table-cell office:value-type="float" office:value="0.2380124833844822">
            <text:p>0.2380124833844822</text:p>
          </table:table-cell>
          <table:table-cell office:value-type="float" office:value="0.27569105017376727">
            <text:p>0.27569105017376727</text:p>
          </table:table-cell>
          <table:table-cell office:value-type="float" office:value="0.27912179605639165">
            <text:p>0.27912179605639165</text:p>
          </table:table-cell>
          <table:table-cell office:value-type="float" office:value="0.16874157483293814">
            <text:p>0.16874157483293814</text:p>
          </table:table-cell>
          <table:table-cell office:value-type="float" office:value="0.2813912896286608">
            <text:p>0.2813912896286608</text:p>
          </table:table-cell>
          <table:table-cell office:value-type="float" office:value="0.3161325535228928">
            <text:p>0.31613255352289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SylvAtri-ab-m-10mn-haz-cos">
            <text:p>SylvAtri-ab-m-10mn-haz-cos</text:p>
          </table:table-cell>
          <table:table-cell office:value-type="float" office:value="388.0">
            <text:p>388.0</text:p>
          </table:table-cell>
          <table:table-cell office:value-type="float" office:value="1.21209447400735">
            <text:p>1.21209447400735</text:p>
          </table:table-cell>
          <table:table-cell office:value-type="float" office:value="511.40974530097">
            <text:p>511.4097453009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2.384681">
            <text:p>Sat Apr 20 16:57:32 2024</text:p>
          </table:table-cell>
          <table:table-cell office:value-type="float" office:value="0.555995">
            <text:p>0.555995</text:p>
          </table:table-cell>
          <table:table-cell office:value-type="string" office:value="C:\git\pyaudisam\tests\tmp\val-anlr\SylvAtri-ab-m-10mn-haz-cos-qdiojrny">
            <text:p>C:\git\pyaudisam\tests\tmp\val-anlr\SylvAtri-ab-m-10mn-haz-cos-qdiojrny</text:p>
          </table:table-cell>
          <table:table-cell office:value-type="float" office:value="388.0">
            <text:p>388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2.042105">
            <text:p>2.042105</text:p>
          </table:table-cell>
          <table:table-cell office:value-type="float" office:value="0.07074273">
            <text:p>0.07074273</text:p>
          </table:table-cell>
          <table:table-cell office:value-type="float" office:value="1.774847">
            <text:p>1.774847</text:p>
          </table:table-cell>
          <table:table-cell office:value-type="float" office:value="2.349607">
            <text:p>2.349607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511.4098">
            <text:p>511.4098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4348.866">
            <text:p>4348.866</text:p>
          </table:table-cell>
          <table:table-cell office:value-type="float" office:value="0.003969252">
            <text:p>0.003969252</text:p>
          </table:table-cell>
          <table:table-cell office:value-type="float" office:value="0.1162215">
            <text:p>0.1162215</text:p>
          </table:table-cell>
          <table:table-cell office:value-type="float" office:value="0.01354569">
            <text:p>0.01354569</text:p>
          </table:table-cell>
          <table:table-cell office:value-type="float" office:value="0.003969252">
            <text:p>0.003969252</text:p>
          </table:table-cell>
          <table:table-cell office:value-type="float" office:value="0.0001123162">
            <text:p>0.0001123162</text:p>
          </table:table-cell>
          <table:table-cell office:value-type="float" office:value="0.07224786">
            <text:p>0.07224786</text:p>
          </table:table-cell>
          <table:table-cell office:value-type="float" office:value="9.74612e-05">
            <text:p>9.74612e-05</text:p>
          </table:table-cell>
          <table:table-cell office:value-type="float" office:value="0.0001294354">
            <text:p>0.0001294354</text:p>
          </table:table-cell>
          <table:table-cell office:value-type="float" office:value="386.0">
            <text:p>386.0</text:p>
          </table:table-cell>
          <table:table-cell office:value-type="float" office:value="0.06808469">
            <text:p>0.06808469</text:p>
          </table:table-cell>
          <table:table-cell office:value-type="float" office:value="0.07224786">
            <text:p>0.07224786</text:p>
          </table:table-cell>
          <table:table-cell office:value-type="float" office:value="0.05907977">
            <text:p>0.05907977</text:p>
          </table:table-cell>
          <table:table-cell office:value-type="float" office:value="0.07846214">
            <text:p>0.07846214</text:p>
          </table:table-cell>
          <table:table-cell office:value-type="float" office:value="386.0">
            <text:p>386.0</text:p>
          </table:table-cell>
          <table:table-cell office:value-type="float" office:value="133.4424">
            <text:p>133.4424</text:p>
          </table:table-cell>
          <table:table-cell office:value-type="float" office:value="0.03612393">
            <text:p>0.03612393</text:p>
          </table:table-cell>
          <table:table-cell office:value-type="float" office:value="124.2963">
            <text:p>124.2963</text:p>
          </table:table-cell>
          <table:table-cell office:value-type="float" office:value="143.2614">
            <text:p>143.2614</text:p>
          </table:table-cell>
          <table:table-cell office:value-type="float" office:value="386.0">
            <text:p>386.0</text:p>
          </table:table-cell>
          <table:table-cell office:value-type="float" office:value="4348.897">
            <text:p>4348.897</text:p>
          </table:table-cell>
          <table:table-cell office:value-type="float" office:value="4356.788">
            <text:p>4356.788</text:p>
          </table:table-cell>
          <table:table-cell office:value-type="float" office:value="-2172.433">
            <text:p>-2172.433</text:p>
          </table:table-cell>
          <table:table-cell office:value-type="float" office:value="0.6298499">
            <text:p>0.6298499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9.72136">
            <text:p>99.72136</text:p>
          </table:table-cell>
          <table:table-cell office:value-type="float" office:value="3.850964">
            <text:p>3.8509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3650402">
            <text:p>0.3650402</text:p>
          </table:table-cell>
          <table:table-cell office:value-type="float" office:value="0.1011152">
            <text:p>0.1011152</text:p>
          </table:table-cell>
          <table:table-cell office:value-type="float" office:value="0.2993343">
            <text:p>0.2993343</text:p>
          </table:table-cell>
          <table:table-cell office:value-type="float" office:value="0.4451689">
            <text:p>0.4451689</text:p>
          </table:table-cell>
          <table:table-cell office:value-type="float" office:value="312.7757">
            <text:p>312.7757</text:p>
          </table:table-cell>
          <table:table-cell office:value-type="float" office:value="0.3650402">
            <text:p>0.3650402</text:p>
          </table:table-cell>
          <table:table-cell office:value-type="float" office:value="0.019641630000000007">
            <text:p>0.019641630000000007</text:p>
          </table:table-cell>
          <table:table-cell office:value-type="float" office:value="0.1011152">
            <text:p>0.1011152</text:p>
          </table:table-cell>
          <table:table-cell office:value-type="float" office:value="0.2993343">
            <text:p>0.2993343</text:p>
          </table:table-cell>
          <table:table-cell office:value-type="float" office:value="0.4451689">
            <text:p>0.4451689</text:p>
          </table:table-cell>
          <table:table-cell office:value-type="float" office:value="312.7757">
            <text:p>312.7757</text:p>
          </table:table-cell>
          <table:table-cell office:value-type="float" office:value="876.0">
            <text:p>876.0</text:p>
          </table:table-cell>
          <table:table-cell office:value-type="float" office:value="0.1011152">
            <text:p>0.1011152</text:p>
          </table:table-cell>
          <table:table-cell office:value-type="float" office:value="718.0">
            <text:p>718.0</text:p>
          </table:table-cell>
          <table:table-cell office:value-type="float" office:value="1068.0">
            <text:p>1068.0</text:p>
          </table:table-cell>
          <table:table-cell office:value-type="float" office:value="312.7757">
            <text:p>312.7757</text:p>
          </table:table-cell>
          <table:table-cell office:value-type="float" office:value="0.3688454274855517">
            <text:p>0.3688454274855517</text:p>
          </table:table-cell>
          <table:table-cell office:value-type="float" office:value="0.38798721041617085">
            <text:p>0.38798721041617085</text:p>
          </table:table-cell>
          <table:table-cell office:value-type="float" office:value="0.3929405784262972">
            <text:p>0.3929405784262972</text:p>
          </table:table-cell>
          <table:table-cell office:value-type="float" office:value="0.2358259125674831">
            <text:p>0.2358259125674831</text:p>
          </table:table-cell>
          <table:table-cell office:value-type="float" office:value="0.4140899386931736">
            <text:p>0.4140899386931736</text:p>
          </table:table-cell>
          <table:table-cell office:value-type="float" office:value="0.43095461295702137">
            <text:p>0.430954612957021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SylvAtri-ab-m-10mn-haz-cos-l10.0">
            <text:p>SylvAtri-ab-m-10mn-haz-cos-l10.0</text:p>
          </table:table-cell>
          <table:table-cell office:value-type="float" office:value="388.0">
            <text:p>388.0</text:p>
          </table:table-cell>
          <table:table-cell office:value-type="float" office:value="1.21209447400735">
            <text:p>1.21209447400735</text:p>
          </table:table-cell>
          <table:table-cell office:value-type="float" office:value="511.40974530097">
            <text:p>511.4097453009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2.384681">
            <text:p>Sat Apr 20 16:57:32 2024</text:p>
          </table:table-cell>
          <table:table-cell office:value-type="float" office:value="0.49570800000000004">
            <text:p>0.49570800000000004</text:p>
          </table:table-cell>
          <table:table-cell office:value-type="string" office:value="C:\git\pyaudisam\tests\tmp\val-anlr\SylvAtri-ab-m-10mn-haz-cos-l100-qpbfdk__">
            <text:p>C:\git\pyaudisam\tests\tmp\val-anlr\SylvAtri-ab-m-10mn-haz-cos-l100-qpbfdk__</text:p>
          </table:table-cell>
          <table:table-cell office:value-type="float" office:value="386.0">
            <text:p>386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2.031579">
            <text:p>2.031579</text:p>
          </table:table-cell>
          <table:table-cell office:value-type="float" office:value="0.07121622">
            <text:p>0.07121622</text:p>
          </table:table-cell>
          <table:table-cell office:value-type="float" office:value="1.764046">
            <text:p>1.764046</text:p>
          </table:table-cell>
          <table:table-cell office:value-type="float" office:value="2.339686">
            <text:p>2.339686</text:p>
          </table:table-cell>
          <table:table-cell office:value-type="float" office:value="95.0">
            <text:p>95.0</text:p>
          </table:table-cell>
          <table:table-cell office:value-type="float" office:value="10.0">
            <text:p>10.0</text:p>
          </table:table-cell>
          <table:table-cell office:value-type="float" office:value="511.4098">
            <text:p>511.4098</text:p>
          </table:table-cell>
          <table:table-cell office:value-type="float" office:value="99.48453608247422">
            <text:p>99.48453608247422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4312.773">
            <text:p>4312.773</text:p>
          </table:table-cell>
          <table:table-cell office:value-type="float" office:value="0.0006099343">
            <text:p>0.0006099343</text:p>
          </table:table-cell>
          <table:table-cell office:value-type="float" office:value="0.06395483">
            <text:p>0.06395483</text:p>
          </table:table-cell>
          <table:table-cell office:value-type="float" office:value="0.00233829">
            <text:p>0.00233829</text:p>
          </table:table-cell>
          <table:table-cell office:value-type="float" office:value="0.0006099343">
            <text:p>0.0006099343</text:p>
          </table:table-cell>
          <table:table-cell office:value-type="float" office:value="0.0001130638">
            <text:p>0.0001130638</text:p>
          </table:table-cell>
          <table:table-cell office:value-type="float" office:value="0.07307657">
            <text:p>0.07307657</text:p>
          </table:table-cell>
          <table:table-cell office:value-type="float" office:value="9.795059e-05">
            <text:p>9.795059e-05</text:p>
          </table:table-cell>
          <table:table-cell office:value-type="float" office:value="0.0001305089">
            <text:p>0.0001305089</text:p>
          </table:table-cell>
          <table:table-cell office:value-type="float" office:value="384.0">
            <text:p>384.0</text:p>
          </table:table-cell>
          <table:table-cell office:value-type="float" office:value="0.06763452">
            <text:p>0.06763452</text:p>
          </table:table-cell>
          <table:table-cell office:value-type="float" office:value="0.07307658">
            <text:p>0.07307658</text:p>
          </table:table-cell>
          <table:table-cell office:value-type="float" office:value="0.05859382">
            <text:p>0.05859382</text:p>
          </table:table-cell>
          <table:table-cell office:value-type="float" office:value="0.07807013">
            <text:p>0.07807013</text:p>
          </table:table-cell>
          <table:table-cell office:value-type="float" office:value="384.0">
            <text:p>384.0</text:p>
          </table:table-cell>
          <table:table-cell office:value-type="float" office:value="133.0005">
            <text:p>133.0005</text:p>
          </table:table-cell>
          <table:table-cell office:value-type="float" office:value="0.03653829">
            <text:p>0.03653829</text:p>
          </table:table-cell>
          <table:table-cell office:value-type="float" office:value="123.7838">
            <text:p>123.7838</text:p>
          </table:table-cell>
          <table:table-cell office:value-type="float" office:value="142.9034">
            <text:p>142.9034</text:p>
          </table:table-cell>
          <table:table-cell office:value-type="float" office:value="384.0">
            <text:p>384.0</text:p>
          </table:table-cell>
          <table:table-cell office:value-type="float" office:value="4312.805">
            <text:p>4312.805</text:p>
          </table:table-cell>
          <table:table-cell office:value-type="float" office:value="4320.685">
            <text:p>4320.685</text:p>
          </table:table-cell>
          <table:table-cell office:value-type="float" office:value="-2154.387">
            <text:p>-2154.387</text:p>
          </table:table-cell>
          <table:table-cell office:value-type="float" office:value="0.6285676">
            <text:p>0.6285676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9.65757">
            <text:p>99.65757</text:p>
          </table:table-cell>
          <table:table-cell office:value-type="float" office:value="3.849827">
            <text:p>3.8498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3655758">
            <text:p>0.3655758</text:p>
          </table:table-cell>
          <table:table-cell office:value-type="float" office:value="0.1020389">
            <text:p>0.1020389</text:p>
          </table:table-cell>
          <table:table-cell office:value-type="float" office:value="0.2992344">
            <text:p>0.2992344</text:p>
          </table:table-cell>
          <table:table-cell office:value-type="float" office:value="0.4466252">
            <text:p>0.4466252</text:p>
          </table:table-cell>
          <table:table-cell office:value-type="float" office:value="314.2006">
            <text:p>314.2006</text:p>
          </table:table-cell>
          <table:table-cell office:value-type="float" office:value="0.3655758">
            <text:p>0.3655758</text:p>
          </table:table-cell>
          <table:table-cell office:value-type="float" office:value="0.02002603">
            <text:p>0.02002603</text:p>
          </table:table-cell>
          <table:table-cell office:value-type="float" office:value="0.1020389">
            <text:p>0.1020389</text:p>
          </table:table-cell>
          <table:table-cell office:value-type="float" office:value="0.2992344">
            <text:p>0.2992344</text:p>
          </table:table-cell>
          <table:table-cell office:value-type="float" office:value="0.4466252">
            <text:p>0.4466252</text:p>
          </table:table-cell>
          <table:table-cell office:value-type="float" office:value="314.2006">
            <text:p>314.2006</text:p>
          </table:table-cell>
          <table:table-cell office:value-type="float" office:value="877.0">
            <text:p>877.0</text:p>
          </table:table-cell>
          <table:table-cell office:value-type="float" office:value="0.1020389">
            <text:p>0.1020389</text:p>
          </table:table-cell>
          <table:table-cell office:value-type="float" office:value="718.0">
            <text:p>718.0</text:p>
          </table:table-cell>
          <table:table-cell office:value-type="float" office:value="1072.0">
            <text:p>1072.0</text:p>
          </table:table-cell>
          <table:table-cell office:value-type="float" office:value="314.2006">
            <text:p>314.2006</text:p>
          </table:table-cell>
          <table:table-cell office:value-type="float" office:value="0.28187331629640877">
            <text:p>0.28187331629640877</text:p>
          </table:table-cell>
          <table:table-cell office:value-type="float" office:value="0.30658032403552465">
            <text:p>0.30658032403552465</text:p>
          </table:table-cell>
          <table:table-cell office:value-type="float" office:value="0.31053695756678834">
            <text:p>0.31053695756678834</text:p>
          </table:table-cell>
          <table:table-cell office:value-type="float" office:value="0.15536542541686124">
            <text:p>0.15536542541686124</text:p>
          </table:table-cell>
          <table:table-cell office:value-type="float" office:value="0.335845718188754">
            <text:p>0.335845718188754</text:p>
          </table:table-cell>
          <table:table-cell office:value-type="float" office:value="0.3494997238404188">
            <text:p>0.349499723840418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SylvAtri-ab-m-10mn-haz-cos-r280.0">
            <text:p>SylvAtri-ab-m-10mn-haz-cos-r280.0</text:p>
          </table:table-cell>
          <table:table-cell office:value-type="float" office:value="388.0">
            <text:p>388.0</text:p>
          </table:table-cell>
          <table:table-cell office:value-type="float" office:value="1.21209447400735">
            <text:p>1.21209447400735</text:p>
          </table:table-cell>
          <table:table-cell office:value-type="float" office:value="511.40974530097">
            <text:p>511.4097453009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280.0">
            <text:p>2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2.400301">
            <text:p>Sat Apr 20 16:57:32 2024</text:p>
          </table:table-cell>
          <table:table-cell office:value-type="float" office:value="0.49571699999999996">
            <text:p>0.49571699999999996</text:p>
          </table:table-cell>
          <table:table-cell office:value-type="string" office:value="C:\git\pyaudisam\tests\tmp\val-anlr\SylvAtri-ab-m-10mn-haz-cos-r2800-yymsa738">
            <text:p>C:\git\pyaudisam\tests\tmp\val-anlr\SylvAtri-ab-m-10mn-haz-cos-r2800-yymsa738</text:p>
          </table:table-cell>
          <table:table-cell office:value-type="float" office:value="370.0">
            <text:p>370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947368">
            <text:p>1.947368</text:p>
          </table:table-cell>
          <table:table-cell office:value-type="float" office:value="0.07209021">
            <text:p>0.07209021</text:p>
          </table:table-cell>
          <table:table-cell office:value-type="float" office:value="1.688005">
            <text:p>1.688005</text:p>
          </table:table-cell>
          <table:table-cell office:value-type="float" office:value="2.246584">
            <text:p>2.246584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280.0">
            <text:p>280.0</text:p>
          </table:table-cell>
          <table:table-cell office:value-type="float" office:value="95.36082474226804">
            <text:p>95.36082474226804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4005.838">
            <text:p>4005.838</text:p>
          </table:table-cell>
          <table:table-cell office:value-type="float" office:value="0.05300409">
            <text:p>0.05300409</text:p>
          </table:table-cell>
          <table:table-cell office:value-type="float" office:value="0.06283593">
            <text:p>0.06283593</text:p>
          </table:table-cell>
          <table:table-cell office:value-type="float" office:value="0.002090871">
            <text:p>0.002090871</text:p>
          </table:table-cell>
          <table:table-cell office:value-type="float" office:value="0.05300409">
            <text:p>0.05300409</text:p>
          </table:table-cell>
          <table:table-cell office:value-type="float" office:value="0.0001198489">
            <text:p>0.0001198489</text:p>
          </table:table-cell>
          <table:table-cell office:value-type="float" office:value="0.07951566">
            <text:p>0.07951566</text:p>
          </table:table-cell>
          <table:table-cell office:value-type="float" office:value="0.0001025259">
            <text:p>0.0001025259</text:p>
          </table:table-cell>
          <table:table-cell office:value-type="float" office:value="0.0001400987">
            <text:p>0.0001400987</text:p>
          </table:table-cell>
          <table:table-cell office:value-type="float" office:value="368.0">
            <text:p>368.0</text:p>
          </table:table-cell>
          <table:table-cell office:value-type="float" office:value="0.2128531">
            <text:p>0.2128531</text:p>
          </table:table-cell>
          <table:table-cell office:value-type="float" office:value="0.07951566">
            <text:p>0.07951566</text:p>
          </table:table-cell>
          <table:table-cell office:value-type="float" office:value="0.1820873">
            <text:p>0.1820873</text:p>
          </table:table-cell>
          <table:table-cell office:value-type="float" office:value="0.2488171">
            <text:p>0.2488171</text:p>
          </table:table-cell>
          <table:table-cell office:value-type="float" office:value="368.0">
            <text:p>368.0</text:p>
          </table:table-cell>
          <table:table-cell office:value-type="float" office:value="129.1808">
            <text:p>129.1808</text:p>
          </table:table-cell>
          <table:table-cell office:value-type="float" office:value="0.03975783">
            <text:p>0.03975783</text:p>
          </table:table-cell>
          <table:table-cell office:value-type="float" office:value="119.4697">
            <text:p>119.4697</text:p>
          </table:table-cell>
          <table:table-cell office:value-type="float" office:value="139.6813">
            <text:p>139.6813</text:p>
          </table:table-cell>
          <table:table-cell office:value-type="float" office:value="368.0">
            <text:p>368.0</text:p>
          </table:table-cell>
          <table:table-cell office:value-type="float" office:value="4005.871">
            <text:p>4005.871</text:p>
          </table:table-cell>
          <table:table-cell office:value-type="float" office:value="4013.666">
            <text:p>4013.666</text:p>
          </table:table-cell>
          <table:table-cell office:value-type="float" office:value="-2000.919">
            <text:p>-2000.919</text:p>
          </table:table-cell>
          <table:table-cell office:value-type="float" office:value="0.5334023">
            <text:p>0.533402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6.95921">
            <text:p>96.95921</text:p>
          </table:table-cell>
          <table:table-cell office:value-type="float" office:value="3.566996">
            <text:p>3.5669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3714516">
            <text:p>0.3714516</text:p>
          </table:table-cell>
          <table:table-cell office:value-type="float" office:value="0.10733">
            <text:p>0.10733</text:p>
          </table:table-cell>
          <table:table-cell office:value-type="float" office:value="0.3009377">
            <text:p>0.3009377</text:p>
          </table:table-cell>
          <table:table-cell office:value-type="float" office:value="0.4584879">
            <text:p>0.4584879</text:p>
          </table:table-cell>
          <table:table-cell office:value-type="float" office:value="337.7249">
            <text:p>337.7249</text:p>
          </table:table-cell>
          <table:table-cell office:value-type="float" office:value="0.3714516">
            <text:p>0.3714516</text:p>
          </table:table-cell>
          <table:table-cell office:value-type="float" office:value="0.0">
            <text:p/>
          </table:table-cell>
          <table:table-cell office:value-type="float" office:value="0.10733">
            <text:p>0.10733</text:p>
          </table:table-cell>
          <table:table-cell office:value-type="float" office:value="0.3009377">
            <text:p>0.3009377</text:p>
          </table:table-cell>
          <table:table-cell office:value-type="float" office:value="0.4584879">
            <text:p>0.4584879</text:p>
          </table:table-cell>
          <table:table-cell office:value-type="float" office:value="337.7249">
            <text:p>337.7249</text:p>
          </table:table-cell>
          <table:table-cell office:value-type="float" office:value="891.0">
            <text:p>891.0</text:p>
          </table:table-cell>
          <table:table-cell office:value-type="float" office:value="0.10733">
            <text:p>0.10733</text:p>
          </table:table-cell>
          <table:table-cell office:value-type="float" office:value="722.0">
            <text:p>722.0</text:p>
          </table:table-cell>
          <table:table-cell office:value-type="float" office:value="1100.0">
            <text:p>1100.0</text:p>
          </table:table-cell>
          <table:table-cell office:value-type="float" office:value="337.7249">
            <text:p>337.7249</text:p>
          </table:table-cell>
          <table:table-cell office:value-type="float" office:value="0.5284269809284424">
            <text:p>0.5284269809284424</text:p>
          </table:table-cell>
          <table:table-cell office:value-type="float" office:value="0.5307351026989866">
            <text:p>0.5307351026989866</text:p>
          </table:table-cell>
          <table:table-cell office:value-type="float" office:value="0.5379940132113237">
            <text:p>0.5379940132113237</text:p>
          </table:table-cell>
          <table:table-cell office:value-type="float" office:value="0.4158604875676485">
            <text:p>0.4158604875676485</text:p>
          </table:table-cell>
          <table:table-cell office:value-type="float" office:value="0.5374818770956677">
            <text:p>0.5374818770956677</text:p>
          </table:table-cell>
          <table:table-cell office:value-type="float" office:value="0.5686139352627572">
            <text:p>0.568613935262757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SylvAtri-ab-m-10mn-haz-cos-l15.0-r300.0">
            <text:p>SylvAtri-ab-m-10mn-haz-cos-l15.0-r300.0</text:p>
          </table:table-cell>
          <table:table-cell office:value-type="float" office:value="388.0">
            <text:p>388.0</text:p>
          </table:table-cell>
          <table:table-cell office:value-type="float" office:value="1.21209447400735">
            <text:p>1.21209447400735</text:p>
          </table:table-cell>
          <table:table-cell office:value-type="float" office:value="511.40974530097">
            <text:p>511.4097453009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2.463196">
            <text:p>Sat Apr 20 16:57:32 2024</text:p>
          </table:table-cell>
          <table:table-cell office:value-type="float" office:value="0.5086900000000001">
            <text:p>0.5086900000000001</text:p>
          </table:table-cell>
          <table:table-cell office:value-type="string" office:value="C:\git\pyaudisam\tests\tmp\val-anlr\SylvAtri-ab-m-10mn-haz-cos-l150-r3000-qg2j8w3w">
            <text:p>C:\git\pyaudisam\tests\tmp\val-anlr\SylvAtri-ab-m-10mn-haz-cos-l150-r3000-qg2j8w3w</text:p>
          </table:table-cell>
          <table:table-cell office:value-type="float" office:value="368.0">
            <text:p>368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936842">
            <text:p>1.936842</text:p>
          </table:table-cell>
          <table:table-cell office:value-type="float" office:value="0.07255968">
            <text:p>0.07255968</text:p>
          </table:table-cell>
          <table:table-cell office:value-type="float" office:value="1.677322">
            <text:p>1.677322</text:p>
          </table:table-cell>
          <table:table-cell office:value-type="float" office:value="2.236515">
            <text:p>2.236515</text:p>
          </table:table-cell>
          <table:table-cell office:value-type="float" office:value="95.0">
            <text:p>95.0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float" office:value="94.84536082474227">
            <text:p>94.84536082474227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3983.871">
            <text:p>3983.871</text:p>
          </table:table-cell>
          <table:table-cell office:value-type="float" office:value="0.1812838">
            <text:p>0.1812838</text:p>
          </table:table-cell>
          <table:table-cell office:value-type="float" office:value="0.1316856">
            <text:p>0.1316856</text:p>
          </table:table-cell>
          <table:table-cell office:value-type="float" office:value="0.00395304">
            <text:p>0.00395304</text:p>
          </table:table-cell>
          <table:table-cell office:value-type="float" office:value="0.1812838">
            <text:p>0.1812838</text:p>
          </table:table-cell>
          <table:table-cell office:value-type="float" office:value="0.0001184709">
            <text:p>0.0001184709</text:p>
          </table:table-cell>
          <table:table-cell office:value-type="float" office:value="0.1150003">
            <text:p>0.1150003</text:p>
          </table:table-cell>
          <table:table-cell office:value-type="float" office:value="9.456273e-05">
            <text:p>9.456273e-05</text:p>
          </table:table-cell>
          <table:table-cell office:value-type="float" office:value="0.0001484237">
            <text:p>0.0001484237</text:p>
          </table:table-cell>
          <table:table-cell office:value-type="float" office:value="365.0">
            <text:p>365.0</text:p>
          </table:table-cell>
          <table:table-cell office:value-type="float" office:value="0.1875754">
            <text:p>0.1875754</text:p>
          </table:table-cell>
          <table:table-cell office:value-type="float" office:value="0.1150004">
            <text:p>0.1150004</text:p>
          </table:table-cell>
          <table:table-cell office:value-type="float" office:value="0.1497215">
            <text:p>0.1497215</text:p>
          </table:table-cell>
          <table:table-cell office:value-type="float" office:value="0.2349998">
            <text:p>0.2349998</text:p>
          </table:table-cell>
          <table:table-cell office:value-type="float" office:value="365.0">
            <text:p>365.0</text:p>
          </table:table-cell>
          <table:table-cell office:value-type="float" office:value="129.9299">
            <text:p>129.9299</text:p>
          </table:table-cell>
          <table:table-cell office:value-type="float" office:value="0.05750018">
            <text:p>0.05750018</text:p>
          </table:table-cell>
          <table:table-cell office:value-type="float" office:value="116.0493">
            <text:p>116.0493</text:p>
          </table:table-cell>
          <table:table-cell office:value-type="float" office:value="145.4708">
            <text:p>145.4708</text:p>
          </table:table-cell>
          <table:table-cell office:value-type="float" office:value="365.0">
            <text:p>365.0</text:p>
          </table:table-cell>
          <table:table-cell office:value-type="float" office:value="3983.937">
            <text:p>3983.937</text:p>
          </table:table-cell>
          <table:table-cell office:value-type="float" office:value="3995.596">
            <text:p>3995.596</text:p>
          </table:table-cell>
          <table:table-cell office:value-type="float" office:value="-1988.936">
            <text:p>-1988.936</text:p>
          </table:table-cell>
          <table:table-cell office:value-type="float" office:value="0.5200226">
            <text:p>0.520022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97.73524">
            <text:p>97.73524</text:p>
          </table:table-cell>
          <table:table-cell office:value-type="float" office:value="3.58478">
            <text:p>3.58478</text:p>
          </table:table-cell>
          <table:table-cell office:value-type="float" office:value="3.963984e-06">
            <text:p>3.963984e-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365196">
            <text:p>0.365196</text:p>
          </table:table-cell>
          <table:table-cell office:value-type="float" office:value="0.1359779">
            <text:p>0.1359779</text:p>
          </table:table-cell>
          <table:table-cell office:value-type="float" office:value="0.2798955">
            <text:p>0.2798955</text:p>
          </table:table-cell>
          <table:table-cell office:value-type="float" office:value="0.4764926">
            <text:p>0.4764926</text:p>
          </table:table-cell>
          <table:table-cell office:value-type="float" office:value="443.4424">
            <text:p>443.4424</text:p>
          </table:table-cell>
          <table:table-cell office:value-type="float" office:value="0.365196">
            <text:p>0.365196</text:p>
          </table:table-cell>
          <table:table-cell office:value-type="float" office:value="0.019234500000000015">
            <text:p>0.019234500000000015</text:p>
          </table:table-cell>
          <table:table-cell office:value-type="float" office:value="0.1359779">
            <text:p>0.1359779</text:p>
          </table:table-cell>
          <table:table-cell office:value-type="float" office:value="0.2798955">
            <text:p>0.2798955</text:p>
          </table:table-cell>
          <table:table-cell office:value-type="float" office:value="0.4764926">
            <text:p>0.4764926</text:p>
          </table:table-cell>
          <table:table-cell office:value-type="float" office:value="443.4424">
            <text:p>443.4424</text:p>
          </table:table-cell>
          <table:table-cell office:value-type="float" office:value="876.0">
            <text:p>876.0</text:p>
          </table:table-cell>
          <table:table-cell office:value-type="float" office:value="0.1359779">
            <text:p>0.1359779</text:p>
          </table:table-cell>
          <table:table-cell office:value-type="float" office:value="672.0">
            <text:p>672.0</text:p>
          </table:table-cell>
          <table:table-cell office:value-type="float" office:value="1144.0">
            <text:p>1144.0</text:p>
          </table:table-cell>
          <table:table-cell office:value-type="float" office:value="443.4424">
            <text:p>443.4424</text:p>
          </table:table-cell>
          <table:table-cell office:value-type="float" office:value="0.6037601149528856">
            <text:p>0.6037601149528856</text:p>
          </table:table-cell>
          <table:table-cell office:value-type="float" office:value="0.594634095474703">
            <text:p>0.594634095474703</text:p>
          </table:table-cell>
          <table:table-cell office:value-type="float" office:value="0.6031474665522102">
            <text:p>0.6031474665522102</text:p>
          </table:table-cell>
          <table:table-cell office:value-type="float" office:value="0.527735537014966">
            <text:p>0.527735537014966</text:p>
          </table:table-cell>
          <table:table-cell office:value-type="float" office:value="0.5932910666779594">
            <text:p>0.5932910666779594</text:p>
          </table:table-cell>
          <table:table-cell office:value-type="float" office:value="0.6214827249305735">
            <text:p>0.621482724930573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SylvAtri-ab-m-10mn-haz-cos-l20.0-r300.0-m18.0">
            <text:p>SylvAtri-ab-m-10mn-haz-cos-l20.0-r300.0-m18.0</text:p>
          </table:table-cell>
          <table:table-cell office:value-type="float" office:value="388.0">
            <text:p>388.0</text:p>
          </table:table-cell>
          <table:table-cell office:value-type="float" office:value="1.21209447400735">
            <text:p>1.21209447400735</text:p>
          </table:table-cell>
          <table:table-cell office:value-type="float" office:value="511.40974530097">
            <text:p>511.4097453009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20.0">
            <text:p>20.0</text:p>
          </table:table-cell>
          <table:table-cell office:value-type="float" office:value="300.0">
            <text:p>300.0</text:p>
          </table:table-cell>
          <table:table-cell office:value-type="float" office:value="18.0">
            <text:p>18.0</text:p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2.516735">
            <text:p>Sat Apr 20 16:57:32 2024</text:p>
          </table:table-cell>
          <table:table-cell office:value-type="float" office:value="0.580553">
            <text:p>0.580553</text:p>
          </table:table-cell>
          <table:table-cell office:value-type="string" office:value="C:\git\pyaudisam\tests\tmp\val-anlr\SylvAtri-ab-m-10mn-haz-cos-l200-r3000-m180-oa7qd0yj">
            <text:p>C:\git\pyaudisam\tests\tmp\val-anlr\SylvAtri-ab-m-10mn-haz-cos-l200-r3000-m180-oa7qd0yj</text:p>
          </table:table-cell>
          <table:table-cell office:value-type="float" office:value="365.0">
            <text:p>365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921053">
            <text:p>1.921053</text:p>
          </table:table-cell>
          <table:table-cell office:value-type="float" office:value="0.07193539">
            <text:p>0.07193539</text:p>
          </table:table-cell>
          <table:table-cell office:value-type="float" office:value="1.665704">
            <text:p>1.665704</text:p>
          </table:table-cell>
          <table:table-cell office:value-type="float" office:value="2.215546">
            <text:p>2.215546</text:p>
          </table:table-cell>
          <table:table-cell office:value-type="float" office:value="95.0">
            <text:p>95.0</text:p>
          </table:table-cell>
          <table:table-cell office:value-type="float" office:value="20.0">
            <text:p>20.0</text:p>
          </table:table-cell>
          <table:table-cell office:value-type="float" office:value="300.0">
            <text:p>300.0</text:p>
          </table:table-cell>
          <table:table-cell office:value-type="float" office:value="94.0721649484536">
            <text:p>94.0721649484536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939.508">
            <text:p>3939.508</text:p>
          </table:table-cell>
          <table:table-cell office:value-type="float" office:value="0.01529652">
            <text:p>0.01529652</text:p>
          </table:table-cell>
          <table:table-cell office:value-type="float" office:value="0.01529652">
            <text:p>0.0152965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001441559">
            <text:p>0.0001441559</text:p>
          </table:table-cell>
          <table:table-cell office:value-type="float" office:value="0.2056922">
            <text:p>0.2056922</text:p>
          </table:table-cell>
          <table:table-cell office:value-type="float" office:value="9.659945e-05">
            <text:p>9.659945e-05</text:p>
          </table:table-cell>
          <table:table-cell office:value-type="float" office:value="0.0002151246">
            <text:p>0.0002151246</text:p>
          </table:table-cell>
          <table:table-cell office:value-type="float" office:value="361.0">
            <text:p>361.0</text:p>
          </table:table-cell>
          <table:table-cell office:value-type="float" office:value="0.1541541">
            <text:p>0.1541541</text:p>
          </table:table-cell>
          <table:table-cell office:value-type="float" office:value="0.2056922">
            <text:p>0.2056922</text:p>
          </table:table-cell>
          <table:table-cell office:value-type="float" office:value="0.1032993">
            <text:p>0.1032993</text:p>
          </table:table-cell>
          <table:table-cell office:value-type="float" office:value="0.230045">
            <text:p>0.230045</text:p>
          </table:table-cell>
          <table:table-cell office:value-type="float" office:value="361.0">
            <text:p>361.0</text:p>
          </table:table-cell>
          <table:table-cell office:value-type="float" office:value="117.7874">
            <text:p>117.7874</text:p>
          </table:table-cell>
          <table:table-cell office:value-type="float" office:value="0.1028461">
            <text:p>0.1028461</text:p>
          </table:table-cell>
          <table:table-cell office:value-type="float" office:value="96.27034">
            <text:p>96.27034</text:p>
          </table:table-cell>
          <table:table-cell office:value-type="float" office:value="144.1136">
            <text:p>144.1136</text:p>
          </table:table-cell>
          <table:table-cell office:value-type="float" office:value="361.0">
            <text:p>361.0</text:p>
          </table:table-cell>
          <table:table-cell office:value-type="float" office:value="3939.619">
            <text:p>3939.619</text:p>
          </table:table-cell>
          <table:table-cell office:value-type="float" office:value="3955.107">
            <text:p>3955.107</text:p>
          </table:table-cell>
          <table:table-cell office:value-type="float" office:value="-1965.754">
            <text:p>-1965.754</text:p>
          </table:table-cell>
          <table:table-cell office:value-type="float" office:value="0.5723255">
            <text:p>0.572325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101.728">
            <text:p>101.728</text:p>
          </table:table-cell>
          <table:table-cell office:value-type="float" office:value="3.889156">
            <text:p>3.889156</text:p>
          </table:table-cell>
          <table:table-cell office:value-type="float" office:value="0.01696699">
            <text:p>0.01696699</text:p>
          </table:table-cell>
          <table:table-cell office:value-type="float" office:value="0.1499826">
            <text:p>0.1499826</text:p>
          </table:table-cell>
          <table:table-cell office:value-type="string" office:value="">
            <text:p/>
          </table:table-cell>
          <table:table-cell office:value-type="float" office:value="0.4407494">
            <text:p>0.4407494</text:p>
          </table:table-cell>
          <table:table-cell office:value-type="float" office:value="0.2179082">
            <text:p>0.2179082</text:p>
          </table:table-cell>
          <table:table-cell office:value-type="float" office:value="0.2886275">
            <text:p>0.2886275</text:p>
          </table:table-cell>
          <table:table-cell office:value-type="float" office:value="0.6730476">
            <text:p>0.6730476</text:p>
          </table:table-cell>
          <table:table-cell office:value-type="float" office:value="430.2485">
            <text:p>430.2485</text:p>
          </table:table-cell>
          <table:table-cell office:value-type="float" office:value="0.4407494">
            <text:p>0.4407494</text:p>
          </table:table-cell>
          <table:table-cell office:value-type="float" office:value="0.1007703">
            <text:p>0.1007703</text:p>
          </table:table-cell>
          <table:table-cell office:value-type="float" office:value="0.2179082">
            <text:p>0.2179082</text:p>
          </table:table-cell>
          <table:table-cell office:value-type="float" office:value="0.2886275">
            <text:p>0.2886275</text:p>
          </table:table-cell>
          <table:table-cell office:value-type="float" office:value="0.6730476">
            <text:p>0.6730476</text:p>
          </table:table-cell>
          <table:table-cell office:value-type="float" office:value="430.2485">
            <text:p>430.2485</text:p>
          </table:table-cell>
          <table:table-cell office:value-type="float" office:value="1058.0">
            <text:p>1058.0</text:p>
          </table:table-cell>
          <table:table-cell office:value-type="float" office:value="0.2179082">
            <text:p>0.2179082</text:p>
          </table:table-cell>
          <table:table-cell office:value-type="float" office:value="693.0">
            <text:p>693.0</text:p>
          </table:table-cell>
          <table:table-cell office:value-type="float" office:value="1615.0">
            <text:p>1615.0</text:p>
          </table:table-cell>
          <table:table-cell office:value-type="float" office:value="430.2485">
            <text:p>430.2485</text:p>
          </table:table-cell>
          <table:table-cell office:value-type="float" office:value="0.3726644437745181">
            <text:p>0.3726644437745181</text:p>
          </table:table-cell>
          <table:table-cell office:value-type="float" office:value="0.3649589396078294">
            <text:p>0.3649589396078294</text:p>
          </table:table-cell>
          <table:table-cell office:value-type="float" office:value="0.36430120000664123">
            <text:p>0.36430120000664123</text:p>
          </table:table-cell>
          <table:table-cell office:value-type="float" office:value="0.2561387422330859">
            <text:p>0.2561387422330859</text:p>
          </table:table-cell>
          <table:table-cell office:value-type="float" office:value="0.3830528136800108">
            <text:p>0.3830528136800108</text:p>
          </table:table-cell>
          <table:table-cell office:value-type="float" office:value="0.36942348393821917">
            <text:p>0.369423483938219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TurdMeru-ab-m-5mn-hno-cos">
            <text:p>TurdMeru-ab-m-5mn-hno-cos</text:p>
          </table:table-cell>
          <table:table-cell office:value-type="float" office:value="231.0">
            <text:p>231.0</text:p>
          </table:table-cell>
          <table:table-cell office:value-type="float" office:value="2.92857962277939">
            <text:p>2.92857962277939</text:p>
          </table:table-cell>
          <table:table-cell office:value-type="float" office:value="714.125795314758">
            <text:p>714.125795314758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2.705048">
            <text:p>Sat Apr 20 16:57:32 2024</text:p>
          </table:table-cell>
          <table:table-cell office:value-type="float" office:value="0.48947599999999997">
            <text:p>0.48947599999999997</text:p>
          </table:table-cell>
          <table:table-cell office:value-type="string" office:value="C:\git\pyaudisam\tests\tmp\val-anlr\TurdMeru-ab-m-5mn-hno-cos-0au8isow">
            <text:p>C:\git\pyaudisam\tests\tmp\val-anlr\TurdMeru-ab-m-5mn-hno-cos-0au8isow</text:p>
          </table:table-cell>
          <table:table-cell office:value-type="float" office:value="231.0">
            <text:p>231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215789">
            <text:p>1.215789</text:p>
          </table:table-cell>
          <table:table-cell office:value-type="float" office:value="0.07700384">
            <text:p>0.07700384</text:p>
          </table:table-cell>
          <table:table-cell office:value-type="float" office:value="1.043674">
            <text:p>1.043674</text:p>
          </table:table-cell>
          <table:table-cell office:value-type="float" office:value="1.416288">
            <text:p>1.416288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714.1258">
            <text:p>714.1258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2755.986">
            <text:p>2755.986</text:p>
          </table:table-cell>
          <table:table-cell office:value-type="float" office:value="0.1874967">
            <text:p>0.1874967</text:p>
          </table:table-cell>
          <table:table-cell office:value-type="float" office:value="0.3384337">
            <text:p>0.3384337</text:p>
          </table:table-cell>
          <table:table-cell office:value-type="float" office:value="0.008341253">
            <text:p>0.008341253</text:p>
          </table:table-cell>
          <table:table-cell office:value-type="float" office:value="0.1874967">
            <text:p>0.1874967</text:p>
          </table:table-cell>
          <table:table-cell office:value-type="float" office:value="8.45433e-05">
            <text:p>8.45433e-05</text:p>
          </table:table-cell>
          <table:table-cell office:value-type="float" office:value="0.08477233">
            <text:p>0.08477233</text:p>
          </table:table-cell>
          <table:table-cell office:value-type="float" office:value="7.155894e-05">
            <text:p>7.155894e-05</text:p>
          </table:table-cell>
          <table:table-cell office:value-type="float" office:value="9.988368e-05">
            <text:p>9.988368e-05</text:p>
          </table:table-cell>
          <table:table-cell office:value-type="float" office:value="227.0">
            <text:p>227.0</text:p>
          </table:table-cell>
          <table:table-cell office:value-type="float" office:value="0.04638754">
            <text:p>0.04638754</text:p>
          </table:table-cell>
          <table:table-cell office:value-type="float" office:value="0.08477233">
            <text:p>0.08477233</text:p>
          </table:table-cell>
          <table:table-cell office:value-type="float" office:value="0.03926323">
            <text:p>0.03926323</text:p>
          </table:table-cell>
          <table:table-cell office:value-type="float" office:value="0.05480455">
            <text:p>0.05480455</text:p>
          </table:table-cell>
          <table:table-cell office:value-type="float" office:value="227.0">
            <text:p>227.0</text:p>
          </table:table-cell>
          <table:table-cell office:value-type="float" office:value="153.8067">
            <text:p>153.8067</text:p>
          </table:table-cell>
          <table:table-cell office:value-type="float" office:value="0.04238616">
            <text:p>0.04238616</text:p>
          </table:table-cell>
          <table:table-cell office:value-type="float" office:value="141.4878">
            <text:p>141.4878</text:p>
          </table:table-cell>
          <table:table-cell office:value-type="float" office:value="167.1982">
            <text:p>167.1982</text:p>
          </table:table-cell>
          <table:table-cell office:value-type="float" office:value="227.0">
            <text:p>227.0</text:p>
          </table:table-cell>
          <table:table-cell office:value-type="float" office:value="2756.163">
            <text:p>2756.163</text:p>
          </table:table-cell>
          <table:table-cell office:value-type="float" office:value="2769.756">
            <text:p>2769.756</text:p>
          </table:table-cell>
          <table:table-cell office:value-type="float" office:value="-1373.993">
            <text:p>-1373.993</text:p>
          </table:table-cell>
          <table:table-cell office:value-type="float" office:value="0.1675261">
            <text:p>0.1675261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171.7702">
            <text:p>171.7702</text:p>
          </table:table-cell>
          <table:table-cell office:value-type="float" office:value="0.8982553">
            <text:p>0.8982553</text:p>
          </table:table-cell>
          <table:table-cell office:value-type="float" office:value="-0.01671651">
            <text:p>-0.01671651</text:p>
          </table:table-cell>
          <table:table-cell office:value-type="float" office:value="0.2242214">
            <text:p>0.2242214</text:p>
          </table:table-cell>
          <table:table-cell office:value-type="string" office:value="">
            <text:p/>
          </table:table-cell>
          <table:table-cell office:value-type="float" office:value="0.1635904">
            <text:p>0.1635904</text:p>
          </table:table-cell>
          <table:table-cell office:value-type="float" office:value="0.1145248">
            <text:p>0.1145248</text:p>
          </table:table-cell>
          <table:table-cell office:value-type="float" office:value="0.1306716">
            <text:p>0.1306716</text:p>
          </table:table-cell>
          <table:table-cell office:value-type="float" office:value="0.204802">
            <text:p>0.204802</text:p>
          </table:table-cell>
          <table:table-cell office:value-type="float" office:value="287.8594">
            <text:p>287.8594</text:p>
          </table:table-cell>
          <table:table-cell office:value-type="float" office:value="0.1635904">
            <text:p>0.1635904</text:p>
          </table:table-cell>
          <table:table-cell office:value-type="float" office:value="0.0">
            <text:p/>
          </table:table-cell>
          <table:table-cell office:value-type="float" office:value="0.1145248">
            <text:p>0.1145248</text:p>
          </table:table-cell>
          <table:table-cell office:value-type="float" office:value="0.1306716">
            <text:p>0.1306716</text:p>
          </table:table-cell>
          <table:table-cell office:value-type="float" office:value="0.204802">
            <text:p>0.204802</text:p>
          </table:table-cell>
          <table:table-cell office:value-type="float" office:value="287.8594">
            <text:p>287.8594</text:p>
          </table:table-cell>
          <table:table-cell office:value-type="float" office:value="393.0">
            <text:p>393.0</text:p>
          </table:table-cell>
          <table:table-cell office:value-type="float" office:value="0.1145248">
            <text:p>0.1145248</text:p>
          </table:table-cell>
          <table:table-cell office:value-type="float" office:value="314.0">
            <text:p>314.0</text:p>
          </table:table-cell>
          <table:table-cell office:value-type="float" office:value="492.0">
            <text:p>492.0</text:p>
          </table:table-cell>
          <table:table-cell office:value-type="float" office:value="287.8594">
            <text:p>287.8594</text:p>
          </table:table-cell>
          <table:table-cell office:value-type="float" office:value="0.4516514638762439">
            <text:p>0.4516514638762439</text:p>
          </table:table-cell>
          <table:table-cell office:value-type="float" office:value="0.4337461461671727">
            <text:p>0.4337461461671727</text:p>
          </table:table-cell>
          <table:table-cell office:value-type="float" office:value="0.43030884851067275">
            <text:p>0.43030884851067275</text:p>
          </table:table-cell>
          <table:table-cell office:value-type="float" office:value="0.3923673589872983">
            <text:p>0.3923673589872983</text:p>
          </table:table-cell>
          <table:table-cell office:value-type="float" office:value="0.3874880370533315">
            <text:p>0.3874880370533315</text:p>
          </table:table-cell>
          <table:table-cell office:value-type="float" office:value="0.4649729126506464">
            <text:p>0.464972912650646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TurdMeru-ab-m-5mn-hno-cos-r450.0">
            <text:p>TurdMeru-ab-m-5mn-hno-cos-r450.0</text:p>
          </table:table-cell>
          <table:table-cell office:value-type="float" office:value="231.0">
            <text:p>231.0</text:p>
          </table:table-cell>
          <table:table-cell office:value-type="float" office:value="2.92857962277939">
            <text:p>2.92857962277939</text:p>
          </table:table-cell>
          <table:table-cell office:value-type="float" office:value="714.125795314758">
            <text:p>714.125795314758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450.0">
            <text:p>4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2.720671">
            <text:p>Sat Apr 20 16:57:32 2024</text:p>
          </table:table-cell>
          <table:table-cell office:value-type="float" office:value="0.365936">
            <text:p>0.365936</text:p>
          </table:table-cell>
          <table:table-cell office:value-type="string" office:value="C:\git\pyaudisam\tests\tmp\val-anlr\TurdMeru-ab-m-5mn-hno-cos-r4500-c5wzkvb5">
            <text:p>C:\git\pyaudisam\tests\tmp\val-anlr\TurdMeru-ab-m-5mn-hno-cos-r4500-c5wzkvb5</text:p>
          </table:table-cell>
          <table:table-cell office:value-type="float" office:value="225.0">
            <text:p>225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184211">
            <text:p>1.184211</text:p>
          </table:table-cell>
          <table:table-cell office:value-type="float" office:value="0.07616078">
            <text:p>0.07616078</text:p>
          </table:table-cell>
          <table:table-cell office:value-type="float" office:value="1.018261">
            <text:p>1.018261</text:p>
          </table:table-cell>
          <table:table-cell office:value-type="float" office:value="1.377205">
            <text:p>1.377205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450.0">
            <text:p>450.0</text:p>
          </table:table-cell>
          <table:table-cell office:value-type="float" office:value="97.40259740259741">
            <text:p>97.40259740259741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2629.805">
            <text:p>2629.805</text:p>
          </table:table-cell>
          <table:table-cell office:value-type="float" office:value="0.266983">
            <text:p>0.266983</text:p>
          </table:table-cell>
          <table:table-cell office:value-type="float" office:value="0.0346936">
            <text:p>0.0346936</text:p>
          </table:table-cell>
          <table:table-cell office:value-type="float" office:value="0.2590866">
            <text:p>0.2590866</text:p>
          </table:table-cell>
          <table:table-cell office:value-type="float" office:value="0.266983">
            <text:p>0.266983</text:p>
          </table:table-cell>
          <table:table-cell office:value-type="float" office:value="9.318005e-05">
            <text:p>9.318005e-05</text:p>
          </table:table-cell>
          <table:table-cell office:value-type="float" office:value="0.0886684">
            <text:p>0.0886684</text:p>
          </table:table-cell>
          <table:table-cell office:value-type="float" office:value="7.826812e-05">
            <text:p>7.826812e-05</text:p>
          </table:table-cell>
          <table:table-cell office:value-type="float" office:value="0.0001109331">
            <text:p>0.0001109331</text:p>
          </table:table-cell>
          <table:table-cell office:value-type="float" office:value="223.0">
            <text:p>223.0</text:p>
          </table:table-cell>
          <table:table-cell office:value-type="float" office:value="0.1059942">
            <text:p>0.1059942</text:p>
          </table:table-cell>
          <table:table-cell office:value-type="float" office:value="0.08866841">
            <text:p>0.08866841</text:p>
          </table:table-cell>
          <table:table-cell office:value-type="float" office:value="0.08903155">
            <text:p>0.08903155</text:p>
          </table:table-cell>
          <table:table-cell office:value-type="float" office:value="0.1261886">
            <text:p>0.1261886</text:p>
          </table:table-cell>
          <table:table-cell office:value-type="float" office:value="223.0">
            <text:p>223.0</text:p>
          </table:table-cell>
          <table:table-cell office:value-type="float" office:value="146.5054">
            <text:p>146.5054</text:p>
          </table:table-cell>
          <table:table-cell office:value-type="float" office:value="0.0443342">
            <text:p>0.0443342</text:p>
          </table:table-cell>
          <table:table-cell office:value-type="float" office:value="134.2545">
            <text:p>134.2545</text:p>
          </table:table-cell>
          <table:table-cell office:value-type="float" office:value="159.8741">
            <text:p>159.8741</text:p>
          </table:table-cell>
          <table:table-cell office:value-type="float" office:value="223.0">
            <text:p>223.0</text:p>
          </table:table-cell>
          <table:table-cell office:value-type="float" office:value="2629.859">
            <text:p>2629.859</text:p>
          </table:table-cell>
          <table:table-cell office:value-type="float" office:value="2636.637">
            <text:p>2636.637</text:p>
          </table:table-cell>
          <table:table-cell office:value-type="float" office:value="-1312.902">
            <text:p>-1312.902</text:p>
          </table:table-cell>
          <table:table-cell office:value-type="float" office:value="0.2308637">
            <text:p>0.2308637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28.6127">
            <text:p>128.6127</text:p>
          </table:table-cell>
          <table:table-cell office:value-type="float" office:value="0.3889201">
            <text:p>0.38892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756192">
            <text:p>0.1756192</text:p>
          </table:table-cell>
          <table:table-cell office:value-type="float" office:value="0.1168869">
            <text:p>0.1168869</text:p>
          </table:table-cell>
          <table:table-cell office:value-type="float" office:value="0.1396392">
            <text:p>0.1396392</text:p>
          </table:table-cell>
          <table:table-cell office:value-type="float" office:value="0.2208699">
            <text:p>0.2208699</text:p>
          </table:table-cell>
          <table:table-cell office:value-type="float" office:value="295.6616">
            <text:p>295.6616</text:p>
          </table:table-cell>
          <table:table-cell office:value-type="float" office:value="0.1756192">
            <text:p>0.1756192</text:p>
          </table:table-cell>
          <table:table-cell office:value-type="float" office:value="0.0">
            <text:p/>
          </table:table-cell>
          <table:table-cell office:value-type="float" office:value="0.1168869">
            <text:p>0.1168869</text:p>
          </table:table-cell>
          <table:table-cell office:value-type="float" office:value="0.1396392">
            <text:p>0.1396392</text:p>
          </table:table-cell>
          <table:table-cell office:value-type="float" office:value="0.2208699">
            <text:p>0.2208699</text:p>
          </table:table-cell>
          <table:table-cell office:value-type="float" office:value="295.6616">
            <text:p>295.6616</text:p>
          </table:table-cell>
          <table:table-cell office:value-type="float" office:value="421.0">
            <text:p>421.0</text:p>
          </table:table-cell>
          <table:table-cell office:value-type="float" office:value="0.1168869">
            <text:p>0.1168869</text:p>
          </table:table-cell>
          <table:table-cell office:value-type="float" office:value="335.0">
            <text:p>335.0</text:p>
          </table:table-cell>
          <table:table-cell office:value-type="float" office:value="530.0">
            <text:p>530.0</text:p>
          </table:table-cell>
          <table:table-cell office:value-type="float" office:value="295.6616">
            <text:p>295.6616</text:p>
          </table:table-cell>
          <table:table-cell office:value-type="float" office:value="0.550323828832696">
            <text:p>0.550323828832696</text:p>
          </table:table-cell>
          <table:table-cell office:value-type="float" office:value="0.5740694525984796">
            <text:p>0.5740694525984796</text:p>
          </table:table-cell>
          <table:table-cell office:value-type="float" office:value="0.5811955633181934">
            <text:p>0.5811955633181934</text:p>
          </table:table-cell>
          <table:table-cell office:value-type="float" office:value="0.5330705118309825">
            <text:p>0.5330705118309825</text:p>
          </table:table-cell>
          <table:table-cell office:value-type="float" office:value="0.5245301320288661">
            <text:p>0.5245301320288661</text:p>
          </table:table-cell>
          <table:table-cell office:value-type="float" office:value="0.6068070645121924">
            <text:p>0.60680706451219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TurdMeru-ab-m-5mn-hno-cos-r500.0-m14.0">
            <text:p>TurdMeru-ab-m-5mn-hno-cos-r500.0-m14.0</text:p>
          </table:table-cell>
          <table:table-cell office:value-type="float" office:value="231.0">
            <text:p>231.0</text:p>
          </table:table-cell>
          <table:table-cell office:value-type="float" office:value="2.92857962277939">
            <text:p>2.92857962277939</text:p>
          </table:table-cell>
          <table:table-cell office:value-type="float" office:value="714.125795314758">
            <text:p>714.125795314758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500.0">
            <text:p>500.0</text:p>
          </table:table-cell>
          <table:table-cell office:value-type="float" office:value="14.0">
            <text:p>14.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2.720671">
            <text:p>Sat Apr 20 16:57:32 2024</text:p>
          </table:table-cell>
          <table:table-cell office:value-type="float" office:value="0.36748699999999995">
            <text:p>0.36748699999999995</text:p>
          </table:table-cell>
          <table:table-cell office:value-type="string" office:value="C:\git\pyaudisam\tests\tmp\val-anlr\TurdMeru-ab-m-5mn-hno-cos-r5000-m140-awfnpcgz">
            <text:p>C:\git\pyaudisam\tests\tmp\val-anlr\TurdMeru-ab-m-5mn-hno-cos-r5000-m140-awfnpcgz</text:p>
          </table:table-cell>
          <table:table-cell office:value-type="float" office:value="227.0">
            <text:p>227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194737">
            <text:p>1.194737</text:p>
          </table:table-cell>
          <table:table-cell office:value-type="float" office:value="0.07604948">
            <text:p>0.07604948</text:p>
          </table:table-cell>
          <table:table-cell office:value-type="float" office:value="1.027539">
            <text:p>1.027539</text:p>
          </table:table-cell>
          <table:table-cell office:value-type="float" office:value="1.389141">
            <text:p>1.389141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98.26839826839827">
            <text:p>98.26839826839827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2668.628">
            <text:p>2668.628</text:p>
          </table:table-cell>
          <table:table-cell office:value-type="float" office:value="0.3899085">
            <text:p>0.3899085</text:p>
          </table:table-cell>
          <table:table-cell office:value-type="float" office:value="0.3899085">
            <text:p>0.389908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8.854373e-05">
            <text:p>8.854373e-05</text:p>
          </table:table-cell>
          <table:table-cell office:value-type="float" office:value="0.07858358">
            <text:p>0.07858358</text:p>
          </table:table-cell>
          <table:table-cell office:value-type="float" office:value="7.585934e-05">
            <text:p>7.585934e-05</text:p>
          </table:table-cell>
          <table:table-cell office:value-type="float" office:value="0.0001033491">
            <text:p>0.0001033491</text:p>
          </table:table-cell>
          <table:table-cell office:value-type="float" office:value="225.0">
            <text:p>225.0</text:p>
          </table:table-cell>
          <table:table-cell office:value-type="float" office:value="0.09035084">
            <text:p>0.09035084</text:p>
          </table:table-cell>
          <table:table-cell office:value-type="float" office:value="0.07858358">
            <text:p>0.07858358</text:p>
          </table:table-cell>
          <table:table-cell office:value-type="float" office:value="0.07740758">
            <text:p>0.07740758</text:p>
          </table:table-cell>
          <table:table-cell office:value-type="float" office:value="0.1054583">
            <text:p>0.1054583</text:p>
          </table:table-cell>
          <table:table-cell office:value-type="float" office:value="225.0">
            <text:p>225.0</text:p>
          </table:table-cell>
          <table:table-cell office:value-type="float" office:value="150.2921">
            <text:p>150.2921</text:p>
          </table:table-cell>
          <table:table-cell office:value-type="float" office:value="0.03929179">
            <text:p>0.03929179</text:p>
          </table:table-cell>
          <table:table-cell office:value-type="float" office:value="139.0987">
            <text:p>139.0987</text:p>
          </table:table-cell>
          <table:table-cell office:value-type="float" office:value="162.3862">
            <text:p>162.3862</text:p>
          </table:table-cell>
          <table:table-cell office:value-type="float" office:value="225.0">
            <text:p>225.0</text:p>
          </table:table-cell>
          <table:table-cell office:value-type="float" office:value="2668.681">
            <text:p>2668.681</text:p>
          </table:table-cell>
          <table:table-cell office:value-type="float" office:value="2675.478">
            <text:p>2675.478</text:p>
          </table:table-cell>
          <table:table-cell office:value-type="float" office:value="-1332.314">
            <text:p>-1332.314</text:p>
          </table:table-cell>
          <table:table-cell office:value-type="float" office:value="0.1881086">
            <text:p>0.1881086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35.679">
            <text:p>135.679</text:p>
          </table:table-cell>
          <table:table-cell office:value-type="float" office:value="0.4618216">
            <text:p>0.46182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683644">
            <text:p>0.1683644</text:p>
          </table:table-cell>
          <table:table-cell office:value-type="float" office:value="0.1093568">
            <text:p>0.1093568</text:p>
          </table:table-cell>
          <table:table-cell office:value-type="float" office:value="0.1358409">
            <text:p>0.1358409</text:p>
          </table:table-cell>
          <table:table-cell office:value-type="float" office:value="0.2086747">
            <text:p>0.2086747</text:p>
          </table:table-cell>
          <table:table-cell office:value-type="float" office:value="274.1929">
            <text:p>274.1929</text:p>
          </table:table-cell>
          <table:table-cell office:value-type="float" office:value="0.1683644">
            <text:p>0.1683644</text:p>
          </table:table-cell>
          <table:table-cell office:value-type="float" office:value="0.0">
            <text:p/>
          </table:table-cell>
          <table:table-cell office:value-type="float" office:value="0.1093568">
            <text:p>0.1093568</text:p>
          </table:table-cell>
          <table:table-cell office:value-type="float" office:value="0.1358409">
            <text:p>0.1358409</text:p>
          </table:table-cell>
          <table:table-cell office:value-type="float" office:value="0.2086747">
            <text:p>0.2086747</text:p>
          </table:table-cell>
          <table:table-cell office:value-type="float" office:value="274.1929">
            <text:p>274.1929</text:p>
          </table:table-cell>
          <table:table-cell office:value-type="float" office:value="404.0">
            <text:p>404.0</text:p>
          </table:table-cell>
          <table:table-cell office:value-type="float" office:value="0.1093568">
            <text:p>0.1093568</text:p>
          </table:table-cell>
          <table:table-cell office:value-type="float" office:value="326.0">
            <text:p>326.0</text:p>
          </table:table-cell>
          <table:table-cell office:value-type="float" office:value="501.0">
            <text:p>501.0</text:p>
          </table:table-cell>
          <table:table-cell office:value-type="float" office:value="274.1929">
            <text:p>274.1929</text:p>
          </table:table-cell>
          <table:table-cell office:value-type="float" office:value="0.5487591117452847">
            <text:p>0.5487591117452847</text:p>
          </table:table-cell>
          <table:table-cell office:value-type="float" office:value="0.5736173996053924">
            <text:p>0.5736173996053924</text:p>
          </table:table-cell>
          <table:table-cell office:value-type="float" office:value="0.5801732406843942">
            <text:p>0.5801732406843942</text:p>
          </table:table-cell>
          <table:table-cell office:value-type="float" office:value="0.5551118172894094">
            <text:p>0.5551118172894094</text:p>
          </table:table-cell>
          <table:table-cell office:value-type="float" office:value="0.5119267225976999">
            <text:p>0.5119267225976999</text:p>
          </table:table-cell>
          <table:table-cell office:value-type="float" office:value="0.6076305942310248">
            <text:p>0.607630594231024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TurdMeru-ab-m-5mn-haz-cos">
            <text:p>TurdMeru-ab-m-5mn-haz-cos</text:p>
          </table:table-cell>
          <table:table-cell office:value-type="float" office:value="231.0">
            <text:p>231.0</text:p>
          </table:table-cell>
          <table:table-cell office:value-type="float" office:value="2.92857962277939">
            <text:p>2.92857962277939</text:p>
          </table:table-cell>
          <table:table-cell office:value-type="float" office:value="714.125795314758">
            <text:p>714.125795314758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2.736684">
            <text:p>Sat Apr 20 16:57:32 2024</text:p>
          </table:table-cell>
          <table:table-cell office:value-type="float" office:value="0.430141">
            <text:p>0.430141</text:p>
          </table:table-cell>
          <table:table-cell office:value-type="string" office:value="C:\git\pyaudisam\tests\tmp\val-anlr\TurdMeru-ab-m-5mn-haz-cos-hs8defzf">
            <text:p>C:\git\pyaudisam\tests\tmp\val-anlr\TurdMeru-ab-m-5mn-haz-cos-hs8defzf</text:p>
          </table:table-cell>
          <table:table-cell office:value-type="float" office:value="231.0">
            <text:p>231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215789">
            <text:p>1.215789</text:p>
          </table:table-cell>
          <table:table-cell office:value-type="float" office:value="0.07700384">
            <text:p>0.07700384</text:p>
          </table:table-cell>
          <table:table-cell office:value-type="float" office:value="1.043674">
            <text:p>1.043674</text:p>
          </table:table-cell>
          <table:table-cell office:value-type="float" office:value="1.416288">
            <text:p>1.416288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714.1258">
            <text:p>714.1258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6.084000000000287">
            <text:p>6.084000000000287</text:p>
          </table:table-cell>
          <table:table-cell office:value-type="float" office:value="2762.07">
            <text:p>2762.07</text:p>
          </table:table-cell>
          <table:table-cell office:value-type="float" office:value="0.02860415">
            <text:p>0.02860415</text:p>
          </table:table-cell>
          <table:table-cell office:value-type="float" office:value="0.07707447">
            <text:p>0.07707447</text:p>
          </table:table-cell>
          <table:table-cell office:value-type="float" office:value="0.0007343292">
            <text:p>0.0007343292</text:p>
          </table:table-cell>
          <table:table-cell office:value-type="float" office:value="0.02860415">
            <text:p>0.02860415</text:p>
          </table:table-cell>
          <table:table-cell office:value-type="float" office:value="6.854264e-05">
            <text:p>6.854264e-05</text:p>
          </table:table-cell>
          <table:table-cell office:value-type="float" office:value="0.09236731">
            <text:p>0.09236731</text:p>
          </table:table-cell>
          <table:table-cell office:value-type="float" office:value="5.715941e-05">
            <text:p>5.715941e-05</text:p>
          </table:table-cell>
          <table:table-cell office:value-type="float" office:value="8.219283e-05">
            <text:p>8.219283e-05</text:p>
          </table:table-cell>
          <table:table-cell office:value-type="float" office:value="229.0">
            <text:p>229.0</text:p>
          </table:table-cell>
          <table:table-cell office:value-type="float" office:value="0.05721629">
            <text:p>0.05721629</text:p>
          </table:table-cell>
          <table:table-cell office:value-type="float" office:value="0.09236731">
            <text:p>0.09236731</text:p>
          </table:table-cell>
          <table:table-cell office:value-type="float" office:value="0.04771409">
            <text:p>0.04771409</text:p>
          </table:table-cell>
          <table:table-cell office:value-type="float" office:value="0.06861085">
            <text:p>0.06861085</text:p>
          </table:table-cell>
          <table:table-cell office:value-type="float" office:value="229.0">
            <text:p>229.0</text:p>
          </table:table-cell>
          <table:table-cell office:value-type="float" office:value="170.8184">
            <text:p>170.8184</text:p>
          </table:table-cell>
          <table:table-cell office:value-type="float" office:value="0.04618366">
            <text:p>0.04618366</text:p>
          </table:table-cell>
          <table:table-cell office:value-type="float" office:value="155.9679">
            <text:p>155.9679</text:p>
          </table:table-cell>
          <table:table-cell office:value-type="float" office:value="187.0829">
            <text:p>187.0829</text:p>
          </table:table-cell>
          <table:table-cell office:value-type="float" office:value="229.0">
            <text:p>229.0</text:p>
          </table:table-cell>
          <table:table-cell office:value-type="float" office:value="2762.122">
            <text:p>2762.122</text:p>
          </table:table-cell>
          <table:table-cell office:value-type="float" office:value="2768.954">
            <text:p>2768.954</text:p>
          </table:table-cell>
          <table:table-cell office:value-type="float" office:value="-1379.035">
            <text:p>-1379.035</text:p>
          </table:table-cell>
          <table:table-cell office:value-type="float" office:value="0.06411476">
            <text:p>0.06411476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4.4366">
            <text:p>124.4366</text:p>
          </table:table-cell>
          <table:table-cell office:value-type="float" office:value="3.664685">
            <text:p>3.66468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326293">
            <text:p>0.1326293</text:p>
          </table:table-cell>
          <table:table-cell office:value-type="float" office:value="0.1202552">
            <text:p>0.1202552</text:p>
          </table:table-cell>
          <table:table-cell office:value-type="float" office:value="0.1047701">
            <text:p>0.1047701</text:p>
          </table:table-cell>
          <table:table-cell office:value-type="float" office:value="0.1678964">
            <text:p>0.1678964</text:p>
          </table:table-cell>
          <table:table-cell office:value-type="float" office:value="303.9818">
            <text:p>303.9818</text:p>
          </table:table-cell>
          <table:table-cell office:value-type="float" office:value="0.1326293">
            <text:p>0.1326293</text:p>
          </table:table-cell>
          <table:table-cell office:value-type="float" office:value="0.0057304000000000105">
            <text:p>0.0057304000000000105</text:p>
          </table:table-cell>
          <table:table-cell office:value-type="float" office:value="0.1202552">
            <text:p>0.1202552</text:p>
          </table:table-cell>
          <table:table-cell office:value-type="float" office:value="0.1047701">
            <text:p>0.1047701</text:p>
          </table:table-cell>
          <table:table-cell office:value-type="float" office:value="0.1678964">
            <text:p>0.1678964</text:p>
          </table:table-cell>
          <table:table-cell office:value-type="float" office:value="303.9818">
            <text:p>303.9818</text:p>
          </table:table-cell>
          <table:table-cell office:value-type="float" office:value="318.0">
            <text:p>318.0</text:p>
          </table:table-cell>
          <table:table-cell office:value-type="float" office:value="0.1202552">
            <text:p>0.1202552</text:p>
          </table:table-cell>
          <table:table-cell office:value-type="float" office:value="251.0">
            <text:p>251.0</text:p>
          </table:table-cell>
          <table:table-cell office:value-type="float" office:value="403.0">
            <text:p>403.0</text:p>
          </table:table-cell>
          <table:table-cell office:value-type="float" office:value="303.9818">
            <text:p>303.9818</text:p>
          </table:table-cell>
          <table:table-cell office:value-type="float" office:value="0.24028943237711572">
            <text:p>0.24028943237711572</text:p>
          </table:table-cell>
          <table:table-cell office:value-type="float" office:value="0.26554080981022443">
            <text:p>0.26554080981022443</text:p>
          </table:table-cell>
          <table:table-cell office:value-type="float" office:value="0.26961709845229415">
            <text:p>0.26961709845229415</text:p>
          </table:table-cell>
          <table:table-cell office:value-type="float" office:value="0.21013085732356526">
            <text:p>0.21013085732356526</text:p>
          </table:table-cell>
          <table:table-cell office:value-type="float" office:value="0.2298462890007908">
            <text:p>0.2298462890007908</text:p>
          </table:table-cell>
          <table:table-cell office:value-type="float" office:value="0.30614145810595883">
            <text:p>0.3061414581059588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TurdMeru-ab-m-5mn-haz-cos-r450.0">
            <text:p>TurdMeru-ab-m-5mn-haz-cos-r450.0</text:p>
          </table:table-cell>
          <table:table-cell office:value-type="float" office:value="231.0">
            <text:p>231.0</text:p>
          </table:table-cell>
          <table:table-cell office:value-type="float" office:value="2.92857962277939">
            <text:p>2.92857962277939</text:p>
          </table:table-cell>
          <table:table-cell office:value-type="float" office:value="714.125795314758">
            <text:p>714.125795314758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450.0">
            <text:p>4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2.783573">
            <text:p>Sat Apr 20 16:57:32 2024</text:p>
          </table:table-cell>
          <table:table-cell office:value-type="float" office:value="0.383629">
            <text:p>0.383629</text:p>
          </table:table-cell>
          <table:table-cell office:value-type="string" office:value="C:\git\pyaudisam\tests\tmp\val-anlr\TurdMeru-ab-m-5mn-haz-cos-r4500-g02urbmr">
            <text:p>C:\git\pyaudisam\tests\tmp\val-anlr\TurdMeru-ab-m-5mn-haz-cos-r4500-g02urbmr</text:p>
          </table:table-cell>
          <table:table-cell office:value-type="float" office:value="225.0">
            <text:p>225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184211">
            <text:p>1.184211</text:p>
          </table:table-cell>
          <table:table-cell office:value-type="float" office:value="0.07616078">
            <text:p>0.07616078</text:p>
          </table:table-cell>
          <table:table-cell office:value-type="float" office:value="1.018261">
            <text:p>1.018261</text:p>
          </table:table-cell>
          <table:table-cell office:value-type="float" office:value="1.377205">
            <text:p>1.377205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450.0">
            <text:p>450.0</text:p>
          </table:table-cell>
          <table:table-cell office:value-type="float" office:value="97.40259740259741">
            <text:p>97.40259740259741</text:p>
          </table:table-cell>
          <table:table-cell office:value-type="float" office:value="2.0">
            <text:p>2.0</text:p>
          </table:table-cell>
          <table:table-cell office:value-type="float" office:value="8.805000000000291">
            <text:p>8.805000000000291</text:p>
          </table:table-cell>
          <table:table-cell office:value-type="float" office:value="2638.61">
            <text:p>2638.61</text:p>
          </table:table-cell>
          <table:table-cell office:value-type="float" office:value="0.03051764">
            <text:p>0.03051764</text:p>
          </table:table-cell>
          <table:table-cell office:value-type="float" office:value="0.0009344816">
            <text:p>0.0009344816</text:p>
          </table:table-cell>
          <table:table-cell office:value-type="float" office:value="0.04140818">
            <text:p>0.04140818</text:p>
          </table:table-cell>
          <table:table-cell office:value-type="float" office:value="0.03051764">
            <text:p>0.03051764</text:p>
          </table:table-cell>
          <table:table-cell office:value-type="float" office:value="7.88261e-05">
            <text:p>7.88261e-05</text:p>
          </table:table-cell>
          <table:table-cell office:value-type="float" office:value="0.1078957">
            <text:p>0.1078957</text:p>
          </table:table-cell>
          <table:table-cell office:value-type="float" office:value="6.376685e-05">
            <text:p>6.376685e-05</text:p>
          </table:table-cell>
          <table:table-cell office:value-type="float" office:value="9.744177e-05">
            <text:p>9.744177e-05</text:p>
          </table:table-cell>
          <table:table-cell office:value-type="float" office:value="223.0">
            <text:p>223.0</text:p>
          </table:table-cell>
          <table:table-cell office:value-type="float" office:value="0.1252953">
            <text:p>0.1252953</text:p>
          </table:table-cell>
          <table:table-cell office:value-type="float" office:value="0.1078957">
            <text:p>0.1078957</text:p>
          </table:table-cell>
          <table:table-cell office:value-type="float" office:value="0.1013584">
            <text:p>0.1013584</text:p>
          </table:table-cell>
          <table:table-cell office:value-type="float" office:value="0.1548852">
            <text:p>0.1548852</text:p>
          </table:table-cell>
          <table:table-cell office:value-type="float" office:value="223.0">
            <text:p>223.0</text:p>
          </table:table-cell>
          <table:table-cell office:value-type="float" office:value="159.2869">
            <text:p>159.2869</text:p>
          </table:table-cell>
          <table:table-cell office:value-type="float" office:value="0.05394788">
            <text:p>0.05394788</text:p>
          </table:table-cell>
          <table:table-cell office:value-type="float" office:value="143.2328">
            <text:p>143.2328</text:p>
          </table:table-cell>
          <table:table-cell office:value-type="float" office:value="177.1404">
            <text:p>177.1404</text:p>
          </table:table-cell>
          <table:table-cell office:value-type="float" office:value="223.0">
            <text:p>223.0</text:p>
          </table:table-cell>
          <table:table-cell office:value-type="float" office:value="2638.664">
            <text:p>2638.664</text:p>
          </table:table-cell>
          <table:table-cell office:value-type="float" office:value="2645.442">
            <text:p>2645.442</text:p>
          </table:table-cell>
          <table:table-cell office:value-type="float" office:value="-1317.305">
            <text:p>-1317.305</text:p>
          </table:table-cell>
          <table:table-cell office:value-type="float" office:value="0.1209832">
            <text:p>0.1209832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0.4487">
            <text:p>110.4487</text:p>
          </table:table-cell>
          <table:table-cell office:value-type="float" office:value="3.170095">
            <text:p>3.1700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485659">
            <text:p>0.1485659</text:p>
          </table:table-cell>
          <table:table-cell office:value-type="float" office:value="0.132068">
            <text:p>0.132068</text:p>
          </table:table-cell>
          <table:table-cell office:value-type="float" office:value="0.1146986">
            <text:p>0.1146986</text:p>
          </table:table-cell>
          <table:table-cell office:value-type="float" office:value="0.1924332">
            <text:p>0.1924332</text:p>
          </table:table-cell>
          <table:table-cell office:value-type="float" office:value="316.2736">
            <text:p>316.2736</text:p>
          </table:table-cell>
          <table:table-cell office:value-type="float" office:value="0.1485659">
            <text:p>0.1485659</text:p>
          </table:table-cell>
          <table:table-cell office:value-type="float" office:value="0.015181099999999989">
            <text:p>0.015181099999999989</text:p>
          </table:table-cell>
          <table:table-cell office:value-type="float" office:value="0.132068">
            <text:p>0.132068</text:p>
          </table:table-cell>
          <table:table-cell office:value-type="float" office:value="0.1146986">
            <text:p>0.1146986</text:p>
          </table:table-cell>
          <table:table-cell office:value-type="float" office:value="0.1924332">
            <text:p>0.1924332</text:p>
          </table:table-cell>
          <table:table-cell office:value-type="float" office:value="316.2736">
            <text:p>316.2736</text:p>
          </table:table-cell>
          <table:table-cell office:value-type="float" office:value="357.0">
            <text:p>357.0</text:p>
          </table:table-cell>
          <table:table-cell office:value-type="float" office:value="0.132068">
            <text:p>0.132068</text:p>
          </table:table-cell>
          <table:table-cell office:value-type="float" office:value="275.0">
            <text:p>275.0</text:p>
          </table:table-cell>
          <table:table-cell office:value-type="float" office:value="462.0">
            <text:p>462.0</text:p>
          </table:table-cell>
          <table:table-cell office:value-type="float" office:value="316.2736">
            <text:p>316.2736</text:p>
          </table:table-cell>
          <table:table-cell office:value-type="float" office:value="0.32085149294577486">
            <text:p>0.32085149294577486</text:p>
          </table:table-cell>
          <table:table-cell office:value-type="float" office:value="0.3409651696914145">
            <text:p>0.3409651696914145</text:p>
          </table:table-cell>
          <table:table-cell office:value-type="float" office:value="0.34660664487212484">
            <text:p>0.34660664487212484</text:p>
          </table:table-cell>
          <table:table-cell office:value-type="float" office:value="0.26459576647605215">
            <text:p>0.26459576647605215</text:p>
          </table:table-cell>
          <table:table-cell office:value-type="float" office:value="0.30835193814083617">
            <text:p>0.30835193814083617</text:p>
          </table:table-cell>
          <table:table-cell office:value-type="float" office:value="0.3805992256281509">
            <text:p>0.380599225628150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TurdMeru-ab-m-5mn-haz-cos-r500.0-m14.0">
            <text:p>TurdMeru-ab-m-5mn-haz-cos-r500.0-m14.0</text:p>
          </table:table-cell>
          <table:table-cell office:value-type="float" office:value="231.0">
            <text:p>231.0</text:p>
          </table:table-cell>
          <table:table-cell office:value-type="float" office:value="2.92857962277939">
            <text:p>2.92857962277939</text:p>
          </table:table-cell>
          <table:table-cell office:value-type="float" office:value="714.125795314758">
            <text:p>714.125795314758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500.0">
            <text:p>500.0</text:p>
          </table:table-cell>
          <table:table-cell office:value-type="float" office:value="14.0">
            <text:p>14.0</text:p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2.893358">
            <text:p>Sat Apr 20 16:57:32 2024</text:p>
          </table:table-cell>
          <table:table-cell office:value-type="float" office:value="0.327013">
            <text:p>0.327013</text:p>
          </table:table-cell>
          <table:table-cell office:value-type="string" office:value="C:\git\pyaudisam\tests\tmp\val-anlr\TurdMeru-ab-m-5mn-haz-cos-r5000-m140-s8dcj6ca">
            <text:p>C:\git\pyaudisam\tests\tmp\val-anlr\TurdMeru-ab-m-5mn-haz-cos-r5000-m140-s8dcj6ca</text:p>
          </table:table-cell>
          <table:table-cell office:value-type="float" office:value="227.0">
            <text:p>227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1.194737">
            <text:p>1.194737</text:p>
          </table:table-cell>
          <table:table-cell office:value-type="float" office:value="0.07604948">
            <text:p>0.07604948</text:p>
          </table:table-cell>
          <table:table-cell office:value-type="float" office:value="1.027539">
            <text:p>1.027539</text:p>
          </table:table-cell>
          <table:table-cell office:value-type="float" office:value="1.389141">
            <text:p>1.389141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98.26839826839827">
            <text:p>98.26839826839827</text:p>
          </table:table-cell>
          <table:table-cell office:value-type="float" office:value="2.0">
            <text:p>2.0</text:p>
          </table:table-cell>
          <table:table-cell office:value-type="float" office:value="9.60799999999972">
            <text:p>9.60799999999972</text:p>
          </table:table-cell>
          <table:table-cell office:value-type="float" office:value="2678.236">
            <text:p>2678.236</text:p>
          </table:table-cell>
          <table:table-cell office:value-type="float" office:value="0.08737075">
            <text:p>0.08737075</text:p>
          </table:table-cell>
          <table:table-cell office:value-type="float" office:value="0.08737075">
            <text:p>0.087370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.88839e-05">
            <text:p>7.88839e-05</text:p>
          </table:table-cell>
          <table:table-cell office:value-type="float" office:value="0.1068206">
            <text:p>0.1068206</text:p>
          </table:table-cell>
          <table:table-cell office:value-type="float" office:value="6.394844e-05">
            <text:p>6.394844e-05</text:p>
          </table:table-cell>
          <table:table-cell office:value-type="float" office:value="9.730759e-05">
            <text:p>9.730759e-05</text:p>
          </table:table-cell>
          <table:table-cell office:value-type="float" office:value="225.0">
            <text:p>225.0</text:p>
          </table:table-cell>
          <table:table-cell office:value-type="float" office:value="0.1014149">
            <text:p>0.1014149</text:p>
          </table:table-cell>
          <table:table-cell office:value-type="float" office:value="0.1068206">
            <text:p>0.1068206</text:p>
          </table:table-cell>
          <table:table-cell office:value-type="float" office:value="0.08221353">
            <text:p>0.08221353</text:p>
          </table:table-cell>
          <table:table-cell office:value-type="float" office:value="0.1251008">
            <text:p>0.1251008</text:p>
          </table:table-cell>
          <table:table-cell office:value-type="float" office:value="225.0">
            <text:p>225.0</text:p>
          </table:table-cell>
          <table:table-cell office:value-type="float" office:value="159.2285">
            <text:p>159.2285</text:p>
          </table:table-cell>
          <table:table-cell office:value-type="float" office:value="0.05341028">
            <text:p>0.05341028</text:p>
          </table:table-cell>
          <table:table-cell office:value-type="float" office:value="143.3325">
            <text:p>143.3325</text:p>
          </table:table-cell>
          <table:table-cell office:value-type="float" office:value="176.8875">
            <text:p>176.8875</text:p>
          </table:table-cell>
          <table:table-cell office:value-type="float" office:value="225.0">
            <text:p>225.0</text:p>
          </table:table-cell>
          <table:table-cell office:value-type="float" office:value="2678.289">
            <text:p>2678.289</text:p>
          </table:table-cell>
          <table:table-cell office:value-type="float" office:value="2685.086">
            <text:p>2685.086</text:p>
          </table:table-cell>
          <table:table-cell office:value-type="float" office:value="-1337.118">
            <text:p>-1337.118</text:p>
          </table:table-cell>
          <table:table-cell office:value-type="float" office:value="0.1317696">
            <text:p>0.131769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0.0357">
            <text:p>110.0357</text:p>
          </table:table-cell>
          <table:table-cell office:value-type="float" office:value="3.209317">
            <text:p>3.20931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499964">
            <text:p>0.1499964</text:p>
          </table:table-cell>
          <table:table-cell office:value-type="float" office:value="0.1311265">
            <text:p>0.1311265</text:p>
          </table:table-cell>
          <table:table-cell office:value-type="float" office:value="0.1160155">
            <text:p>0.1160155</text:p>
          </table:table-cell>
          <table:table-cell office:value-type="float" office:value="0.1939303">
            <text:p>0.1939303</text:p>
          </table:table-cell>
          <table:table-cell office:value-type="float" office:value="317.627">
            <text:p>317.627</text:p>
          </table:table-cell>
          <table:table-cell office:value-type="float" office:value="0.1499964">
            <text:p>0.1499964</text:p>
          </table:table-cell>
          <table:table-cell office:value-type="float" office:value="0.021769700000000003">
            <text:p>0.021769700000000003</text:p>
          </table:table-cell>
          <table:table-cell office:value-type="float" office:value="0.1311265">
            <text:p>0.1311265</text:p>
          </table:table-cell>
          <table:table-cell office:value-type="float" office:value="0.1160155">
            <text:p>0.1160155</text:p>
          </table:table-cell>
          <table:table-cell office:value-type="float" office:value="0.1939303">
            <text:p>0.1939303</text:p>
          </table:table-cell>
          <table:table-cell office:value-type="float" office:value="317.627">
            <text:p>317.627</text:p>
          </table:table-cell>
          <table:table-cell office:value-type="float" office:value="360.0">
            <text:p>360.0</text:p>
          </table:table-cell>
          <table:table-cell office:value-type="float" office:value="0.1311265">
            <text:p>0.1311265</text:p>
          </table:table-cell>
          <table:table-cell office:value-type="float" office:value="278.0">
            <text:p>278.0</text:p>
          </table:table-cell>
          <table:table-cell office:value-type="float" office:value="465.0">
            <text:p>465.0</text:p>
          </table:table-cell>
          <table:table-cell office:value-type="float" office:value="317.627">
            <text:p>317.627</text:p>
          </table:table-cell>
          <table:table-cell office:value-type="float" office:value="0.36286669182281905">
            <text:p>0.36286669182281905</text:p>
          </table:table-cell>
          <table:table-cell office:value-type="float" office:value="0.37982215641121053">
            <text:p>0.37982215641121053</text:p>
          </table:table-cell>
          <table:table-cell office:value-type="float" office:value="0.3860756028987119">
            <text:p>0.3860756028987119</text:p>
          </table:table-cell>
          <table:table-cell office:value-type="float" office:value="0.32731933405970803">
            <text:p>0.32731933405970803</text:p>
          </table:table-cell>
          <table:table-cell office:value-type="float" office:value="0.3426094548130044">
            <text:p>0.3426094548130044</text:p>
          </table:table-cell>
          <table:table-cell office:value-type="float" office:value="0.41909033465233475">
            <text:p>0.4190903346523347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TurdMeru-ab-m-10mn-hno-cos">
            <text:p>TurdMeru-ab-m-10mn-hno-cos</text:p>
          </table:table-cell>
          <table:table-cell office:value-type="float" office:value="400.0">
            <text:p>400.0</text:p>
          </table:table-cell>
          <table:table-cell office:value-type="float" office:value="2.92857962277939">
            <text:p>2.92857962277939</text:p>
          </table:table-cell>
          <table:table-cell office:value-type="float" office:value="785.995389460555">
            <text:p>785.995389460555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2.961196">
            <text:p>Sat Apr 20 16:57:32 2024</text:p>
          </table:table-cell>
          <table:table-cell office:value-type="float" office:value="0.6444099999999999">
            <text:p>0.6444099999999999</text:p>
          </table:table-cell>
          <table:table-cell office:value-type="string" office:value="C:\git\pyaudisam\tests\tmp\val-anlr\TurdMeru-ab-m-10mn-hno-cos-yaphirs0">
            <text:p>C:\git\pyaudisam\tests\tmp\val-anlr\TurdMeru-ab-m-10mn-hno-cos-yaphirs0</text:p>
          </table:table-cell>
          <table:table-cell office:value-type="float" office:value="400.0">
            <text:p>400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2.105263">
            <text:p>2.105263</text:p>
          </table:table-cell>
          <table:table-cell office:value-type="float" office:value="0.0565928">
            <text:p>0.0565928</text:p>
          </table:table-cell>
          <table:table-cell office:value-type="float" office:value="1.881707">
            <text:p>1.881707</text:p>
          </table:table-cell>
          <table:table-cell office:value-type="float" office:value="2.355379">
            <text:p>2.355379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785.9954">
            <text:p>785.995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4803.894">
            <text:p>4803.894</text:p>
          </table:table-cell>
          <table:table-cell office:value-type="float" office:value="0.09155095">
            <text:p>0.09155095</text:p>
          </table:table-cell>
          <table:table-cell office:value-type="float" office:value="0.02694368">
            <text:p>0.02694368</text:p>
          </table:table-cell>
          <table:table-cell office:value-type="float" office:value="0.3513441">
            <text:p>0.3513441</text:p>
          </table:table-cell>
          <table:table-cell office:value-type="float" office:value="0.09155095">
            <text:p>0.09155095</text:p>
          </table:table-cell>
          <table:table-cell office:value-type="float" office:value="7.837464e-05">
            <text:p>7.837464e-05</text:p>
          </table:table-cell>
          <table:table-cell office:value-type="float" office:value="0.05445329">
            <text:p>0.05445329</text:p>
          </table:table-cell>
          <table:table-cell office:value-type="float" office:value="7.042343e-05">
            <text:p>7.042343e-05</text:p>
          </table:table-cell>
          <table:table-cell office:value-type="float" office:value="8.72236e-05">
            <text:p>8.72236e-05</text:p>
          </table:table-cell>
          <table:table-cell office:value-type="float" office:value="396.0">
            <text:p>396.0</text:p>
          </table:table-cell>
          <table:table-cell office:value-type="float" office:value="0.04130612">
            <text:p>0.04130612</text:p>
          </table:table-cell>
          <table:table-cell office:value-type="float" office:value="0.05445329">
            <text:p>0.05445329</text:p>
          </table:table-cell>
          <table:table-cell office:value-type="float" office:value="0.03711556">
            <text:p>0.03711556</text:p>
          </table:table-cell>
          <table:table-cell office:value-type="float" office:value="0.04596983">
            <text:p>0.04596983</text:p>
          </table:table-cell>
          <table:table-cell office:value-type="float" office:value="396.0">
            <text:p>396.0</text:p>
          </table:table-cell>
          <table:table-cell office:value-type="float" office:value="159.745">
            <text:p>159.745</text:p>
          </table:table-cell>
          <table:table-cell office:value-type="float" office:value="0.02722664">
            <text:p>0.02722664</text:p>
          </table:table-cell>
          <table:table-cell office:value-type="float" office:value="151.4207">
            <text:p>151.4207</text:p>
          </table:table-cell>
          <table:table-cell office:value-type="float" office:value="168.5269">
            <text:p>168.5269</text:p>
          </table:table-cell>
          <table:table-cell office:value-type="float" office:value="396.0">
            <text:p>396.0</text:p>
          </table:table-cell>
          <table:table-cell office:value-type="float" office:value="4803.995">
            <text:p>4803.995</text:p>
          </table:table-cell>
          <table:table-cell office:value-type="float" office:value="4819.859">
            <text:p>4819.859</text:p>
          </table:table-cell>
          <table:table-cell office:value-type="float" office:value="-2397.947">
            <text:p>-2397.947</text:p>
          </table:table-cell>
          <table:table-cell office:value-type="float" office:value="0.1553742">
            <text:p>0.1553742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195.8237">
            <text:p>195.8237</text:p>
          </table:table-cell>
          <table:table-cell office:value-type="float" office:value="1.079137">
            <text:p>1.079137</text:p>
          </table:table-cell>
          <table:table-cell office:value-type="float" office:value="-0.07274303">
            <text:p>-0.07274303</text:p>
          </table:table-cell>
          <table:table-cell office:value-type="float" office:value="0.3570453">
            <text:p>0.3570453</text:p>
          </table:table-cell>
          <table:table-cell office:value-type="string" office:value="">
            <text:p/>
          </table:table-cell>
          <table:table-cell office:value-type="float" office:value="0.2626045">
            <text:p>0.2626045</text:p>
          </table:table-cell>
          <table:table-cell office:value-type="float" office:value="0.07853602">
            <text:p>0.07853602</text:p>
          </table:table-cell>
          <table:table-cell office:value-type="float" office:value="0.2250491">
            <text:p>0.2250491</text:p>
          </table:table-cell>
          <table:table-cell office:value-type="float" office:value="0.3064269">
            <text:p>0.3064269</text:p>
          </table:table-cell>
          <table:table-cell office:value-type="float" office:value="292.2411">
            <text:p>292.2411</text:p>
          </table:table-cell>
          <table:table-cell office:value-type="float" office:value="0.2626045">
            <text:p>0.2626045</text:p>
          </table:table-cell>
          <table:table-cell office:value-type="float" office:value="0.0">
            <text:p/>
          </table:table-cell>
          <table:table-cell office:value-type="float" office:value="0.07853602">
            <text:p>0.07853602</text:p>
          </table:table-cell>
          <table:table-cell office:value-type="float" office:value="0.2250491">
            <text:p>0.2250491</text:p>
          </table:table-cell>
          <table:table-cell office:value-type="float" office:value="0.3064269">
            <text:p>0.3064269</text:p>
          </table:table-cell>
          <table:table-cell office:value-type="float" office:value="292.2411">
            <text:p>292.2411</text:p>
          </table:table-cell>
          <table:table-cell office:value-type="float" office:value="630.0">
            <text:p>630.0</text:p>
          </table:table-cell>
          <table:table-cell office:value-type="float" office:value="0.07853602">
            <text:p>0.07853602</text:p>
          </table:table-cell>
          <table:table-cell office:value-type="float" office:value="540.0">
            <text:p>540.0</text:p>
          </table:table-cell>
          <table:table-cell office:value-type="float" office:value="735.0">
            <text:p>735.0</text:p>
          </table:table-cell>
          <table:table-cell office:value-type="float" office:value="292.2411">
            <text:p>292.2411</text:p>
          </table:table-cell>
          <table:table-cell office:value-type="float" office:value="0.32982467325354">
            <text:p>0.32982467325354</text:p>
          </table:table-cell>
          <table:table-cell office:value-type="float" office:value="0.3317400235619634">
            <text:p>0.3317400235619634</text:p>
          </table:table-cell>
          <table:table-cell office:value-type="float" office:value="0.32731604216439636">
            <text:p>0.32731604216439636</text:p>
          </table:table-cell>
          <table:table-cell office:value-type="float" office:value="0.2841116357033122">
            <text:p>0.2841116357033122</text:p>
          </table:table-cell>
          <table:table-cell office:value-type="float" office:value="0.3013096396560304">
            <text:p>0.3013096396560304</text:p>
          </table:table-cell>
          <table:table-cell office:value-type="float" office:value="0.36847695079529125">
            <text:p>0.368476950795291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TurdMeru-ab-m-10mn-hno-cos-r500.0">
            <text:p>TurdMeru-ab-m-10mn-hno-cos-r500.0</text:p>
          </table:table-cell>
          <table:table-cell office:value-type="float" office:value="400.0">
            <text:p>400.0</text:p>
          </table:table-cell>
          <table:table-cell office:value-type="float" office:value="2.92857962277939">
            <text:p>2.92857962277939</text:p>
          </table:table-cell>
          <table:table-cell office:value-type="float" office:value="785.995389460555">
            <text:p>785.995389460555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500.0">
            <text:p>5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2.978384">
            <text:p>Sat Apr 20 16:57:32 2024</text:p>
          </table:table-cell>
          <table:table-cell office:value-type="float" office:value="0.548482">
            <text:p>0.548482</text:p>
          </table:table-cell>
          <table:table-cell office:value-type="string" office:value="C:\git\pyaudisam\tests\tmp\val-anlr\TurdMeru-ab-m-10mn-hno-cos-r5000-5p6g6atz">
            <text:p>C:\git\pyaudisam\tests\tmp\val-anlr\TurdMeru-ab-m-10mn-hno-cos-r5000-5p6g6atz</text:p>
          </table:table-cell>
          <table:table-cell office:value-type="float" office:value="390.0">
            <text:p>390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2.052632">
            <text:p>2.052632</text:p>
          </table:table-cell>
          <table:table-cell office:value-type="float" office:value="0.05582266">
            <text:p>0.05582266</text:p>
          </table:table-cell>
          <table:table-cell office:value-type="float" office:value="1.837465">
            <text:p>1.837465</text:p>
          </table:table-cell>
          <table:table-cell office:value-type="float" office:value="2.292994">
            <text:p>2.292994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97.5">
            <text:p>97.5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4587.028">
            <text:p>4587.028</text:p>
          </table:table-cell>
          <table:table-cell office:value-type="float" office:value="0.223403">
            <text:p>0.223403</text:p>
          </table:table-cell>
          <table:table-cell office:value-type="float" office:value="0.2536743">
            <text:p>0.2536743</text:p>
          </table:table-cell>
          <table:table-cell office:value-type="float" office:value="0.2641242">
            <text:p>0.2641242</text:p>
          </table:table-cell>
          <table:table-cell office:value-type="float" office:value="0.223403">
            <text:p>0.223403</text:p>
          </table:table-cell>
          <table:table-cell office:value-type="float" office:value="8.587965e-05">
            <text:p>8.587965e-05</text:p>
          </table:table-cell>
          <table:table-cell office:value-type="float" office:value="0.0604891">
            <text:p>0.0604891</text:p>
          </table:table-cell>
          <table:table-cell office:value-type="float" office:value="7.625844e-05">
            <text:p>7.625844e-05</text:p>
          </table:table-cell>
          <table:table-cell office:value-type="float" office:value="9.671473e-05">
            <text:p>9.671473e-05</text:p>
          </table:table-cell>
          <table:table-cell office:value-type="float" office:value="388.0">
            <text:p>388.0</text:p>
          </table:table-cell>
          <table:table-cell office:value-type="float" office:value="0.09315362">
            <text:p>0.09315362</text:p>
          </table:table-cell>
          <table:table-cell office:value-type="float" office:value="0.0604891">
            <text:p>0.0604891</text:p>
          </table:table-cell>
          <table:table-cell office:value-type="float" office:value="0.08271749">
            <text:p>0.08271749</text:p>
          </table:table-cell>
          <table:table-cell office:value-type="float" office:value="0.1049064">
            <text:p>0.1049064</text:p>
          </table:table-cell>
          <table:table-cell office:value-type="float" office:value="388.0">
            <text:p>388.0</text:p>
          </table:table-cell>
          <table:table-cell office:value-type="float" office:value="152.6054">
            <text:p>152.6054</text:p>
          </table:table-cell>
          <table:table-cell office:value-type="float" office:value="0.03024455">
            <text:p>0.03024455</text:p>
          </table:table-cell>
          <table:table-cell office:value-type="float" office:value="143.7974">
            <text:p>143.7974</text:p>
          </table:table-cell>
          <table:table-cell office:value-type="float" office:value="161.9529">
            <text:p>161.9529</text:p>
          </table:table-cell>
          <table:table-cell office:value-type="float" office:value="388.0">
            <text:p>388.0</text:p>
          </table:table-cell>
          <table:table-cell office:value-type="float" office:value="4587.06">
            <text:p>4587.06</text:p>
          </table:table-cell>
          <table:table-cell office:value-type="float" office:value="4594.961">
            <text:p>4594.961</text:p>
          </table:table-cell>
          <table:table-cell office:value-type="float" office:value="-2291.514">
            <text:p>-2291.514</text:p>
          </table:table-cell>
          <table:table-cell office:value-type="float" office:value="0.3627705">
            <text:p>0.3627705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38.9146">
            <text:p>138.9146</text:p>
          </table:table-cell>
          <table:table-cell office:value-type="float" office:value="0.4715851">
            <text:p>0.471585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2805572">
            <text:p>0.2805572</text:p>
          </table:table-cell>
          <table:table-cell office:value-type="float" office:value="0.082311">
            <text:p>0.082311</text:p>
          </table:table-cell>
          <table:table-cell office:value-type="float" office:value="0.238684">
            <text:p>0.238684</text:p>
          </table:table-cell>
          <table:table-cell office:value-type="float" office:value="0.3297763">
            <text:p>0.3297763</text:p>
          </table:table-cell>
          <table:table-cell office:value-type="float" office:value="335.736">
            <text:p>335.736</text:p>
          </table:table-cell>
          <table:table-cell office:value-type="float" office:value="0.2805572">
            <text:p>0.2805572</text:p>
          </table:table-cell>
          <table:table-cell office:value-type="float" office:value="0.0">
            <text:p/>
          </table:table-cell>
          <table:table-cell office:value-type="float" office:value="0.082311">
            <text:p>0.082311</text:p>
          </table:table-cell>
          <table:table-cell office:value-type="float" office:value="0.238684">
            <text:p>0.238684</text:p>
          </table:table-cell>
          <table:table-cell office:value-type="float" office:value="0.3297763">
            <text:p>0.3297763</text:p>
          </table:table-cell>
          <table:table-cell office:value-type="float" office:value="335.736">
            <text:p>335.736</text:p>
          </table:table-cell>
          <table:table-cell office:value-type="float" office:value="673.0">
            <text:p>673.0</text:p>
          </table:table-cell>
          <table:table-cell office:value-type="float" office:value="0.082311">
            <text:p>0.082311</text:p>
          </table:table-cell>
          <table:table-cell office:value-type="float" office:value="573.0">
            <text:p>573.0</text:p>
          </table:table-cell>
          <table:table-cell office:value-type="float" office:value="791.0">
            <text:p>791.0</text:p>
          </table:table-cell>
          <table:table-cell office:value-type="float" office:value="335.736">
            <text:p>335.736</text:p>
          </table:table-cell>
          <table:table-cell office:value-type="float" office:value="0.5080922776765899">
            <text:p>0.5080922776765899</text:p>
          </table:table-cell>
          <table:table-cell office:value-type="float" office:value="0.5390317659783912">
            <text:p>0.5390317659783912</text:p>
          </table:table-cell>
          <table:table-cell office:value-type="float" office:value="0.5429274429483847">
            <text:p>0.5429274429483847</text:p>
          </table:table-cell>
          <table:table-cell office:value-type="float" office:value="0.4919166062068595">
            <text:p>0.4919166062068595</text:p>
          </table:table-cell>
          <table:table-cell office:value-type="float" office:value="0.5191407812304291">
            <text:p>0.5191407812304291</text:p>
          </table:table-cell>
          <table:table-cell office:value-type="float" office:value="0.57732627977312">
            <text:p>0.577326279773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TurdMeru-ab-m-10mn-hno-cos-r600.0-m18.0">
            <text:p>TurdMeru-ab-m-10mn-hno-cos-r600.0-m18.0</text:p>
          </table:table-cell>
          <table:table-cell office:value-type="float" office:value="400.0">
            <text:p>400.0</text:p>
          </table:table-cell>
          <table:table-cell office:value-type="float" office:value="2.92857962277939">
            <text:p>2.92857962277939</text:p>
          </table:table-cell>
          <table:table-cell office:value-type="float" office:value="785.995389460555">
            <text:p>785.995389460555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600.0">
            <text:p>600.0</text:p>
          </table:table-cell>
          <table:table-cell office:value-type="float" office:value="18.0">
            <text:p>18.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3.006613">
            <text:p>Sat Apr 20 16:57:33 2024</text:p>
          </table:table-cell>
          <table:table-cell office:value-type="float" office:value="0.473978">
            <text:p>0.473978</text:p>
          </table:table-cell>
          <table:table-cell office:value-type="string" office:value="C:\git\pyaudisam\tests\tmp\val-anlr\TurdMeru-ab-m-10mn-hno-cos-r6000-m180-3kc8ah6y">
            <text:p>C:\git\pyaudisam\tests\tmp\val-anlr\TurdMeru-ab-m-10mn-hno-cos-r6000-m180-3kc8ah6y</text:p>
          </table:table-cell>
          <table:table-cell office:value-type="float" office:value="394.0">
            <text:p>394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2.073684">
            <text:p>2.073684</text:p>
          </table:table-cell>
          <table:table-cell office:value-type="float" office:value="0.05542871">
            <text:p>0.05542871</text:p>
          </table:table-cell>
          <table:table-cell office:value-type="float" office:value="1.85776">
            <text:p>1.85776</text:p>
          </table:table-cell>
          <table:table-cell office:value-type="float" office:value="2.314705">
            <text:p>2.314705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600.0">
            <text:p>600.0</text:p>
          </table:table-cell>
          <table:table-cell office:value-type="float" office:value="98.5">
            <text:p>98.5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4671.228">
            <text:p>4671.228</text:p>
          </table:table-cell>
          <table:table-cell office:value-type="float" office:value="0.4552478">
            <text:p>0.4552478</text:p>
          </table:table-cell>
          <table:table-cell office:value-type="float" office:value="0.4552478">
            <text:p>0.455247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.657615e-05">
            <text:p>7.657615e-05</text:p>
          </table:table-cell>
          <table:table-cell office:value-type="float" office:value="0.04867864">
            <text:p>0.04867864</text:p>
          </table:table-cell>
          <table:table-cell office:value-type="float" office:value="6.959122e-05">
            <text:p>6.959122e-05</text:p>
          </table:table-cell>
          <table:table-cell office:value-type="float" office:value="8.426217e-05">
            <text:p>8.426217e-05</text:p>
          </table:table-cell>
          <table:table-cell office:value-type="float" office:value="392.0">
            <text:p>392.0</text:p>
          </table:table-cell>
          <table:table-cell office:value-type="float" office:value="0.07254942">
            <text:p>0.07254942</text:p>
          </table:table-cell>
          <table:table-cell office:value-type="float" office:value="0.04867864">
            <text:p>0.04867864</text:p>
          </table:table-cell>
          <table:table-cell office:value-type="float" office:value="0.06593179">
            <text:p>0.06593179</text:p>
          </table:table-cell>
          <table:table-cell office:value-type="float" office:value="0.07983126">
            <text:p>0.07983126</text:p>
          </table:table-cell>
          <table:table-cell office:value-type="float" office:value="392.0">
            <text:p>392.0</text:p>
          </table:table-cell>
          <table:table-cell office:value-type="float" office:value="161.61">
            <text:p>161.61</text:p>
          </table:table-cell>
          <table:table-cell office:value-type="float" office:value="0.02433932">
            <text:p>0.02433932</text:p>
          </table:table-cell>
          <table:table-cell office:value-type="float" office:value="154.0598">
            <text:p>154.0598</text:p>
          </table:table-cell>
          <table:table-cell office:value-type="float" office:value="169.5302">
            <text:p>169.5302</text:p>
          </table:table-cell>
          <table:table-cell office:value-type="float" office:value="392.0">
            <text:p>392.0</text:p>
          </table:table-cell>
          <table:table-cell office:value-type="float" office:value="4671.258">
            <text:p>4671.258</text:p>
          </table:table-cell>
          <table:table-cell office:value-type="float" office:value="4679.181">
            <text:p>4679.181</text:p>
          </table:table-cell>
          <table:table-cell office:value-type="float" office:value="-2333.614">
            <text:p>-2333.614</text:p>
          </table:table-cell>
          <table:table-cell office:value-type="float" office:value="0.07291953">
            <text:p>0.07291953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53.0156">
            <text:p>153.0156</text:p>
          </table:table-cell>
          <table:table-cell office:value-type="float" office:value="0.5988375">
            <text:p>0.5988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2527297">
            <text:p>0.2527297</text:p>
          </table:table-cell>
          <table:table-cell office:value-type="float" office:value="0.07376958">
            <text:p>0.07376958</text:p>
          </table:table-cell>
          <table:table-cell office:value-type="float" office:value="0.2186029">
            <text:p>0.2186029</text:p>
          </table:table-cell>
          <table:table-cell office:value-type="float" office:value="0.2921841">
            <text:p>0.2921841</text:p>
          </table:table-cell>
          <table:table-cell office:value-type="float" office:value="260.4991">
            <text:p>260.4991</text:p>
          </table:table-cell>
          <table:table-cell office:value-type="float" office:value="0.2527297">
            <text:p>0.2527297</text:p>
          </table:table-cell>
          <table:table-cell office:value-type="float" office:value="0.0">
            <text:p/>
          </table:table-cell>
          <table:table-cell office:value-type="float" office:value="0.07376958">
            <text:p>0.07376958</text:p>
          </table:table-cell>
          <table:table-cell office:value-type="float" office:value="0.2186029">
            <text:p>0.2186029</text:p>
          </table:table-cell>
          <table:table-cell office:value-type="float" office:value="0.2921841">
            <text:p>0.2921841</text:p>
          </table:table-cell>
          <table:table-cell office:value-type="float" office:value="260.4991">
            <text:p>260.4991</text:p>
          </table:table-cell>
          <table:table-cell office:value-type="float" office:value="607.0">
            <text:p>607.0</text:p>
          </table:table-cell>
          <table:table-cell office:value-type="float" office:value="0.07376958">
            <text:p>0.07376958</text:p>
          </table:table-cell>
          <table:table-cell office:value-type="float" office:value="525.0">
            <text:p>525.0</text:p>
          </table:table-cell>
          <table:table-cell office:value-type="float" office:value="701.0">
            <text:p>701.0</text:p>
          </table:table-cell>
          <table:table-cell office:value-type="float" office:value="260.4991">
            <text:p>260.4991</text:p>
          </table:table-cell>
          <table:table-cell office:value-type="float" office:value="0.3335644480019932">
            <text:p>0.3335644480019932</text:p>
          </table:table-cell>
          <table:table-cell office:value-type="float" office:value="0.37348731491393966">
            <text:p>0.37348731491393966</text:p>
          </table:table-cell>
          <table:table-cell office:value-type="float" office:value="0.37565233429737366">
            <text:p>0.37565233429737366</text:p>
          </table:table-cell>
          <table:table-cell office:value-type="float" office:value="0.3837599255456745">
            <text:p>0.3837599255456745</text:p>
          </table:table-cell>
          <table:table-cell office:value-type="float" office:value="0.31309879741728186">
            <text:p>0.31309879741728186</text:p>
          </table:table-cell>
          <table:table-cell office:value-type="float" office:value="0.41684680840942906">
            <text:p>0.4168468084094290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TurdMeru-ab-m-10mn-haz-cos">
            <text:p>TurdMeru-ab-m-10mn-haz-cos</text:p>
          </table:table-cell>
          <table:table-cell office:value-type="float" office:value="400.0">
            <text:p>400.0</text:p>
          </table:table-cell>
          <table:table-cell office:value-type="float" office:value="2.92857962277939">
            <text:p>2.92857962277939</text:p>
          </table:table-cell>
          <table:table-cell office:value-type="float" office:value="785.995389460555">
            <text:p>785.995389460555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3.041420">
            <text:p>Sat Apr 20 16:57:33 2024</text:p>
          </table:table-cell>
          <table:table-cell office:value-type="float" office:value="0.502027">
            <text:p>0.502027</text:p>
          </table:table-cell>
          <table:table-cell office:value-type="string" office:value="C:\git\pyaudisam\tests\tmp\val-anlr\TurdMeru-ab-m-10mn-haz-cos-_b_oq59w">
            <text:p>C:\git\pyaudisam\tests\tmp\val-anlr\TurdMeru-ab-m-10mn-haz-cos-_b_oq59w</text:p>
          </table:table-cell>
          <table:table-cell office:value-type="float" office:value="400.0">
            <text:p>400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2.105263">
            <text:p>2.105263</text:p>
          </table:table-cell>
          <table:table-cell office:value-type="float" office:value="0.0565928">
            <text:p>0.0565928</text:p>
          </table:table-cell>
          <table:table-cell office:value-type="float" office:value="1.881707">
            <text:p>1.881707</text:p>
          </table:table-cell>
          <table:table-cell office:value-type="float" office:value="2.355379">
            <text:p>2.355379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785.9954">
            <text:p>785.995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5.77599999999984">
            <text:p>5.77599999999984</text:p>
          </table:table-cell>
          <table:table-cell office:value-type="float" office:value="4809.67">
            <text:p>4809.67</text:p>
          </table:table-cell>
          <table:table-cell office:value-type="float" office:value="0.03111786">
            <text:p>0.03111786</text:p>
          </table:table-cell>
          <table:table-cell office:value-type="float" office:value="0.003696799">
            <text:p>0.003696799</text:p>
          </table:table-cell>
          <table:table-cell office:value-type="float" office:value="0.1691118">
            <text:p>0.1691118</text:p>
          </table:table-cell>
          <table:table-cell office:value-type="float" office:value="0.03111786">
            <text:p>0.03111786</text:p>
          </table:table-cell>
          <table:table-cell office:value-type="float" office:value="7.024525e-05">
            <text:p>7.024525e-05</text:p>
          </table:table-cell>
          <table:table-cell office:value-type="float" office:value="0.07495083">
            <text:p>0.07495083</text:p>
          </table:table-cell>
          <table:table-cell office:value-type="float" office:value="6.063364e-05">
            <text:p>6.063364e-05</text:p>
          </table:table-cell>
          <table:table-cell office:value-type="float" office:value="8.138047e-05">
            <text:p>8.138047e-05</text:p>
          </table:table-cell>
          <table:table-cell office:value-type="float" office:value="398.0">
            <text:p>398.0</text:p>
          </table:table-cell>
          <table:table-cell office:value-type="float" office:value="0.04608643">
            <text:p>0.04608643</text:p>
          </table:table-cell>
          <table:table-cell office:value-type="float" office:value="0.07495083">
            <text:p>0.07495083</text:p>
          </table:table-cell>
          <table:table-cell office:value-type="float" office:value="0.03978046">
            <text:p>0.03978046</text:p>
          </table:table-cell>
          <table:table-cell office:value-type="float" office:value="0.05339202">
            <text:p>0.05339202</text:p>
          </table:table-cell>
          <table:table-cell office:value-type="float" office:value="398.0">
            <text:p>398.0</text:p>
          </table:table-cell>
          <table:table-cell office:value-type="float" office:value="168.7355">
            <text:p>168.7355</text:p>
          </table:table-cell>
          <table:table-cell office:value-type="float" office:value="0.03747541">
            <text:p>0.03747541</text:p>
          </table:table-cell>
          <table:table-cell office:value-type="float" office:value="156.755">
            <text:p>156.755</text:p>
          </table:table-cell>
          <table:table-cell office:value-type="float" office:value="181.6317">
            <text:p>181.6317</text:p>
          </table:table-cell>
          <table:table-cell office:value-type="float" office:value="398.0">
            <text:p>398.0</text:p>
          </table:table-cell>
          <table:table-cell office:value-type="float" office:value="4809.701">
            <text:p>4809.701</text:p>
          </table:table-cell>
          <table:table-cell office:value-type="float" office:value="4817.653">
            <text:p>4817.653</text:p>
          </table:table-cell>
          <table:table-cell office:value-type="float" office:value="-2402.835">
            <text:p>-2402.835</text:p>
          </table:table-cell>
          <table:table-cell office:value-type="float" office:value="0.1618546">
            <text:p>0.1618546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8.973">
            <text:p>118.973</text:p>
          </table:table-cell>
          <table:table-cell office:value-type="float" office:value="3.463671">
            <text:p>3.46367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2353659">
            <text:p>0.2353659</text:p>
          </table:table-cell>
          <table:table-cell office:value-type="float" office:value="0.09391684">
            <text:p>0.09391684</text:p>
          </table:table-cell>
          <table:table-cell office:value-type="float" office:value="0.1957689">
            <text:p>0.1957689</text:p>
          </table:table-cell>
          <table:table-cell office:value-type="float" office:value="0.2829719">
            <text:p>0.2829719</text:p>
          </table:table-cell>
          <table:table-cell office:value-type="float" office:value="415.4479">
            <text:p>415.4479</text:p>
          </table:table-cell>
          <table:table-cell office:value-type="float" office:value="0.2353659">
            <text:p>0.2353659</text:p>
          </table:table-cell>
          <table:table-cell office:value-type="float" office:value="0.015380820000000003">
            <text:p>0.015380820000000003</text:p>
          </table:table-cell>
          <table:table-cell office:value-type="float" office:value="0.09391684">
            <text:p>0.09391684</text:p>
          </table:table-cell>
          <table:table-cell office:value-type="float" office:value="0.1957689">
            <text:p>0.1957689</text:p>
          </table:table-cell>
          <table:table-cell office:value-type="float" office:value="0.2829719">
            <text:p>0.2829719</text:p>
          </table:table-cell>
          <table:table-cell office:value-type="float" office:value="415.4479">
            <text:p>415.4479</text:p>
          </table:table-cell>
          <table:table-cell office:value-type="float" office:value="565.0">
            <text:p>565.0</text:p>
          </table:table-cell>
          <table:table-cell office:value-type="float" office:value="0.09391684">
            <text:p>0.09391684</text:p>
          </table:table-cell>
          <table:table-cell office:value-type="float" office:value="470.0">
            <text:p>470.0</text:p>
          </table:table-cell>
          <table:table-cell office:value-type="float" office:value="679.0">
            <text:p>679.0</text:p>
          </table:table-cell>
          <table:table-cell office:value-type="float" office:value="415.4479">
            <text:p>415.4479</text:p>
          </table:table-cell>
          <table:table-cell office:value-type="float" office:value="0.26900740244861787">
            <text:p>0.26900740244861787</text:p>
          </table:table-cell>
          <table:table-cell office:value-type="float" office:value="0.29476910928139566">
            <text:p>0.29476910928139566</text:p>
          </table:table-cell>
          <table:table-cell office:value-type="float" office:value="0.2982027572791524">
            <text:p>0.2982027572791524</text:p>
          </table:table-cell>
          <table:table-cell office:value-type="float" office:value="0.2319828526232773">
            <text:p>0.2319828526232773</text:p>
          </table:table-cell>
          <table:table-cell office:value-type="float" office:value="0.27862767684269474">
            <text:p>0.27862767684269474</text:p>
          </table:table-cell>
          <table:table-cell office:value-type="float" office:value="0.3379539670168542">
            <text:p>0.337953967016854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TurdMeru-ab-m-10mn-haz-cos-r500.0">
            <text:p>TurdMeru-ab-m-10mn-haz-cos-r500.0</text:p>
          </table:table-cell>
          <table:table-cell office:value-type="float" office:value="400.0">
            <text:p>400.0</text:p>
          </table:table-cell>
          <table:table-cell office:value-type="float" office:value="2.92857962277939">
            <text:p>2.92857962277939</text:p>
          </table:table-cell>
          <table:table-cell office:value-type="float" office:value="785.995389460555">
            <text:p>785.995389460555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500.0">
            <text:p>5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3.057101">
            <text:p>Sat Apr 20 16:57:33 2024</text:p>
          </table:table-cell>
          <table:table-cell office:value-type="float" office:value="0.48634600000000006">
            <text:p>0.48634600000000006</text:p>
          </table:table-cell>
          <table:table-cell office:value-type="string" office:value="C:\git\pyaudisam\tests\tmp\val-anlr\TurdMeru-ab-m-10mn-haz-cos-r5000-h9mer9to">
            <text:p>C:\git\pyaudisam\tests\tmp\val-anlr\TurdMeru-ab-m-10mn-haz-cos-r5000-h9mer9to</text:p>
          </table:table-cell>
          <table:table-cell office:value-type="float" office:value="390.0">
            <text:p>390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2.052632">
            <text:p>2.052632</text:p>
          </table:table-cell>
          <table:table-cell office:value-type="float" office:value="0.05582266">
            <text:p>0.05582266</text:p>
          </table:table-cell>
          <table:table-cell office:value-type="float" office:value="1.837465">
            <text:p>1.837465</text:p>
          </table:table-cell>
          <table:table-cell office:value-type="float" office:value="2.292994">
            <text:p>2.292994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97.5">
            <text:p>97.5</text:p>
          </table:table-cell>
          <table:table-cell office:value-type="float" office:value="2.0">
            <text:p>2.0</text:p>
          </table:table-cell>
          <table:table-cell office:value-type="float" office:value="10.49499999999989">
            <text:p>10.49499999999989</text:p>
          </table:table-cell>
          <table:table-cell office:value-type="float" office:value="4597.523">
            <text:p>4597.523</text:p>
          </table:table-cell>
          <table:table-cell office:value-type="float" office:value="0.04526669">
            <text:p>0.04526669</text:p>
          </table:table-cell>
          <table:table-cell office:value-type="float" office:value="0.01990962">
            <text:p>0.01990962</text:p>
          </table:table-cell>
          <table:table-cell office:value-type="float" office:value="0.02871233">
            <text:p>0.02871233</text:p>
          </table:table-cell>
          <table:table-cell office:value-type="float" office:value="0.04526669">
            <text:p>0.04526669</text:p>
          </table:table-cell>
          <table:table-cell office:value-type="float" office:value="7.6735e-05">
            <text:p>7.6735e-05</text:p>
          </table:table-cell>
          <table:table-cell office:value-type="float" office:value="0.08310114">
            <text:p>0.08310114</text:p>
          </table:table-cell>
          <table:table-cell office:value-type="float" office:value="6.518661e-05">
            <text:p>6.518661e-05</text:p>
          </table:table-cell>
          <table:table-cell office:value-type="float" office:value="9.032929e-05">
            <text:p>9.032929e-05</text:p>
          </table:table-cell>
          <table:table-cell office:value-type="float" office:value="388.0">
            <text:p>388.0</text:p>
          </table:table-cell>
          <table:table-cell office:value-type="float" office:value="0.1042549">
            <text:p>0.1042549</text:p>
          </table:table-cell>
          <table:table-cell office:value-type="float" office:value="0.08310113">
            <text:p>0.08310113</text:p>
          </table:table-cell>
          <table:table-cell office:value-type="float" office:value="0.08856484">
            <text:p>0.08856484</text:p>
          </table:table-cell>
          <table:table-cell office:value-type="float" office:value="0.1227246">
            <text:p>0.1227246</text:p>
          </table:table-cell>
          <table:table-cell office:value-type="float" office:value="388.0">
            <text:p>388.0</text:p>
          </table:table-cell>
          <table:table-cell office:value-type="float" office:value="161.4426">
            <text:p>161.4426</text:p>
          </table:table-cell>
          <table:table-cell office:value-type="float" office:value="0.04155056">
            <text:p>0.04155056</text:p>
          </table:table-cell>
          <table:table-cell office:value-type="float" office:value="148.7836">
            <text:p>148.7836</text:p>
          </table:table-cell>
          <table:table-cell office:value-type="float" office:value="175.1788">
            <text:p>175.1788</text:p>
          </table:table-cell>
          <table:table-cell office:value-type="float" office:value="388.0">
            <text:p>388.0</text:p>
          </table:table-cell>
          <table:table-cell office:value-type="float" office:value="4597.554">
            <text:p>4597.554</text:p>
          </table:table-cell>
          <table:table-cell office:value-type="float" office:value="4605.455">
            <text:p>4605.455</text:p>
          </table:table-cell>
          <table:table-cell office:value-type="float" office:value="-2296.761">
            <text:p>-2296.761</text:p>
          </table:table-cell>
          <table:table-cell office:value-type="float" office:value="0.2498132">
            <text:p>0.249813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0.919">
            <text:p>110.919</text:p>
          </table:table-cell>
          <table:table-cell office:value-type="float" office:value="3.167201">
            <text:p>3.1672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2506829">
            <text:p>0.2506829</text:p>
          </table:table-cell>
          <table:table-cell office:value-type="float" office:value="0.1001098">
            <text:p>0.1001098</text:p>
          </table:table-cell>
          <table:table-cell office:value-type="float" office:value="0.2060118">
            <text:p>0.2060118</text:p>
          </table:table-cell>
          <table:table-cell office:value-type="float" office:value="0.3050402">
            <text:p>0.3050402</text:p>
          </table:table-cell>
          <table:table-cell office:value-type="float" office:value="446.1447">
            <text:p>446.1447</text:p>
          </table:table-cell>
          <table:table-cell office:value-type="float" office:value="0.2506829">
            <text:p>0.2506829</text:p>
          </table:table-cell>
          <table:table-cell office:value-type="float" office:value="0.017798800000000004">
            <text:p>0.017798800000000004</text:p>
          </table:table-cell>
          <table:table-cell office:value-type="float" office:value="0.1001098">
            <text:p>0.1001098</text:p>
          </table:table-cell>
          <table:table-cell office:value-type="float" office:value="0.2060118">
            <text:p>0.2060118</text:p>
          </table:table-cell>
          <table:table-cell office:value-type="float" office:value="0.3050402">
            <text:p>0.3050402</text:p>
          </table:table-cell>
          <table:table-cell office:value-type="float" office:value="446.1447">
            <text:p>446.1447</text:p>
          </table:table-cell>
          <table:table-cell office:value-type="float" office:value="602.0">
            <text:p>602.0</text:p>
          </table:table-cell>
          <table:table-cell office:value-type="float" office:value="0.1001098">
            <text:p>0.1001098</text:p>
          </table:table-cell>
          <table:table-cell office:value-type="float" office:value="494.0">
            <text:p>494.0</text:p>
          </table:table-cell>
          <table:table-cell office:value-type="float" office:value="732.0">
            <text:p>732.0</text:p>
          </table:table-cell>
          <table:table-cell office:value-type="float" office:value="446.1447">
            <text:p>446.1447</text:p>
          </table:table-cell>
          <table:table-cell office:value-type="float" office:value="0.3660052735898769">
            <text:p>0.3660052735898769</text:p>
          </table:table-cell>
          <table:table-cell office:value-type="float" office:value="0.3854498173746602">
            <text:p>0.3854498173746602</text:p>
          </table:table-cell>
          <table:table-cell office:value-type="float" office:value="0.3903120298362423">
            <text:p>0.3903120298362423</text:p>
          </table:table-cell>
          <table:table-cell office:value-type="float" office:value="0.30722226926916546">
            <text:p>0.30722226926916546</text:p>
          </table:table-cell>
          <table:table-cell office:value-type="float" office:value="0.3714317174365765">
            <text:p>0.3714317174365765</text:p>
          </table:table-cell>
          <table:table-cell office:value-type="float" office:value="0.4285264275736353">
            <text:p>0.428526427573635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TurdMeru-ab-m-10mn-haz-cos-r600.0-m18.0">
            <text:p>TurdMeru-ab-m-10mn-haz-cos-r600.0-m18.0</text:p>
          </table:table-cell>
          <table:table-cell office:value-type="float" office:value="400.0">
            <text:p>400.0</text:p>
          </table:table-cell>
          <table:table-cell office:value-type="float" office:value="2.92857962277939">
            <text:p>2.92857962277939</text:p>
          </table:table-cell>
          <table:table-cell office:value-type="float" office:value="785.995389460555">
            <text:p>785.995389460555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600.0">
            <text:p>600.0</text:p>
          </table:table-cell>
          <table:table-cell office:value-type="float" office:value="18.0">
            <text:p>18.0</text:p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3.119569">
            <text:p>Sat Apr 20 16:57:33 2024</text:p>
          </table:table-cell>
          <table:table-cell office:value-type="float" office:value="0.393447">
            <text:p>0.393447</text:p>
          </table:table-cell>
          <table:table-cell office:value-type="string" office:value="C:\git\pyaudisam\tests\tmp\val-anlr\TurdMeru-ab-m-10mn-haz-cos-r6000-m180-7npjtf5f">
            <text:p>C:\git\pyaudisam\tests\tmp\val-anlr\TurdMeru-ab-m-10mn-haz-cos-r6000-m180-7npjtf5f</text:p>
          </table:table-cell>
          <table:table-cell office:value-type="float" office:value="394.0">
            <text:p>394.0</text:p>
          </table:table-cell>
          <table:table-cell office:value-type="float" office:value="96.0">
            <text:p>96.0</text:p>
          </table:table-cell>
          <table:table-cell office:value-type="float" office:value="190.0">
            <text:p>190.0</text:p>
          </table:table-cell>
          <table:table-cell office:value-type="float" office:value="2.073684">
            <text:p>2.073684</text:p>
          </table:table-cell>
          <table:table-cell office:value-type="float" office:value="0.05542871">
            <text:p>0.05542871</text:p>
          </table:table-cell>
          <table:table-cell office:value-type="float" office:value="1.85776">
            <text:p>1.85776</text:p>
          </table:table-cell>
          <table:table-cell office:value-type="float" office:value="2.314705">
            <text:p>2.314705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600.0">
            <text:p>600.0</text:p>
          </table:table-cell>
          <table:table-cell office:value-type="float" office:value="98.5">
            <text:p>98.5</text:p>
          </table:table-cell>
          <table:table-cell office:value-type="float" office:value="2.0">
            <text:p>2.0</text:p>
          </table:table-cell>
          <table:table-cell office:value-type="float" office:value="11.389000000000124">
            <text:p>11.389000000000124</text:p>
          </table:table-cell>
          <table:table-cell office:value-type="float" office:value="4682.617">
            <text:p>4682.617</text:p>
          </table:table-cell>
          <table:table-cell office:value-type="float" office:value="0.09187245">
            <text:p>0.09187245</text:p>
          </table:table-cell>
          <table:table-cell office:value-type="float" office:value="0.09187245">
            <text:p>0.091872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.271031e-05">
            <text:p>7.271031e-05</text:p>
          </table:table-cell>
          <table:table-cell office:value-type="float" office:value="0.07763218">
            <text:p>0.07763218</text:p>
          </table:table-cell>
          <table:table-cell office:value-type="float" office:value="6.243243e-05">
            <text:p>6.243243e-05</text:p>
          </table:table-cell>
          <table:table-cell office:value-type="float" office:value="8.468018e-05">
            <text:p>8.468018e-05</text:p>
          </table:table-cell>
          <table:table-cell office:value-type="float" office:value="392.0">
            <text:p>392.0</text:p>
          </table:table-cell>
          <table:table-cell office:value-type="float" office:value="0.0764067">
            <text:p>0.0764067</text:p>
          </table:table-cell>
          <table:table-cell office:value-type="float" office:value="0.07763219">
            <text:p>0.07763219</text:p>
          </table:table-cell>
          <table:table-cell office:value-type="float" office:value="0.06560632">
            <text:p>0.06560632</text:p>
          </table:table-cell>
          <table:table-cell office:value-type="float" office:value="0.08898509">
            <text:p>0.08898509</text:p>
          </table:table-cell>
          <table:table-cell office:value-type="float" office:value="392.0">
            <text:p>392.0</text:p>
          </table:table-cell>
          <table:table-cell office:value-type="float" office:value="165.8506">
            <text:p>165.8506</text:p>
          </table:table-cell>
          <table:table-cell office:value-type="float" office:value="0.03881609">
            <text:p>0.03881609</text:p>
          </table:table-cell>
          <table:table-cell office:value-type="float" office:value="153.6692">
            <text:p>153.6692</text:p>
          </table:table-cell>
          <table:table-cell office:value-type="float" office:value="178.9976">
            <text:p>178.9976</text:p>
          </table:table-cell>
          <table:table-cell office:value-type="float" office:value="392.0">
            <text:p>392.0</text:p>
          </table:table-cell>
          <table:table-cell office:value-type="float" office:value="4682.647">
            <text:p>4682.647</text:p>
          </table:table-cell>
          <table:table-cell office:value-type="float" office:value="4690.569">
            <text:p>4690.569</text:p>
          </table:table-cell>
          <table:table-cell office:value-type="float" office:value="-2339.308">
            <text:p>-2339.308</text:p>
          </table:table-cell>
          <table:table-cell office:value-type="float" office:value="0.186309">
            <text:p>0.186309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6.4848">
            <text:p>116.4848</text:p>
          </table:table-cell>
          <table:table-cell office:value-type="float" office:value="3.37049">
            <text:p>3.3704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239971">
            <text:p>0.239971</text:p>
          </table:table-cell>
          <table:table-cell office:value-type="float" office:value="0.09538919">
            <text:p>0.09538919</text:p>
          </table:table-cell>
          <table:table-cell office:value-type="float" office:value="0.1990302">
            <text:p>0.1990302</text:p>
          </table:table-cell>
          <table:table-cell office:value-type="float" office:value="0.2893333">
            <text:p>0.2893333</text:p>
          </table:table-cell>
          <table:table-cell office:value-type="float" office:value="431.1749">
            <text:p>431.1749</text:p>
          </table:table-cell>
          <table:table-cell office:value-type="float" office:value="0.239971">
            <text:p>0.239971</text:p>
          </table:table-cell>
          <table:table-cell office:value-type="float" office:value="0.021619609999999997">
            <text:p>0.021619609999999997</text:p>
          </table:table-cell>
          <table:table-cell office:value-type="float" office:value="0.09538919">
            <text:p>0.09538919</text:p>
          </table:table-cell>
          <table:table-cell office:value-type="float" office:value="0.1990302">
            <text:p>0.1990302</text:p>
          </table:table-cell>
          <table:table-cell office:value-type="float" office:value="0.2893333">
            <text:p>0.2893333</text:p>
          </table:table-cell>
          <table:table-cell office:value-type="float" office:value="431.1749">
            <text:p>431.1749</text:p>
          </table:table-cell>
          <table:table-cell office:value-type="float" office:value="576.0">
            <text:p>576.0</text:p>
          </table:table-cell>
          <table:table-cell office:value-type="float" office:value="0.09538919">
            <text:p>0.09538919</text:p>
          </table:table-cell>
          <table:table-cell office:value-type="float" office:value="478.0">
            <text:p>478.0</text:p>
          </table:table-cell>
          <table:table-cell office:value-type="float" office:value="694.0">
            <text:p>694.0</text:p>
          </table:table-cell>
          <table:table-cell office:value-type="float" office:value="431.1749">
            <text:p>431.1749</text:p>
          </table:table-cell>
          <table:table-cell office:value-type="float" office:value="0.33293940173867975">
            <text:p>0.33293940173867975</text:p>
          </table:table-cell>
          <table:table-cell office:value-type="float" office:value="0.35512951144299537">
            <text:p>0.35512951144299537</text:p>
          </table:table-cell>
          <table:table-cell office:value-type="float" office:value="0.35934917456934784">
            <text:p>0.35934917456934784</text:p>
          </table:table-cell>
          <table:table-cell office:value-type="float" office:value="0.30881760944129844">
            <text:p>0.30881760944129844</text:p>
          </table:table-cell>
          <table:table-cell office:value-type="float" office:value="0.3340554494944512">
            <text:p>0.3340554494944512</text:p>
          </table:table-cell>
          <table:table-cell office:value-type="float" office:value="0.3987328913271861">
            <text:p>0.398732891327186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LuscMega-b-m-5mn-hno-cos">
            <text:p>LuscMega-b-m-5mn-hno-cos</text:p>
          </table:table-cell>
          <table:table-cell office:value-type="float" office:value="57.0">
            <text:p>57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3.339542">
            <text:p>Sat Apr 20 16:57:33 2024</text:p>
          </table:table-cell>
          <table:table-cell office:value-type="float" office:value="0.376606">
            <text:p>0.376606</text:p>
          </table:table-cell>
          <table:table-cell office:value-type="string" office:value="C:\git\pyaudisam\tests\tmp\val-anlr\LuscMega-b-m-5mn-hno-cos-pr9k71l7">
            <text:p>C:\git\pyaudisam\tests\tmp\val-anlr\LuscMega-b-m-5mn-hno-cos-pr9k71l7</text:p>
          </table:table-cell>
          <table:table-cell office:value-type="float" office:value="57.0">
            <text:p>57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606383">
            <text:p>0.606383</text:p>
          </table:table-cell>
          <table:table-cell office:value-type="float" office:value="0.1301341">
            <text:p>0.1301341</text:p>
          </table:table-cell>
          <table:table-cell office:value-type="float" office:value="0.4687995">
            <text:p>0.4687995</text:p>
          </table:table-cell>
          <table:table-cell office:value-type="float" office:value="0.7843444">
            <text:p>0.7843444</text:p>
          </table:table-cell>
          <table:table-cell office:value-type="float" office:value="93.0">
            <text:p>93.0</text:p>
          </table:table-cell>
          <table:table-cell office:value-type="float" office:value="0.0">
            <text:p/>
          </table:table-cell>
          <table:table-cell office:value-type="float" office:value="1005.385">
            <text:p>1005.385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4.439300000000003">
            <text:p>4.439300000000003</text:p>
          </table:table-cell>
          <table:table-cell office:value-type="float" office:value="724.2105">
            <text:p>724.2105</text:p>
          </table:table-cell>
          <table:table-cell office:value-type="float" office:value="0.01039892">
            <text:p>0.01039892</text:p>
          </table:table-cell>
          <table:table-cell office:value-type="float" office:value="0.1866692">
            <text:p>0.1866692</text:p>
          </table:table-cell>
          <table:table-cell office:value-type="float" office:value="0.1224781">
            <text:p>0.1224781</text:p>
          </table:table-cell>
          <table:table-cell office:value-type="float" office:value="0.01039892">
            <text:p>0.01039892</text:p>
          </table:table-cell>
          <table:table-cell office:value-type="float" office:value="3.411e-05">
            <text:p>3.411e-05</text:p>
          </table:table-cell>
          <table:table-cell office:value-type="float" office:value="0.1006726">
            <text:p>0.1006726</text:p>
          </table:table-cell>
          <table:table-cell office:value-type="float" office:value="2.789219e-05">
            <text:p>2.789219e-05</text:p>
          </table:table-cell>
          <table:table-cell office:value-type="float" office:value="4.171391e-05">
            <text:p>4.171391e-05</text:p>
          </table:table-cell>
          <table:table-cell office:value-type="float" office:value="55.0">
            <text:p>55.0</text:p>
          </table:table-cell>
          <table:table-cell office:value-type="float" office:value="0.05800739">
            <text:p>0.05800739</text:p>
          </table:table-cell>
          <table:table-cell office:value-type="float" office:value="0.1006726">
            <text:p>0.1006726</text:p>
          </table:table-cell>
          <table:table-cell office:value-type="float" office:value="0.04743339">
            <text:p>0.04743339</text:p>
          </table:table-cell>
          <table:table-cell office:value-type="float" office:value="0.07093858">
            <text:p>0.07093858</text:p>
          </table:table-cell>
          <table:table-cell office:value-type="float" office:value="55.0">
            <text:p>55.0</text:p>
          </table:table-cell>
          <table:table-cell office:value-type="float" office:value="242.1442">
            <text:p>242.1442</text:p>
          </table:table-cell>
          <table:table-cell office:value-type="float" office:value="0.0503363">
            <text:p>0.0503363</text:p>
          </table:table-cell>
          <table:table-cell office:value-type="float" office:value="218.9232">
            <text:p>218.9232</text:p>
          </table:table-cell>
          <table:table-cell office:value-type="float" office:value="267.8282">
            <text:p>267.8282</text:p>
          </table:table-cell>
          <table:table-cell office:value-type="float" office:value="55.0">
            <text:p>55.0</text:p>
          </table:table-cell>
          <table:table-cell office:value-type="float" office:value="724.4327">
            <text:p>724.4327</text:p>
          </table:table-cell>
          <table:table-cell office:value-type="float" office:value="728.2966">
            <text:p>728.2966</text:p>
          </table:table-cell>
          <table:table-cell office:value-type="float" office:value="-360.1053">
            <text:p>-360.1053</text:p>
          </table:table-cell>
          <table:table-cell office:value-type="float" office:value="0.08538704">
            <text:p>0.08538704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241.7978">
            <text:p>241.7978</text:p>
          </table:table-cell>
          <table:table-cell office:value-type="float" office:value="0.7838906">
            <text:p>0.78389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3291917">
            <text:p>0.03291917</text:p>
          </table:table-cell>
          <table:table-cell office:value-type="float" office:value="0.1645292">
            <text:p>0.1645292</text:p>
          </table:table-cell>
          <table:table-cell office:value-type="float" office:value="0.02383354">
            <text:p>0.02383354</text:p>
          </table:table-cell>
          <table:table-cell office:value-type="float" office:value="0.04546835">
            <text:p>0.04546835</text:p>
          </table:table-cell>
          <table:table-cell office:value-type="float" office:value="147.9951">
            <text:p>147.9951</text:p>
          </table:table-cell>
          <table:table-cell office:value-type="float" office:value="0.03291917">
            <text:p>0.03291917</text:p>
          </table:table-cell>
          <table:table-cell office:value-type="float" office:value="0.0">
            <text:p/>
          </table:table-cell>
          <table:table-cell office:value-type="float" office:value="0.1645292">
            <text:p>0.1645292</text:p>
          </table:table-cell>
          <table:table-cell office:value-type="float" office:value="0.02383354">
            <text:p>0.02383354</text:p>
          </table:table-cell>
          <table:table-cell office:value-type="float" office:value="0.04546835">
            <text:p>0.04546835</text:p>
          </table:table-cell>
          <table:table-cell office:value-type="float" office:value="147.9951">
            <text:p>147.9951</text:p>
          </table:table-cell>
          <table:table-cell office:value-type="float" office:value="79.0">
            <text:p>79.0</text:p>
          </table:table-cell>
          <table:table-cell office:value-type="float" office:value="0.1645292">
            <text:p>0.1645292</text:p>
          </table:table-cell>
          <table:table-cell office:value-type="float" office:value="57.0">
            <text:p>57.0</text:p>
          </table:table-cell>
          <table:table-cell office:value-type="float" office:value="109.0">
            <text:p>109.0</text:p>
          </table:table-cell>
          <table:table-cell office:value-type="float" office:value="147.9951">
            <text:p>147.9951</text:p>
          </table:table-cell>
          <table:table-cell office:value-type="float" office:value="0.19201815057518634">
            <text:p>0.19201815057518634</text:p>
          </table:table-cell>
          <table:table-cell office:value-type="float" office:value="0.2254369944876663">
            <text:p>0.2254369944876663</text:p>
          </table:table-cell>
          <table:table-cell office:value-type="float" office:value="0.22881103434568165">
            <text:p>0.22881103434568165</text:p>
          </table:table-cell>
          <table:table-cell office:value-type="float" office:value="0.16229739541139881">
            <text:p>0.16229739541139881</text:p>
          </table:table-cell>
          <table:table-cell office:value-type="float" office:value="0.20507464277933413">
            <text:p>0.20507464277933413</text:p>
          </table:table-cell>
          <table:table-cell office:value-type="float" office:value="0.25776331901706795">
            <text:p>0.257763319017067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LuscMega-b-m-5mn-hno-cos-l10.0">
            <text:p>LuscMega-b-m-5mn-hno-cos-l10.0</text:p>
          </table:table-cell>
          <table:table-cell office:value-type="float" office:value="57.0">
            <text:p>57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3.386426">
            <text:p>Sat Apr 20 16:57:33 2024</text:p>
          </table:table-cell>
          <table:table-cell office:value-type="float" office:value="0.345359">
            <text:p>0.345359</text:p>
          </table:table-cell>
          <table:table-cell office:value-type="string" office:value="C:\git\pyaudisam\tests\tmp\val-anlr\LuscMega-b-m-5mn-hno-cos-l100-vyzyt7yq">
            <text:p>C:\git\pyaudisam\tests\tmp\val-anlr\LuscMega-b-m-5mn-hno-cos-l100-vyzyt7yq</text:p>
          </table:table-cell>
          <table:table-cell office:value-type="float" office:value="57.0">
            <text:p>57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606383">
            <text:p>0.606383</text:p>
          </table:table-cell>
          <table:table-cell office:value-type="float" office:value="0.1301341">
            <text:p>0.1301341</text:p>
          </table:table-cell>
          <table:table-cell office:value-type="float" office:value="0.4687995">
            <text:p>0.4687995</text:p>
          </table:table-cell>
          <table:table-cell office:value-type="float" office:value="0.7843444">
            <text:p>0.7843444</text:p>
          </table:table-cell>
          <table:table-cell office:value-type="float" office:value="93.0">
            <text:p>93.0</text:p>
          </table:table-cell>
          <table:table-cell office:value-type="float" office:value="10.0">
            <text:p>10.0</text:p>
          </table:table-cell>
          <table:table-cell office:value-type="float" office:value="1005.385">
            <text:p>1005.385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4.55499999999995">
            <text:p>4.55499999999995</text:p>
          </table:table-cell>
          <table:table-cell office:value-type="float" office:value="724.0156">
            <text:p>724.0156</text:p>
          </table:table-cell>
          <table:table-cell office:value-type="float" office:value="0.003705919">
            <text:p>0.003705919</text:p>
          </table:table-cell>
          <table:table-cell office:value-type="float" office:value="0.2140034">
            <text:p>0.2140034</text:p>
          </table:table-cell>
          <table:table-cell office:value-type="float" office:value="0.08200884">
            <text:p>0.08200884</text:p>
          </table:table-cell>
          <table:table-cell office:value-type="float" office:value="0.003705919">
            <text:p>0.003705919</text:p>
          </table:table-cell>
          <table:table-cell office:value-type="float" office:value="3.420466e-05">
            <text:p>3.420466e-05</text:p>
          </table:table-cell>
          <table:table-cell office:value-type="float" office:value="0.1006178">
            <text:p>0.1006178</text:p>
          </table:table-cell>
          <table:table-cell office:value-type="float" office:value="2.797264e-05">
            <text:p>2.797264e-05</text:p>
          </table:table-cell>
          <table:table-cell office:value-type="float" office:value="4.182511e-05">
            <text:p>4.182511e-05</text:p>
          </table:table-cell>
          <table:table-cell office:value-type="float" office:value="55.0">
            <text:p>55.0</text:p>
          </table:table-cell>
          <table:table-cell office:value-type="float" office:value="0.05784687">
            <text:p>0.05784687</text:p>
          </table:table-cell>
          <table:table-cell office:value-type="float" office:value="0.1006178">
            <text:p>0.1006178</text:p>
          </table:table-cell>
          <table:table-cell office:value-type="float" office:value="0.04730728">
            <text:p>0.04730728</text:p>
          </table:table-cell>
          <table:table-cell office:value-type="float" office:value="0.07073456">
            <text:p>0.07073456</text:p>
          </table:table-cell>
          <table:table-cell office:value-type="float" office:value="55.0">
            <text:p>55.0</text:p>
          </table:table-cell>
          <table:table-cell office:value-type="float" office:value="241.809">
            <text:p>241.809</text:p>
          </table:table-cell>
          <table:table-cell office:value-type="float" office:value="0.05030891">
            <text:p>0.05030891</text:p>
          </table:table-cell>
          <table:table-cell office:value-type="float" office:value="218.6321">
            <text:p>218.6321</text:p>
          </table:table-cell>
          <table:table-cell office:value-type="float" office:value="267.4428">
            <text:p>267.4428</text:p>
          </table:table-cell>
          <table:table-cell office:value-type="float" office:value="55.0">
            <text:p>55.0</text:p>
          </table:table-cell>
          <table:table-cell office:value-type="float" office:value="724.2378">
            <text:p>724.2378</text:p>
          </table:table-cell>
          <table:table-cell office:value-type="float" office:value="728.1017">
            <text:p>728.1017</text:p>
          </table:table-cell>
          <table:table-cell office:value-type="float" office:value="-360.0078">
            <text:p>-360.0078</text:p>
          </table:table-cell>
          <table:table-cell office:value-type="float" office:value="0.08168761">
            <text:p>0.08168761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241.7">
            <text:p>241.7</text:p>
          </table:table-cell>
          <table:table-cell office:value-type="float" office:value="0.7846602">
            <text:p>0.78466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3301052">
            <text:p>0.03301052</text:p>
          </table:table-cell>
          <table:table-cell office:value-type="float" office:value="0.1644957">
            <text:p>0.1644957</text:p>
          </table:table-cell>
          <table:table-cell office:value-type="float" office:value="0.02390123">
            <text:p>0.02390123</text:p>
          </table:table-cell>
          <table:table-cell office:value-type="float" office:value="0.04559157">
            <text:p>0.04559157</text:p>
          </table:table-cell>
          <table:table-cell office:value-type="float" office:value="147.996">
            <text:p>147.996</text:p>
          </table:table-cell>
          <table:table-cell office:value-type="float" office:value="0.03301052">
            <text:p>0.03301052</text:p>
          </table:table-cell>
          <table:table-cell office:value-type="float" office:value="0.0">
            <text:p/>
          </table:table-cell>
          <table:table-cell office:value-type="float" office:value="0.1644957">
            <text:p>0.1644957</text:p>
          </table:table-cell>
          <table:table-cell office:value-type="float" office:value="0.02390123">
            <text:p>0.02390123</text:p>
          </table:table-cell>
          <table:table-cell office:value-type="float" office:value="0.04559157">
            <text:p>0.04559157</text:p>
          </table:table-cell>
          <table:table-cell office:value-type="float" office:value="147.996">
            <text:p>147.996</text:p>
          </table:table-cell>
          <table:table-cell office:value-type="float" office:value="79.0">
            <text:p>79.0</text:p>
          </table:table-cell>
          <table:table-cell office:value-type="float" office:value="0.1644957">
            <text:p>0.1644957</text:p>
          </table:table-cell>
          <table:table-cell office:value-type="float" office:value="57.0">
            <text:p>57.0</text:p>
          </table:table-cell>
          <table:table-cell office:value-type="float" office:value="109.0">
            <text:p>109.0</text:p>
          </table:table-cell>
          <table:table-cell office:value-type="float" office:value="147.996">
            <text:p>147.996</text:p>
          </table:table-cell>
          <table:table-cell office:value-type="float" office:value="0.1646604636190193">
            <text:p>0.1646604636190193</text:p>
          </table:table-cell>
          <table:table-cell office:value-type="float" office:value="0.1970702841312294">
            <text:p>0.1970702841312294</text:p>
          </table:table-cell>
          <table:table-cell office:value-type="float" office:value="0.20001999423144193">
            <text:p>0.20001999423144193</text:p>
          </table:table-cell>
          <table:table-cell office:value-type="float" office:value="0.12841307480362438">
            <text:p>0.12841307480362438</text:p>
          </table:table-cell>
          <table:table-cell office:value-type="float" office:value="0.1810757888632851">
            <text:p>0.1810757888632851</text:p>
          </table:table-cell>
          <table:table-cell office:value-type="float" office:value="0.2287272547328645">
            <text:p>0.228727254732864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LuscMega-b-m-5mn-hno-cos-r280.0">
            <text:p>LuscMega-b-m-5mn-hno-cos-r280.0</text:p>
          </table:table-cell>
          <table:table-cell office:value-type="float" office:value="57.0">
            <text:p>57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280.0">
            <text:p>2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3.402050">
            <text:p>Sat Apr 20 16:57:33 2024</text:p>
          </table:table-cell>
          <table:table-cell office:value-type="float" office:value="0.345353">
            <text:p>0.345353</text:p>
          </table:table-cell>
          <table:table-cell office:value-type="string" office:value="C:\git\pyaudisam\tests\tmp\val-anlr\LuscMega-b-m-5mn-hno-cos-r2800-4yimd9fo">
            <text:p>C:\git\pyaudisam\tests\tmp\val-anlr\LuscMega-b-m-5mn-hno-cos-r2800-4yimd9fo</text:p>
          </table:table-cell>
          <table:table-cell office:value-type="float" office:value="41.0">
            <text:p>41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4361702">
            <text:p>0.4361702</text:p>
          </table:table-cell>
          <table:table-cell office:value-type="float" office:value="0.1610137">
            <text:p>0.1610137</text:p>
          </table:table-cell>
          <table:table-cell office:value-type="float" office:value="0.3174546">
            <text:p>0.3174546</text:p>
          </table:table-cell>
          <table:table-cell office:value-type="float" office:value="0.5992808">
            <text:p>0.5992808</text:p>
          </table:table-cell>
          <table:table-cell office:value-type="float" office:value="93.0">
            <text:p>93.0</text:p>
          </table:table-cell>
          <table:table-cell office:value-type="float" office:value="0.0">
            <text:p/>
          </table:table-cell>
          <table:table-cell office:value-type="float" office:value="280.0">
            <text:p>280.0</text:p>
          </table:table-cell>
          <table:table-cell office:value-type="float" office:value="71.9298245614035">
            <text:p>71.9298245614035</text:p>
          </table:table-cell>
          <table:table-cell office:value-type="float" office:value="2.0">
            <text:p>2.0</text:p>
          </table:table-cell>
          <table:table-cell office:value-type="float" office:value="1.112199999999973">
            <text:p>1.112199999999973</text:p>
          </table:table-cell>
          <table:table-cell office:value-type="float" office:value="458.9498">
            <text:p>458.9498</text:p>
          </table:table-cell>
          <table:table-cell office:value-type="float" office:value="0.3913773">
            <text:p>0.3913773</text:p>
          </table:table-cell>
          <table:table-cell office:value-type="float" office:value="0.3578638">
            <text:p>0.3578638</text:p>
          </table:table-cell>
          <table:table-cell office:value-type="float" office:value="0.6021177">
            <text:p>0.6021177</text:p>
          </table:table-cell>
          <table:table-cell office:value-type="float" office:value="0.3913773">
            <text:p>0.3913773</text:p>
          </table:table-cell>
          <table:table-cell office:value-type="float" office:value="0.0001162747">
            <text:p>0.0001162747</text:p>
          </table:table-cell>
          <table:table-cell office:value-type="float" office:value="0.3376029">
            <text:p>0.3376029</text:p>
          </table:table-cell>
          <table:table-cell office:value-type="float" office:value="5.982538e-05">
            <text:p>5.982538e-05</text:p>
          </table:table-cell>
          <table:table-cell office:value-type="float" office:value="0.0002259876">
            <text:p>0.0002259876</text:p>
          </table:table-cell>
          <table:table-cell office:value-type="float" office:value="39.0">
            <text:p>39.0</text:p>
          </table:table-cell>
          <table:table-cell office:value-type="float" office:value="0.2193961">
            <text:p>0.2193961</text:p>
          </table:table-cell>
          <table:table-cell office:value-type="float" office:value="0.3376029">
            <text:p>0.3376029</text:p>
          </table:table-cell>
          <table:table-cell office:value-type="float" office:value="0.1128832">
            <text:p>0.1128832</text:p>
          </table:table-cell>
          <table:table-cell office:value-type="float" office:value="0.4264111">
            <text:p>0.4264111</text:p>
          </table:table-cell>
          <table:table-cell office:value-type="float" office:value="39.0">
            <text:p>39.0</text:p>
          </table:table-cell>
          <table:table-cell office:value-type="float" office:value="131.1513">
            <text:p>131.1513</text:p>
          </table:table-cell>
          <table:table-cell office:value-type="float" office:value="0.1688015">
            <text:p>0.1688015</text:p>
          </table:table-cell>
          <table:table-cell office:value-type="float" office:value="93.43943">
            <text:p>93.43943</text:p>
          </table:table-cell>
          <table:table-cell office:value-type="float" office:value="184.0835">
            <text:p>184.0835</text:p>
          </table:table-cell>
          <table:table-cell office:value-type="float" office:value="39.0">
            <text:p>39.0</text:p>
          </table:table-cell>
          <table:table-cell office:value-type="float" office:value="459.2656">
            <text:p>459.2656</text:p>
          </table:table-cell>
          <table:table-cell office:value-type="float" office:value="462.377">
            <text:p>462.377</text:p>
          </table:table-cell>
          <table:table-cell office:value-type="float" office:value="-227.4749">
            <text:p>-227.4749</text:p>
          </table:table-cell>
          <table:table-cell office:value-type="float" office:value="0.9537698">
            <text:p>0.9537698</text:p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18.4858">
            <text:p>118.4858</text:p>
          </table:table-cell>
          <table:table-cell office:value-type="float" office:value="0.3732212">
            <text:p>0.37322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807163">
            <text:p>0.0807163</text:p>
          </table:table-cell>
          <table:table-cell office:value-type="float" office:value="0.3740336">
            <text:p>0.3740336</text:p>
          </table:table-cell>
          <table:table-cell office:value-type="float" office:value="0.03911364">
            <text:p>0.03911364</text:p>
          </table:table-cell>
          <table:table-cell office:value-type="float" office:value="0.166569">
            <text:p>0.166569</text:p>
          </table:table-cell>
          <table:table-cell office:value-type="float" office:value="57.51221">
            <text:p>57.51221</text:p>
          </table:table-cell>
          <table:table-cell office:value-type="float" office:value="0.0807163">
            <text:p>0.0807163</text:p>
          </table:table-cell>
          <table:table-cell office:value-type="float" office:value="0.0">
            <text:p/>
          </table:table-cell>
          <table:table-cell office:value-type="float" office:value="0.3740336">
            <text:p>0.3740336</text:p>
          </table:table-cell>
          <table:table-cell office:value-type="float" office:value="0.03911364">
            <text:p>0.03911364</text:p>
          </table:table-cell>
          <table:table-cell office:value-type="float" office:value="0.166569">
            <text:p>0.166569</text:p>
          </table:table-cell>
          <table:table-cell office:value-type="float" office:value="57.51221">
            <text:p>57.51221</text:p>
          </table:table-cell>
          <table:table-cell office:value-type="float" office:value="194.0">
            <text:p>194.0</text:p>
          </table:table-cell>
          <table:table-cell office:value-type="float" office:value="0.3740336">
            <text:p>0.3740336</text:p>
          </table:table-cell>
          <table:table-cell office:value-type="float" office:value="94.0">
            <text:p>94.0</text:p>
          </table:table-cell>
          <table:table-cell office:value-type="float" office:value="400.0">
            <text:p>400.0</text:p>
          </table:table-cell>
          <table:table-cell office:value-type="float" office:value="57.51221">
            <text:p>57.51221</text:p>
          </table:table-cell>
          <table:table-cell office:value-type="float" office:value="0.6422843170620162">
            <text:p>0.6422843170620162</text:p>
          </table:table-cell>
          <table:table-cell office:value-type="float" office:value="0.5792420622232445">
            <text:p>0.5792420622232445</text:p>
          </table:table-cell>
          <table:table-cell office:value-type="float" office:value="0.49637113440861136">
            <text:p>0.49637113440861136</text:p>
          </table:table-cell>
          <table:table-cell office:value-type="float" office:value="0.48343561479417135">
            <text:p>0.48343561479417135</text:p>
          </table:table-cell>
          <table:table-cell office:value-type="float" office:value="0.5337301612298065">
            <text:p>0.5337301612298065</text:p>
          </table:table-cell>
          <table:table-cell office:value-type="float" office:value="0.3435178375202802">
            <text:p>0.343517837520280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LuscMega-b-m-5mn-hno-cos-l15.0-r300.0-m14.0">
            <text:p>LuscMega-b-m-5mn-hno-cos-l15.0-r300.0-m14.0</text:p>
          </table:table-cell>
          <table:table-cell office:value-type="float" office:value="57.0">
            <text:p>57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float" office:value="14.0">
            <text:p>14.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3.402050">
            <text:p>Sat Apr 20 16:57:33 2024</text:p>
          </table:table-cell>
          <table:table-cell office:value-type="float" office:value="0.327316">
            <text:p>0.327316</text:p>
          </table:table-cell>
          <table:table-cell office:value-type="string" office:value="C:\git\pyaudisam\tests\tmp\val-anlr\LuscMega-b-m-5mn-hno-cos-l150-r3000-m140-q44us4v5">
            <text:p>C:\git\pyaudisam\tests\tmp\val-anlr\LuscMega-b-m-5mn-hno-cos-l150-r3000-m140-q44us4v5</text:p>
          </table:table-cell>
          <table:table-cell office:value-type="float" office:value="44.0">
            <text:p>44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4680851">
            <text:p>0.4680851</text:p>
          </table:table-cell>
          <table:table-cell office:value-type="float" office:value="0.1539636">
            <text:p>0.1539636</text:p>
          </table:table-cell>
          <table:table-cell office:value-type="float" office:value="0.3453982">
            <text:p>0.3453982</text:p>
          </table:table-cell>
          <table:table-cell office:value-type="float" office:value="0.634351">
            <text:p>0.634351</text:p>
          </table:table-cell>
          <table:table-cell office:value-type="float" office:value="93.0">
            <text:p>93.0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float" office:value="77.19298245614036">
            <text:p>77.19298245614036</text:p>
          </table:table-cell>
          <table:table-cell office:value-type="float" office:value="2.0">
            <text:p>2.0</text:p>
          </table:table-cell>
          <table:table-cell office:value-type="float" office:value="0.26400000000001">
            <text:p>0.26400000000001</text:p>
          </table:table-cell>
          <table:table-cell office:value-type="float" office:value="497.5367">
            <text:p>497.5367</text:p>
          </table:table-cell>
          <table:table-cell office:value-type="float" office:value="0.2962902">
            <text:p>0.2962902</text:p>
          </table:table-cell>
          <table:table-cell office:value-type="float" office:value="0.2962902">
            <text:p>0.29629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001154161">
            <text:p>0.0001154161</text:p>
          </table:table-cell>
          <table:table-cell office:value-type="float" office:value="0.2959575">
            <text:p>0.2959575</text:p>
          </table:table-cell>
          <table:table-cell office:value-type="float" office:value="6.431351e-05">
            <text:p>6.431351e-05</text:p>
          </table:table-cell>
          <table:table-cell office:value-type="float" office:value="0.000207124">
            <text:p>0.000207124</text:p>
          </table:table-cell>
          <table:table-cell office:value-type="float" office:value="42.0">
            <text:p>42.0</text:p>
          </table:table-cell>
          <table:table-cell office:value-type="float" office:value="0.1925401">
            <text:p>0.1925401</text:p>
          </table:table-cell>
          <table:table-cell office:value-type="float" office:value="0.2959575">
            <text:p>0.2959575</text:p>
          </table:table-cell>
          <table:table-cell office:value-type="float" office:value="0.1072895">
            <text:p>0.1072895</text:p>
          </table:table-cell>
          <table:table-cell office:value-type="float" office:value="0.3455296">
            <text:p>0.3455296</text:p>
          </table:table-cell>
          <table:table-cell office:value-type="float" office:value="42.0">
            <text:p>42.0</text:p>
          </table:table-cell>
          <table:table-cell office:value-type="float" office:value="131.6382">
            <text:p>131.6382</text:p>
          </table:table-cell>
          <table:table-cell office:value-type="float" office:value="0.1479788">
            <text:p>0.1479788</text:p>
          </table:table-cell>
          <table:table-cell office:value-type="float" office:value="97.81125">
            <text:p>97.81125</text:p>
          </table:table-cell>
          <table:table-cell office:value-type="float" office:value="177.1638">
            <text:p>177.1638</text:p>
          </table:table-cell>
          <table:table-cell office:value-type="float" office:value="42.0">
            <text:p>42.0</text:p>
          </table:table-cell>
          <table:table-cell office:value-type="float" office:value="497.8294">
            <text:p>497.8294</text:p>
          </table:table-cell>
          <table:table-cell office:value-type="float" office:value="501.1051">
            <text:p>501.1051</text:p>
          </table:table-cell>
          <table:table-cell office:value-type="float" office:value="-246.7684">
            <text:p>-246.7684</text:p>
          </table:table-cell>
          <table:table-cell office:value-type="float" office:value="0.9667979">
            <text:p>0.966797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25.6736">
            <text:p>125.6736</text:p>
          </table:table-cell>
          <table:table-cell office:value-type="float" office:value="0.4714057">
            <text:p>0.471405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8598273">
            <text:p>0.08598273</text:p>
          </table:table-cell>
          <table:table-cell office:value-type="float" office:value="0.3336101">
            <text:p>0.3336101</text:p>
          </table:table-cell>
          <table:table-cell office:value-type="float" office:value="0.04494765">
            <text:p>0.04494765</text:p>
          </table:table-cell>
          <table:table-cell office:value-type="float" office:value="0.1644809">
            <text:p>0.1644809</text:p>
          </table:table-cell>
          <table:table-cell office:value-type="float" office:value="65.63804">
            <text:p>65.63804</text:p>
          </table:table-cell>
          <table:table-cell office:value-type="float" office:value="0.08598273">
            <text:p>0.08598273</text:p>
          </table:table-cell>
          <table:table-cell office:value-type="float" office:value="0.0">
            <text:p/>
          </table:table-cell>
          <table:table-cell office:value-type="float" office:value="0.3336101">
            <text:p>0.3336101</text:p>
          </table:table-cell>
          <table:table-cell office:value-type="float" office:value="0.04494765">
            <text:p>0.04494765</text:p>
          </table:table-cell>
          <table:table-cell office:value-type="float" office:value="0.1644809">
            <text:p>0.1644809</text:p>
          </table:table-cell>
          <table:table-cell office:value-type="float" office:value="65.63804">
            <text:p>65.63804</text:p>
          </table:table-cell>
          <table:table-cell office:value-type="float" office:value="206.0">
            <text:p>206.0</text:p>
          </table:table-cell>
          <table:table-cell office:value-type="float" office:value="0.3336101">
            <text:p>0.3336101</text:p>
          </table:table-cell>
          <table:table-cell office:value-type="float" office:value="108.0">
            <text:p>108.0</text:p>
          </table:table-cell>
          <table:table-cell office:value-type="float" office:value="395.0">
            <text:p>395.0</text:p>
          </table:table-cell>
          <table:table-cell office:value-type="float" office:value="65.63804">
            <text:p>65.63804</text:p>
          </table:table-cell>
          <table:table-cell office:value-type="float" office:value="0.6660635144540004">
            <text:p>0.6660635144540004</text:p>
          </table:table-cell>
          <table:table-cell office:value-type="float" office:value="0.6153157895484496">
            <text:p>0.6153157895484496</text:p>
          </table:table-cell>
          <table:table-cell office:value-type="float" office:value="0.5632318396837829">
            <text:p>0.5632318396837829</text:p>
          </table:table-cell>
          <table:table-cell office:value-type="float" office:value="0.5244336388125816">
            <text:p>0.5244336388125816</text:p>
          </table:table-cell>
          <table:table-cell office:value-type="float" office:value="0.5980799636175009">
            <text:p>0.5980799636175009</text:p>
          </table:table-cell>
          <table:table-cell office:value-type="float" office:value="0.43430955062186466">
            <text:p>0.4343095506218646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LuscMega-b-m-5mn-haz-cos">
            <text:p>LuscMega-b-m-5mn-haz-cos</text:p>
          </table:table-cell>
          <table:table-cell office:value-type="float" office:value="57.0">
            <text:p>57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3.402050">
            <text:p>Sat Apr 20 16:57:33 2024</text:p>
          </table:table-cell>
          <table:table-cell office:value-type="float" office:value="0.38260000000000005">
            <text:p>0.38260000000000005</text:p>
          </table:table-cell>
          <table:table-cell office:value-type="string" office:value="C:\git\pyaudisam\tests\tmp\val-anlr\LuscMega-b-m-5mn-haz-cos-q8s2tel0">
            <text:p>C:\git\pyaudisam\tests\tmp\val-anlr\LuscMega-b-m-5mn-haz-cos-q8s2tel0</text:p>
          </table:table-cell>
          <table:table-cell office:value-type="float" office:value="57.0">
            <text:p>57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606383">
            <text:p>0.606383</text:p>
          </table:table-cell>
          <table:table-cell office:value-type="float" office:value="0.1301341">
            <text:p>0.1301341</text:p>
          </table:table-cell>
          <table:table-cell office:value-type="float" office:value="0.4687995">
            <text:p>0.4687995</text:p>
          </table:table-cell>
          <table:table-cell office:value-type="float" office:value="0.7843444">
            <text:p>0.7843444</text:p>
          </table:table-cell>
          <table:table-cell office:value-type="float" office:value="93.0">
            <text:p>93.0</text:p>
          </table:table-cell>
          <table:table-cell office:value-type="float" office:value="0.0">
            <text:p/>
          </table:table-cell>
          <table:table-cell office:value-type="float" office:value="1005.385">
            <text:p>1005.385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719.7712">
            <text:p>719.7712</text:p>
          </table:table-cell>
          <table:table-cell office:value-type="float" office:value="0.02986854">
            <text:p>0.02986854</text:p>
          </table:table-cell>
          <table:table-cell office:value-type="float" office:value="0.009972513">
            <text:p>0.009972513</text:p>
          </table:table-cell>
          <table:table-cell office:value-type="float" office:value="0.08929592">
            <text:p>0.08929592</text:p>
          </table:table-cell>
          <table:table-cell office:value-type="float" office:value="0.02986854">
            <text:p>0.02986854</text:p>
          </table:table-cell>
          <table:table-cell office:value-type="float" office:value="5.394509e-05">
            <text:p>5.394509e-05</text:p>
          </table:table-cell>
          <table:table-cell office:value-type="float" office:value="0.2344458">
            <text:p>0.2344458</text:p>
          </table:table-cell>
          <table:table-cell office:value-type="float" office:value="3.393332e-05">
            <text:p>3.393332e-05</text:p>
          </table:table-cell>
          <table:table-cell office:value-type="float" office:value="8.575855e-05">
            <text:p>8.575855e-05</text:p>
          </table:table-cell>
          <table:table-cell office:value-type="float" office:value="55.0">
            <text:p>55.0</text:p>
          </table:table-cell>
          <table:table-cell office:value-type="float" office:value="0.03667863">
            <text:p>0.03667863</text:p>
          </table:table-cell>
          <table:table-cell office:value-type="float" office:value="0.2344458">
            <text:p>0.2344458</text:p>
          </table:table-cell>
          <table:table-cell office:value-type="float" office:value="0.02307213">
            <text:p>0.02307213</text:p>
          </table:table-cell>
          <table:table-cell office:value-type="float" office:value="0.05830941">
            <text:p>0.05830941</text:p>
          </table:table-cell>
          <table:table-cell office:value-type="float" office:value="55.0">
            <text:p>55.0</text:p>
          </table:table-cell>
          <table:table-cell office:value-type="float" office:value="192.548">
            <text:p>192.548</text:p>
          </table:table-cell>
          <table:table-cell office:value-type="float" office:value="0.1172229">
            <text:p>0.1172229</text:p>
          </table:table-cell>
          <table:table-cell office:value-type="float" office:value="152.357">
            <text:p>152.357</text:p>
          </table:table-cell>
          <table:table-cell office:value-type="float" office:value="243.3412">
            <text:p>243.3412</text:p>
          </table:table-cell>
          <table:table-cell office:value-type="float" office:value="55.0">
            <text:p>55.0</text:p>
          </table:table-cell>
          <table:table-cell office:value-type="float" office:value="719.9934">
            <text:p>719.9934</text:p>
          </table:table-cell>
          <table:table-cell office:value-type="float" office:value="723.8573">
            <text:p>723.8573</text:p>
          </table:table-cell>
          <table:table-cell office:value-type="float" office:value="-357.8856">
            <text:p>-357.8856</text:p>
          </table:table-cell>
          <table:table-cell office:value-type="float" office:value="0.6965854">
            <text:p>0.6965854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2.8623">
            <text:p>122.8623</text:p>
          </table:table-cell>
          <table:table-cell office:value-type="float" office:value="2.981298">
            <text:p>2.9812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5206179">
            <text:p>0.05206179</text:p>
          </table:table-cell>
          <table:table-cell office:value-type="float" office:value="0.2681413">
            <text:p>0.2681413</text:p>
          </table:table-cell>
          <table:table-cell office:value-type="float" office:value="0.03084177">
            <text:p>0.03084177</text:p>
          </table:table-cell>
          <table:table-cell office:value-type="float" office:value="0.08788176">
            <text:p>0.08788176</text:p>
          </table:table-cell>
          <table:table-cell office:value-type="float" office:value="89.10983">
            <text:p>89.10983</text:p>
          </table:table-cell>
          <table:table-cell office:value-type="float" office:value="0.05206179">
            <text:p>0.05206179</text:p>
          </table:table-cell>
          <table:table-cell office:value-type="float" office:value="0.10361210000000004">
            <text:p>0.10361210000000004</text:p>
          </table:table-cell>
          <table:table-cell office:value-type="float" office:value="0.2681413">
            <text:p>0.2681413</text:p>
          </table:table-cell>
          <table:table-cell office:value-type="float" office:value="0.03084177">
            <text:p>0.03084177</text:p>
          </table:table-cell>
          <table:table-cell office:value-type="float" office:value="0.08788176">
            <text:p>0.08788176</text:p>
          </table:table-cell>
          <table:table-cell office:value-type="float" office:value="89.10983">
            <text:p>89.10983</text:p>
          </table:table-cell>
          <table:table-cell office:value-type="float" office:value="125.0">
            <text:p>125.0</text:p>
          </table:table-cell>
          <table:table-cell office:value-type="float" office:value="0.2681413">
            <text:p>0.2681413</text:p>
          </table:table-cell>
          <table:table-cell office:value-type="float" office:value="74.0">
            <text:p>74.0</text:p>
          </table:table-cell>
          <table:table-cell office:value-type="float" office:value="211.0">
            <text:p>211.0</text:p>
          </table:table-cell>
          <table:table-cell office:value-type="float" office:value="89.10983">
            <text:p>89.10983</text:p>
          </table:table-cell>
          <table:table-cell office:value-type="float" office:value="0.467991903561379">
            <text:p>0.467991903561379</text:p>
          </table:table-cell>
          <table:table-cell office:value-type="float" office:value="0.44926417212811326">
            <text:p>0.44926417212811326</text:p>
          </table:table-cell>
          <table:table-cell office:value-type="float" office:value="0.44133937596600986">
            <text:p>0.44133937596600986</text:p>
          </table:table-cell>
          <table:table-cell office:value-type="float" office:value="0.32720634141597194">
            <text:p>0.32720634141597194</text:p>
          </table:table-cell>
          <table:table-cell office:value-type="float" office:value="0.4642961545566172">
            <text:p>0.4642961545566172</text:p>
          </table:table-cell>
          <table:table-cell office:value-type="float" office:value="0.40549143695750667">
            <text:p>0.4054914369575066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LuscMega-b-m-5mn-haz-cos-l10.0">
            <text:p>LuscMega-b-m-5mn-haz-cos-l10.0</text:p>
          </table:table-cell>
          <table:table-cell office:value-type="float" office:value="57.0">
            <text:p>57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3.402050">
            <text:p>Sat Apr 20 16:57:33 2024</text:p>
          </table:table-cell>
          <table:table-cell office:value-type="float" office:value="0.37659000000000004">
            <text:p>0.37659000000000004</text:p>
          </table:table-cell>
          <table:table-cell office:value-type="string" office:value="C:\git\pyaudisam\tests\tmp\val-anlr\LuscMega-b-m-5mn-haz-cos-l100-x4y9wy02">
            <text:p>C:\git\pyaudisam\tests\tmp\val-anlr\LuscMega-b-m-5mn-haz-cos-l100-x4y9wy02</text:p>
          </table:table-cell>
          <table:table-cell office:value-type="float" office:value="57.0">
            <text:p>57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606383">
            <text:p>0.606383</text:p>
          </table:table-cell>
          <table:table-cell office:value-type="float" office:value="0.1301341">
            <text:p>0.1301341</text:p>
          </table:table-cell>
          <table:table-cell office:value-type="float" office:value="0.4687995">
            <text:p>0.4687995</text:p>
          </table:table-cell>
          <table:table-cell office:value-type="float" office:value="0.7843444">
            <text:p>0.7843444</text:p>
          </table:table-cell>
          <table:table-cell office:value-type="float" office:value="93.0">
            <text:p>93.0</text:p>
          </table:table-cell>
          <table:table-cell office:value-type="float" office:value="10.0">
            <text:p>10.0</text:p>
          </table:table-cell>
          <table:table-cell office:value-type="float" office:value="1005.385">
            <text:p>1005.385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719.4606">
            <text:p>719.4606</text:p>
          </table:table-cell>
          <table:table-cell office:value-type="float" office:value="0.04402524">
            <text:p>0.04402524</text:p>
          </table:table-cell>
          <table:table-cell office:value-type="float" office:value="0.004001677">
            <text:p>0.004001677</text:p>
          </table:table-cell>
          <table:table-cell office:value-type="float" office:value="0.08015192">
            <text:p>0.08015192</text:p>
          </table:table-cell>
          <table:table-cell office:value-type="float" office:value="0.04402524">
            <text:p>0.04402524</text:p>
          </table:table-cell>
          <table:table-cell office:value-type="float" office:value="5.48464e-05">
            <text:p>5.48464e-05</text:p>
          </table:table-cell>
          <table:table-cell office:value-type="float" office:value="0.2368908">
            <text:p>0.2368908</text:p>
          </table:table-cell>
          <table:table-cell office:value-type="float" office:value="3.433832e-05">
            <text:p>3.433832e-05</text:p>
          </table:table-cell>
          <table:table-cell office:value-type="float" office:value="8.760265e-05">
            <text:p>8.760265e-05</text:p>
          </table:table-cell>
          <table:table-cell office:value-type="float" office:value="55.0">
            <text:p>55.0</text:p>
          </table:table-cell>
          <table:table-cell office:value-type="float" office:value="0.03607588">
            <text:p>0.03607588</text:p>
          </table:table-cell>
          <table:table-cell office:value-type="float" office:value="0.2368908">
            <text:p>0.2368908</text:p>
          </table:table-cell>
          <table:table-cell office:value-type="float" office:value="0.02258644">
            <text:p>0.02258644</text:p>
          </table:table-cell>
          <table:table-cell office:value-type="float" office:value="0.0576217">
            <text:p>0.0576217</text:p>
          </table:table-cell>
          <table:table-cell office:value-type="float" office:value="55.0">
            <text:p>55.0</text:p>
          </table:table-cell>
          <table:table-cell office:value-type="float" office:value="190.9594">
            <text:p>190.9594</text:p>
          </table:table-cell>
          <table:table-cell office:value-type="float" office:value="0.1184454">
            <text:p>0.1184454</text:p>
          </table:table-cell>
          <table:table-cell office:value-type="float" office:value="150.734">
            <text:p>150.734</text:p>
          </table:table-cell>
          <table:table-cell office:value-type="float" office:value="241.9193">
            <text:p>241.9193</text:p>
          </table:table-cell>
          <table:table-cell office:value-type="float" office:value="55.0">
            <text:p>55.0</text:p>
          </table:table-cell>
          <table:table-cell office:value-type="float" office:value="719.6829">
            <text:p>719.6829</text:p>
          </table:table-cell>
          <table:table-cell office:value-type="float" office:value="723.5467">
            <text:p>723.5467</text:p>
          </table:table-cell>
          <table:table-cell office:value-type="float" office:value="-357.7303">
            <text:p>-357.7303</text:p>
          </table:table-cell>
          <table:table-cell office:value-type="float" office:value="0.6905212">
            <text:p>0.6905212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1.6853">
            <text:p>121.6853</text:p>
          </table:table-cell>
          <table:table-cell office:value-type="float" office:value="2.97174">
            <text:p>2.9717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5293163">
            <text:p>0.05293163</text:p>
          </table:table-cell>
          <table:table-cell office:value-type="float" office:value="0.2702816">
            <text:p>0.2702816</text:p>
          </table:table-cell>
          <table:table-cell office:value-type="float" office:value="0.03122906">
            <text:p>0.03122906</text:p>
          </table:table-cell>
          <table:table-cell office:value-type="float" office:value="0.08971633">
            <text:p>0.08971633</text:p>
          </table:table-cell>
          <table:table-cell office:value-type="float" office:value="88.44099">
            <text:p>88.44099</text:p>
          </table:table-cell>
          <table:table-cell office:value-type="float" office:value="0.05293163">
            <text:p>0.05293163</text:p>
          </table:table-cell>
          <table:table-cell office:value-type="float" office:value="0.10578590000000002">
            <text:p>0.10578590000000002</text:p>
          </table:table-cell>
          <table:table-cell office:value-type="float" office:value="0.2702816">
            <text:p>0.2702816</text:p>
          </table:table-cell>
          <table:table-cell office:value-type="float" office:value="0.03122906">
            <text:p>0.03122906</text:p>
          </table:table-cell>
          <table:table-cell office:value-type="float" office:value="0.08971633">
            <text:p>0.08971633</text:p>
          </table:table-cell>
          <table:table-cell office:value-type="float" office:value="88.44099">
            <text:p>88.44099</text:p>
          </table:table-cell>
          <table:table-cell office:value-type="float" office:value="127.0">
            <text:p>127.0</text:p>
          </table:table-cell>
          <table:table-cell office:value-type="float" office:value="0.2702816">
            <text:p>0.2702816</text:p>
          </table:table-cell>
          <table:table-cell office:value-type="float" office:value="75.0">
            <text:p>75.0</text:p>
          </table:table-cell>
          <table:table-cell office:value-type="float" office:value="215.0">
            <text:p>215.0</text:p>
          </table:table-cell>
          <table:table-cell office:value-type="float" office:value="88.44099">
            <text:p>88.44099</text:p>
          </table:table-cell>
          <table:table-cell office:value-type="float" office:value="0.49306886580697673">
            <text:p>0.49306886580697673</text:p>
          </table:table-cell>
          <table:table-cell office:value-type="float" office:value="0.46971766840440804">
            <text:p>0.46971766840440804</text:p>
          </table:table-cell>
          <table:table-cell office:value-type="float" office:value="0.4607100956246573">
            <text:p>0.4607100956246573</text:p>
          </table:table-cell>
          <table:table-cell office:value-type="float" office:value="0.3549153971524741">
            <text:p>0.3549153971524741</text:p>
          </table:table-cell>
          <table:table-cell office:value-type="float" office:value="0.48189833717324787">
            <text:p>0.48189833717324787</text:p>
          </table:table-cell>
          <table:table-cell office:value-type="float" office:value="0.4196114142387487">
            <text:p>0.419611414238748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LuscMega-b-m-5mn-haz-cos-r280.0">
            <text:p>LuscMega-b-m-5mn-haz-cos-r280.0</text:p>
          </table:table-cell>
          <table:table-cell office:value-type="float" office:value="57.0">
            <text:p>57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280.0">
            <text:p>2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3.653241">
            <text:p>Sat Apr 20 16:57:33 2024</text:p>
          </table:table-cell>
          <table:table-cell office:value-type="float" office:value="0.344966">
            <text:p>0.344966</text:p>
          </table:table-cell>
          <table:table-cell office:value-type="string" office:value="C:\git\pyaudisam\tests\tmp\val-anlr\LuscMega-b-m-5mn-haz-cos-r2800-2vydn50f">
            <text:p>C:\git\pyaudisam\tests\tmp\val-anlr\LuscMega-b-m-5mn-haz-cos-r2800-2vydn50f</text:p>
          </table:table-cell>
          <table:table-cell office:value-type="float" office:value="41.0">
            <text:p>41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4361702">
            <text:p>0.4361702</text:p>
          </table:table-cell>
          <table:table-cell office:value-type="float" office:value="0.1610137">
            <text:p>0.1610137</text:p>
          </table:table-cell>
          <table:table-cell office:value-type="float" office:value="0.3174546">
            <text:p>0.3174546</text:p>
          </table:table-cell>
          <table:table-cell office:value-type="float" office:value="0.5992808">
            <text:p>0.5992808</text:p>
          </table:table-cell>
          <table:table-cell office:value-type="float" office:value="93.0">
            <text:p>93.0</text:p>
          </table:table-cell>
          <table:table-cell office:value-type="float" office:value="0.0">
            <text:p/>
          </table:table-cell>
          <table:table-cell office:value-type="float" office:value="280.0">
            <text:p>280.0</text:p>
          </table:table-cell>
          <table:table-cell office:value-type="float" office:value="71.9298245614035">
            <text:p>71.9298245614035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457.8376">
            <text:p>457.8376</text:p>
          </table:table-cell>
          <table:table-cell office:value-type="float" office:value="0.6772459">
            <text:p>0.6772459</text:p>
          </table:table-cell>
          <table:table-cell office:value-type="float" office:value="0.4783733">
            <text:p>0.4783733</text:p>
          </table:table-cell>
          <table:table-cell office:value-type="float" office:value="0.8626642">
            <text:p>0.8626642</text:p>
          </table:table-cell>
          <table:table-cell office:value-type="float" office:value="0.6772459">
            <text:p>0.6772459</text:p>
          </table:table-cell>
          <table:table-cell office:value-type="float" office:value="8.964748e-05">
            <text:p>8.964748e-05</text:p>
          </table:table-cell>
          <table:table-cell office:value-type="float" office:value="0.4241663">
            <text:p>0.4241663</text:p>
          </table:table-cell>
          <table:table-cell office:value-type="float" office:value="3.93761e-05">
            <text:p>3.93761e-05</text:p>
          </table:table-cell>
          <table:table-cell office:value-type="float" office:value="0.0002041002">
            <text:p>0.0002041002</text:p>
          </table:table-cell>
          <table:table-cell office:value-type="float" office:value="39.0">
            <text:p>39.0</text:p>
          </table:table-cell>
          <table:table-cell office:value-type="float" office:value="0.2845613">
            <text:p>0.2845613</text:p>
          </table:table-cell>
          <table:table-cell office:value-type="float" office:value="0.4241664">
            <text:p>0.4241664</text:p>
          </table:table-cell>
          <table:table-cell office:value-type="float" office:value="0.1249886">
            <text:p>0.1249886</text:p>
          </table:table-cell>
          <table:table-cell office:value-type="float" office:value="0.6478602">
            <text:p>0.6478602</text:p>
          </table:table-cell>
          <table:table-cell office:value-type="float" office:value="39.0">
            <text:p>39.0</text:p>
          </table:table-cell>
          <table:table-cell office:value-type="float" office:value="149.364">
            <text:p>149.364</text:p>
          </table:table-cell>
          <table:table-cell office:value-type="float" office:value="0.2120832">
            <text:p>0.2120832</text:p>
          </table:table-cell>
          <table:table-cell office:value-type="float" office:value="97.72108">
            <text:p>97.72108</text:p>
          </table:table-cell>
          <table:table-cell office:value-type="float" office:value="228.2988">
            <text:p>228.2988</text:p>
          </table:table-cell>
          <table:table-cell office:value-type="float" office:value="39.0">
            <text:p>39.0</text:p>
          </table:table-cell>
          <table:table-cell office:value-type="float" office:value="458.1534">
            <text:p>458.1534</text:p>
          </table:table-cell>
          <table:table-cell office:value-type="float" office:value="461.2647">
            <text:p>461.2647</text:p>
          </table:table-cell>
          <table:table-cell office:value-type="float" office:value="-226.9188">
            <text:p>-226.9188</text:p>
          </table:table-cell>
          <table:table-cell office:value-type="float" office:value="0.9891204">
            <text:p>0.989120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2.54858">
            <text:p>92.54858</text:p>
          </table:table-cell>
          <table:table-cell office:value-type="float" office:value="2.098161">
            <text:p>2.09816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6223207">
            <text:p>0.06223207</text:p>
          </table:table-cell>
          <table:table-cell office:value-type="float" office:value="0.4536987">
            <text:p>0.4536987</text:p>
          </table:table-cell>
          <table:table-cell office:value-type="float" office:value="0.02610544">
            <text:p>0.02610544</text:p>
          </table:table-cell>
          <table:table-cell office:value-type="float" office:value="0.1483534">
            <text:p>0.1483534</text:p>
          </table:table-cell>
          <table:table-cell office:value-type="float" office:value="50.60864">
            <text:p>50.60864</text:p>
          </table:table-cell>
          <table:table-cell office:value-type="float" office:value="0.06223207">
            <text:p>0.06223207</text:p>
          </table:table-cell>
          <table:table-cell office:value-type="float" office:value="0.07966509999999999">
            <text:p>0.07966509999999999</text:p>
          </table:table-cell>
          <table:table-cell office:value-type="float" office:value="0.4536987">
            <text:p>0.4536987</text:p>
          </table:table-cell>
          <table:table-cell office:value-type="float" office:value="0.02610544">
            <text:p>0.02610544</text:p>
          </table:table-cell>
          <table:table-cell office:value-type="float" office:value="0.1483534">
            <text:p>0.1483534</text:p>
          </table:table-cell>
          <table:table-cell office:value-type="float" office:value="50.60864">
            <text:p>50.60864</text:p>
          </table:table-cell>
          <table:table-cell office:value-type="float" office:value="149.0">
            <text:p>149.0</text:p>
          </table:table-cell>
          <table:table-cell office:value-type="float" office:value="0.4536987">
            <text:p>0.4536987</text:p>
          </table:table-cell>
          <table:table-cell office:value-type="float" office:value="63.0">
            <text:p>63.0</text:p>
          </table:table-cell>
          <table:table-cell office:value-type="float" office:value="356.0">
            <text:p>356.0</text:p>
          </table:table-cell>
          <table:table-cell office:value-type="float" office:value="50.60864">
            <text:p>50.60864</text:p>
          </table:table-cell>
          <table:table-cell office:value-type="float" office:value="0.6330673371104055">
            <text:p>0.6330673371104055</text:p>
          </table:table-cell>
          <table:table-cell office:value-type="float" office:value="0.5118483508752238">
            <text:p>0.5118483508752238</text:p>
          </table:table-cell>
          <table:table-cell office:value-type="float" office:value="0.3618555126545623">
            <text:p>0.3618555126545623</text:p>
          </table:table-cell>
          <table:table-cell office:value-type="float" office:value="0.3879545780819933">
            <text:p>0.3879545780819933</text:p>
          </table:table-cell>
          <table:table-cell office:value-type="float" office:value="0.4046308275328733">
            <text:p>0.4046308275328733</text:p>
          </table:table-cell>
          <table:table-cell office:value-type="float" office:value="0.18838935808048268">
            <text:p>0.1883893580804826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LuscMega-b-m-5mn-haz-cos-l15.0-r300.0-m14.0">
            <text:p>LuscMega-b-m-5mn-haz-cos-l15.0-r300.0-m14.0</text:p>
          </table:table-cell>
          <table:table-cell office:value-type="float" office:value="57.0">
            <text:p>57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float" office:value="14.0">
            <text:p>14.0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3.653241">
            <text:p>Sat Apr 20 16:57:33 2024</text:p>
          </table:table-cell>
          <table:table-cell office:value-type="float" office:value="0.313738">
            <text:p>0.313738</text:p>
          </table:table-cell>
          <table:table-cell office:value-type="string" office:value="C:\git\pyaudisam\tests\tmp\val-anlr\LuscMega-b-m-5mn-haz-cos-l150-r3000-m140-9kcdq7yr">
            <text:p>C:\git\pyaudisam\tests\tmp\val-anlr\LuscMega-b-m-5mn-haz-cos-l150-r3000-m140-9kcdq7yr</text:p>
          </table:table-cell>
          <table:table-cell office:value-type="float" office:value="44.0">
            <text:p>44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4680851">
            <text:p>0.4680851</text:p>
          </table:table-cell>
          <table:table-cell office:value-type="float" office:value="0.1539636">
            <text:p>0.1539636</text:p>
          </table:table-cell>
          <table:table-cell office:value-type="float" office:value="0.3453982">
            <text:p>0.3453982</text:p>
          </table:table-cell>
          <table:table-cell office:value-type="float" office:value="0.634351">
            <text:p>0.634351</text:p>
          </table:table-cell>
          <table:table-cell office:value-type="float" office:value="93.0">
            <text:p>93.0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float" office:value="77.19298245614036">
            <text:p>77.19298245614036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497.2727">
            <text:p>497.2727</text:p>
          </table:table-cell>
          <table:table-cell office:value-type="float" office:value="0.3401631">
            <text:p>0.3401631</text:p>
          </table:table-cell>
          <table:table-cell office:value-type="float" office:value="0.3401631">
            <text:p>0.340163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8.934733e-05">
            <text:p>8.934733e-05</text:p>
          </table:table-cell>
          <table:table-cell office:value-type="float" office:value="0.4901133">
            <text:p>0.4901133</text:p>
          </table:table-cell>
          <table:table-cell office:value-type="float" office:value="3.502888e-05">
            <text:p>3.502888e-05</text:p>
          </table:table-cell>
          <table:table-cell office:value-type="float" office:value="0.0002278961">
            <text:p>0.0002278961</text:p>
          </table:table-cell>
          <table:table-cell office:value-type="float" office:value="42.0">
            <text:p>42.0</text:p>
          </table:table-cell>
          <table:table-cell office:value-type="float" office:value="0.2487172">
            <text:p>0.2487172</text:p>
          </table:table-cell>
          <table:table-cell office:value-type="float" office:value="0.4901133">
            <text:p>0.4901133</text:p>
          </table:table-cell>
          <table:table-cell office:value-type="float" office:value="0.09751031">
            <text:p>0.09751031</text:p>
          </table:table-cell>
          <table:table-cell office:value-type="float" office:value="0.6343971">
            <text:p>0.6343971</text:p>
          </table:table-cell>
          <table:table-cell office:value-type="float" office:value="42.0">
            <text:p>42.0</text:p>
          </table:table-cell>
          <table:table-cell office:value-type="float" office:value="149.6147">
            <text:p>149.6147</text:p>
          </table:table-cell>
          <table:table-cell office:value-type="float" office:value="0.2450567">
            <text:p>0.2450567</text:p>
          </table:table-cell>
          <table:table-cell office:value-type="float" office:value="91.90093">
            <text:p>91.90093</text:p>
          </table:table-cell>
          <table:table-cell office:value-type="float" office:value="243.5726">
            <text:p>243.5726</text:p>
          </table:table-cell>
          <table:table-cell office:value-type="float" office:value="42.0">
            <text:p>42.0</text:p>
          </table:table-cell>
          <table:table-cell office:value-type="float" office:value="497.5654">
            <text:p>497.5654</text:p>
          </table:table-cell>
          <table:table-cell office:value-type="float" office:value="500.8411">
            <text:p>500.8411</text:p>
          </table:table-cell>
          <table:table-cell office:value-type="float" office:value="-246.6363">
            <text:p>-246.6363</text:p>
          </table:table-cell>
          <table:table-cell office:value-type="float" office:value="0.9690178">
            <text:p>0.969017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6.13898">
            <text:p>86.13898</text:p>
          </table:table-cell>
          <table:table-cell office:value-type="float" office:value="1.928837">
            <text:p>1.92883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6656203">
            <text:p>0.06656203</text:p>
          </table:table-cell>
          <table:table-cell office:value-type="float" office:value="0.5137274">
            <text:p>0.5137274</text:p>
          </table:table-cell>
          <table:table-cell office:value-type="float" office:value="0.02518641">
            <text:p>0.02518641</text:p>
          </table:table-cell>
          <table:table-cell office:value-type="float" office:value="0.1759085">
            <text:p>0.1759085</text:p>
          </table:table-cell>
          <table:table-cell office:value-type="float" office:value="50.47641">
            <text:p>50.47641</text:p>
          </table:table-cell>
          <table:table-cell office:value-type="float" office:value="0.06656203">
            <text:p>0.06656203</text:p>
          </table:table-cell>
          <table:table-cell office:value-type="float" office:value="0.18011729999999992">
            <text:p>0.18011729999999992</text:p>
          </table:table-cell>
          <table:table-cell office:value-type="float" office:value="0.5137274">
            <text:p>0.5137274</text:p>
          </table:table-cell>
          <table:table-cell office:value-type="float" office:value="0.02518641">
            <text:p>0.02518641</text:p>
          </table:table-cell>
          <table:table-cell office:value-type="float" office:value="0.1759085">
            <text:p>0.1759085</text:p>
          </table:table-cell>
          <table:table-cell office:value-type="float" office:value="50.47641">
            <text:p>50.47641</text:p>
          </table:table-cell>
          <table:table-cell office:value-type="float" office:value="160.0">
            <text:p>160.0</text:p>
          </table:table-cell>
          <table:table-cell office:value-type="float" office:value="0.5137274">
            <text:p>0.5137274</text:p>
          </table:table-cell>
          <table:table-cell office:value-type="float" office:value="60.0">
            <text:p>60.0</text:p>
          </table:table-cell>
          <table:table-cell office:value-type="float" office:value="422.0">
            <text:p>422.0</text:p>
          </table:table-cell>
          <table:table-cell office:value-type="float" office:value="50.47641">
            <text:p>50.47641</text:p>
          </table:table-cell>
          <table:table-cell office:value-type="float" office:value="0.5231167618777698">
            <text:p>0.5231167618777698</text:p>
          </table:table-cell>
          <table:table-cell office:value-type="float" office:value="0.4087196513344295">
            <text:p>0.4087196513344295</text:p>
          </table:table-cell>
          <table:table-cell office:value-type="float" office:value="0.23345303976080034">
            <text:p>0.23345303976080034</text:p>
          </table:table-cell>
          <table:table-cell office:value-type="float" office:value="0.24342480433048283">
            <text:p>0.24342480433048283</text:p>
          </table:table-cell>
          <table:table-cell office:value-type="float" office:value="0.2734518659071344">
            <text:p>0.2734518659071344</text:p>
          </table:table-cell>
          <table:table-cell office:value-type="float" office:value="0.09278843158107414">
            <text:p>0.092788431581074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LuscMega-b-m-10mn-hno-cos">
            <text:p>LuscMega-b-m-10mn-hno-cos</text:p>
          </table:table-cell>
          <table:table-cell office:value-type="float" office:value="84.0">
            <text:p>84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3.668876">
            <text:p>Sat Apr 20 16:57:33 2024</text:p>
          </table:table-cell>
          <table:table-cell office:value-type="float" office:value="0.39221700000000004">
            <text:p>0.39221700000000004</text:p>
          </table:table-cell>
          <table:table-cell office:value-type="string" office:value="C:\git\pyaudisam\tests\tmp\val-anlr\LuscMega-b-m-10mn-hno-cos-u0epey86">
            <text:p>C:\git\pyaudisam\tests\tmp\val-anlr\LuscMega-b-m-10mn-hno-cos-u0epey86</text:p>
          </table:table-cell>
          <table:table-cell office:value-type="float" office:value="84.0">
            <text:p>84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893617">
            <text:p>0.893617</text:p>
          </table:table-cell>
          <table:table-cell office:value-type="float" office:value="0.103607">
            <text:p>0.103607</text:p>
          </table:table-cell>
          <table:table-cell office:value-type="float" office:value="0.7278416">
            <text:p>0.7278416</text:p>
          </table:table-cell>
          <table:table-cell office:value-type="float" office:value="1.09715">
            <text:p>1.09715</text:p>
          </table:table-cell>
          <table:table-cell office:value-type="float" office:value="93.0">
            <text:p>93.0</text:p>
          </table:table-cell>
          <table:table-cell office:value-type="float" office:value="0.0">
            <text:p/>
          </table:table-cell>
          <table:table-cell office:value-type="float" office:value="1005.385">
            <text:p>1005.385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1.0199999999999818">
            <text:p>1.0199999999999818</text:p>
          </table:table-cell>
          <table:table-cell office:value-type="float" office:value="1058.948">
            <text:p>1058.948</text:p>
          </table:table-cell>
          <table:table-cell office:value-type="float" office:value="0.3045602">
            <text:p>0.3045602</text:p>
          </table:table-cell>
          <table:table-cell office:value-type="float" office:value="0.08371365">
            <text:p>0.08371365</text:p>
          </table:table-cell>
          <table:table-cell office:value-type="float" office:value="0.08485699">
            <text:p>0.08485699</text:p>
          </table:table-cell>
          <table:table-cell office:value-type="float" office:value="0.3045602">
            <text:p>0.3045602</text:p>
          </table:table-cell>
          <table:table-cell office:value-type="float" office:value="3.34086e-05">
            <text:p>3.34086e-05</text:p>
          </table:table-cell>
          <table:table-cell office:value-type="float" office:value="0.0852152">
            <text:p>0.0852152</text:p>
          </table:table-cell>
          <table:table-cell office:value-type="float" office:value="2.820783e-05">
            <text:p>2.820783e-05</text:p>
          </table:table-cell>
          <table:table-cell office:value-type="float" office:value="3.956824e-05">
            <text:p>3.956824e-05</text:p>
          </table:table-cell>
          <table:table-cell office:value-type="float" office:value="82.0">
            <text:p>82.0</text:p>
          </table:table-cell>
          <table:table-cell office:value-type="float" office:value="0.05922524">
            <text:p>0.05922524</text:p>
          </table:table-cell>
          <table:table-cell office:value-type="float" office:value="0.0852152">
            <text:p>0.0852152</text:p>
          </table:table-cell>
          <table:table-cell office:value-type="float" office:value="0.05000556">
            <text:p>0.05000556</text:p>
          </table:table-cell>
          <table:table-cell office:value-type="float" office:value="0.07014479">
            <text:p>0.07014479</text:p>
          </table:table-cell>
          <table:table-cell office:value-type="float" office:value="82.0">
            <text:p>82.0</text:p>
          </table:table-cell>
          <table:table-cell office:value-type="float" office:value="244.6729">
            <text:p>244.6729</text:p>
          </table:table-cell>
          <table:table-cell office:value-type="float" office:value="0.0426076">
            <text:p>0.0426076</text:p>
          </table:table-cell>
          <table:table-cell office:value-type="float" office:value="224.7976">
            <text:p>224.7976</text:p>
          </table:table-cell>
          <table:table-cell office:value-type="float" office:value="266.3055">
            <text:p>266.3055</text:p>
          </table:table-cell>
          <table:table-cell office:value-type="float" office:value="82.0">
            <text:p>82.0</text:p>
          </table:table-cell>
          <table:table-cell office:value-type="float" office:value="1059.097">
            <text:p>1059.097</text:p>
          </table:table-cell>
          <table:table-cell office:value-type="float" office:value="1063.81">
            <text:p>1063.81</text:p>
          </table:table-cell>
          <table:table-cell office:value-type="float" office:value="-527.4742">
            <text:p>-527.4742</text:p>
          </table:table-cell>
          <table:table-cell office:value-type="float" office:value="0.4717315">
            <text:p>0.4717315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237.3438">
            <text:p>237.3438</text:p>
          </table:table-cell>
          <table:table-cell office:value-type="float" office:value="0.7208087">
            <text:p>0.720808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475149">
            <text:p>0.0475149</text:p>
          </table:table-cell>
          <table:table-cell office:value-type="float" office:value="0.1341493">
            <text:p>0.1341493</text:p>
          </table:table-cell>
          <table:table-cell office:value-type="float" office:value="0.03650441">
            <text:p>0.03650441</text:p>
          </table:table-cell>
          <table:table-cell office:value-type="float" office:value="0.06184638">
            <text:p>0.06184638</text:p>
          </table:table-cell>
          <table:table-cell office:value-type="float" office:value="172.0751">
            <text:p>172.0751</text:p>
          </table:table-cell>
          <table:table-cell office:value-type="float" office:value="0.0475149">
            <text:p>0.0475149</text:p>
          </table:table-cell>
          <table:table-cell office:value-type="float" office:value="0.0">
            <text:p/>
          </table:table-cell>
          <table:table-cell office:value-type="float" office:value="0.1341493">
            <text:p>0.1341493</text:p>
          </table:table-cell>
          <table:table-cell office:value-type="float" office:value="0.03650441">
            <text:p>0.03650441</text:p>
          </table:table-cell>
          <table:table-cell office:value-type="float" office:value="0.06184638">
            <text:p>0.06184638</text:p>
          </table:table-cell>
          <table:table-cell office:value-type="float" office:value="172.0751">
            <text:p>172.0751</text:p>
          </table:table-cell>
          <table:table-cell office:value-type="float" office:value="114.0">
            <text:p>114.0</text:p>
          </table:table-cell>
          <table:table-cell office:value-type="float" office:value="0.1341493">
            <text:p>0.1341493</text:p>
          </table:table-cell>
          <table:table-cell office:value-type="float" office:value="88.0">
            <text:p>88.0</text:p>
          </table:table-cell>
          <table:table-cell office:value-type="float" office:value="148.0">
            <text:p>148.0</text:p>
          </table:table-cell>
          <table:table-cell office:value-type="float" office:value="172.0751">
            <text:p>172.0751</text:p>
          </table:table-cell>
          <table:table-cell office:value-type="float" office:value="0.5428506132837533">
            <text:p>0.5428506132837533</text:p>
          </table:table-cell>
          <table:table-cell office:value-type="float" office:value="0.5647896000805751">
            <text:p>0.5647896000805751</text:p>
          </table:table-cell>
          <table:table-cell office:value-type="float" office:value="0.5727971275561085">
            <text:p>0.5727971275561085</text:p>
          </table:table-cell>
          <table:table-cell office:value-type="float" office:value="0.5339738361395518">
            <text:p>0.5339738361395518</text:p>
          </table:table-cell>
          <table:table-cell office:value-type="float" office:value="0.5605747129231713">
            <text:p>0.5605747129231713</text:p>
          </table:table-cell>
          <table:table-cell office:value-type="float" office:value="0.5941848383062523">
            <text:p>0.59418483830625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LuscMega-b-m-10mn-hno-cos-l10.0">
            <text:p>LuscMega-b-m-10mn-hno-cos-l10.0</text:p>
          </table:table-cell>
          <table:table-cell office:value-type="float" office:value="84.0">
            <text:p>84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3.668876">
            <text:p>Sat Apr 20 16:57:33 2024</text:p>
          </table:table-cell>
          <table:table-cell office:value-type="float" office:value="0.379195">
            <text:p>0.379195</text:p>
          </table:table-cell>
          <table:table-cell office:value-type="string" office:value="C:\git\pyaudisam\tests\tmp\val-anlr\LuscMega-b-m-10mn-hno-cos-l100-w7hrh7_x">
            <text:p>C:\git\pyaudisam\tests\tmp\val-anlr\LuscMega-b-m-10mn-hno-cos-l100-w7hrh7_x</text:p>
          </table:table-cell>
          <table:table-cell office:value-type="float" office:value="84.0">
            <text:p>84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893617">
            <text:p>0.893617</text:p>
          </table:table-cell>
          <table:table-cell office:value-type="float" office:value="0.103607">
            <text:p>0.103607</text:p>
          </table:table-cell>
          <table:table-cell office:value-type="float" office:value="0.7278416">
            <text:p>0.7278416</text:p>
          </table:table-cell>
          <table:table-cell office:value-type="float" office:value="1.09715">
            <text:p>1.09715</text:p>
          </table:table-cell>
          <table:table-cell office:value-type="float" office:value="93.0">
            <text:p>93.0</text:p>
          </table:table-cell>
          <table:table-cell office:value-type="float" office:value="10.0">
            <text:p>10.0</text:p>
          </table:table-cell>
          <table:table-cell office:value-type="float" office:value="1005.385">
            <text:p>1005.385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1.0319999999999254">
            <text:p>1.0319999999999254</text:p>
          </table:table-cell>
          <table:table-cell office:value-type="float" office:value="1058.667">
            <text:p>1058.667</text:p>
          </table:table-cell>
          <table:table-cell office:value-type="float" office:value="0.323416">
            <text:p>0.323416</text:p>
          </table:table-cell>
          <table:table-cell office:value-type="float" office:value="0.1467018">
            <text:p>0.1467018</text:p>
          </table:table-cell>
          <table:table-cell office:value-type="float" office:value="0.07330143">
            <text:p>0.07330143</text:p>
          </table:table-cell>
          <table:table-cell office:value-type="float" office:value="0.323416">
            <text:p>0.323416</text:p>
          </table:table-cell>
          <table:table-cell office:value-type="float" office:value="3.35023e-05">
            <text:p>3.35023e-05</text:p>
          </table:table-cell>
          <table:table-cell office:value-type="float" office:value="0.08515799">
            <text:p>0.08515799</text:p>
          </table:table-cell>
          <table:table-cell office:value-type="float" office:value="2.829015e-05">
            <text:p>2.829015e-05</text:p>
          </table:table-cell>
          <table:table-cell office:value-type="float" office:value="3.967473e-05">
            <text:p>3.967473e-05</text:p>
          </table:table-cell>
          <table:table-cell office:value-type="float" office:value="82.0">
            <text:p>82.0</text:p>
          </table:table-cell>
          <table:table-cell office:value-type="float" office:value="0.05905959">
            <text:p>0.05905959</text:p>
          </table:table-cell>
          <table:table-cell office:value-type="float" office:value="0.08515799">
            <text:p>0.08515799</text:p>
          </table:table-cell>
          <table:table-cell office:value-type="float" office:value="0.04987134">
            <text:p>0.04987134</text:p>
          </table:table-cell>
          <table:table-cell office:value-type="float" office:value="0.06994069">
            <text:p>0.06994069</text:p>
          </table:table-cell>
          <table:table-cell office:value-type="float" office:value="82.0">
            <text:p>82.0</text:p>
          </table:table-cell>
          <table:table-cell office:value-type="float" office:value="244.3305">
            <text:p>244.3305</text:p>
          </table:table-cell>
          <table:table-cell office:value-type="float" office:value="0.04257899">
            <text:p>0.04257899</text:p>
          </table:table-cell>
          <table:table-cell office:value-type="float" office:value="224.4958">
            <text:p>224.4958</text:p>
          </table:table-cell>
          <table:table-cell office:value-type="float" office:value="265.9176">
            <text:p>265.9176</text:p>
          </table:table-cell>
          <table:table-cell office:value-type="float" office:value="82.0">
            <text:p>82.0</text:p>
          </table:table-cell>
          <table:table-cell office:value-type="float" office:value="1058.815">
            <text:p>1058.815</text:p>
          </table:table-cell>
          <table:table-cell office:value-type="float" office:value="1063.529">
            <text:p>1063.529</text:p>
          </table:table-cell>
          <table:table-cell office:value-type="float" office:value="-527.3335">
            <text:p>-527.3335</text:p>
          </table:table-cell>
          <table:table-cell office:value-type="float" office:value="0.4574933">
            <text:p>0.457493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237.2471">
            <text:p>237.2471</text:p>
          </table:table-cell>
          <table:table-cell office:value-type="float" office:value="0.7216358">
            <text:p>0.721635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4764817">
            <text:p>0.04764817</text:p>
          </table:table-cell>
          <table:table-cell office:value-type="float" office:value="0.134113">
            <text:p>0.134113</text:p>
          </table:table-cell>
          <table:table-cell office:value-type="float" office:value="0.03660937">
            <text:p>0.03660937</text:p>
          </table:table-cell>
          <table:table-cell office:value-type="float" office:value="0.06201548">
            <text:p>0.06201548</text:p>
          </table:table-cell>
          <table:table-cell office:value-type="float" office:value="172.0465">
            <text:p>172.0465</text:p>
          </table:table-cell>
          <table:table-cell office:value-type="float" office:value="0.04764817">
            <text:p>0.04764817</text:p>
          </table:table-cell>
          <table:table-cell office:value-type="float" office:value="0.0">
            <text:p/>
          </table:table-cell>
          <table:table-cell office:value-type="float" office:value="0.134113">
            <text:p>0.134113</text:p>
          </table:table-cell>
          <table:table-cell office:value-type="float" office:value="0.03660937">
            <text:p>0.03660937</text:p>
          </table:table-cell>
          <table:table-cell office:value-type="float" office:value="0.06201548">
            <text:p>0.06201548</text:p>
          </table:table-cell>
          <table:table-cell office:value-type="float" office:value="172.0465">
            <text:p>172.0465</text:p>
          </table:table-cell>
          <table:table-cell office:value-type="float" office:value="114.0">
            <text:p>114.0</text:p>
          </table:table-cell>
          <table:table-cell office:value-type="float" office:value="0.134113">
            <text:p>0.134113</text:p>
          </table:table-cell>
          <table:table-cell office:value-type="float" office:value="88.0">
            <text:p>88.0</text:p>
          </table:table-cell>
          <table:table-cell office:value-type="float" office:value="149.0">
            <text:p>149.0</text:p>
          </table:table-cell>
          <table:table-cell office:value-type="float" office:value="172.0465">
            <text:p>172.0465</text:p>
          </table:table-cell>
          <table:table-cell office:value-type="float" office:value="0.5451462660833919">
            <text:p>0.5451462660833919</text:p>
          </table:table-cell>
          <table:table-cell office:value-type="float" office:value="0.5668844453082376">
            <text:p>0.5668844453082376</text:p>
          </table:table-cell>
          <table:table-cell office:value-type="float" office:value="0.5749200499900664">
            <text:p>0.5749200499900664</text:p>
          </table:table-cell>
          <table:table-cell office:value-type="float" office:value="0.5393203320076805">
            <text:p>0.5393203320076805</text:p>
          </table:table-cell>
          <table:table-cell office:value-type="float" office:value="0.5605091523088698">
            <text:p>0.5605091523088698</text:p>
          </table:table-cell>
          <table:table-cell office:value-type="float" office:value="0.5961533426963502">
            <text:p>0.596153342696350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LuscMega-b-m-10mn-hno-cos-r350.0">
            <text:p>LuscMega-b-m-10mn-hno-cos-r350.0</text:p>
          </table:table-cell>
          <table:table-cell office:value-type="float" office:value="84.0">
            <text:p>84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350.0">
            <text:p>3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3.684498">
            <text:p>Sat Apr 20 16:57:33 2024</text:p>
          </table:table-cell>
          <table:table-cell office:value-type="float" office:value="0.33232000000000006">
            <text:p>0.33232000000000006</text:p>
          </table:table-cell>
          <table:table-cell office:value-type="string" office:value="C:\git\pyaudisam\tests\tmp\val-anlr\LuscMega-b-m-10mn-hno-cos-r3500-uhwr9zo5">
            <text:p>C:\git\pyaudisam\tests\tmp\val-anlr\LuscMega-b-m-10mn-hno-cos-r3500-uhwr9zo5</text:p>
          </table:table-cell>
          <table:table-cell office:value-type="float" office:value="68.0">
            <text:p>68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7234042">
            <text:p>0.7234042</text:p>
          </table:table-cell>
          <table:table-cell office:value-type="float" office:value="0.1208452">
            <text:p>0.1208452</text:p>
          </table:table-cell>
          <table:table-cell office:value-type="float" office:value="0.5695592">
            <text:p>0.5695592</text:p>
          </table:table-cell>
          <table:table-cell office:value-type="float" office:value="0.9188048">
            <text:p>0.9188048</text:p>
          </table:table-cell>
          <table:table-cell office:value-type="float" office:value="93.0">
            <text:p>93.0</text:p>
          </table:table-cell>
          <table:table-cell office:value-type="float" office:value="0.0">
            <text:p/>
          </table:table-cell>
          <table:table-cell office:value-type="float" office:value="350.0">
            <text:p>350.0</text:p>
          </table:table-cell>
          <table:table-cell office:value-type="float" office:value="80.95238095238095">
            <text:p>80.95238095238095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784.4421">
            <text:p>784.4421</text:p>
          </table:table-cell>
          <table:table-cell office:value-type="float" office:value="0.451609">
            <text:p>0.451609</text:p>
          </table:table-cell>
          <table:table-cell office:value-type="float" office:value="0.6085085">
            <text:p>0.6085085</text:p>
          </table:table-cell>
          <table:table-cell office:value-type="float" office:value="0.3857976">
            <text:p>0.3857976</text:p>
          </table:table-cell>
          <table:table-cell office:value-type="float" office:value="0.451609">
            <text:p>0.451609</text:p>
          </table:table-cell>
          <table:table-cell office:value-type="float" office:value="5.227832e-05">
            <text:p>5.227832e-05</text:p>
          </table:table-cell>
          <table:table-cell office:value-type="float" office:value="0.138519">
            <text:p>0.138519</text:p>
          </table:table-cell>
          <table:table-cell office:value-type="float" office:value="3.97023e-05">
            <text:p>3.97023e-05</text:p>
          </table:table-cell>
          <table:table-cell office:value-type="float" office:value="6.883789e-05">
            <text:p>6.883789e-05</text:p>
          </table:table-cell>
          <table:table-cell office:value-type="float" office:value="67.0">
            <text:p>67.0</text:p>
          </table:table-cell>
          <table:table-cell office:value-type="float" office:value="0.3123002">
            <text:p>0.3123002</text:p>
          </table:table-cell>
          <table:table-cell office:value-type="float" office:value="0.138519">
            <text:p>0.138519</text:p>
          </table:table-cell>
          <table:table-cell office:value-type="float" office:value="0.2371736">
            <text:p>0.2371736</text:p>
          </table:table-cell>
          <table:table-cell office:value-type="float" office:value="0.4112238">
            <text:p>0.4112238</text:p>
          </table:table-cell>
          <table:table-cell office:value-type="float" office:value="67.0">
            <text:p>67.0</text:p>
          </table:table-cell>
          <table:table-cell office:value-type="float" office:value="195.5934">
            <text:p>195.5934</text:p>
          </table:table-cell>
          <table:table-cell office:value-type="float" office:value="0.06925952">
            <text:p>0.06925952</text:p>
          </table:table-cell>
          <table:table-cell office:value-type="float" office:value="170.368">
            <text:p>170.368</text:p>
          </table:table-cell>
          <table:table-cell office:value-type="float" office:value="224.5538">
            <text:p>224.5538</text:p>
          </table:table-cell>
          <table:table-cell office:value-type="float" office:value="67.0">
            <text:p>67.0</text:p>
          </table:table-cell>
          <table:table-cell office:value-type="float" office:value="784.5027">
            <text:p>784.5027</text:p>
          </table:table-cell>
          <table:table-cell office:value-type="float" office:value="786.6617">
            <text:p>786.6617</text:p>
          </table:table-cell>
          <table:table-cell office:value-type="float" office:value="-391.2211">
            <text:p>-391.2211</text:p>
          </table:table-cell>
          <table:table-cell office:value-type="float" office:value="0.7989637">
            <text:p>0.7989637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1.6971">
            <text:p>141.697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6018978">
            <text:p>0.06018978</text:p>
          </table:table-cell>
          <table:table-cell office:value-type="float" office:value="0.1838235">
            <text:p>0.1838235</text:p>
          </table:table-cell>
          <table:table-cell office:value-type="float" office:value="0.04198156">
            <text:p>0.04198156</text:p>
          </table:table-cell>
          <table:table-cell office:value-type="float" office:value="0.08629528">
            <text:p>0.08629528</text:p>
          </table:table-cell>
          <table:table-cell office:value-type="float" office:value="146.6131">
            <text:p>146.6131</text:p>
          </table:table-cell>
          <table:table-cell office:value-type="float" office:value="0.06018978">
            <text:p>0.06018978</text:p>
          </table:table-cell>
          <table:table-cell office:value-type="float" office:value="0.0">
            <text:p/>
          </table:table-cell>
          <table:table-cell office:value-type="float" office:value="0.1838235">
            <text:p>0.1838235</text:p>
          </table:table-cell>
          <table:table-cell office:value-type="float" office:value="0.04198156">
            <text:p>0.04198156</text:p>
          </table:table-cell>
          <table:table-cell office:value-type="float" office:value="0.08629528">
            <text:p>0.08629528</text:p>
          </table:table-cell>
          <table:table-cell office:value-type="float" office:value="146.6131">
            <text:p>146.6131</text:p>
          </table:table-cell>
          <table:table-cell office:value-type="float" office:value="144.0">
            <text:p>144.0</text:p>
          </table:table-cell>
          <table:table-cell office:value-type="float" office:value="0.1838235">
            <text:p>0.1838235</text:p>
          </table:table-cell>
          <table:table-cell office:value-type="float" office:value="101.0">
            <text:p>101.0</text:p>
          </table:table-cell>
          <table:table-cell office:value-type="float" office:value="207.0">
            <text:p>207.0</text:p>
          </table:table-cell>
          <table:table-cell office:value-type="float" office:value="146.6131">
            <text:p>146.6131</text:p>
          </table:table-cell>
          <table:table-cell office:value-type="float" office:value="0.7552781407874374">
            <text:p>0.7552781407874374</text:p>
          </table:table-cell>
          <table:table-cell office:value-type="float" office:value="0.7562550224251614">
            <text:p>0.7562550224251614</text:p>
          </table:table-cell>
          <table:table-cell office:value-type="float" office:value="0.7683281750482369">
            <text:p>0.7683281750482369</text:p>
          </table:table-cell>
          <table:table-cell office:value-type="float" office:value="0.7242759653484412">
            <text:p>0.7242759653484412</text:p>
          </table:table-cell>
          <table:table-cell office:value-type="float" office:value="0.7716732719361034">
            <text:p>0.7716732719361034</text:p>
          </table:table-cell>
          <table:table-cell office:value-type="float" office:value="0.7443312717982454">
            <text:p>0.744331271798245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LuscMega-b-m-10mn-hno-cos-l15.0-r370.0">
            <text:p>LuscMega-b-m-10mn-hno-cos-l15.0-r370.0</text:p>
          </table:table-cell>
          <table:table-cell office:value-type="float" office:value="84.0">
            <text:p>84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5.0">
            <text:p>15.0</text:p>
          </table:table-cell>
          <table:table-cell office:value-type="float" office:value="370.0">
            <text:p>3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date" office:date-value="2024-04-20T16:57:33.684498">
            <text:p>Sat Apr 20 16:57:33 2024</text:p>
          </table:table-cell>
          <table:table-cell office:value-type="float" office:value="0.360952">
            <text:p>0.360952</text:p>
          </table:table-cell>
          <table:table-cell office:value-type="string" office:value="C:\git\pyaudisam\tests\tmp\val-anlr\LuscMega-b-m-10mn-hno-cos-l150-r3700-h1rthxgt">
            <text:p>C:\git\pyaudisam\tests\tmp\val-anlr\LuscMega-b-m-10mn-hno-cos-l150-r3700-h1rthxgt</text:p>
          </table:table-cell>
          <table:table-cell office:value-type="float" office:value="71.0">
            <text:p>71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7553192">
            <text:p>0.7553192</text:p>
          </table:table-cell>
          <table:table-cell office:value-type="float" office:value="0.117939">
            <text:p>0.117939</text:p>
          </table:table-cell>
          <table:table-cell office:value-type="float" office:value="0.5980924">
            <text:p>0.5980924</text:p>
          </table:table-cell>
          <table:table-cell office:value-type="float" office:value="0.9538777">
            <text:p>0.9538777</text:p>
          </table:table-cell>
          <table:table-cell office:value-type="float" office:value="93.0">
            <text:p>93.0</text:p>
          </table:table-cell>
          <table:table-cell office:value-type="float" office:value="15.0">
            <text:p>15.0</text:p>
          </table:table-cell>
          <table:table-cell office:value-type="float" office:value="370.0">
            <text:p>370.0</text:p>
          </table:table-cell>
          <table:table-cell office:value-type="float" office:value="84.52380952380952">
            <text:p>84.52380952380952</text:p>
          </table:table-cell>
          <table:table-cell office:value-type="float" office:value="1.0">
            <text:p>1.0</text:p>
          </table:table-cell>
          <table:table-cell office:value-type="float" office:value="0.16829999999993106">
            <text:p>0.16829999999993106</text:p>
          </table:table-cell>
          <table:table-cell office:value-type="float" office:value="828.3412">
            <text:p>828.3412</text:p>
          </table:table-cell>
          <table:table-cell office:value-type="float" office:value="0.4637031">
            <text:p>0.4637031</text:p>
          </table:table-cell>
          <table:table-cell office:value-type="float" office:value="0.3278859">
            <text:p>0.3278859</text:p>
          </table:table-cell>
          <table:table-cell office:value-type="float" office:value="0.6107057">
            <text:p>0.6107057</text:p>
          </table:table-cell>
          <table:table-cell office:value-type="float" office:value="0.4637031">
            <text:p>0.4637031</text:p>
          </table:table-cell>
          <table:table-cell office:value-type="float" office:value="4.7428e-05">
            <text:p>4.7428e-05</text:p>
          </table:table-cell>
          <table:table-cell office:value-type="float" office:value="0.1297809">
            <text:p>0.1297809</text:p>
          </table:table-cell>
          <table:table-cell office:value-type="float" office:value="3.665145e-05">
            <text:p>3.665145e-05</text:p>
          </table:table-cell>
          <table:table-cell office:value-type="float" office:value="6.137317e-05">
            <text:p>6.137317e-05</text:p>
          </table:table-cell>
          <table:table-cell office:value-type="float" office:value="70.0">
            <text:p>70.0</text:p>
          </table:table-cell>
          <table:table-cell office:value-type="float" office:value="0.3080291">
            <text:p>0.3080291</text:p>
          </table:table-cell>
          <table:table-cell office:value-type="float" office:value="0.1297809">
            <text:p>0.1297809</text:p>
          </table:table-cell>
          <table:table-cell office:value-type="float" office:value="0.2380389">
            <text:p>0.2380389</text:p>
          </table:table-cell>
          <table:table-cell office:value-type="float" office:value="0.3985982">
            <text:p>0.3985982</text:p>
          </table:table-cell>
          <table:table-cell office:value-type="float" office:value="70.0">
            <text:p>70.0</text:p>
          </table:table-cell>
          <table:table-cell office:value-type="float" office:value="205.3513">
            <text:p>205.3513</text:p>
          </table:table-cell>
          <table:table-cell office:value-type="float" office:value="0.06489046">
            <text:p>0.06489046</text:p>
          </table:table-cell>
          <table:table-cell office:value-type="float" office:value="180.4472">
            <text:p>180.4472</text:p>
          </table:table-cell>
          <table:table-cell office:value-type="float" office:value="233.6926">
            <text:p>233.6926</text:p>
          </table:table-cell>
          <table:table-cell office:value-type="float" office:value="70.0">
            <text:p>70.0</text:p>
          </table:table-cell>
          <table:table-cell office:value-type="float" office:value="828.3992">
            <text:p>828.3992</text:p>
          </table:table-cell>
          <table:table-cell office:value-type="float" office:value="830.6039">
            <text:p>830.6039</text:p>
          </table:table-cell>
          <table:table-cell office:value-type="float" office:value="-413.1706">
            <text:p>-413.1706</text:p>
          </table:table-cell>
          <table:table-cell office:value-type="float" office:value="0.6537191">
            <text:p>0.6537191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9.0506">
            <text:p>149.05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5701452">
            <text:p>0.05701452</text:p>
          </table:table-cell>
          <table:table-cell office:value-type="float" office:value="0.1753644">
            <text:p>0.1753644</text:p>
          </table:table-cell>
          <table:table-cell office:value-type="float" office:value="0.04042704">
            <text:p>0.04042704</text:p>
          </table:table-cell>
          <table:table-cell office:value-type="float" office:value="0.08040793">
            <text:p>0.08040793</text:p>
          </table:table-cell>
          <table:table-cell office:value-type="float" office:value="154.2004">
            <text:p>154.2004</text:p>
          </table:table-cell>
          <table:table-cell office:value-type="float" office:value="0.05701452">
            <text:p>0.05701452</text:p>
          </table:table-cell>
          <table:table-cell office:value-type="float" office:value="0.0">
            <text:p/>
          </table:table-cell>
          <table:table-cell office:value-type="float" office:value="0.1753644">
            <text:p>0.1753644</text:p>
          </table:table-cell>
          <table:table-cell office:value-type="float" office:value="0.04042704">
            <text:p>0.04042704</text:p>
          </table:table-cell>
          <table:table-cell office:value-type="float" office:value="0.08040793">
            <text:p>0.08040793</text:p>
          </table:table-cell>
          <table:table-cell office:value-type="float" office:value="154.2004">
            <text:p>154.2004</text:p>
          </table:table-cell>
          <table:table-cell office:value-type="float" office:value="137.0">
            <text:p>137.0</text:p>
          </table:table-cell>
          <table:table-cell office:value-type="float" office:value="0.1753644">
            <text:p>0.1753644</text:p>
          </table:table-cell>
          <table:table-cell office:value-type="float" office:value="97.0">
            <text:p>97.0</text:p>
          </table:table-cell>
          <table:table-cell office:value-type="float" office:value="193.0">
            <text:p>193.0</text:p>
          </table:table-cell>
          <table:table-cell office:value-type="float" office:value="154.2004">
            <text:p>154.2004</text:p>
          </table:table-cell>
          <table:table-cell office:value-type="float" office:value="0.6899199522271472">
            <text:p>0.6899199522271472</text:p>
          </table:table-cell>
          <table:table-cell office:value-type="float" office:value="0.7007984789924366">
            <text:p>0.7007984789924366</text:p>
          </table:table-cell>
          <table:table-cell office:value-type="float" office:value="0.7126176311569096">
            <text:p>0.7126176311569096</text:p>
          </table:table-cell>
          <table:table-cell office:value-type="float" office:value="0.679393503019862">
            <text:p>0.679393503019862</text:p>
          </table:table-cell>
          <table:table-cell office:value-type="float" office:value="0.7058196455364049">
            <text:p>0.7058196455364049</text:p>
          </table:table-cell>
          <table:table-cell office:value-type="float" office:value="0.7014275693061359">
            <text:p>0.701427569306135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LuscMega-b-m-10mn-haz-cos">
            <text:p>LuscMega-b-m-10mn-haz-cos</text:p>
          </table:table-cell>
          <table:table-cell office:value-type="float" office:value="84.0">
            <text:p>84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3.904048">
            <text:p>Sat Apr 20 16:57:33 2024</text:p>
          </table:table-cell>
          <table:table-cell office:value-type="float" office:value="0.34534600000000004">
            <text:p>0.34534600000000004</text:p>
          </table:table-cell>
          <table:table-cell office:value-type="string" office:value="C:\git\pyaudisam\tests\tmp\val-anlr\LuscMega-b-m-10mn-haz-cos-cdlpt2ir">
            <text:p>C:\git\pyaudisam\tests\tmp\val-anlr\LuscMega-b-m-10mn-haz-cos-cdlpt2ir</text:p>
          </table:table-cell>
          <table:table-cell office:value-type="float" office:value="84.0">
            <text:p>84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893617">
            <text:p>0.893617</text:p>
          </table:table-cell>
          <table:table-cell office:value-type="float" office:value="0.103607">
            <text:p>0.103607</text:p>
          </table:table-cell>
          <table:table-cell office:value-type="float" office:value="0.7278416">
            <text:p>0.7278416</text:p>
          </table:table-cell>
          <table:table-cell office:value-type="float" office:value="1.09715">
            <text:p>1.09715</text:p>
          </table:table-cell>
          <table:table-cell office:value-type="float" office:value="93.0">
            <text:p>93.0</text:p>
          </table:table-cell>
          <table:table-cell office:value-type="float" office:value="0.0">
            <text:p/>
          </table:table-cell>
          <table:table-cell office:value-type="float" office:value="1005.385">
            <text:p>1005.385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1057.928">
            <text:p>1057.928</text:p>
          </table:table-cell>
          <table:table-cell office:value-type="float" office:value="0.2162604">
            <text:p>0.2162604</text:p>
          </table:table-cell>
          <table:table-cell office:value-type="float" office:value="0.2870377">
            <text:p>0.2870377</text:p>
          </table:table-cell>
          <table:table-cell office:value-type="float" office:value="0.03151327">
            <text:p>0.03151327</text:p>
          </table:table-cell>
          <table:table-cell office:value-type="float" office:value="0.2162604">
            <text:p>0.2162604</text:p>
          </table:table-cell>
          <table:table-cell office:value-type="float" office:value="3.473129e-05">
            <text:p>3.473129e-05</text:p>
          </table:table-cell>
          <table:table-cell office:value-type="float" office:value="0.1556614">
            <text:p>0.1556614</text:p>
          </table:table-cell>
          <table:table-cell office:value-type="float" office:value="2.552944e-05">
            <text:p>2.552944e-05</text:p>
          </table:table-cell>
          <table:table-cell office:value-type="float" office:value="4.724985e-05">
            <text:p>4.724985e-05</text:p>
          </table:table-cell>
          <table:table-cell office:value-type="float" office:value="82.0">
            <text:p>82.0</text:p>
          </table:table-cell>
          <table:table-cell office:value-type="float" office:value="0.05696974">
            <text:p>0.05696974</text:p>
          </table:table-cell>
          <table:table-cell office:value-type="float" office:value="0.1556615">
            <text:p>0.1556615</text:p>
          </table:table-cell>
          <table:table-cell office:value-type="float" office:value="0.04187594">
            <text:p>0.04187594</text:p>
          </table:table-cell>
          <table:table-cell office:value-type="float" office:value="0.07750395">
            <text:p>0.07750395</text:p>
          </table:table-cell>
          <table:table-cell office:value-type="float" office:value="82.0">
            <text:p>82.0</text:p>
          </table:table-cell>
          <table:table-cell office:value-type="float" office:value="239.9687">
            <text:p>239.9687</text:p>
          </table:table-cell>
          <table:table-cell office:value-type="float" office:value="0.07783073">
            <text:p>0.07783073</text:p>
          </table:table-cell>
          <table:table-cell office:value-type="float" office:value="205.5958">
            <text:p>205.5958</text:p>
          </table:table-cell>
          <table:table-cell office:value-type="float" office:value="280.0883">
            <text:p>280.0883</text:p>
          </table:table-cell>
          <table:table-cell office:value-type="float" office:value="82.0">
            <text:p>82.0</text:p>
          </table:table-cell>
          <table:table-cell office:value-type="float" office:value="1058.077">
            <text:p>1058.077</text:p>
          </table:table-cell>
          <table:table-cell office:value-type="float" office:value="1062.79">
            <text:p>1062.79</text:p>
          </table:table-cell>
          <table:table-cell office:value-type="float" office:value="-526.9642">
            <text:p>-526.9642</text:p>
          </table:table-cell>
          <table:table-cell office:value-type="float" office:value="0.6945009">
            <text:p>0.6945009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2.3856">
            <text:p>172.3856</text:p>
          </table:table-cell>
          <table:table-cell office:value-type="float" office:value="3.564023">
            <text:p>3.5640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4939607">
            <text:p>0.04939607</text:p>
          </table:table-cell>
          <table:table-cell office:value-type="float" office:value="0.186989">
            <text:p>0.186989</text:p>
          </table:table-cell>
          <table:table-cell office:value-type="float" office:value="0.03424283">
            <text:p>0.03424283</text:p>
          </table:table-cell>
          <table:table-cell office:value-type="float" office:value="0.07125497">
            <text:p>0.07125497</text:p>
          </table:table-cell>
          <table:table-cell office:value-type="float" office:value="145.5589">
            <text:p>145.5589</text:p>
          </table:table-cell>
          <table:table-cell office:value-type="float" office:value="0.04939607">
            <text:p>0.04939607</text:p>
          </table:table-cell>
          <table:table-cell office:value-type="float" office:value="0.05283969999999999">
            <text:p>0.05283969999999999</text:p>
          </table:table-cell>
          <table:table-cell office:value-type="float" office:value="0.186989">
            <text:p>0.186989</text:p>
          </table:table-cell>
          <table:table-cell office:value-type="float" office:value="0.03424283">
            <text:p>0.03424283</text:p>
          </table:table-cell>
          <table:table-cell office:value-type="float" office:value="0.07125497">
            <text:p>0.07125497</text:p>
          </table:table-cell>
          <table:table-cell office:value-type="float" office:value="145.5589">
            <text:p>145.5589</text:p>
          </table:table-cell>
          <table:table-cell office:value-type="float" office:value="119.0">
            <text:p>119.0</text:p>
          </table:table-cell>
          <table:table-cell office:value-type="float" office:value="0.186989">
            <text:p>0.186989</text:p>
          </table:table-cell>
          <table:table-cell office:value-type="float" office:value="82.0">
            <text:p>82.0</text:p>
          </table:table-cell>
          <table:table-cell office:value-type="float" office:value="171.0">
            <text:p>171.0</text:p>
          </table:table-cell>
          <table:table-cell office:value-type="float" office:value="145.5589">
            <text:p>145.5589</text:p>
          </table:table-cell>
          <table:table-cell office:value-type="float" office:value="0.6346371464862558">
            <text:p>0.6346371464862558</text:p>
          </table:table-cell>
          <table:table-cell office:value-type="float" office:value="0.6085463356780667">
            <text:p>0.6085463356780667</text:p>
          </table:table-cell>
          <table:table-cell office:value-type="float" office:value="0.6179977209361653">
            <text:p>0.6179977209361653</text:p>
          </table:table-cell>
          <table:table-cell office:value-type="float" office:value="0.549944812729592">
            <text:p>0.549944812729592</text:p>
          </table:table-cell>
          <table:table-cell office:value-type="float" office:value="0.6260638744107546">
            <text:p>0.6260638744107546</text:p>
          </table:table-cell>
          <table:table-cell office:value-type="float" office:value="0.6115268263806316">
            <text:p>0.61152682638063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LuscMega-b-m-10mn-haz-cos-l10.0">
            <text:p>LuscMega-b-m-10mn-haz-cos-l10.0</text:p>
          </table:table-cell>
          <table:table-cell office:value-type="float" office:value="84.0">
            <text:p>84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3.904048">
            <text:p>Sat Apr 20 16:57:33 2024</text:p>
          </table:table-cell>
          <table:table-cell office:value-type="float" office:value="0.335706">
            <text:p>0.335706</text:p>
          </table:table-cell>
          <table:table-cell office:value-type="string" office:value="C:\git\pyaudisam\tests\tmp\val-anlr\LuscMega-b-m-10mn-haz-cos-l100-esydt5r7">
            <text:p>C:\git\pyaudisam\tests\tmp\val-anlr\LuscMega-b-m-10mn-haz-cos-l100-esydt5r7</text:p>
          </table:table-cell>
          <table:table-cell office:value-type="float" office:value="84.0">
            <text:p>84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893617">
            <text:p>0.893617</text:p>
          </table:table-cell>
          <table:table-cell office:value-type="float" office:value="0.103607">
            <text:p>0.103607</text:p>
          </table:table-cell>
          <table:table-cell office:value-type="float" office:value="0.7278416">
            <text:p>0.7278416</text:p>
          </table:table-cell>
          <table:table-cell office:value-type="float" office:value="1.09715">
            <text:p>1.09715</text:p>
          </table:table-cell>
          <table:table-cell office:value-type="float" office:value="93.0">
            <text:p>93.0</text:p>
          </table:table-cell>
          <table:table-cell office:value-type="float" office:value="10.0">
            <text:p>10.0</text:p>
          </table:table-cell>
          <table:table-cell office:value-type="float" office:value="1005.385">
            <text:p>1005.385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1057.635">
            <text:p>1057.635</text:p>
          </table:table-cell>
          <table:table-cell office:value-type="float" office:value="0.2310907">
            <text:p>0.2310907</text:p>
          </table:table-cell>
          <table:table-cell office:value-type="float" office:value="0.2032301">
            <text:p>0.2032301</text:p>
          </table:table-cell>
          <table:table-cell office:value-type="float" office:value="0.06220853">
            <text:p>0.06220853</text:p>
          </table:table-cell>
          <table:table-cell office:value-type="float" office:value="0.2310907">
            <text:p>0.2310907</text:p>
          </table:table-cell>
          <table:table-cell office:value-type="float" office:value="3.504841e-05">
            <text:p>3.504841e-05</text:p>
          </table:table-cell>
          <table:table-cell office:value-type="float" office:value="0.1565046">
            <text:p>0.1565046</text:p>
          </table:table-cell>
          <table:table-cell office:value-type="float" office:value="2.572014e-05">
            <text:p>2.572014e-05</text:p>
          </table:table-cell>
          <table:table-cell office:value-type="float" office:value="4.77599e-05">
            <text:p>4.77599e-05</text:p>
          </table:table-cell>
          <table:table-cell office:value-type="float" office:value="82.0">
            <text:p>82.0</text:p>
          </table:table-cell>
          <table:table-cell office:value-type="float" office:value="0.05645426">
            <text:p>0.05645426</text:p>
          </table:table-cell>
          <table:table-cell office:value-type="float" office:value="0.1565046">
            <text:p>0.1565046</text:p>
          </table:table-cell>
          <table:table-cell office:value-type="float" office:value="0.04142874">
            <text:p>0.04142874</text:p>
          </table:table-cell>
          <table:table-cell office:value-type="float" office:value="0.07692929">
            <text:p>0.07692929</text:p>
          </table:table-cell>
          <table:table-cell office:value-type="float" office:value="82.0">
            <text:p>82.0</text:p>
          </table:table-cell>
          <table:table-cell office:value-type="float" office:value="238.8806">
            <text:p>238.8806</text:p>
          </table:table-cell>
          <table:table-cell office:value-type="float" office:value="0.07825229">
            <text:p>0.07825229</text:p>
          </table:table-cell>
          <table:table-cell office:value-type="float" office:value="204.4927">
            <text:p>204.4927</text:p>
          </table:table-cell>
          <table:table-cell office:value-type="float" office:value="279.0511">
            <text:p>279.0511</text:p>
          </table:table-cell>
          <table:table-cell office:value-type="float" office:value="82.0">
            <text:p>82.0</text:p>
          </table:table-cell>
          <table:table-cell office:value-type="float" office:value="1057.783">
            <text:p>1057.783</text:p>
          </table:table-cell>
          <table:table-cell office:value-type="float" office:value="1062.497">
            <text:p>1062.497</text:p>
          </table:table-cell>
          <table:table-cell office:value-type="float" office:value="-526.8174">
            <text:p>-526.8174</text:p>
          </table:table-cell>
          <table:table-cell office:value-type="float" office:value="0.6834104">
            <text:p>0.6834104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1.4803">
            <text:p>171.4803</text:p>
          </table:table-cell>
          <table:table-cell office:value-type="float" office:value="3.553778">
            <text:p>3.55377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498471">
            <text:p>0.0498471</text:p>
          </table:table-cell>
          <table:table-cell office:value-type="float" office:value="0.1876915">
            <text:p>0.1876915</text:p>
          </table:table-cell>
          <table:table-cell office:value-type="float" office:value="0.03450841">
            <text:p>0.03450841</text:p>
          </table:table-cell>
          <table:table-cell office:value-type="float" office:value="0.0720037">
            <text:p>0.0720037</text:p>
          </table:table-cell>
          <table:table-cell office:value-type="float" office:value="145.0575">
            <text:p>145.0575</text:p>
          </table:table-cell>
          <table:table-cell office:value-type="float" office:value="0.0498471">
            <text:p>0.0498471</text:p>
          </table:table-cell>
          <table:table-cell office:value-type="float" office:value="0.0535785">
            <text:p>0.0535785</text:p>
          </table:table-cell>
          <table:table-cell office:value-type="float" office:value="0.1876915">
            <text:p>0.1876915</text:p>
          </table:table-cell>
          <table:table-cell office:value-type="float" office:value="0.03450841">
            <text:p>0.03450841</text:p>
          </table:table-cell>
          <table:table-cell office:value-type="float" office:value="0.0720037">
            <text:p>0.0720037</text:p>
          </table:table-cell>
          <table:table-cell office:value-type="float" office:value="145.0575">
            <text:p>145.0575</text:p>
          </table:table-cell>
          <table:table-cell office:value-type="float" office:value="120.0">
            <text:p>120.0</text:p>
          </table:table-cell>
          <table:table-cell office:value-type="float" office:value="0.1876915">
            <text:p>0.1876915</text:p>
          </table:table-cell>
          <table:table-cell office:value-type="float" office:value="83.0">
            <text:p>83.0</text:p>
          </table:table-cell>
          <table:table-cell office:value-type="float" office:value="173.0">
            <text:p>173.0</text:p>
          </table:table-cell>
          <table:table-cell office:value-type="float" office:value="145.0575">
            <text:p>145.0575</text:p>
          </table:table-cell>
          <table:table-cell office:value-type="float" office:value="0.638919061010162">
            <text:p>0.638919061010162</text:p>
          </table:table-cell>
          <table:table-cell office:value-type="float" office:value="0.6119763673589372">
            <text:p>0.6119763673589372</text:p>
          </table:table-cell>
          <table:table-cell office:value-type="float" office:value="0.6214176814610065">
            <text:p>0.6214176814610065</text:p>
          </table:table-cell>
          <table:table-cell office:value-type="float" office:value="0.5567370789239035">
            <text:p>0.5567370789239035</text:p>
          </table:table-cell>
          <table:table-cell office:value-type="float" office:value="0.6280182587153874">
            <text:p>0.6280182587153874</text:p>
          </table:table-cell>
          <table:table-cell office:value-type="float" office:value="0.614119047317044">
            <text:p>0.61411904731704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LuscMega-b-m-10mn-haz-cos-r350.0">
            <text:p>LuscMega-b-m-10mn-haz-cos-r350.0</text:p>
          </table:table-cell>
          <table:table-cell office:value-type="float" office:value="84.0">
            <text:p>84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350.0">
            <text:p>3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3.938302">
            <text:p>Sat Apr 20 16:57:33 2024</text:p>
          </table:table-cell>
          <table:table-cell office:value-type="float" office:value="0.326722">
            <text:p>0.326722</text:p>
          </table:table-cell>
          <table:table-cell office:value-type="string" office:value="C:\git\pyaudisam\tests\tmp\val-anlr\LuscMega-b-m-10mn-haz-cos-r3500-deiudz16">
            <text:p>C:\git\pyaudisam\tests\tmp\val-anlr\LuscMega-b-m-10mn-haz-cos-r3500-deiudz16</text:p>
          </table:table-cell>
          <table:table-cell office:value-type="float" office:value="68.0">
            <text:p>68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7234042">
            <text:p>0.7234042</text:p>
          </table:table-cell>
          <table:table-cell office:value-type="float" office:value="0.1208452">
            <text:p>0.1208452</text:p>
          </table:table-cell>
          <table:table-cell office:value-type="float" office:value="0.5695592">
            <text:p>0.5695592</text:p>
          </table:table-cell>
          <table:table-cell office:value-type="float" office:value="0.9188048">
            <text:p>0.9188048</text:p>
          </table:table-cell>
          <table:table-cell office:value-type="float" office:value="93.0">
            <text:p>93.0</text:p>
          </table:table-cell>
          <table:table-cell office:value-type="float" office:value="0.0">
            <text:p/>
          </table:table-cell>
          <table:table-cell office:value-type="float" office:value="350.0">
            <text:p>350.0</text:p>
          </table:table-cell>
          <table:table-cell office:value-type="float" office:value="80.95238095238095">
            <text:p>80.95238095238095</text:p>
          </table:table-cell>
          <table:table-cell office:value-type="float" office:value="2.0">
            <text:p>2.0</text:p>
          </table:table-cell>
          <table:table-cell office:value-type="float" office:value="1.6556000000000495">
            <text:p>1.6556000000000495</text:p>
          </table:table-cell>
          <table:table-cell office:value-type="float" office:value="786.0977">
            <text:p>786.0977</text:p>
          </table:table-cell>
          <table:table-cell office:value-type="float" office:value="0.44103">
            <text:p>0.44103</text:p>
          </table:table-cell>
          <table:table-cell office:value-type="float" office:value="0.5786376">
            <text:p>0.5786376</text:p>
          </table:table-cell>
          <table:table-cell office:value-type="float" office:value="0.4358371">
            <text:p>0.4358371</text:p>
          </table:table-cell>
          <table:table-cell office:value-type="float" office:value="0.44103">
            <text:p>0.44103</text:p>
          </table:table-cell>
          <table:table-cell office:value-type="float" office:value="5.908828e-05">
            <text:p>5.908828e-05</text:p>
          </table:table-cell>
          <table:table-cell office:value-type="float" office:value="0.2771235">
            <text:p>0.2771235</text:p>
          </table:table-cell>
          <table:table-cell office:value-type="float" office:value="3.432728e-05">
            <text:p>3.432728e-05</text:p>
          </table:table-cell>
          <table:table-cell office:value-type="float" office:value="0.0001017099">
            <text:p>0.0001017099</text:p>
          </table:table-cell>
          <table:table-cell office:value-type="float" office:value="66.0">
            <text:p>66.0</text:p>
          </table:table-cell>
          <table:table-cell office:value-type="float" office:value="0.2763074">
            <text:p>0.2763074</text:p>
          </table:table-cell>
          <table:table-cell office:value-type="float" office:value="0.2771235">
            <text:p>0.2771235</text:p>
          </table:table-cell>
          <table:table-cell office:value-type="float" office:value="0.1605205">
            <text:p>0.1605205</text:p>
          </table:table-cell>
          <table:table-cell office:value-type="float" office:value="0.475614">
            <text:p>0.475614</text:p>
          </table:table-cell>
          <table:table-cell office:value-type="float" office:value="66.0">
            <text:p>66.0</text:p>
          </table:table-cell>
          <table:table-cell office:value-type="float" office:value="183.9773">
            <text:p>183.9773</text:p>
          </table:table-cell>
          <table:table-cell office:value-type="float" office:value="0.1385618">
            <text:p>0.1385618</text:p>
          </table:table-cell>
          <table:table-cell office:value-type="float" office:value="139.6975">
            <text:p>139.6975</text:p>
          </table:table-cell>
          <table:table-cell office:value-type="float" office:value="242.2925">
            <text:p>242.2925</text:p>
          </table:table-cell>
          <table:table-cell office:value-type="float" office:value="66.0">
            <text:p>66.0</text:p>
          </table:table-cell>
          <table:table-cell office:value-type="float" office:value="786.2823">
            <text:p>786.2823</text:p>
          </table:table-cell>
          <table:table-cell office:value-type="float" office:value="790.5367">
            <text:p>790.5367</text:p>
          </table:table-cell>
          <table:table-cell office:value-type="float" office:value="-391.0488">
            <text:p>-391.0488</text:p>
          </table:table-cell>
          <table:table-cell office:value-type="float" office:value="0.9677382">
            <text:p>0.967738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7.7832">
            <text:p>117.7832</text:p>
          </table:table-cell>
          <table:table-cell office:value-type="float" office:value="2.271137">
            <text:p>2.27113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6803033">
            <text:p>0.06803033</text:p>
          </table:table-cell>
          <table:table-cell office:value-type="float" office:value="0.302326">
            <text:p>0.302326</text:p>
          </table:table-cell>
          <table:table-cell office:value-type="float" office:value="0.03780778">
            <text:p>0.03780778</text:p>
          </table:table-cell>
          <table:table-cell office:value-type="float" office:value="0.122412">
            <text:p>0.122412</text:p>
          </table:table-cell>
          <table:table-cell office:value-type="float" office:value="91.14824">
            <text:p>91.14824</text:p>
          </table:table-cell>
          <table:table-cell office:value-type="float" office:value="0.06803033">
            <text:p>0.06803033</text:p>
          </table:table-cell>
          <table:table-cell office:value-type="float" office:value="0.11850249999999998">
            <text:p>0.11850249999999998</text:p>
          </table:table-cell>
          <table:table-cell office:value-type="float" office:value="0.302326">
            <text:p>0.302326</text:p>
          </table:table-cell>
          <table:table-cell office:value-type="float" office:value="0.03780778">
            <text:p>0.03780778</text:p>
          </table:table-cell>
          <table:table-cell office:value-type="float" office:value="0.122412">
            <text:p>0.122412</text:p>
          </table:table-cell>
          <table:table-cell office:value-type="float" office:value="91.14824">
            <text:p>91.14824</text:p>
          </table:table-cell>
          <table:table-cell office:value-type="float" office:value="163.0">
            <text:p>163.0</text:p>
          </table:table-cell>
          <table:table-cell office:value-type="float" office:value="0.302326">
            <text:p>0.302326</text:p>
          </table:table-cell>
          <table:table-cell office:value-type="float" office:value="91.0">
            <text:p>91.0</text:p>
          </table:table-cell>
          <table:table-cell office:value-type="float" office:value="294.0">
            <text:p>294.0</text:p>
          </table:table-cell>
          <table:table-cell office:value-type="float" office:value="91.14824">
            <text:p>91.14824</text:p>
          </table:table-cell>
          <table:table-cell office:value-type="float" office:value="0.7345419416856844">
            <text:p>0.7345419416856844</text:p>
          </table:table-cell>
          <table:table-cell office:value-type="float" office:value="0.6536397808645009">
            <text:p>0.6536397808645009</text:p>
          </table:table-cell>
          <table:table-cell office:value-type="float" office:value="0.6230526209785615">
            <text:p>0.6230526209785615</text:p>
          </table:table-cell>
          <table:table-cell office:value-type="float" office:value="0.5995863983517143">
            <text:p>0.5995863983517143</text:p>
          </table:table-cell>
          <table:table-cell office:value-type="float" office:value="0.6542938766410775">
            <text:p>0.6542938766410775</text:p>
          </table:table-cell>
          <table:table-cell office:value-type="float" office:value="0.5136214985917473">
            <text:p>0.513621498591747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LuscMega-b-m-10mn-haz-cos-l15.0-r370.0">
            <text:p>LuscMega-b-m-10mn-haz-cos-l15.0-r370.0</text:p>
          </table:table-cell>
          <table:table-cell office:value-type="float" office:value="84.0">
            <text:p>84.0</text:p>
          </table:table-cell>
          <table:table-cell office:value-type="float" office:value="32.7402715554949">
            <text:p>32.7402715554949</text:p>
          </table:table-cell>
          <table:table-cell office:value-type="float" office:value="1005.38511434534">
            <text:p>1005.38511434534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15.0">
            <text:p>15.0</text:p>
          </table:table-cell>
          <table:table-cell office:value-type="float" office:value="370.0">
            <text:p>3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date" office:date-value="2024-04-20T16:57:33.938302">
            <text:p>Sat Apr 20 16:57:33 2024</text:p>
          </table:table-cell>
          <table:table-cell office:value-type="float" office:value="0.26419000000000004">
            <text:p>0.26419000000000004</text:p>
          </table:table-cell>
          <table:table-cell office:value-type="string" office:value="C:\git\pyaudisam\tests\tmp\val-anlr\LuscMega-b-m-10mn-haz-cos-l150-r3700-l67p4vg1">
            <text:p>C:\git\pyaudisam\tests\tmp\val-anlr\LuscMega-b-m-10mn-haz-cos-l150-r3700-l67p4vg1</text:p>
          </table:table-cell>
          <table:table-cell office:value-type="float" office:value="71.0">
            <text:p>71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7553192">
            <text:p>0.7553192</text:p>
          </table:table-cell>
          <table:table-cell office:value-type="float" office:value="0.117939">
            <text:p>0.117939</text:p>
          </table:table-cell>
          <table:table-cell office:value-type="float" office:value="0.5980924">
            <text:p>0.5980924</text:p>
          </table:table-cell>
          <table:table-cell office:value-type="float" office:value="0.9538777">
            <text:p>0.9538777</text:p>
          </table:table-cell>
          <table:table-cell office:value-type="float" office:value="93.0">
            <text:p>93.0</text:p>
          </table:table-cell>
          <table:table-cell office:value-type="float" office:value="15.0">
            <text:p>15.0</text:p>
          </table:table-cell>
          <table:table-cell office:value-type="float" office:value="370.0">
            <text:p>370.0</text:p>
          </table:table-cell>
          <table:table-cell office:value-type="float" office:value="84.52380952380952">
            <text:p>84.52380952380952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828.1729">
            <text:p>828.1729</text:p>
          </table:table-cell>
          <table:table-cell office:value-type="float" office:value="0.7841159">
            <text:p>0.7841159</text:p>
          </table:table-cell>
          <table:table-cell office:value-type="float" office:value="0.2852551">
            <text:p>0.2852551</text:p>
          </table:table-cell>
          <table:table-cell office:value-type="float" office:value="0.8848182">
            <text:p>0.8848182</text:p>
          </table:table-cell>
          <table:table-cell office:value-type="float" office:value="0.7841159">
            <text:p>0.7841159</text:p>
          </table:table-cell>
          <table:table-cell office:value-type="float" office:value="5.95747e-05">
            <text:p>5.95747e-05</text:p>
          </table:table-cell>
          <table:table-cell office:value-type="float" office:value="0.3011801">
            <text:p>0.3011801</text:p>
          </table:table-cell>
          <table:table-cell office:value-type="float" office:value="3.309517e-05">
            <text:p>3.309517e-05</text:p>
          </table:table-cell>
          <table:table-cell office:value-type="float" office:value="0.0001072406">
            <text:p>0.0001072406</text:p>
          </table:table-cell>
          <table:table-cell office:value-type="float" office:value="69.0">
            <text:p>69.0</text:p>
          </table:table-cell>
          <table:table-cell office:value-type="float" office:value="0.2452249">
            <text:p>0.2452249</text:p>
          </table:table-cell>
          <table:table-cell office:value-type="float" office:value="0.3011802">
            <text:p>0.3011802</text:p>
          </table:table-cell>
          <table:table-cell office:value-type="float" office:value="0.1362283">
            <text:p>0.1362283</text:p>
          </table:table-cell>
          <table:table-cell office:value-type="float" office:value="0.4414301">
            <text:p>0.4414301</text:p>
          </table:table-cell>
          <table:table-cell office:value-type="float" office:value="69.0">
            <text:p>69.0</text:p>
          </table:table-cell>
          <table:table-cell office:value-type="float" office:value="183.2247">
            <text:p>183.2247</text:p>
          </table:table-cell>
          <table:table-cell office:value-type="float" office:value="0.1505901">
            <text:p>0.1505901</text:p>
          </table:table-cell>
          <table:table-cell office:value-type="float" office:value="135.9078">
            <text:p>135.9078</text:p>
          </table:table-cell>
          <table:table-cell office:value-type="float" office:value="247.0152">
            <text:p>247.0152</text:p>
          </table:table-cell>
          <table:table-cell office:value-type="float" office:value="69.0">
            <text:p>69.0</text:p>
          </table:table-cell>
          <table:table-cell office:value-type="float" office:value="828.3494">
            <text:p>828.3494</text:p>
          </table:table-cell>
          <table:table-cell office:value-type="float" office:value="832.6983">
            <text:p>832.6983</text:p>
          </table:table-cell>
          <table:table-cell office:value-type="float" office:value="-412.0865">
            <text:p>-412.0865</text:p>
          </table:table-cell>
          <table:table-cell office:value-type="float" office:value="0.9851687">
            <text:p>0.985168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2.0929">
            <text:p>112.0929</text:p>
          </table:table-cell>
          <table:table-cell office:value-type="float" office:value="2.162544">
            <text:p>2.1625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716164">
            <text:p>0.0716164</text:p>
          </table:table-cell>
          <table:table-cell office:value-type="float" office:value="0.3234487">
            <text:p>0.3234487</text:p>
          </table:table-cell>
          <table:table-cell office:value-type="float" office:value="0.03827026">
            <text:p>0.03827026</text:p>
          </table:table-cell>
          <table:table-cell office:value-type="float" office:value="0.1340181">
            <text:p>0.1340181</text:p>
          </table:table-cell>
          <table:table-cell office:value-type="float" office:value="90.20992">
            <text:p>90.20992</text:p>
          </table:table-cell>
          <table:table-cell office:value-type="float" office:value="0.0716164">
            <text:p>0.0716164</text:p>
          </table:table-cell>
          <table:table-cell office:value-type="float" office:value="0.14808429999999997">
            <text:p>0.14808429999999997</text:p>
          </table:table-cell>
          <table:table-cell office:value-type="float" office:value="0.3234487">
            <text:p>0.3234487</text:p>
          </table:table-cell>
          <table:table-cell office:value-type="float" office:value="0.03827026">
            <text:p>0.03827026</text:p>
          </table:table-cell>
          <table:table-cell office:value-type="float" office:value="0.1340181">
            <text:p>0.1340181</text:p>
          </table:table-cell>
          <table:table-cell office:value-type="float" office:value="90.20992">
            <text:p>90.20992</text:p>
          </table:table-cell>
          <table:table-cell office:value-type="float" office:value="172.0">
            <text:p>172.0</text:p>
          </table:table-cell>
          <table:table-cell office:value-type="float" office:value="0.3234487">
            <text:p>0.3234487</text:p>
          </table:table-cell>
          <table:table-cell office:value-type="float" office:value="92.0">
            <text:p>92.0</text:p>
          </table:table-cell>
          <table:table-cell office:value-type="float" office:value="322.0">
            <text:p>322.0</text:p>
          </table:table-cell>
          <table:table-cell office:value-type="float" office:value="90.20992">
            <text:p>90.20992</text:p>
          </table:table-cell>
          <table:table-cell office:value-type="float" office:value="0.7864361178780792">
            <text:p>0.7864361178780792</text:p>
          </table:table-cell>
          <table:table-cell office:value-type="float" office:value="0.6847608849705474">
            <text:p>0.6847608849705474</text:p>
          </table:table-cell>
          <table:table-cell office:value-type="float" office:value="0.6369229565502426">
            <text:p>0.6369229565502426</text:p>
          </table:table-cell>
          <table:table-cell office:value-type="float" office:value="0.6518077166941882">
            <text:p>0.6518077166941882</text:p>
          </table:table-cell>
          <table:table-cell office:value-type="float" office:value="0.6685501344832563">
            <text:p>0.6685501344832563</text:p>
          </table:table-cell>
          <table:table-cell office:value-type="float" office:value="0.4976567714399103">
            <text:p>0.497656771439910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</table:table-row>
      </table:table>
      <table:table table:name="sp-analyses">
        <table:table-row>
          <table:table-cell/>
          <table:table-cell table:style-name="pd1" office:value-type="string" office:value="NumAnlys">
            <text:p>NumAnlys</text:p>
          </table:table-cell>
          <table:table-cell table:style-name="pd1" office:value-type="string" office:value="Espèce">
            <text:p>Espèce</text:p>
          </table:table-cell>
          <table:table-cell table:style-name="pd1" office:value-type="string" office:value="Passage">
            <text:p>Passage</text:p>
          </table:table-cell>
          <table:table-cell table:style-name="pd1" office:value-type="string" office:value="Adulte">
            <text:p>Adulte</text:p>
          </table:table-cell>
          <table:table-cell table:style-name="pd1" office:value-type="string" office:value="Durée">
            <text:p>Durée</text:p>
          </table:table-cell>
          <table:table-cell table:style-name="pd1" office:value-type="string" office:value="FonctionClé">
            <text:p>FonctionClé</text:p>
          </table:table-cell>
          <table:table-cell table:style-name="pd1" office:value-type="string" office:value="SérieAjust">
            <text:p>SérieAjust</text:p>
          </table:table-cell>
          <table:table-cell table:style-name="pd1" office:value-type="string" office:value="TrGche">
            <text:p>TrGche</text:p>
          </table:table-cell>
          <table:table-cell table:style-name="pd1" office:value-type="string" office:value="TrDrte">
            <text:p>TrDrte</text:p>
          </table:table-cell>
          <table:table-cell table:style-name="pd1" office:value-type="string" office:value="NbTrchMod">
            <text:p>NbTrchMod</text:p>
          </table:table-cell>
          <table:table-cell table:style-name="pd1" office:value-type="string" office:value="AbrevAnlys">
            <text:p>AbrevAnlys</text:p>
          </table:table-cell>
          <table:table-cell table:style-name="pd1" office:value-type="string" office:value="NumEchant">
            <text:p>NumEchan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ylvAtri-ab-m-5mn-hno-cos">
            <text:p>SylvAtri-ab-m-5mn-hno-cos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ylvAtri-ab-m-5mn-hno-cos-l10.0">
            <text:p>SylvAtri-ab-m-5mn-hno-cos-l10.0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280.0">
            <text:p>280.0</text:p>
          </table:table-cell>
          <table:table-cell office:value-type="string" office:value="">
            <text:p/>
          </table:table-cell>
          <table:table-cell office:value-type="string" office:value="SylvAtri-ab-m-5mn-hno-cos-r280.0">
            <text:p>SylvAtri-ab-m-5mn-hno-cos-r280.0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string" office:value="">
            <text:p/>
          </table:table-cell>
          <table:table-cell office:value-type="string" office:value="SylvAtri-ab-m-5mn-hno-cos-l15.0-r300.0">
            <text:p>SylvAtri-ab-m-5mn-hno-cos-l15.0-r300.0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20.0">
            <text:p>20.0</text:p>
          </table:table-cell>
          <table:table-cell office:value-type="float" office:value="300.0">
            <text:p>300.0</text:p>
          </table:table-cell>
          <table:table-cell office:value-type="float" office:value="14.0">
            <text:p>14.0</text:p>
          </table:table-cell>
          <table:table-cell office:value-type="string" office:value="SylvAtri-ab-m-5mn-hno-cos-l20.0-r300.0-m14.0">
            <text:p>SylvAtri-ab-m-5mn-hno-cos-l20.0-r300.0-m14.0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ylvAtri-ab-m-5mn-haz-cos">
            <text:p>SylvAtri-ab-m-5mn-haz-cos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ylvAtri-ab-m-5mn-haz-cos-l10.0">
            <text:p>SylvAtri-ab-m-5mn-haz-cos-l10.0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280.0">
            <text:p>280.0</text:p>
          </table:table-cell>
          <table:table-cell office:value-type="string" office:value="">
            <text:p/>
          </table:table-cell>
          <table:table-cell office:value-type="string" office:value="SylvAtri-ab-m-5mn-haz-cos-r280.0">
            <text:p>SylvAtri-ab-m-5mn-haz-cos-r280.0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string" office:value="">
            <text:p/>
          </table:table-cell>
          <table:table-cell office:value-type="string" office:value="SylvAtri-ab-m-5mn-haz-cos-l15.0-r300.0">
            <text:p>SylvAtri-ab-m-5mn-haz-cos-l15.0-r300.0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0.0">
            <text:p>20.0</text:p>
          </table:table-cell>
          <table:table-cell office:value-type="float" office:value="300.0">
            <text:p>300.0</text:p>
          </table:table-cell>
          <table:table-cell office:value-type="float" office:value="14.0">
            <text:p>14.0</text:p>
          </table:table-cell>
          <table:table-cell office:value-type="string" office:value="SylvAtri-ab-m-5mn-haz-cos-l20.0-r300.0-m14.0">
            <text:p>SylvAtri-ab-m-5mn-haz-cos-l20.0-r300.0-m14.0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ylvAtri-ab-m-10mn-hno-cos">
            <text:p>SylvAtri-ab-m-10mn-hno-cos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ylvAtri-ab-m-10mn-hno-cos-l10.0">
            <text:p>SylvAtri-ab-m-10mn-hno-cos-l10.0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280.0">
            <text:p>280.0</text:p>
          </table:table-cell>
          <table:table-cell office:value-type="string" office:value="">
            <text:p/>
          </table:table-cell>
          <table:table-cell office:value-type="string" office:value="SylvAtri-ab-m-10mn-hno-cos-r280.0">
            <text:p>SylvAtri-ab-m-10mn-hno-cos-r280.0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string" office:value="">
            <text:p/>
          </table:table-cell>
          <table:table-cell office:value-type="string" office:value="SylvAtri-ab-m-10mn-hno-cos-l15.0-r300.0">
            <text:p>SylvAtri-ab-m-10mn-hno-cos-l15.0-r300.0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20.0">
            <text:p>20.0</text:p>
          </table:table-cell>
          <table:table-cell office:value-type="float" office:value="300.0">
            <text:p>300.0</text:p>
          </table:table-cell>
          <table:table-cell office:value-type="float" office:value="18.0">
            <text:p>18.0</text:p>
          </table:table-cell>
          <table:table-cell office:value-type="string" office:value="SylvAtri-ab-m-10mn-hno-cos-l20.0-r300.0-m18.0">
            <text:p>SylvAtri-ab-m-10mn-hno-cos-l20.0-r300.0-m18.0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ylvAtri-ab-m-10mn-haz-cos">
            <text:p>SylvAtri-ab-m-10mn-haz-cos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SylvAtri-ab-m-10mn-haz-cos-l10.0">
            <text:p>SylvAtri-ab-m-10mn-haz-cos-l10.0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280.0">
            <text:p>280.0</text:p>
          </table:table-cell>
          <table:table-cell office:value-type="string" office:value="">
            <text:p/>
          </table:table-cell>
          <table:table-cell office:value-type="string" office:value="SylvAtri-ab-m-10mn-haz-cos-r280.0">
            <text:p>SylvAtri-ab-m-10mn-haz-cos-r280.0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string" office:value="">
            <text:p/>
          </table:table-cell>
          <table:table-cell office:value-type="string" office:value="SylvAtri-ab-m-10mn-haz-cos-l15.0-r300.0">
            <text:p>SylvAtri-ab-m-10mn-haz-cos-l15.0-r300.0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 office:value="Sylvia atricapilla">
            <text:p>Sylvia atricapil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0.0">
            <text:p>20.0</text:p>
          </table:table-cell>
          <table:table-cell office:value-type="float" office:value="300.0">
            <text:p>300.0</text:p>
          </table:table-cell>
          <table:table-cell office:value-type="float" office:value="18.0">
            <text:p>18.0</text:p>
          </table:table-cell>
          <table:table-cell office:value-type="string" office:value="SylvAtri-ab-m-10mn-haz-cos-l20.0-r300.0-m18.0">
            <text:p>SylvAtri-ab-m-10mn-haz-cos-l20.0-r300.0-m18.0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TurdMeru-ab-m-5mn-hno-cos">
            <text:p>TurdMeru-ab-m-5mn-hno-cos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450.0">
            <text:p>450.0</text:p>
          </table:table-cell>
          <table:table-cell office:value-type="string" office:value="">
            <text:p/>
          </table:table-cell>
          <table:table-cell office:value-type="string" office:value="TurdMeru-ab-m-5mn-hno-cos-r450.0">
            <text:p>TurdMeru-ab-m-5mn-hno-cos-r450.0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500.0">
            <text:p>500.0</text:p>
          </table:table-cell>
          <table:table-cell office:value-type="float" office:value="14.0">
            <text:p>14.0</text:p>
          </table:table-cell>
          <table:table-cell office:value-type="string" office:value="TurdMeru-ab-m-5mn-hno-cos-r500.0-m14.0">
            <text:p>TurdMeru-ab-m-5mn-hno-cos-r500.0-m14.0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TurdMeru-ab-m-5mn-haz-cos">
            <text:p>TurdMeru-ab-m-5mn-haz-cos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450.0">
            <text:p>450.0</text:p>
          </table:table-cell>
          <table:table-cell office:value-type="string" office:value="">
            <text:p/>
          </table:table-cell>
          <table:table-cell office:value-type="string" office:value="TurdMeru-ab-m-5mn-haz-cos-r450.0">
            <text:p>TurdMeru-ab-m-5mn-haz-cos-r450.0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500.0">
            <text:p>500.0</text:p>
          </table:table-cell>
          <table:table-cell office:value-type="float" office:value="14.0">
            <text:p>14.0</text:p>
          </table:table-cell>
          <table:table-cell office:value-type="string" office:value="TurdMeru-ab-m-5mn-haz-cos-r500.0-m14.0">
            <text:p>TurdMeru-ab-m-5mn-haz-cos-r500.0-m14.0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TurdMeru-ab-m-10mn-hno-cos">
            <text:p>TurdMeru-ab-m-10mn-hno-cos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500.0">
            <text:p>500.0</text:p>
          </table:table-cell>
          <table:table-cell office:value-type="string" office:value="">
            <text:p/>
          </table:table-cell>
          <table:table-cell office:value-type="string" office:value="TurdMeru-ab-m-10mn-hno-cos-r500.0">
            <text:p>TurdMeru-ab-m-10mn-hno-cos-r500.0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600.0">
            <text:p>600.0</text:p>
          </table:table-cell>
          <table:table-cell office:value-type="float" office:value="18.0">
            <text:p>18.0</text:p>
          </table:table-cell>
          <table:table-cell office:value-type="string" office:value="TurdMeru-ab-m-10mn-hno-cos-r600.0-m18.0">
            <text:p>TurdMeru-ab-m-10mn-hno-cos-r600.0-m18.0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TurdMeru-ab-m-10mn-haz-cos">
            <text:p>TurdMeru-ab-m-10mn-haz-cos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500.0">
            <text:p>500.0</text:p>
          </table:table-cell>
          <table:table-cell office:value-type="string" office:value="">
            <text:p/>
          </table:table-cell>
          <table:table-cell office:value-type="string" office:value="TurdMeru-ab-m-10mn-haz-cos-r500.0">
            <text:p>TurdMeru-ab-m-10mn-haz-cos-r500.0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string" office:value="Turdus merula">
            <text:p>Turdus merula</text:p>
          </table:table-cell>
          <table:table-cell office:value-type="string" office:value="a+b">
            <text:p>a+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600.0">
            <text:p>600.0</text:p>
          </table:table-cell>
          <table:table-cell office:value-type="float" office:value="18.0">
            <text:p>18.0</text:p>
          </table:table-cell>
          <table:table-cell office:value-type="string" office:value="TurdMeru-ab-m-10mn-haz-cos-r600.0-m18.0">
            <text:p>TurdMeru-ab-m-10mn-haz-cos-r600.0-m18.0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uscMega-b-m-5mn-hno-cos">
            <text:p>LuscMega-b-m-5mn-hno-cos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uscMega-b-m-5mn-hno-cos-l10.0">
            <text:p>LuscMega-b-m-5mn-hno-cos-l10.0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280.0">
            <text:p>280.0</text:p>
          </table:table-cell>
          <table:table-cell office:value-type="string" office:value="">
            <text:p/>
          </table:table-cell>
          <table:table-cell office:value-type="string" office:value="LuscMega-b-m-5mn-hno-cos-r280.0">
            <text:p>LuscMega-b-m-5mn-hno-cos-r280.0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float" office:value="14.0">
            <text:p>14.0</text:p>
          </table:table-cell>
          <table:table-cell office:value-type="string" office:value="LuscMega-b-m-5mn-hno-cos-l15.0-r300.0-m14.0">
            <text:p>LuscMega-b-m-5mn-hno-cos-l15.0-r300.0-m14.0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uscMega-b-m-5mn-haz-cos">
            <text:p>LuscMega-b-m-5mn-haz-cos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uscMega-b-m-5mn-haz-cos-l10.0">
            <text:p>LuscMega-b-m-5mn-haz-cos-l10.0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280.0">
            <text:p>280.0</text:p>
          </table:table-cell>
          <table:table-cell office:value-type="string" office:value="">
            <text:p/>
          </table:table-cell>
          <table:table-cell office:value-type="string" office:value="LuscMega-b-m-5mn-haz-cos-r280.0">
            <text:p>LuscMega-b-m-5mn-haz-cos-r280.0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float" office:value="39">
            <text:p>39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5mn">
            <text:p>5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15.0">
            <text:p>15.0</text:p>
          </table:table-cell>
          <table:table-cell office:value-type="float" office:value="300.0">
            <text:p>300.0</text:p>
          </table:table-cell>
          <table:table-cell office:value-type="float" office:value="14.0">
            <text:p>14.0</text:p>
          </table:table-cell>
          <table:table-cell office:value-type="string" office:value="LuscMega-b-m-5mn-haz-cos-l15.0-r300.0-m14.0">
            <text:p>LuscMega-b-m-5mn-haz-cos-l15.0-r300.0-m14.0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uscMega-b-m-10mn-hno-cos">
            <text:p>LuscMega-b-m-10mn-hno-cos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uscMega-b-m-10mn-hno-cos-l10.0">
            <text:p>LuscMega-b-m-10mn-hno-cos-l10.0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350.0">
            <text:p>350.0</text:p>
          </table:table-cell>
          <table:table-cell office:value-type="string" office:value="">
            <text:p/>
          </table:table-cell>
          <table:table-cell office:value-type="string" office:value="LuscMega-b-m-10mn-hno-cos-r350.0">
            <text:p>LuscMega-b-m-10mn-hno-cos-r350.0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5.0">
            <text:p>15.0</text:p>
          </table:table-cell>
          <table:table-cell office:value-type="float" office:value="370.0">
            <text:p>370.0</text:p>
          </table:table-cell>
          <table:table-cell office:value-type="string" office:value="">
            <text:p/>
          </table:table-cell>
          <table:table-cell office:value-type="string" office:value="LuscMega-b-m-10mn-hno-cos-l15.0-r370.0">
            <text:p>LuscMega-b-m-10mn-hno-cos-l15.0-r370.0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uscMega-b-m-10mn-haz-cos">
            <text:p>LuscMega-b-m-10mn-haz-cos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uscMega-b-m-10mn-haz-cos-l10.0">
            <text:p>LuscMega-b-m-10mn-haz-cos-l10.0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">
            <text:p/>
          </table:table-cell>
          <table:table-cell office:value-type="float" office:value="350.0">
            <text:p>350.0</text:p>
          </table:table-cell>
          <table:table-cell office:value-type="string" office:value="">
            <text:p/>
          </table:table-cell>
          <table:table-cell office:value-type="string" office:value="LuscMega-b-m-10mn-haz-cos-r350.0">
            <text:p>LuscMega-b-m-10mn-haz-cos-r350.0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string" office:value="Luscinia megarhynchos">
            <text:p>Luscinia megarhynchos</text:p>
          </table:table-cell>
          <table:table-cell office:value-type="string" office:value="b">
            <text:p>b</text:p>
          </table:table-cell>
          <table:table-cell office:value-type="string" office:value="m">
            <text:p>m</text:p>
          </table:table-cell>
          <table:table-cell office:value-type="string" office:value="10mn">
            <text:p>10mn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15.0">
            <text:p>15.0</text:p>
          </table:table-cell>
          <table:table-cell office:value-type="float" office:value="370.0">
            <text:p>370.0</text:p>
          </table:table-cell>
          <table:table-cell office:value-type="string" office:value="">
            <text:p/>
          </table:table-cell>
          <table:table-cell office:value-type="string" office:value="LuscMega-b-m-10mn-haz-cos-l15.0-r370.0">
            <text:p>LuscMega-b-m-10mn-haz-cos-l15.0-r370.0</text:p>
          </table:table-cell>
          <table:table-cell office:value-type="float" office:value="5">
            <text:p>5</text:p>
          </table:table-cell>
        </table:table-row>
      </table:table>
      <table:table table:name="sp-analyser">
        <table:table-row>
          <table:table-cell/>
          <table:table-cell table:style-name="pd1" office:value-type="string" office:value="Value">
            <text:p>Value</text:p>
          </table:table-cell>
        </table:table-row>
        <table:table-row>
          <table:table-cell table:style-name="pd1" office:value-type="string" office:value="Zone">
            <text:p>Zone</text:p>
          </table:table-cell>
          <table:table-cell office:value-type="string" office:value="ACDC">
            <text:p>ACDC</text:p>
          </table:table-cell>
        </table:table-row>
        <table:table-row>
          <table:table-cell table:style-name="pd1" office:value-type="string" office:value="Surface">
            <text:p>Surface</text:p>
          </table:table-cell>
          <table:table-cell office:value-type="string" office:value="2400">
            <text:p>2400</text:p>
          </table:table-cell>
        </table:table-row>
        <table:table-row>
          <table:table-cell table:style-name="pd1" office:value-type="string" office:value="distanceUnit">
            <text:p>distanceUnit</text:p>
          </table:table-cell>
          <table:table-cell office:value-type="string" office:value="Meter">
            <text:p>Meter</text:p>
          </table:table-cell>
        </table:table-row>
        <table:table-row>
          <table:table-cell table:style-name="pd1" office:value-type="string" office:value="areaUnit">
            <text:p>areaUnit</text:p>
          </table:table-cell>
          <table:table-cell office:value-type="string" office:value="Hectare">
            <text:p>Hectare</text:p>
          </table:table-cell>
        </table:table-row>
        <table:table-row>
          <table:table-cell table:style-name="pd1" office:value-type="string" office:value="runMethod">
            <text:p>runMethod</text:p>
          </table:table-cell>
          <table:table-cell office:value-type="string" office:value="subprocess.run">
            <text:p>subprocess.run</text:p>
          </table:table-cell>
        </table:table-row>
        <table:table-row>
          <table:table-cell table:style-name="pd1" office:value-type="string" office:value="runTimeOut">
            <text:p>runTimeOut</text:p>
          </table:table-cell>
          <table:table-cell office:value-type="float" office:value="300">
            <text:p>300</text:p>
          </table:table-cell>
        </table:table-row>
        <table:table-row>
          <table:table-cell table:style-name="pd1" office:value-type="string" office:value="surveyType">
            <text:p>surveyType</text:p>
          </table:table-cell>
          <table:table-cell office:value-type="string" office:value="Point">
            <text:p>Point</text:p>
          </table:table-cell>
        </table:table-row>
        <table:table-row>
          <table:table-cell table:style-name="pd1" office:value-type="string" office:value="distanceType">
            <text:p>distanceType</text:p>
          </table:table-cell>
          <table:table-cell office:value-type="string" office:value="Radial">
            <text:p>Radial</text:p>
          </table:table-cell>
        </table:table-row>
        <table:table-row>
          <table:table-cell table:style-name="pd1" office:value-type="string" office:value="clustering">
            <text:p>clustering</text:p>
          </table:table-cell>
          <table:table-cell office:value-type="boolean" office:value="false">
            <text:p>FALSE</text:p>
          </table:table-cell>
        </table:table-row>
        <table:table-row>
          <table:table-cell table:style-name="pd1" office:value-type="string" office:value="defEstimKeyFn">
            <text:p>defEstimKeyFn</text:p>
          </table:table-cell>
          <table:table-cell office:value-type="string" office:value="UNIFORM">
            <text:p>UNIFORM</text:p>
          </table:table-cell>
        </table:table-row>
        <table:table-row>
          <table:table-cell table:style-name="pd1" office:value-type="string" office:value="defEstimAdjustFn">
            <text:p>defEstimAdjustFn</text:p>
          </table:table-cell>
          <table:table-cell office:value-type="string" office:value="POLY">
            <text:p>POLY</text:p>
          </table:table-cell>
        </table:table-row>
        <table:table-row>
          <table:table-cell table:style-name="pd1" office:value-type="string" office:value="defEstimCriterion">
            <text:p>defEstimCriterion</text:p>
          </table:table-cell>
          <table:table-cell office:value-type="string" office:value="AIC">
            <text:p>AIC</text:p>
          </table:table-cell>
        </table:table-row>
        <table:table-row>
          <table:table-cell table:style-name="pd1" office:value-type="string" office:value="defCVInterval">
            <text:p>defCVInterval</text:p>
          </table:table-cell>
          <table:table-cell office:value-type="float" office:value="95">
            <text:p>95</text:p>
          </table:table-cell>
        </table:table-row>
        <table:table-row>
          <table:table-cell table:style-name="pd1" office:value-type="string" office:value="defMinDist">
            <text:p>defMinDist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defMaxDist">
            <text:p>defMaxDist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defFitDistCuts">
            <text:p>defFitDistCuts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defDiscrDistCuts">
            <text:p>defDiscrDistCuts</text:p>
          </table:table-cell>
          <table:table-cell office:value-type="string" office:value="">
            <text:p/>
          </table:table-cell>
        </table:table-row>
      </table:table>
      <table:table table:name="sp-runtime">
        <table:table-row>
          <table:table-cell/>
          <table:table-cell table:style-name="pd1" office:value-type="string" office:value="Version">
            <text:p>Version</text:p>
          </table:table-cell>
        </table:table-row>
        <table:table-row>
          <table:table-cell table:style-name="pd1" office:value-type="string" office:value="os">
            <text:p>os</text:p>
          </table:table-cell>
          <table:table-cell office:value-type="string" office:value="Windows Enterprise 10.0.22621 (64bit)">
            <text:p>Windows Enterprise 10.0.22621 (64bit)</text:p>
          </table:table-cell>
        </table:table-row>
        <table:table-row>
          <table:table-cell table:style-name="pd1" office:value-type="string" office:value="processor">
            <text:p>processor</text:p>
          </table:table-cell>
          <table:table-cell office:value-type="string" office:value="Intel64 Family 6 Model 165 Stepping 2, GenuineIntel, 12 CPUs">
            <text:p>Intel64 Family 6 Model 165 Stepping 2, GenuineIntel, 12 CPUs</text:p>
          </table:table-cell>
        </table:table-row>
        <table:table-row>
          <table:table-cell table:style-name="pd1" office:value-type="string" office:value="python">
            <text:p>python</text:p>
          </table:table-cell>
          <table:table-cell office:value-type="string" office:value="cpython (win32) R3.8.17 | packaged by conda-forge | (default, Jun 16 2023, 07:01:59) [MSC v.1929 64 bit (AMD64)]">
            <text:p>cpython (win32) R3.8.17 | packaged by conda-forge | (default, Jun 16 2023, 07:01:59) [MSC v.1929 64 bit (AMD64)]</text:p>
          </table:table-cell>
        </table:table-row>
        <table:table-row>
          <table:table-cell table:style-name="pd1" office:value-type="string" office:value="numpy">
            <text:p>numpy</text:p>
          </table:table-cell>
          <table:table-cell office:value-type="string" office:value="1.24.4">
            <text:p>1.24.4</text:p>
          </table:table-cell>
        </table:table-row>
        <table:table-row>
          <table:table-cell table:style-name="pd1" office:value-type="string" office:value="pandas">
            <text:p>pandas</text:p>
          </table:table-cell>
          <table:table-cell office:value-type="string" office:value="1.2.5">
            <text:p>1.2.5</text:p>
          </table:table-cell>
        </table:table-row>
        <table:table-row>
          <table:table-cell table:style-name="pd1" office:value-type="string" office:value="zoopt">
            <text:p>zoopt</text:p>
          </table:table-cell>
          <table:table-cell office:value-type="string" office:value="0.4.0">
            <text:p>0.4.0</text:p>
          </table:table-cell>
        </table:table-row>
        <table:table-row>
          <table:table-cell table:style-name="pd1" office:value-type="string" office:value="matplotlib">
            <text:p>matplotlib</text:p>
          </table:table-cell>
          <table:table-cell office:value-type="string" office:value="3.7.2">
            <text:p>3.7.2</text:p>
          </table:table-cell>
        </table:table-row>
        <table:table-row>
          <table:table-cell table:style-name="pd1" office:value-type="string" office:value="jinja2">
            <text:p>jinja2</text:p>
          </table:table-cell>
          <table:table-cell office:value-type="string" office:value="3.1.3">
            <text:p>3.1.3</text:p>
          </table:table-cell>
        </table:table-row>
        <table:table-row>
          <table:table-cell table:style-name="pd1" office:value-type="string" office:value="pyaudisam">
            <text:p>pyaudisam</text:p>
          </table:table-cell>
          <table:table-cell office:value-type="string" office:value="1.0.3-b1">
            <text:p>1.0.3-b1</text:p>
          </table:table-cell>
        </table:table-row>
        <table:table-row>
          <table:table-cell table:style-name="pd1" office:value-type="string" office:value="MCDS engine">
            <text:p>MCDS engine</text:p>
          </table:table-cell>
          <table:table-cell office:value-type="string" office:value="C:/PortableApps/Distance 7/MCDS.exe">
            <text:p>C:/PortableApps/Distance 7/MCDS.exe</text:p>
          </table:table-cell>
        </table:table-row>
        <table:table-row>
          <table:table-cell table:style-name="pd1" office:value-type="string" office:value="MCDS engine version">
            <text:p>MCDS engine version</text:p>
          </table:table-cell>
          <table:table-cell office:value-type="string" office:value="6.2.0">
            <text:p>6.2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